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adOutput" table:style-name="ta1">
        <table:shapes>
          <draw:frame draw:z-index="0" draw:style-name="gr1" draw:text-style-name="P1" svg:width="437.3pt" svg:height="236.38pt" svg:x="956.47pt" svg:y="17.38pt">
            <loext:p draw:notify-on-update-of-ranges="QuadOutput.A1:QuadOutput.A1000 QuadOutput.B1:QuadOutput.B1000 QuadOutput.A1:QuadOutput.A1000 QuadOutput.C1:QuadOutput.C1000 QuadOutput.A1:QuadOutput.A1000 QuadOutput.D1:QuadOutput.D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1.82pt" svg:y="258.09pt">
            <loext:p draw:notify-on-update-of-ranges="QuadOutput.A1:QuadOutput.A1000 QuadOutput.E1:QuadOutput.E1000 QuadOutput.A1:QuadOutput.A1000 QuadOutput.F1:QuadOutput.F1000 QuadOutput.A1:QuadOutput.A1000 QuadOutput.G1:QuadOutput.G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4.5pt" svg:y="15.68pt">
            <loext:p draw:notify-on-update-of-ranges="QuadOutput.A1:QuadOutput.A1000 QuadOutput.H1:QuadOutput.H1000 QuadOutput.A1:QuadOutput.A1000 QuadOutput.I1:QuadOutput.I1000 QuadOutput.A1:QuadOutput.A1000 QuadOutput.J1:QuadOutput.J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5.26pt" svg:x="497.85pt" svg:y="260.93pt">
            <loext:p draw:notify-on-update-of-ranges="QuadOutput.A1:QuadOutput.A44 QuadOutput.K1:QuadOutput.K44 QuadOutput.A1:QuadOutput.A44 QuadOutput.L1:QuadOutput.L44 QuadOutput.A1:QuadOutput.A44 QuadOutput.M1:QuadOutput.M44 QuadOutput.A1:QuadOutput.A44 QuadOutput.N1:QuadOutput.N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1.33" calcext:value-type="float">
            <text:p>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2" calcext:value-type="float">
            <text:p>-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4" calcext:value-type="float">
            <text:p>-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9" calcext:value-type="float">
            <text:p>-0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1" calcext:value-type="float">
            <text:p>-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" calcext:value-type="float">
            <text:p>-0.2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4" calcext:value-type="float">
            <text:p>-0.24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5" calcext:value-type="float">
            <text:p>-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28" calcext:value-type="float">
            <text:p>-0.28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7" calcext:value-type="float">
            <text:p>-0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3" calcext:value-type="float">
            <text:p>-0.33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9" calcext:value-type="float">
            <text:p>-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37" calcext:value-type="float">
            <text:p>-0.37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51" calcext:value-type="float">
            <text:p>-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2" calcext:value-type="float">
            <text:p>-0.42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53" calcext:value-type="float">
            <text:p>-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7" calcext:value-type="float">
            <text:p>-0.47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55" calcext:value-type="float">
            <text:p>-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2" calcext:value-type="float">
            <text:p>-0.52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57" calcext:value-type="float">
            <text:p>-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8" calcext:value-type="float">
            <text:p>-0.58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59" calcext:value-type="float">
            <text:p>-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3" calcext:value-type="float">
            <text:p>-0.63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62" calcext:value-type="float">
            <text:p>-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05" calcext:value-type="float">
            <text:p>0.0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69" calcext:value-type="float">
            <text:p>-0.69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64" calcext:value-type="float">
            <text:p>-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5" calcext:value-type="float">
            <text:p>-0.75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66" calcext:value-type="float">
            <text:p>-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81" calcext:value-type="float">
            <text:p>-0.8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88" calcext:value-type="float">
            <text:p>-0.88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7" calcext:value-type="float">
            <text:p>-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6" calcext:value-type="float">
            <text:p>0.0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95" calcext:value-type="float">
            <text:p>-0.95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73" calcext:value-type="float">
            <text:p>-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1" calcext:value-type="float">
            <text:p>-1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75" calcext:value-type="float">
            <text:p>-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9" calcext:value-type="float">
            <text:p>-1.09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77" calcext:value-type="float">
            <text:p>-0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1.16" calcext:value-type="float">
            <text:p>-1.16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79" calcext:value-type="float">
            <text:p>-0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07" calcext:value-type="float">
            <text:p>0.07</text:p>
          </table:table-cell>
          <table:table-cell office:value-type="float" office:value="-0.06" calcext:value-type="float">
            <text:p>-0.06</text:p>
          </table:table-cell>
          <table:table-cell office:value-type="float" office:value="-1.23" calcext:value-type="float">
            <text:p>-1.23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81" calcext:value-type="float">
            <text:p>-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08" calcext:value-type="float">
            <text:p>0.08</text:p>
          </table:table-cell>
          <table:table-cell office:value-type="float" office:value="-0.06" calcext:value-type="float">
            <text:p>-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83" calcext:value-type="float">
            <text:p>-0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1.39" calcext:value-type="float">
            <text:p>-1.39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85" calcext:value-type="float">
            <text:p>-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1.47" calcext:value-type="float">
            <text:p>-1.47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88" calcext:value-type="float">
            <text:p>-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08" calcext:value-type="float">
            <text:p>0.08</text:p>
          </table:table-cell>
          <table:table-cell office:value-type="float" office:value="-0.07" calcext:value-type="float">
            <text:p>-0.07</text:p>
          </table:table-cell>
          <table:table-cell office:value-type="float" office:value="-1.55" calcext:value-type="float">
            <text:p>-1.55</text:p>
          </table:table-cell>
          <table:table-cell office:value-type="float" office:value="0.03" calcext:value-type="float">
            <text:p>0.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9" calcext:value-type="float">
            <text:p>-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-1.63" calcext:value-type="float">
            <text:p>-1.63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2" calcext:value-type="float">
            <text:p>-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-1.72" calcext:value-type="float">
            <text:p>-1.72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4" calcext:value-type="float">
            <text:p>-0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-1.81" calcext:value-type="float">
            <text:p>-1.8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96" calcext:value-type="float">
            <text:p>-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09" calcext:value-type="float">
            <text:p>0.09</text:p>
          </table:table-cell>
          <table:table-cell office:value-type="float" office:value="-0.07" calcext:value-type="float">
            <text:p>-0.07</text:p>
          </table:table-cell>
          <table:table-cell office:value-type="float" office:value="-1.9" calcext:value-type="float">
            <text:p>-1.9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97" calcext:value-type="float">
            <text:p>-0.9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1.99" calcext:value-type="float">
            <text:p>-1.99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9" calcext:value-type="float">
            <text:p>-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2.08" calcext:value-type="float">
            <text:p>-2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1.02" calcext:value-type="float">
            <text:p>-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2.18" calcext:value-type="float">
            <text:p>-2.1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1.04" calcext:value-type="float">
            <text:p>-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2.28" calcext:value-type="float">
            <text:p>-2.2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1.06" calcext:value-type="float">
            <text:p>-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1" calcext:value-type="float">
            <text:p>0.1</text:p>
          </table:table-cell>
          <table:table-cell office:value-type="float" office:value="-0.08" calcext:value-type="float">
            <text:p>-0.08</text:p>
          </table:table-cell>
          <table:table-cell office:value-type="float" office:value="-2.38" calcext:value-type="float">
            <text:p>-2.3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11" calcext:value-type="float">
            <text:p>0.11</text:p>
          </table:table-cell>
          <table:table-cell office:value-type="float" office:value="-0.08" calcext:value-type="float">
            <text:p>-0.08</text:p>
          </table:table-cell>
          <table:table-cell office:value-type="float" office:value="-2.48" calcext:value-type="float">
            <text:p>-2.4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-1.1" calcext:value-type="float">
            <text:p>-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11" calcext:value-type="float">
            <text:p>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2.59" calcext:value-type="float">
            <text:p>-2.59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2" calcext:value-type="float">
            <text:p>-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11" calcext:value-type="float">
            <text:p>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2.69" calcext:value-type="float">
            <text:p>-2.69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5" calcext:value-type="float">
            <text:p>-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9" calcext:value-type="float">
            <text:p>-0.09</text:p>
          </table:table-cell>
          <table:table-cell office:value-type="float" office:value="-2.8" calcext:value-type="float">
            <text:p>-2.8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7" calcext:value-type="float">
            <text:p>-1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-2.91" calcext:value-type="float">
            <text:p>-2.91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9" calcext:value-type="float">
            <text:p>-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-3.02" calcext:value-type="float">
            <text:p>-3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21" calcext:value-type="float">
            <text:p>-1.2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-3.13" calcext:value-type="float">
            <text:p>-3.13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23" calcext:value-type="float">
            <text:p>-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-3.25" calcext:value-type="float">
            <text:p>-3.25</text:p>
          </table:table-cell>
          <table:table-cell office:value-type="float" office:value="0.02" calcext:value-type="float">
            <text:p>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25" calcext:value-type="float">
            <text:p>-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-3.37" calcext:value-type="float">
            <text:p>-3.3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.27" calcext:value-type="float">
            <text:p>-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12" calcext:value-type="float">
            <text:p>0.12</text:p>
          </table:table-cell>
          <table:table-cell office:value-type="float" office:value="-0.09" calcext:value-type="float">
            <text:p>-0.09</text:p>
          </table:table-cell>
          <table:table-cell office:value-type="float" office:value="-3.49" calcext:value-type="float">
            <text:p>-3.49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1.29" calcext:value-type="float">
            <text:p>-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3.61" calcext:value-type="float">
            <text:p>-3.61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31" calcext:value-type="float">
            <text:p>-1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3.73" calcext:value-type="float">
            <text:p>-3.73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33" calcext:value-type="float">
            <text:p>-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3.86" calcext:value-type="float">
            <text:p>-3.86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3.99" calcext:value-type="float">
            <text:p>-3.99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4.12" calcext:value-type="float">
            <text:p>-4.1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39" calcext:value-type="float">
            <text:p>-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4.25" calcext:value-type="float">
            <text:p>-4.25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4.38" calcext:value-type="float">
            <text:p>-4.38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4.52" calcext:value-type="float">
            <text:p>-4.52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4.66" calcext:value-type="float">
            <text:p>-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4.79" calcext:value-type="float">
            <text:p>-4.79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13" calcext:value-type="float">
            <text:p>0.13</text:p>
          </table:table-cell>
          <table:table-cell office:value-type="float" office:value="-0.09" calcext:value-type="float">
            <text:p>-0.09</text:p>
          </table:table-cell>
          <table:table-cell office:value-type="float" office:value="-4.93" calcext:value-type="float">
            <text:p>-4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1" calcext:value-type="float">
            <text:p>-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5.07" calcext:value-type="float">
            <text:p>-5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3" calcext:value-type="float">
            <text:p>-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5.36" calcext:value-type="float">
            <text:p>-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7" calcext:value-type="float">
            <text:p>-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5.51" calcext:value-type="float">
            <text:p>-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5.65" calcext:value-type="float">
            <text:p>-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1" calcext:value-type="float">
            <text:p>-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5.8" calcext:value-type="float">
            <text:p>-5.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1.64" calcext:value-type="float">
            <text:p>-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5.95" calcext:value-type="float">
            <text:p>-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6" calcext:value-type="float">
            <text:p>-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6.11" calcext:value-type="float">
            <text:p>-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6.26" calcext:value-type="float">
            <text:p>-6.2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6.42" calcext:value-type="float">
            <text:p>-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2" calcext:value-type="float">
            <text:p>-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14" calcext:value-type="float">
            <text:p>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6.58" calcext:value-type="float">
            <text:p>-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" calcext:value-type="float">
            <text:p>-1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6.75" calcext:value-type="float">
            <text:p>-6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6" calcext:value-type="float">
            <text:p>-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6.91" calcext:value-type="float">
            <text:p>-6.91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.79" calcext:value-type="float">
            <text:p>-1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7.08" calcext:value-type="float">
            <text:p>-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1" calcext:value-type="float">
            <text:p>-1.8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7.25" calcext:value-type="float">
            <text:p>-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3" calcext:value-type="float">
            <text:p>-1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7.42" calcext:value-type="float">
            <text:p>-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7.59" calcext:value-type="float">
            <text:p>-7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7" calcext:value-type="float">
            <text:p>-1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7.76" calcext:value-type="float">
            <text:p>-7.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89" calcext:value-type="float">
            <text:p>-1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7.94" calcext:value-type="float">
            <text:p>-7.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91" calcext:value-type="float">
            <text:p>-1.9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8.12" calcext:value-type="float">
            <text:p>-8.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94" calcext:value-type="float">
            <text:p>-1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8.3" calcext:value-type="float">
            <text:p>-8.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1.96" calcext:value-type="float">
            <text:p>-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8.48" calcext:value-type="float">
            <text:p>-8.4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1.98" calcext:value-type="float">
            <text:p>-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8.67" calcext:value-type="float">
            <text:p>-8.6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8.85" calcext:value-type="float">
            <text:p>-8.8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01" calcext:value-type="float">
            <text:p>-2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9.05" calcext:value-type="float">
            <text:p>-9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04" calcext:value-type="float">
            <text:p>-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9.23" calcext:value-type="float">
            <text:p>-9.2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06" calcext:value-type="float">
            <text:p>-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15" calcext:value-type="float">
            <text:p>0.15</text:p>
          </table:table-cell>
          <table:table-cell office:value-type="float" office:value="-0.09" calcext:value-type="float">
            <text:p>-0.09</text:p>
          </table:table-cell>
          <table:table-cell office:value-type="float" office:value="-9.43" calcext:value-type="float">
            <text:p>-9.4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09" calcext:value-type="float">
            <text:p>-2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9.62" calcext:value-type="float">
            <text:p>-9.6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11" calcext:value-type="float">
            <text:p>-2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9.82" calcext:value-type="float">
            <text:p>-9.8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13" calcext:value-type="float">
            <text:p>-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10.02" calcext:value-type="float">
            <text:p>-1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16" calcext:value-type="float">
            <text:p>-2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10.23" calcext:value-type="float">
            <text:p>-10.2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18" calcext:value-type="float">
            <text:p>-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10.43" calcext:value-type="float">
            <text:p>-10.4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2" calcext:value-type="float">
            <text:p>-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10.64" calcext:value-type="float">
            <text:p>-10.6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22" calcext:value-type="float">
            <text:p>-2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10.85" calcext:value-type="float">
            <text:p>-10.8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2.24" calcext:value-type="float">
            <text:p>-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5" calcext:value-type="float">
            <text:p>0.15</text:p>
          </table:table-cell>
          <table:table-cell office:value-type="float" office:value="-0.08" calcext:value-type="float">
            <text:p>-0.08</text:p>
          </table:table-cell>
          <table:table-cell office:value-type="float" office:value="-11.06" calcext:value-type="float">
            <text:p>-11.0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2.26" calcext:value-type="float">
            <text:p>-2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11.28" calcext:value-type="float">
            <text:p>-11.2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2.29" calcext:value-type="float">
            <text:p>-2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11.49" calcext:value-type="float">
            <text:p>-11.4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2.31" calcext:value-type="float">
            <text:p>-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11.71" calcext:value-type="float">
            <text:p>-11.7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2.33" calcext:value-type="float">
            <text:p>-2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11.93" calcext:value-type="float">
            <text:p>-11.9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2.35" calcext:value-type="float">
            <text:p>-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15" calcext:value-type="float">
            <text:p>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12.16" calcext:value-type="float">
            <text:p>-12.1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2.37" calcext:value-type="float">
            <text:p>-2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-12.39" calcext:value-type="float">
            <text:p>-12.3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2.39" calcext:value-type="float">
            <text:p>-2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-12.62" calcext:value-type="float">
            <text:p>-12.6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2.41" calcext:value-type="float">
            <text:p>-2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-12.84" calcext:value-type="float">
            <text:p>-12.8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2.44" calcext:value-type="float">
            <text:p>-2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15" calcext:value-type="float">
            <text:p>0.15</text:p>
          </table:table-cell>
          <table:table-cell office:value-type="float" office:value="-0.06" calcext:value-type="float">
            <text:p>-0.06</text:p>
          </table:table-cell>
          <table:table-cell office:value-type="float" office:value="-13.08" calcext:value-type="float">
            <text:p>-13.0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2.46" calcext:value-type="float">
            <text:p>-2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  <table:table-cell office:value-type="float" office:value="-13.32" calcext:value-type="float">
            <text:p>-13.3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2.49" calcext:value-type="float">
            <text:p>-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  <table:table-cell office:value-type="float" office:value="-13.55" calcext:value-type="float">
            <text:p>-13.5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2.51" calcext:value-type="float">
            <text:p>-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  <table:table-cell office:value-type="float" office:value="-13.79" calcext:value-type="float">
            <text:p>-13.7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2.53" calcext:value-type="float">
            <text:p>-2.5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  <table:table-cell office:value-type="float" office:value="-14.04" calcext:value-type="float">
            <text:p>-14.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2.55" calcext:value-type="float">
            <text:p>-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-14.28" calcext:value-type="float">
            <text:p>-14.2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2.57" calcext:value-type="float">
            <text:p>-2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-14.52" calcext:value-type="float">
            <text:p>-14.52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2.6" calcext:value-type="float">
            <text:p>-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15" calcext:value-type="float">
            <text:p>0.15</text:p>
          </table:table-cell>
          <table:table-cell office:value-type="float" office:value="-0.04" calcext:value-type="float">
            <text:p>-0.04</text:p>
          </table:table-cell>
          <table:table-cell office:value-type="float" office:value="-14.77" calcext:value-type="float">
            <text:p>-14.7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2.62" calcext:value-type="float">
            <text:p>-2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.15" calcext:value-type="float">
            <text:p>0.15</text:p>
          </table:table-cell>
          <table:table-cell office:value-type="float" office:value="-0.03" calcext:value-type="float">
            <text:p>-0.03</text:p>
          </table:table-cell>
          <table:table-cell office:value-type="float" office:value="-15.02" calcext:value-type="float">
            <text:p>-15.0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64" calcext:value-type="float">
            <text:p>-2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0.15" calcext:value-type="float">
            <text:p>0.15</text:p>
          </table:table-cell>
          <table:table-cell office:value-type="float" office:value="-0.03" calcext:value-type="float">
            <text:p>-0.03</text:p>
          </table:table-cell>
          <table:table-cell office:value-type="float" office:value="-15.27" calcext:value-type="float">
            <text:p>-15.2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66" calcext:value-type="float">
            <text:p>-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0.15" calcext:value-type="float">
            <text:p>0.15</text:p>
          </table:table-cell>
          <table:table-cell office:value-type="float" office:value="-0.02" calcext:value-type="float">
            <text:p>-0.02</text:p>
          </table:table-cell>
          <table:table-cell office:value-type="float" office:value="-15.52" calcext:value-type="float">
            <text:p>-15.5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68" calcext:value-type="float">
            <text:p>-2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14" calcext:value-type="float">
            <text:p>0.14</text:p>
          </table:table-cell>
          <table:table-cell office:value-type="float" office:value="-0.02" calcext:value-type="float">
            <text:p>-0.02</text:p>
          </table:table-cell>
          <table:table-cell office:value-type="float" office:value="-15.78" calcext:value-type="float">
            <text:p>-15.78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" calcext:value-type="float">
            <text:p>0.04</text:p>
          </table:table-cell>
          <table:table-cell office:value-type="float" office:value="-2.7" calcext:value-type="float">
            <text:p>-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14" calcext:value-type="float">
            <text:p>0.14</text:p>
          </table:table-cell>
          <table:table-cell office:value-type="float" office:value="-0.02" calcext:value-type="float">
            <text:p>-0.02</text:p>
          </table:table-cell>
          <table:table-cell office:value-type="float" office:value="-16.03" calcext:value-type="float">
            <text:p>-16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0.14" calcext:value-type="float">
            <text:p>0.14</text:p>
          </table:table-cell>
          <table:table-cell office:value-type="float" office:value="-0.01" calcext:value-type="float">
            <text:p>-0.01</text:p>
          </table:table-cell>
          <table:table-cell office:value-type="float" office:value="-16.29" calcext:value-type="float">
            <text:p>-16.2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74" calcext:value-type="float">
            <text:p>-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14" calcext:value-type="float">
            <text:p>0.14</text:p>
          </table:table-cell>
          <table:table-cell office:value-type="float" office:value="-0.01" calcext:value-type="float">
            <text:p>-0.01</text:p>
          </table:table-cell>
          <table:table-cell office:value-type="float" office:value="-16.56" calcext:value-type="float">
            <text:p>-16.5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76" calcext:value-type="float">
            <text:p>-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14" calcext:value-type="float">
            <text:p>0.14</text:p>
          </table:table-cell>
          <table:table-cell office:value-type="float" office:value="-0" calcext:value-type="float">
            <text:p>0</text:p>
          </table:table-cell>
          <table:table-cell office:value-type="float" office:value="-16.82" calcext:value-type="float">
            <text:p>-16.8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78" calcext:value-type="float">
            <text:p>-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-17.08" calcext:value-type="float">
            <text:p>-17.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2.8" calcext:value-type="float">
            <text:p>-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-17.34" calcext:value-type="float">
            <text:p>-17.3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82" calcext:value-type="float">
            <text:p>-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-17.61" calcext:value-type="float">
            <text:p>-17.6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2.84" calcext:value-type="float">
            <text:p>-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-17.88" calcext:value-type="float">
            <text:p>-17.8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87" calcext:value-type="float">
            <text:p>-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-18.15" calcext:value-type="float">
            <text:p>-18.1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89" calcext:value-type="float">
            <text:p>-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-18.42" calcext:value-type="float">
            <text:p>-18.42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91" calcext:value-type="float">
            <text:p>-2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-18.7" calcext:value-type="float">
            <text:p>-18.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92" calcext:value-type="float">
            <text:p>-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-18.98" calcext:value-type="float">
            <text:p>-18.9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95" calcext:value-type="float">
            <text:p>-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-19.25" calcext:value-type="float">
            <text:p>-19.2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96" calcext:value-type="float">
            <text:p>-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-19.53" calcext:value-type="float">
            <text:p>-19.53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2.99" calcext:value-type="float">
            <text:p>-2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-19.81" calcext:value-type="float">
            <text:p>-19.8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" calcext:value-type="float">
            <text:p>0.04</text:p>
          </table:table-cell>
          <table:table-cell office:value-type="float" office:value="-3.01" calcext:value-type="float">
            <text:p>-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-20.09" calcext:value-type="float">
            <text:p>-2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0.05" calcext:value-type="float">
            <text:p>0.05</text:p>
          </table:table-cell>
          <table:table-cell office:value-type="float" office:value="-3.03" calcext:value-type="float">
            <text:p>-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-20.38" calcext:value-type="float">
            <text:p>-20.3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-3.05" calcext:value-type="float">
            <text:p>-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-20.67" calcext:value-type="float">
            <text:p>-20.6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-3.08" calcext:value-type="float">
            <text:p>-3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-20.96" calcext:value-type="float">
            <text:p>-20.9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-3.1" calcext:value-type="float">
            <text:p>-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-21.26" calcext:value-type="float">
            <text:p>-21.2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-3.12" calcext:value-type="float">
            <text:p>-3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-21.55" calcext:value-type="float">
            <text:p>-21.5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-3.14" calcext:value-type="float">
            <text:p>-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-21.86" calcext:value-type="float">
            <text:p>-21.8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-3.16" calcext:value-type="float">
            <text:p>-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-22.15" calcext:value-type="float">
            <text:p>-22.1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-3.19" calcext:value-type="float">
            <text:p>-3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-22.46" calcext:value-type="float">
            <text:p>-22.4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-3.2" calcext:value-type="float">
            <text:p>-3.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-22.76" calcext:value-type="float">
            <text:p>-22.7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-3.22" calcext:value-type="float">
            <text:p>-3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-23.06" calcext:value-type="float">
            <text:p>-23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" calcext:value-type="float">
            <text:p>0.06</text:p>
          </table:table-cell>
          <table:table-cell office:value-type="float" office:value="-3.24" calcext:value-type="float">
            <text:p>-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-23.37" calcext:value-type="float">
            <text:p>-23.3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3.27" calcext:value-type="float">
            <text:p>-3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-23.67" calcext:value-type="float">
            <text:p>-23.6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3.29" calcext:value-type="float">
            <text:p>-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-23.98" calcext:value-type="float">
            <text:p>-23.9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3.31" calcext:value-type="float">
            <text:p>-3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-24.29" calcext:value-type="float">
            <text:p>-24.29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3.33" calcext:value-type="float">
            <text:p>-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-24.61" calcext:value-type="float">
            <text:p>-24.6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3.35" calcext:value-type="float">
            <text:p>-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-24.93" calcext:value-type="float">
            <text:p>-24.9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3.37" calcext:value-type="float">
            <text:p>-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-25.25" calcext:value-type="float">
            <text:p>-25.25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3.39" calcext:value-type="float">
            <text:p>-3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-25.56" calcext:value-type="float">
            <text:p>-25.5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6" calcext:value-type="float">
            <text:p>0.06</text:p>
          </table:table-cell>
          <table:table-cell office:value-type="float" office:value="-3.41" calcext:value-type="float">
            <text:p>-3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-25.88" calcext:value-type="float">
            <text:p>-25.88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office:value-type="float" office:value="-3.43" calcext:value-type="float">
            <text:p>-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-26.21" calcext:value-type="float">
            <text:p>-26.2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office:value-type="float" office:value="-3.45" calcext:value-type="float">
            <text:p>-3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-26.54" calcext:value-type="float">
            <text:p>-26.5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office:value-type="float" office:value="-3.47" calcext:value-type="float">
            <text:p>-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-26.87" calcext:value-type="float">
            <text:p>-26.8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7" calcext:value-type="float">
            <text:p>0.07</text:p>
          </table:table-cell>
          <table:table-cell office:value-type="float" office:value="-3.49" calcext:value-type="float">
            <text:p>-3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-27.2" calcext:value-type="float">
            <text:p>-27.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3.51" calcext:value-type="float">
            <text:p>-3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-27.53" calcext:value-type="float">
            <text:p>-27.5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8" calcext:value-type="float">
            <text:p>0.08</text:p>
          </table:table-cell>
          <table:table-cell office:value-type="float" office:value="-3.54" calcext:value-type="float">
            <text:p>-3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office:value-type="float" office:value="-27.87" calcext:value-type="float">
            <text:p>-27.8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3.55" calcext:value-type="float">
            <text:p>-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-28.2" calcext:value-type="float">
            <text:p>-28.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3.57" calcext:value-type="float">
            <text:p>-3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-28.54" calcext:value-type="float">
            <text:p>-28.5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3.6" calcext:value-type="float">
            <text:p>-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-28.87" calcext:value-type="float">
            <text:p>-28.8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3.62" calcext:value-type="float">
            <text:p>-3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float" office:value="-29.22" calcext:value-type="float">
            <text:p>-29.2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3.64" calcext:value-type="float">
            <text:p>-3.6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0.06" calcext:value-type="float">
            <text:p>0.06</text:p>
          </table:table-cell>
          <table:table-cell office:value-type="float" office:value="0.23" calcext:value-type="float">
            <text:p>0.23</text:p>
          </table:table-cell>
          <table:table-cell office:value-type="float" office:value="-29.57" calcext:value-type="float">
            <text:p>-29.5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3.66" calcext:value-type="float">
            <text:p>-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0.06" calcext:value-type="float">
            <text:p>0.06</text:p>
          </table:table-cell>
          <table:table-cell office:value-type="float" office:value="0.23" calcext:value-type="float">
            <text:p>0.23</text:p>
          </table:table-cell>
          <table:table-cell office:value-type="float" office:value="-29.92" calcext:value-type="float">
            <text:p>-29.9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3.68" calcext:value-type="float">
            <text:p>-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" calcext:value-type="float">
            <text:p>16.33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-30.26" calcext:value-type="float">
            <text:p>-30.2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3.7" calcext:value-type="float">
            <text:p>-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-30.61" calcext:value-type="float">
            <text:p>-30.6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office:value-type="float" office:value="-3.72" calcext:value-type="float">
            <text:p>-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0.05" calcext:value-type="float">
            <text:p>0.05</text:p>
          </table:table-cell>
          <table:table-cell office:value-type="float" office:value="0.26" calcext:value-type="float">
            <text:p>0.26</text:p>
          </table:table-cell>
          <table:table-cell office:value-type="float" office:value="-30.96" calcext:value-type="float">
            <text:p>-30.9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office:value-type="float" office:value="-3.75" calcext:value-type="float">
            <text:p>-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1" calcext:value-type="float">
            <text:p>16.61</text:p>
          </table:table-cell>
          <table:table-cell office:value-type="float" office:value="0.05" calcext:value-type="float">
            <text:p>0.05</text:p>
          </table:table-cell>
          <table:table-cell office:value-type="float" office:value="0.26" calcext:value-type="float">
            <text:p>0.26</text:p>
          </table:table-cell>
          <table:table-cell office:value-type="float" office:value="-31.31" calcext:value-type="float">
            <text:p>-31.3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office:value-type="float" office:value="-3.77" calcext:value-type="float">
            <text:p>-3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-31.66" calcext:value-type="float">
            <text:p>-31.6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office:value-type="float" office:value="-3.79" calcext:value-type="float">
            <text:p>-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-32.03" calcext:value-type="float">
            <text:p>-32.03</text:p>
          </table:table-cell>
          <table:table-cell office:value-type="float" office:value="-0.06" calcext:value-type="float">
            <text:p>-0.06</text:p>
          </table:table-cell>
          <table:table-cell office:value-type="float" office:value="0.07" calcext:value-type="float">
            <text:p>0.07</text:p>
          </table:table-cell>
          <table:table-cell office:value-type="float" office:value="-3.81" calcext:value-type="float">
            <text:p>-3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-32.39" calcext:value-type="float">
            <text:p>-32.3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-3.83" calcext:value-type="float">
            <text:p>-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office:value-type="float" office:value="-32.76" calcext:value-type="float">
            <text:p>-32.7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-3.85" calcext:value-type="float">
            <text:p>-3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-33.11" calcext:value-type="float">
            <text:p>-33.1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-3.87" calcext:value-type="float">
            <text:p>-3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-33.48" calcext:value-type="float">
            <text:p>-33.4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-3.9" calcext:value-type="float">
            <text:p>-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0.03" calcext:value-type="float">
            <text:p>0.03</text:p>
          </table:table-cell>
          <table:table-cell office:value-type="float" office:value="0.31" calcext:value-type="float">
            <text:p>0.31</text:p>
          </table:table-cell>
          <table:table-cell office:value-type="float" office:value="-33.84" calcext:value-type="float">
            <text:p>-33.8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-3.92" calcext:value-type="float">
            <text:p>-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0.02" calcext:value-type="float">
            <text:p>0.02</text:p>
          </table:table-cell>
          <table:table-cell office:value-type="float" office:value="0.32" calcext:value-type="float">
            <text:p>0.32</text:p>
          </table:table-cell>
          <table:table-cell office:value-type="float" office:value="-34.21" calcext:value-type="float">
            <text:p>-34.2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-3.94" calcext:value-type="float">
            <text:p>-3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0.02" calcext:value-type="float">
            <text:p>0.02</text:p>
          </table:table-cell>
          <table:table-cell office:value-type="float" office:value="0.32" calcext:value-type="float">
            <text:p>0.32</text:p>
          </table:table-cell>
          <table:table-cell office:value-type="float" office:value="-34.57" calcext:value-type="float">
            <text:p>-34.5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office:value-type="float" office:value="-3.96" calcext:value-type="float">
            <text:p>-3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0.02" calcext:value-type="float">
            <text:p>0.02</text:p>
          </table:table-cell>
          <table:table-cell office:value-type="float" office:value="0.33" calcext:value-type="float">
            <text:p>0.33</text:p>
          </table:table-cell>
          <table:table-cell office:value-type="float" office:value="-34.95" calcext:value-type="float">
            <text:p>-34.9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3.98" calcext:value-type="float">
            <text:p>-3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-35.31" calcext:value-type="float">
            <text:p>-35.3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-35.69" calcext:value-type="float">
            <text:p>-35.69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4.02" calcext:value-type="float">
            <text:p>-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" calcext:value-type="float">
            <text:p>17.83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-36.07" calcext:value-type="float">
            <text:p>-36.0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4.05" calcext:value-type="float">
            <text:p>-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-36.45" calcext:value-type="float">
            <text:p>-36.4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4.07" calcext:value-type="float">
            <text:p>-4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-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-36.84" calcext:value-type="float">
            <text:p>-36.8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-4.09" calcext:value-type="float">
            <text:p>-4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-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-37.23" calcext:value-type="float">
            <text:p>-37.2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-4.11" calcext:value-type="float">
            <text:p>-4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-0.01" calcext:value-type="float">
            <text:p>-0.01</text:p>
          </table:table-cell>
          <table:table-cell office:value-type="float" office:value="0.39" calcext:value-type="float">
            <text:p>0.39</text:p>
          </table:table-cell>
          <table:table-cell office:value-type="float" office:value="-37.62" calcext:value-type="float">
            <text:p>-37.6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13" calcext:value-type="float">
            <text:p>-4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-0.01" calcext:value-type="float">
            <text:p>-0.01</text:p>
          </table:table-cell>
          <table:table-cell office:value-type="float" office:value="0.39" calcext:value-type="float">
            <text:p>0.39</text:p>
          </table:table-cell>
          <table:table-cell office:value-type="float" office:value="-38.01" calcext:value-type="float">
            <text:p>-38.0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15" calcext:value-type="float">
            <text:p>-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0.02" calcext:value-type="float">
            <text:p>-0.02</text:p>
          </table:table-cell>
          <table:table-cell office:value-type="float" office:value="0.4" calcext:value-type="float">
            <text:p>0.4</text:p>
          </table:table-cell>
          <table:table-cell office:value-type="float" office:value="-38.4" calcext:value-type="float">
            <text:p>-38.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17" calcext:value-type="float">
            <text:p>-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" calcext:value-type="float">
            <text:p>18.49</text:p>
          </table:table-cell>
          <table:table-cell office:value-type="float" office:value="-0.02" calcext:value-type="float">
            <text:p>-0.02</text:p>
          </table:table-cell>
          <table:table-cell office:value-type="float" office:value="0.41" calcext:value-type="float">
            <text:p>0.41</text:p>
          </table:table-cell>
          <table:table-cell office:value-type="float" office:value="-38.79" calcext:value-type="float">
            <text:p>-38.79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2" calcext:value-type="float">
            <text:p>-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-0.02" calcext:value-type="float">
            <text:p>-0.02</text:p>
          </table:table-cell>
          <table:table-cell office:value-type="float" office:value="0.42" calcext:value-type="float">
            <text:p>0.42</text:p>
          </table:table-cell>
          <table:table-cell office:value-type="float" office:value="-39.19" calcext:value-type="float">
            <text:p>-39.19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22" calcext:value-type="float">
            <text:p>-4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-0.03" calcext:value-type="float">
            <text:p>-0.03</text:p>
          </table:table-cell>
          <table:table-cell office:value-type="float" office:value="0.43" calcext:value-type="float">
            <text:p>0.43</text:p>
          </table:table-cell>
          <table:table-cell office:value-type="float" office:value="-39.59" calcext:value-type="float">
            <text:p>-39.59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24" calcext:value-type="float">
            <text:p>-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-0.03" calcext:value-type="float">
            <text:p>-0.03</text:p>
          </table:table-cell>
          <table:table-cell office:value-type="float" office:value="0.44" calcext:value-type="float">
            <text:p>0.44</text:p>
          </table:table-cell>
          <table:table-cell office:value-type="float" office:value="-40" calcext:value-type="float">
            <text:p>-4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26" calcext:value-type="float">
            <text:p>-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-0.04" calcext:value-type="float">
            <text:p>-0.04</text:p>
          </table:table-cell>
          <table:table-cell office:value-type="float" office:value="0.45" calcext:value-type="float">
            <text:p>0.45</text:p>
          </table:table-cell>
          <table:table-cell office:value-type="float" office:value="-40.4" calcext:value-type="float">
            <text:p>-40.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29" calcext:value-type="float">
            <text:p>-4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-0.04" calcext:value-type="float">
            <text:p>-0.04</text:p>
          </table:table-cell>
          <table:table-cell office:value-type="float" office:value="0.46" calcext:value-type="float">
            <text:p>0.46</text:p>
          </table:table-cell>
          <table:table-cell office:value-type="float" office:value="-40.81" calcext:value-type="float">
            <text:p>-40.8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31" calcext:value-type="float">
            <text:p>-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-0.04" calcext:value-type="float">
            <text:p>-0.04</text:p>
          </table:table-cell>
          <table:table-cell office:value-type="float" office:value="0.46" calcext:value-type="float">
            <text:p>0.46</text:p>
          </table:table-cell>
          <table:table-cell office:value-type="float" office:value="-41.21" calcext:value-type="float">
            <text:p>-41.2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33" calcext:value-type="float">
            <text:p>-4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7" calcext:value-type="float">
            <text:p>0.47</text:p>
          </table:table-cell>
          <table:table-cell office:value-type="float" office:value="-41.62" calcext:value-type="float">
            <text:p>-41.6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35" calcext:value-type="float">
            <text:p>-4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-0.05" calcext:value-type="float">
            <text:p>-0.05</text:p>
          </table:table-cell>
          <table:table-cell office:value-type="float" office:value="0.48" calcext:value-type="float">
            <text:p>0.48</text:p>
          </table:table-cell>
          <table:table-cell office:value-type="float" office:value="-42.03" calcext:value-type="float">
            <text:p>-42.0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37" calcext:value-type="float">
            <text:p>-4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-0.06" calcext:value-type="float">
            <text:p>-0.06</text:p>
          </table:table-cell>
          <table:table-cell office:value-type="float" office:value="0.49" calcext:value-type="float">
            <text:p>0.49</text:p>
          </table:table-cell>
          <table:table-cell office:value-type="float" office:value="-42.45" calcext:value-type="float">
            <text:p>-42.4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39" calcext:value-type="float">
            <text:p>-4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-0.06" calcext:value-type="float">
            <text:p>-0.06</text:p>
          </table:table-cell>
          <table:table-cell office:value-type="float" office:value="0.5" calcext:value-type="float">
            <text:p>0.5</text:p>
          </table:table-cell>
          <table:table-cell office:value-type="float" office:value="-42.87" calcext:value-type="float">
            <text:p>-42.8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42" calcext:value-type="float">
            <text:p>-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float" office:value="-0.06" calcext:value-type="float">
            <text:p>-0.06</text:p>
          </table:table-cell>
          <table:table-cell office:value-type="float" office:value="0.51" calcext:value-type="float">
            <text:p>0.51</text:p>
          </table:table-cell>
          <table:table-cell office:value-type="float" office:value="-43.28" calcext:value-type="float">
            <text:p>-43.28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44" calcext:value-type="float">
            <text:p>-4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-0.07" calcext:value-type="float">
            <text:p>-0.07</text:p>
          </table:table-cell>
          <table:table-cell office:value-type="float" office:value="0.52" calcext:value-type="float">
            <text:p>0.52</text:p>
          </table:table-cell>
          <table:table-cell office:value-type="float" office:value="-43.7" calcext:value-type="float">
            <text:p>-43.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46" calcext:value-type="float">
            <text:p>-4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-0.07" calcext:value-type="float">
            <text:p>-0.07</text:p>
          </table:table-cell>
          <table:table-cell office:value-type="float" office:value="0.53" calcext:value-type="float">
            <text:p>0.53</text:p>
          </table:table-cell>
          <table:table-cell office:value-type="float" office:value="-44.12" calcext:value-type="float">
            <text:p>-44.1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9" calcext:value-type="float">
            <text:p>0.09</text:p>
          </table:table-cell>
          <table:table-cell office:value-type="float" office:value="-4.47" calcext:value-type="float">
            <text:p>-4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-0.07" calcext:value-type="float">
            <text:p>-0.07</text:p>
          </table:table-cell>
          <table:table-cell office:value-type="float" office:value="0.54" calcext:value-type="float">
            <text:p>0.54</text:p>
          </table:table-cell>
          <table:table-cell office:value-type="float" office:value="-44.55" calcext:value-type="float">
            <text:p>-44.5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-4.49" calcext:value-type="float">
            <text:p>-4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-0.08" calcext:value-type="float">
            <text:p>-0.08</text:p>
          </table:table-cell>
          <table:table-cell office:value-type="float" office:value="0.54" calcext:value-type="float">
            <text:p>0.54</text:p>
          </table:table-cell>
          <table:table-cell office:value-type="float" office:value="-44.97" calcext:value-type="float">
            <text:p>-44.97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-4.52" calcext:value-type="float">
            <text:p>-4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8" calcext:value-type="float">
            <text:p>-0.08</text:p>
          </table:table-cell>
          <table:table-cell office:value-type="float" office:value="0.55" calcext:value-type="float">
            <text:p>0.55</text:p>
          </table:table-cell>
          <table:table-cell office:value-type="float" office:value="-45.4" calcext:value-type="float">
            <text:p>-45.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-4.55" calcext:value-type="float">
            <text:p>-4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-0.09" calcext:value-type="float">
            <text:p>-0.09</text:p>
          </table:table-cell>
          <table:table-cell office:value-type="float" office:value="0.56" calcext:value-type="float">
            <text:p>0.56</text:p>
          </table:table-cell>
          <table:table-cell office:value-type="float" office:value="-45.84" calcext:value-type="float">
            <text:p>-45.84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-4.57" calcext:value-type="float">
            <text:p>-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-0.09" calcext:value-type="float">
            <text:p>-0.09</text:p>
          </table:table-cell>
          <table:table-cell office:value-type="float" office:value="0.57" calcext:value-type="float">
            <text:p>0.57</text:p>
          </table:table-cell>
          <table:table-cell office:value-type="float" office:value="-46.29" calcext:value-type="float">
            <text:p>-46.29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-4.59" calcext:value-type="float">
            <text:p>-4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-0.1" calcext:value-type="float">
            <text:p>-0.1</text:p>
          </table:table-cell>
          <table:table-cell office:value-type="float" office:value="0.58" calcext:value-type="float">
            <text:p>0.58</text:p>
          </table:table-cell>
          <table:table-cell office:value-type="float" office:value="-46.73" calcext:value-type="float">
            <text:p>-46.7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-4.61" calcext:value-type="float">
            <text:p>-4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9" calcext:value-type="float">
            <text:p>20.39</text:p>
          </table:table-cell>
          <table:table-cell office:value-type="float" office:value="-0.1" calcext:value-type="float">
            <text:p>-0.1</text:p>
          </table:table-cell>
          <table:table-cell office:value-type="float" office:value="0.59" calcext:value-type="float">
            <text:p>0.59</text:p>
          </table:table-cell>
          <table:table-cell office:value-type="float" office:value="-47.18" calcext:value-type="float">
            <text:p>-47.18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-4.63" calcext:value-type="float">
            <text:p>-4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-0.11" calcext:value-type="float">
            <text:p>-0.11</text:p>
          </table:table-cell>
          <table:table-cell office:value-type="float" office:value="0.6" calcext:value-type="float">
            <text:p>0.6</text:p>
          </table:table-cell>
          <table:table-cell office:value-type="float" office:value="-47.61" calcext:value-type="float">
            <text:p>-47.61</text:p>
          </table:table-cell>
          <table:table-cell office:value-type="float" office:value="-0.09" calcext:value-type="float">
            <text:p>-0.09</text:p>
          </table:table-cell>
          <table:table-cell office:value-type="float" office:value="0.08" calcext:value-type="float">
            <text:p>0.08</text:p>
          </table:table-cell>
          <table:table-cell office:value-type="float" office:value="-4.66" calcext:value-type="float">
            <text:p>-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-0.11" calcext:value-type="float">
            <text:p>-0.11</text:p>
          </table:table-cell>
          <table:table-cell office:value-type="float" office:value="0.61" calcext:value-type="float">
            <text:p>0.61</text:p>
          </table:table-cell>
          <table:table-cell office:value-type="float" office:value="-48.07" calcext:value-type="float">
            <text:p>-48.07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-4.68" calcext:value-type="float">
            <text:p>-4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-0.11" calcext:value-type="float">
            <text:p>-0.11</text:p>
          </table:table-cell>
          <table:table-cell office:value-type="float" office:value="0.62" calcext:value-type="float">
            <text:p>0.62</text:p>
          </table:table-cell>
          <table:table-cell office:value-type="float" office:value="-48.52" calcext:value-type="float">
            <text:p>-48.52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4.7" calcext:value-type="float">
            <text:p>-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77" calcext:value-type="float">
            <text:p>20.77</text:p>
          </table:table-cell>
          <table:table-cell office:value-type="float" office:value="-0.12" calcext:value-type="float">
            <text:p>-0.12</text:p>
          </table:table-cell>
          <table:table-cell office:value-type="float" office:value="0.62" calcext:value-type="float">
            <text:p>0.62</text:p>
          </table:table-cell>
          <table:table-cell office:value-type="float" office:value="-48.96" calcext:value-type="float">
            <text:p>-48.96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4.72" calcext:value-type="float">
            <text:p>-4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87" calcext:value-type="float">
            <text:p>20.87</text:p>
          </table:table-cell>
          <table:table-cell office:value-type="float" office:value="-0.12" calcext:value-type="float">
            <text:p>-0.12</text:p>
          </table:table-cell>
          <table:table-cell office:value-type="float" office:value="0.63" calcext:value-type="float">
            <text:p>0.63</text:p>
          </table:table-cell>
          <table:table-cell office:value-type="float" office:value="-49.4" calcext:value-type="float">
            <text:p>-49.4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4.75" calcext:value-type="float">
            <text:p>-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-0.13" calcext:value-type="float">
            <text:p>-0.13</text:p>
          </table:table-cell>
          <table:table-cell office:value-type="float" office:value="0.64" calcext:value-type="float">
            <text:p>0.64</text:p>
          </table:table-cell>
          <table:table-cell office:value-type="float" office:value="-49.86" calcext:value-type="float">
            <text:p>-49.86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4.77" calcext:value-type="float">
            <text:p>-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-0.13" calcext:value-type="float">
            <text:p>-0.13</text:p>
          </table:table-cell>
          <table:table-cell office:value-type="float" office:value="0.65" calcext:value-type="float">
            <text:p>0.65</text:p>
          </table:table-cell>
          <table:table-cell office:value-type="float" office:value="-50.32" calcext:value-type="float">
            <text:p>-50.32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4.8" calcext:value-type="float">
            <text:p>-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-0.14" calcext:value-type="float">
            <text:p>-0.14</text:p>
          </table:table-cell>
          <table:table-cell office:value-type="float" office:value="0.66" calcext:value-type="float">
            <text:p>0.66</text:p>
          </table:table-cell>
          <table:table-cell office:value-type="float" office:value="-50.77" calcext:value-type="float">
            <text:p>-50.77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4.82" calcext:value-type="float">
            <text:p>-4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-0.14" calcext:value-type="float">
            <text:p>-0.14</text:p>
          </table:table-cell>
          <table:table-cell office:value-type="float" office:value="0.67" calcext:value-type="float">
            <text:p>0.67</text:p>
          </table:table-cell>
          <table:table-cell office:value-type="float" office:value="-51.22" calcext:value-type="float">
            <text:p>-51.22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4.83" calcext:value-type="float">
            <text:p>-4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-0.15" calcext:value-type="float">
            <text:p>-0.15</text:p>
          </table:table-cell>
          <table:table-cell office:value-type="float" office:value="0.68" calcext:value-type="float">
            <text:p>0.68</text:p>
          </table:table-cell>
          <table:table-cell office:value-type="float" office:value="-51.68" calcext:value-type="float">
            <text:p>-51.68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4.85" calcext:value-type="float">
            <text:p>-4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43" calcext:value-type="float">
            <text:p>21.43</text:p>
          </table:table-cell>
          <table:table-cell office:value-type="float" office:value="-0.15" calcext:value-type="float">
            <text:p>-0.15</text:p>
          </table:table-cell>
          <table:table-cell office:value-type="float" office:value="0.69" calcext:value-type="float">
            <text:p>0.69</text:p>
          </table:table-cell>
          <table:table-cell office:value-type="float" office:value="-52.14" calcext:value-type="float">
            <text:p>-52.14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4.88" calcext:value-type="float">
            <text:p>-4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53" calcext:value-type="float">
            <text:p>21.53</text:p>
          </table:table-cell>
          <table:table-cell office:value-type="float" office:value="-0.16" calcext:value-type="float">
            <text:p>-0.16</text:p>
          </table:table-cell>
          <table:table-cell office:value-type="float" office:value="0.69" calcext:value-type="float">
            <text:p>0.69</text:p>
          </table:table-cell>
          <table:table-cell office:value-type="float" office:value="-52.6" calcext:value-type="float">
            <text:p>-52.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4.9" calcext:value-type="float">
            <text:p>-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-0.16" calcext:value-type="float">
            <text:p>-0.16</text:p>
          </table:table-cell>
          <table:table-cell office:value-type="float" office:value="0.7" calcext:value-type="float">
            <text:p>0.7</text:p>
          </table:table-cell>
          <table:table-cell office:value-type="float" office:value="-53.06" calcext:value-type="float">
            <text:p>-53.0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4.92" calcext:value-type="float">
            <text:p>-4.9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-0.17" calcext:value-type="float">
            <text:p>-0.17</text:p>
          </table:table-cell>
          <table:table-cell office:value-type="float" office:value="0.71" calcext:value-type="float">
            <text:p>0.71</text:p>
          </table:table-cell>
          <table:table-cell office:value-type="float" office:value="-53.53" calcext:value-type="float">
            <text:p>-53.53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4.94" calcext:value-type="float">
            <text:p>-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-0.18" calcext:value-type="float">
            <text:p>-0.18</text:p>
          </table:table-cell>
          <table:table-cell office:value-type="float" office:value="0.72" calcext:value-type="float">
            <text:p>0.72</text:p>
          </table:table-cell>
          <table:table-cell office:value-type="float" office:value="-54.01" calcext:value-type="float">
            <text:p>-54.0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4.97" calcext:value-type="float">
            <text:p>-4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-0.18" calcext:value-type="float">
            <text:p>-0.18</text:p>
          </table:table-cell>
          <table:table-cell office:value-type="float" office:value="0.73" calcext:value-type="float">
            <text:p>0.73</text:p>
          </table:table-cell>
          <table:table-cell office:value-type="float" office:value="-54.48" calcext:value-type="float">
            <text:p>-54.48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4.98" calcext:value-type="float">
            <text:p>-4.9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9" calcext:value-type="float">
            <text:p>-0.19</text:p>
          </table:table-cell>
          <table:table-cell office:value-type="float" office:value="0.74" calcext:value-type="float">
            <text:p>0.74</text:p>
          </table:table-cell>
          <table:table-cell office:value-type="float" office:value="-54.96" calcext:value-type="float">
            <text:p>-54.9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5.01" calcext:value-type="float">
            <text:p>-5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-0.19" calcext:value-type="float">
            <text:p>-0.19</text:p>
          </table:table-cell>
          <table:table-cell office:value-type="float" office:value="0.75" calcext:value-type="float">
            <text:p>0.75</text:p>
          </table:table-cell>
          <table:table-cell office:value-type="float" office:value="-55.44" calcext:value-type="float">
            <text:p>-55.44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5.03" calcext:value-type="float">
            <text:p>-5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19" calcext:value-type="float">
            <text:p>22.19</text:p>
          </table:table-cell>
          <table:table-cell office:value-type="float" office:value="-0.2" calcext:value-type="float">
            <text:p>-0.2</text:p>
          </table:table-cell>
          <table:table-cell office:value-type="float" office:value="0.76" calcext:value-type="float">
            <text:p>0.76</text:p>
          </table:table-cell>
          <table:table-cell office:value-type="float" office:value="-55.91" calcext:value-type="float">
            <text:p>-55.9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5.05" calcext:value-type="float">
            <text:p>-5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29" calcext:value-type="float">
            <text:p>22.29</text:p>
          </table:table-cell>
          <table:table-cell office:value-type="float" office:value="-0.2" calcext:value-type="float">
            <text:p>-0.2</text:p>
          </table:table-cell>
          <table:table-cell office:value-type="float" office:value="0.77" calcext:value-type="float">
            <text:p>0.77</text:p>
          </table:table-cell>
          <table:table-cell office:value-type="float" office:value="-56.39" calcext:value-type="float">
            <text:p>-56.39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5.08" calcext:value-type="float">
            <text:p>-5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-0.21" calcext:value-type="float">
            <text:p>-0.21</text:p>
          </table:table-cell>
          <table:table-cell office:value-type="float" office:value="0.77" calcext:value-type="float">
            <text:p>0.77</text:p>
          </table:table-cell>
          <table:table-cell office:value-type="float" office:value="-56.87" calcext:value-type="float">
            <text:p>-56.87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1" calcext:value-type="float">
            <text:p>-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-0.21" calcext:value-type="float">
            <text:p>-0.21</text:p>
          </table:table-cell>
          <table:table-cell office:value-type="float" office:value="0.78" calcext:value-type="float">
            <text:p>0.78</text:p>
          </table:table-cell>
          <table:table-cell office:value-type="float" office:value="-57.35" calcext:value-type="float">
            <text:p>-57.3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-5.12" calcext:value-type="float">
            <text:p>-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-0.22" calcext:value-type="float">
            <text:p>-0.22</text:p>
          </table:table-cell>
          <table:table-cell office:value-type="float" office:value="0.79" calcext:value-type="float">
            <text:p>0.79</text:p>
          </table:table-cell>
          <table:table-cell office:value-type="float" office:value="-57.85" calcext:value-type="float">
            <text:p>-57.85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14" calcext:value-type="float">
            <text:p>-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-0.23" calcext:value-type="float">
            <text:p>-0.23</text:p>
          </table:table-cell>
          <table:table-cell office:value-type="float" office:value="0.8" calcext:value-type="float">
            <text:p>0.8</text:p>
          </table:table-cell>
          <table:table-cell office:value-type="float" office:value="-58.34" calcext:value-type="float">
            <text:p>-58.34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17" calcext:value-type="float">
            <text:p>-5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-0.23" calcext:value-type="float">
            <text:p>-0.23</text:p>
          </table:table-cell>
          <table:table-cell office:value-type="float" office:value="0.81" calcext:value-type="float">
            <text:p>0.81</text:p>
          </table:table-cell>
          <table:table-cell office:value-type="float" office:value="-58.84" calcext:value-type="float">
            <text:p>-58.84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19" calcext:value-type="float">
            <text:p>-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-0.24" calcext:value-type="float">
            <text:p>-0.24</text:p>
          </table:table-cell>
          <table:table-cell office:value-type="float" office:value="0.82" calcext:value-type="float">
            <text:p>0.82</text:p>
          </table:table-cell>
          <table:table-cell office:value-type="float" office:value="-59.34" calcext:value-type="float">
            <text:p>-59.34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21" calcext:value-type="float">
            <text:p>-5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-0.24" calcext:value-type="float">
            <text:p>-0.24</text:p>
          </table:table-cell>
          <table:table-cell office:value-type="float" office:value="0.83" calcext:value-type="float">
            <text:p>0.83</text:p>
          </table:table-cell>
          <table:table-cell office:value-type="float" office:value="-59.83" calcext:value-type="float">
            <text:p>-59.83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23" calcext:value-type="float">
            <text:p>-5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-0.25" calcext:value-type="float">
            <text:p>-0.25</text:p>
          </table:table-cell>
          <table:table-cell office:value-type="float" office:value="0.84" calcext:value-type="float">
            <text:p>0.84</text:p>
          </table:table-cell>
          <table:table-cell office:value-type="float" office:value="-60.33" calcext:value-type="float">
            <text:p>-60.33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25" calcext:value-type="float">
            <text:p>-5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-0.26" calcext:value-type="float">
            <text:p>-0.26</text:p>
          </table:table-cell>
          <table:table-cell office:value-type="float" office:value="0.85" calcext:value-type="float">
            <text:p>0.85</text:p>
          </table:table-cell>
          <table:table-cell office:value-type="float" office:value="-60.83" calcext:value-type="float">
            <text:p>-60.83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28" calcext:value-type="float">
            <text:p>-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-0.26" calcext:value-type="float">
            <text:p>-0.26</text:p>
          </table:table-cell>
          <table:table-cell office:value-type="float" office:value="0.85" calcext:value-type="float">
            <text:p>0.85</text:p>
          </table:table-cell>
          <table:table-cell office:value-type="float" office:value="-61.32" calcext:value-type="float">
            <text:p>-61.3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29" calcext:value-type="float">
            <text:p>-5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-0.27" calcext:value-type="float">
            <text:p>-0.27</text:p>
          </table:table-cell>
          <table:table-cell office:value-type="float" office:value="0.86" calcext:value-type="float">
            <text:p>0.86</text:p>
          </table:table-cell>
          <table:table-cell office:value-type="float" office:value="-61.83" calcext:value-type="float">
            <text:p>-61.83</text:p>
          </table:table-cell>
          <table:table-cell office:value-type="float" office:value="-0.12" calcext:value-type="float">
            <text:p>-0.12</text:p>
          </table:table-cell>
          <table:table-cell office:value-type="float" office:value="0.1" calcext:value-type="float">
            <text:p>0.1</text:p>
          </table:table-cell>
          <table:table-cell office:value-type="float" office:value="-5.31" calcext:value-type="float">
            <text:p>-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-0.27" calcext:value-type="float">
            <text:p>-0.27</text:p>
          </table:table-cell>
          <table:table-cell office:value-type="float" office:value="0.87" calcext:value-type="float">
            <text:p>0.87</text:p>
          </table:table-cell>
          <table:table-cell office:value-type="float" office:value="-62.33" calcext:value-type="float">
            <text:p>-62.33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34" calcext:value-type="float">
            <text:p>-5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-0.28" calcext:value-type="float">
            <text:p>-0.28</text:p>
          </table:table-cell>
          <table:table-cell office:value-type="float" office:value="0.88" calcext:value-type="float">
            <text:p>0.88</text:p>
          </table:table-cell>
          <table:table-cell office:value-type="float" office:value="-62.83" calcext:value-type="float">
            <text:p>-62.83</text:p>
          </table:table-cell>
          <table:table-cell office:value-type="float" office:value="-0.12" calcext:value-type="float">
            <text:p>-0.12</text:p>
          </table:table-cell>
          <table:table-cell office:value-type="float" office:value="0.09" calcext:value-type="float">
            <text:p>0.09</text:p>
          </table:table-cell>
          <table:table-cell office:value-type="float" office:value="-5.36" calcext:value-type="float">
            <text:p>-5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-0.29" calcext:value-type="float">
            <text:p>-0.29</text:p>
          </table:table-cell>
          <table:table-cell office:value-type="float" office:value="0.89" calcext:value-type="float">
            <text:p>0.89</text:p>
          </table:table-cell>
          <table:table-cell office:value-type="float" office:value="-63.34" calcext:value-type="float">
            <text:p>-63.34</text:p>
          </table:table-cell>
          <table:table-cell office:value-type="float" office:value="-0.13" calcext:value-type="float">
            <text:p>-0.13</text:p>
          </table:table-cell>
          <table:table-cell office:value-type="float" office:value="0.09" calcext:value-type="float">
            <text:p>0.09</text:p>
          </table:table-cell>
          <table:table-cell office:value-type="float" office:value="-5.38" calcext:value-type="float">
            <text:p>-5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-0.29" calcext:value-type="float">
            <text:p>-0.29</text:p>
          </table:table-cell>
          <table:table-cell office:value-type="float" office:value="0.9" calcext:value-type="float">
            <text:p>0.9</text:p>
          </table:table-cell>
          <table:table-cell office:value-type="float" office:value="-63.85" calcext:value-type="float">
            <text:p>-63.85</text:p>
          </table:table-cell>
          <table:table-cell office:value-type="float" office:value="-0.13" calcext:value-type="float">
            <text:p>-0.13</text:p>
          </table:table-cell>
          <table:table-cell office:value-type="float" office:value="0.09" calcext:value-type="float">
            <text:p>0.09</text:p>
          </table:table-cell>
          <table:table-cell office:value-type="float" office:value="-5.4" calcext:value-type="float">
            <text:p>-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-0.3" calcext:value-type="float">
            <text:p>-0.3</text:p>
          </table:table-cell>
          <table:table-cell office:value-type="float" office:value="0.91" calcext:value-type="float">
            <text:p>0.91</text:p>
          </table:table-cell>
          <table:table-cell office:value-type="float" office:value="-64.36" calcext:value-type="float">
            <text:p>-64.36</text:p>
          </table:table-cell>
          <table:table-cell office:value-type="float" office:value="-0.13" calcext:value-type="float">
            <text:p>-0.13</text:p>
          </table:table-cell>
          <table:table-cell office:value-type="float" office:value="0.09" calcext:value-type="float">
            <text:p>0.09</text:p>
          </table:table-cell>
          <table:table-cell office:value-type="float" office:value="-5.41" calcext:value-type="float">
            <text:p>-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-0.31" calcext:value-type="float">
            <text:p>-0.31</text:p>
          </table:table-cell>
          <table:table-cell office:value-type="float" office:value="0.92" calcext:value-type="float">
            <text:p>0.92</text:p>
          </table:table-cell>
          <table:table-cell office:value-type="float" office:value="-64.88" calcext:value-type="float">
            <text:p>-64.88</text:p>
          </table:table-cell>
          <table:table-cell office:value-type="float" office:value="-0.13" calcext:value-type="float">
            <text:p>-0.13</text:p>
          </table:table-cell>
          <table:table-cell office:value-type="float" office:value="0.09" calcext:value-type="float">
            <text:p>0.09</text:p>
          </table:table-cell>
          <table:table-cell office:value-type="float" office:value="-5.43" calcext:value-type="float">
            <text:p>-5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31" calcext:value-type="float">
            <text:p>-0.31</text:p>
          </table:table-cell>
          <table:table-cell office:value-type="float" office:value="0.93" calcext:value-type="float">
            <text:p>0.93</text:p>
          </table:table-cell>
          <table:table-cell office:value-type="float" office:value="-65.4" calcext:value-type="float">
            <text:p>-65.4</text:p>
          </table:table-cell>
          <table:table-cell office:value-type="float" office:value="-0.13" calcext:value-type="float">
            <text:p>-0.13</text:p>
          </table:table-cell>
          <table:table-cell office:value-type="float" office:value="0.09" calcext:value-type="float">
            <text:p>0.09</text:p>
          </table:table-cell>
          <table:table-cell office:value-type="float" office:value="-5.45" calcext:value-type="float">
            <text:p>-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09" calcext:value-type="float">
            <text:p>24.09</text:p>
          </table:table-cell>
          <table:table-cell office:value-type="float" office:value="-0.32" calcext:value-type="float">
            <text:p>-0.32</text:p>
          </table:table-cell>
          <table:table-cell office:value-type="float" office:value="0.94" calcext:value-type="float">
            <text:p>0.94</text:p>
          </table:table-cell>
          <table:table-cell office:value-type="float" office:value="-65.93" calcext:value-type="float">
            <text:p>-65.93</text:p>
          </table:table-cell>
          <table:table-cell office:value-type="float" office:value="-0.13" calcext:value-type="float">
            <text:p>-0.13</text:p>
          </table:table-cell>
          <table:table-cell office:value-type="float" office:value="0.09" calcext:value-type="float">
            <text:p>0.09</text:p>
          </table:table-cell>
          <table:table-cell office:value-type="float" office:value="-5.47" calcext:value-type="float">
            <text:p>-5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-0.33" calcext:value-type="float">
            <text:p>-0.33</text:p>
          </table:table-cell>
          <table:table-cell office:value-type="float" office:value="0.95" calcext:value-type="float">
            <text:p>0.95</text:p>
          </table:table-cell>
          <table:table-cell office:value-type="float" office:value="-66.45" calcext:value-type="float">
            <text:p>-66.45</text:p>
          </table:table-cell>
          <table:table-cell office:value-type="float" office:value="-0.13" calcext:value-type="float">
            <text:p>-0.13</text:p>
          </table:table-cell>
          <table:table-cell office:value-type="float" office:value="0.09" calcext:value-type="float">
            <text:p>0.09</text:p>
          </table:table-cell>
          <table:table-cell office:value-type="float" office:value="-5.49" calcext:value-type="float">
            <text:p>-5.4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29" calcext:value-type="float">
            <text:p>24.29</text:p>
          </table:table-cell>
          <table:table-cell office:value-type="float" office:value="-0.33" calcext:value-type="float">
            <text:p>-0.33</text:p>
          </table:table-cell>
          <table:table-cell office:value-type="float" office:value="0.95" calcext:value-type="float">
            <text:p>0.95</text:p>
          </table:table-cell>
          <table:table-cell office:value-type="float" office:value="-66.99" calcext:value-type="float">
            <text:p>-66.99</text:p>
          </table:table-cell>
          <table:table-cell office:value-type="float" office:value="-0.13" calcext:value-type="float">
            <text:p>-0.13</text:p>
          </table:table-cell>
          <table:table-cell office:value-type="float" office:value="0.09" calcext:value-type="float">
            <text:p>0.09</text:p>
          </table:table-cell>
          <table:table-cell office:value-type="float" office:value="-5.51" calcext:value-type="float">
            <text:p>-5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-0.34" calcext:value-type="float">
            <text:p>-0.34</text:p>
          </table:table-cell>
          <table:table-cell office:value-type="float" office:value="0.96" calcext:value-type="float">
            <text:p>0.96</text:p>
          </table:table-cell>
          <table:table-cell office:value-type="float" office:value="-67.51" calcext:value-type="float">
            <text:p>-67.51</text:p>
          </table:table-cell>
          <table:table-cell office:value-type="float" office:value="-0.13" calcext:value-type="float">
            <text:p>-0.13</text:p>
          </table:table-cell>
          <table:table-cell office:value-type="float" office:value="0.09" calcext:value-type="float">
            <text:p>0.09</text:p>
          </table:table-cell>
          <table:table-cell office:value-type="float" office:value="-5.54" calcext:value-type="float">
            <text:p>-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-0.35" calcext:value-type="float">
            <text:p>-0.35</text:p>
          </table:table-cell>
          <table:table-cell office:value-type="float" office:value="0.97" calcext:value-type="float">
            <text:p>0.97</text:p>
          </table:table-cell>
          <table:table-cell office:value-type="float" office:value="-68.03" calcext:value-type="float">
            <text:p>-68.0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9" calcext:value-type="float">
            <text:p>0.09</text:p>
          </table:table-cell>
          <table:table-cell office:value-type="float" office:value="-5.55" calcext:value-type="float">
            <text:p>-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-0.35" calcext:value-type="float">
            <text:p>-0.35</text:p>
          </table:table-cell>
          <table:table-cell office:value-type="float" office:value="0.98" calcext:value-type="float">
            <text:p>0.98</text:p>
          </table:table-cell>
          <table:table-cell office:value-type="float" office:value="-68.57" calcext:value-type="float">
            <text:p>-68.57</text:p>
          </table:table-cell>
          <table:table-cell office:value-type="float" office:value="-0.13" calcext:value-type="float">
            <text:p>-0.13</text:p>
          </table:table-cell>
          <table:table-cell office:value-type="float" office:value="0.1" calcext:value-type="float">
            <text:p>0.1</text:p>
          </table:table-cell>
          <table:table-cell office:value-type="float" office:value="-5.57" calcext:value-type="float">
            <text:p>-5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-0.36" calcext:value-type="float">
            <text:p>-0.36</text:p>
          </table:table-cell>
          <table:table-cell office:value-type="float" office:value="0.99" calcext:value-type="float">
            <text:p>0.99</text:p>
          </table:table-cell>
          <table:table-cell office:value-type="float" office:value="-69.09" calcext:value-type="float">
            <text:p>-69.09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59" calcext:value-type="float">
            <text:p>-5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-0.37" calcext:value-type="float">
            <text:p>-0.37</text:p>
          </table:table-cell>
          <table:table-cell office:value-type="float" office:value="1" calcext:value-type="float">
            <text:p>1</text:p>
          </table:table-cell>
          <table:table-cell office:value-type="float" office:value="-69.62" calcext:value-type="float">
            <text:p>-69.6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62" calcext:value-type="float">
            <text:p>-5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-0.37" calcext:value-type="float">
            <text:p>-0.37</text:p>
          </table:table-cell>
          <table:table-cell office:value-type="float" office:value="1.01" calcext:value-type="float">
            <text:p>1.01</text:p>
          </table:table-cell>
          <table:table-cell office:value-type="float" office:value="-70.16" calcext:value-type="float">
            <text:p>-7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64" calcext:value-type="float">
            <text:p>-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-0.38" calcext:value-type="float">
            <text:p>-0.38</text:p>
          </table:table-cell>
          <table:table-cell office:value-type="float" office:value="1.02" calcext:value-type="float">
            <text:p>1.02</text:p>
          </table:table-cell>
          <table:table-cell office:value-type="float" office:value="-70.69" calcext:value-type="float">
            <text:p>-70.69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66" calcext:value-type="float">
            <text:p>-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-0.39" calcext:value-type="float">
            <text:p>-0.39</text:p>
          </table:table-cell>
          <table:table-cell office:value-type="float" office:value="1.03" calcext:value-type="float">
            <text:p>1.03</text:p>
          </table:table-cell>
          <table:table-cell office:value-type="float" office:value="-71.23" calcext:value-type="float">
            <text:p>-71.23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68" calcext:value-type="float">
            <text:p>-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-0.39" calcext:value-type="float">
            <text:p>-0.39</text:p>
          </table:table-cell>
          <table:table-cell office:value-type="float" office:value="1.04" calcext:value-type="float">
            <text:p>1.04</text:p>
          </table:table-cell>
          <table:table-cell office:value-type="float" office:value="-71.77" calcext:value-type="float">
            <text:p>-71.77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7" calcext:value-type="float">
            <text:p>-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-0.4" calcext:value-type="float">
            <text:p>-0.4</text:p>
          </table:table-cell>
          <table:table-cell office:value-type="float" office:value="1.05" calcext:value-type="float">
            <text:p>1.05</text:p>
          </table:table-cell>
          <table:table-cell office:value-type="float" office:value="-72.32" calcext:value-type="float">
            <text:p>-72.3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72" calcext:value-type="float">
            <text:p>-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33" calcext:value-type="float">
            <text:p>25.33</text:p>
          </table:table-cell>
          <table:table-cell office:value-type="float" office:value="-0.41" calcext:value-type="float">
            <text:p>-0.41</text:p>
          </table:table-cell>
          <table:table-cell office:value-type="float" office:value="1.06" calcext:value-type="float">
            <text:p>1.06</text:p>
          </table:table-cell>
          <table:table-cell office:value-type="float" office:value="-72.86" calcext:value-type="float">
            <text:p>-72.8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75" calcext:value-type="float">
            <text:p>-5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-0.41" calcext:value-type="float">
            <text:p>-0.41</text:p>
          </table:table-cell>
          <table:table-cell office:value-type="float" office:value="1.07" calcext:value-type="float">
            <text:p>1.07</text:p>
          </table:table-cell>
          <table:table-cell office:value-type="float" office:value="-73.4" calcext:value-type="float">
            <text:p>-73.4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77" calcext:value-type="float">
            <text:p>-5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-0.42" calcext:value-type="float">
            <text:p>-0.42</text:p>
          </table:table-cell>
          <table:table-cell office:value-type="float" office:value="1.08" calcext:value-type="float">
            <text:p>1.08</text:p>
          </table:table-cell>
          <table:table-cell office:value-type="float" office:value="-73.94" calcext:value-type="float">
            <text:p>-73.94</text:p>
          </table:table-cell>
          <table:table-cell office:value-type="float" office:value="-0.14" calcext:value-type="float">
            <text:p>-0.14</text:p>
          </table:table-cell>
          <table:table-cell office:value-type="float" office:value="0.1" calcext:value-type="float">
            <text:p>0.1</text:p>
          </table:table-cell>
          <table:table-cell office:value-type="float" office:value="-5.79" calcext:value-type="float">
            <text:p>-5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-0.43" calcext:value-type="float">
            <text:p>-0.43</text:p>
          </table:table-cell>
          <table:table-cell office:value-type="float" office:value="1.09" calcext:value-type="float">
            <text:p>1.09</text:p>
          </table:table-cell>
          <table:table-cell office:value-type="float" office:value="-74.5" calcext:value-type="float">
            <text:p>-74.5</text:p>
          </table:table-cell>
          <table:table-cell office:value-type="float" office:value="-0.15" calcext:value-type="float">
            <text:p>-0.15</text:p>
          </table:table-cell>
          <table:table-cell office:value-type="float" office:value="0.1" calcext:value-type="float">
            <text:p>0.1</text:p>
          </table:table-cell>
          <table:table-cell office:value-type="float" office:value="-5.8" calcext:value-type="float">
            <text:p>-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-0.44" calcext:value-type="float">
            <text:p>-0.44</text:p>
          </table:table-cell>
          <table:table-cell office:value-type="float" office:value="1.1" calcext:value-type="float">
            <text:p>1.1</text:p>
          </table:table-cell>
          <table:table-cell office:value-type="float" office:value="-75.05" calcext:value-type="float">
            <text:p>-75.05</text:p>
          </table:table-cell>
          <table:table-cell office:value-type="float" office:value="-0.15" calcext:value-type="float">
            <text:p>-0.15</text:p>
          </table:table-cell>
          <table:table-cell office:value-type="float" office:value="0.1" calcext:value-type="float">
            <text:p>0.1</text:p>
          </table:table-cell>
          <table:table-cell office:value-type="float" office:value="-5.82" calcext:value-type="float">
            <text:p>-5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0.44" calcext:value-type="float">
            <text:p>-0.44</text:p>
          </table:table-cell>
          <table:table-cell office:value-type="float" office:value="1.11" calcext:value-type="float">
            <text:p>1.11</text:p>
          </table:table-cell>
          <table:table-cell office:value-type="float" office:value="-75.6" calcext:value-type="float">
            <text:p>-75.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" calcext:value-type="float">
            <text:p>0.1</text:p>
          </table:table-cell>
          <table:table-cell office:value-type="float" office:value="-5.84" calcext:value-type="float">
            <text:p>-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0.45" calcext:value-type="float">
            <text:p>-0.45</text:p>
          </table:table-cell>
          <table:table-cell office:value-type="float" office:value="1.12" calcext:value-type="float">
            <text:p>1.12</text:p>
          </table:table-cell>
          <table:table-cell office:value-type="float" office:value="-76.16" calcext:value-type="float">
            <text:p>-76.16</text:p>
          </table:table-cell>
          <table:table-cell office:value-type="float" office:value="-0.15" calcext:value-type="float">
            <text:p>-0.15</text:p>
          </table:table-cell>
          <table:table-cell office:value-type="float" office:value="0.1" calcext:value-type="float">
            <text:p>0.1</text:p>
          </table:table-cell>
          <table:table-cell office:value-type="float" office:value="-5.87" calcext:value-type="float">
            <text:p>-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46" calcext:value-type="float">
            <text:p>-0.46</text:p>
          </table:table-cell>
          <table:table-cell office:value-type="float" office:value="1.13" calcext:value-type="float">
            <text:p>1.13</text:p>
          </table:table-cell>
          <table:table-cell office:value-type="float" office:value="-76.73" calcext:value-type="float">
            <text:p>-76.73</text:p>
          </table:table-cell>
          <table:table-cell office:value-type="float" office:value="-0.15" calcext:value-type="float">
            <text:p>-0.15</text:p>
          </table:table-cell>
          <table:table-cell office:value-type="float" office:value="0.1" calcext:value-type="float">
            <text:p>0.1</text:p>
          </table:table-cell>
          <table:table-cell office:value-type="float" office:value="-5.88" calcext:value-type="float">
            <text:p>-5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09" calcext:value-type="float">
            <text:p>26.09</text:p>
          </table:table-cell>
          <table:table-cell office:value-type="float" office:value="-0.47" calcext:value-type="float">
            <text:p>-0.47</text:p>
          </table:table-cell>
          <table:table-cell office:value-type="float" office:value="1.14" calcext:value-type="float">
            <text:p>1.14</text:p>
          </table:table-cell>
          <table:table-cell office:value-type="float" office:value="-77.28" calcext:value-type="float">
            <text:p>-77.28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  <table:table-cell office:value-type="float" office:value="-5.9" calcext:value-type="float">
            <text:p>-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19" calcext:value-type="float">
            <text:p>26.19</text:p>
          </table:table-cell>
          <table:table-cell office:value-type="float" office:value="-0.47" calcext:value-type="float">
            <text:p>-0.47</text:p>
          </table:table-cell>
          <table:table-cell office:value-type="float" office:value="1.15" calcext:value-type="float">
            <text:p>1.15</text:p>
          </table:table-cell>
          <table:table-cell office:value-type="float" office:value="-77.85" calcext:value-type="float">
            <text:p>-77.85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-5.92" calcext:value-type="float">
            <text:p>-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-0.48" calcext:value-type="float">
            <text:p>-0.48</text:p>
          </table:table-cell>
          <table:table-cell office:value-type="float" office:value="1.16" calcext:value-type="float">
            <text:p>1.16</text:p>
          </table:table-cell>
          <table:table-cell office:value-type="float" office:value="-78.41" calcext:value-type="float">
            <text:p>-78.4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-5.95" calcext:value-type="float">
            <text:p>-5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-0.49" calcext:value-type="float">
            <text:p>-0.49</text:p>
          </table:table-cell>
          <table:table-cell office:value-type="float" office:value="1.17" calcext:value-type="float">
            <text:p>1.17</text:p>
          </table:table-cell>
          <table:table-cell office:value-type="float" office:value="-78.98" calcext:value-type="float">
            <text:p>-78.98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-5.96" calcext:value-type="float">
            <text:p>-5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-0.5" calcext:value-type="float">
            <text:p>-0.5</text:p>
          </table:table-cell>
          <table:table-cell office:value-type="float" office:value="1.18" calcext:value-type="float">
            <text:p>1.18</text:p>
          </table:table-cell>
          <table:table-cell office:value-type="float" office:value="-79.55" calcext:value-type="float">
            <text:p>-79.55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-5.99" calcext:value-type="float">
            <text:p>-5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-0.51" calcext:value-type="float">
            <text:p>-0.51</text:p>
          </table:table-cell>
          <table:table-cell office:value-type="float" office:value="1.19" calcext:value-type="float">
            <text:p>1.19</text:p>
          </table:table-cell>
          <table:table-cell office:value-type="float" office:value="-80.12" calcext:value-type="float">
            <text:p>-80.12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 office:value-type="float" office:value="-0.52" calcext:value-type="float">
            <text:p>-0.52</text:p>
          </table:table-cell>
          <table:table-cell office:value-type="float" office:value="1.2" calcext:value-type="float">
            <text:p>1.2</text:p>
          </table:table-cell>
          <table:table-cell office:value-type="float" office:value="-80.69" calcext:value-type="float">
            <text:p>-80.69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  <table:table-cell office:value-type="float" office:value="-6.02" calcext:value-type="float">
            <text:p>-6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-0.52" calcext:value-type="float">
            <text:p>-0.52</text:p>
          </table:table-cell>
          <table:table-cell office:value-type="float" office:value="1.21" calcext:value-type="float">
            <text:p>1.21</text:p>
          </table:table-cell>
          <table:table-cell office:value-type="float" office:value="-81.27" calcext:value-type="float">
            <text:p>-81.27</text:p>
          </table:table-cell>
          <table:table-cell office:value-type="float" office:value="-0.17" calcext:value-type="float">
            <text:p>-0.17</text:p>
          </table:table-cell>
          <table:table-cell office:value-type="float" office:value="0.1" calcext:value-type="float">
            <text:p>0.1</text:p>
          </table:table-cell>
          <table:table-cell office:value-type="float" office:value="-6.04" calcext:value-type="float">
            <text:p>-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-0.53" calcext:value-type="float">
            <text:p>-0.53</text:p>
          </table:table-cell>
          <table:table-cell office:value-type="float" office:value="1.22" calcext:value-type="float">
            <text:p>1.22</text:p>
          </table:table-cell>
          <table:table-cell office:value-type="float" office:value="-81.86" calcext:value-type="float">
            <text:p>-81.86</text:p>
          </table:table-cell>
          <table:table-cell office:value-type="float" office:value="-0.17" calcext:value-type="float">
            <text:p>-0.17</text:p>
          </table:table-cell>
          <table:table-cell office:value-type="float" office:value="0.1" calcext:value-type="float">
            <text:p>0.1</text:p>
          </table:table-cell>
          <table:table-cell office:value-type="float" office:value="-6.07" calcext:value-type="float">
            <text:p>-6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-0.54" calcext:value-type="float">
            <text:p>-0.54</text:p>
          </table:table-cell>
          <table:table-cell office:value-type="float" office:value="1.23" calcext:value-type="float">
            <text:p>1.23</text:p>
          </table:table-cell>
          <table:table-cell office:value-type="float" office:value="-82.45" calcext:value-type="float">
            <text:p>-82.45</text:p>
          </table:table-cell>
          <table:table-cell office:value-type="float" office:value="-0.17" calcext:value-type="float">
            <text:p>-0.17</text:p>
          </table:table-cell>
          <table:table-cell office:value-type="float" office:value="0.1" calcext:value-type="float">
            <text:p>0.1</text:p>
          </table:table-cell>
          <table:table-cell office:value-type="float" office:value="-6.09" calcext:value-type="float">
            <text:p>-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-0.55" calcext:value-type="float">
            <text:p>-0.55</text:p>
          </table:table-cell>
          <table:table-cell office:value-type="float" office:value="1.24" calcext:value-type="float">
            <text:p>1.24</text:p>
          </table:table-cell>
          <table:table-cell office:value-type="float" office:value="-83.02" calcext:value-type="float">
            <text:p>-83.02</text:p>
          </table:table-cell>
          <table:table-cell office:value-type="float" office:value="-0.17" calcext:value-type="float">
            <text:p>-0.17</text:p>
          </table:table-cell>
          <table:table-cell office:value-type="float" office:value="0.1" calcext:value-type="float">
            <text:p>0.1</text:p>
          </table:table-cell>
          <table:table-cell office:value-type="float" office:value="-6.11" calcext:value-type="float">
            <text:p>-6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14" calcext:value-type="float">
            <text:p>27.14</text:p>
          </table:table-cell>
          <table:table-cell office:value-type="float" office:value="-0.56" calcext:value-type="float">
            <text:p>-0.56</text:p>
          </table:table-cell>
          <table:table-cell office:value-type="float" office:value="1.24" calcext:value-type="float">
            <text:p>1.24</text:p>
          </table:table-cell>
          <table:table-cell office:value-type="float" office:value="-83.6" calcext:value-type="float">
            <text:p>-83.6</text:p>
          </table:table-cell>
          <table:table-cell office:value-type="float" office:value="-0.17" calcext:value-type="float">
            <text:p>-0.17</text:p>
          </table:table-cell>
          <table:table-cell office:value-type="float" office:value="0.1" calcext:value-type="float">
            <text:p>0.1</text:p>
          </table:table-cell>
          <table:table-cell office:value-type="float" office:value="-6.14" calcext:value-type="float">
            <text:p>-6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-0.57" calcext:value-type="float">
            <text:p>-0.57</text:p>
          </table:table-cell>
          <table:table-cell office:value-type="float" office:value="1.25" calcext:value-type="float">
            <text:p>1.25</text:p>
          </table:table-cell>
          <table:table-cell office:value-type="float" office:value="-84.19" calcext:value-type="float">
            <text:p>-84.19</text:p>
          </table:table-cell>
          <table:table-cell office:value-type="float" office:value="-0.17" calcext:value-type="float">
            <text:p>-0.17</text:p>
          </table:table-cell>
          <table:table-cell office:value-type="float" office:value="0.1" calcext:value-type="float">
            <text:p>0.1</text:p>
          </table:table-cell>
          <table:table-cell office:value-type="float" office:value="-6.16" calcext:value-type="float">
            <text:p>-6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-0.57" calcext:value-type="float">
            <text:p>-0.57</text:p>
          </table:table-cell>
          <table:table-cell office:value-type="float" office:value="1.26" calcext:value-type="float">
            <text:p>1.26</text:p>
          </table:table-cell>
          <table:table-cell office:value-type="float" office:value="-84.78" calcext:value-type="float">
            <text:p>-84.78</text:p>
          </table:table-cell>
          <table:table-cell office:value-type="float" office:value="-0.17" calcext:value-type="float">
            <text:p>-0.17</text:p>
          </table:table-cell>
          <table:table-cell office:value-type="float" office:value="0.1" calcext:value-type="float">
            <text:p>0.1</text:p>
          </table:table-cell>
          <table:table-cell office:value-type="float" office:value="-6.18" calcext:value-type="float">
            <text:p>-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-0.58" calcext:value-type="float">
            <text:p>-0.58</text:p>
          </table:table-cell>
          <table:table-cell office:value-type="float" office:value="1.27" calcext:value-type="float">
            <text:p>1.27</text:p>
          </table:table-cell>
          <table:table-cell office:value-type="float" office:value="-85.37" calcext:value-type="float">
            <text:p>-85.37</text:p>
          </table:table-cell>
          <table:table-cell office:value-type="float" office:value="-0.18" calcext:value-type="float">
            <text:p>-0.18</text:p>
          </table:table-cell>
          <table:table-cell office:value-type="float" office:value="0.1" calcext:value-type="float">
            <text:p>0.1</text:p>
          </table:table-cell>
          <table:table-cell office:value-type="float" office:value="-6.22" calcext:value-type="float">
            <text:p>-6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-0.59" calcext:value-type="float">
            <text:p>-0.59</text:p>
          </table:table-cell>
          <table:table-cell office:value-type="float" office:value="1.28" calcext:value-type="float">
            <text:p>1.28</text:p>
          </table:table-cell>
          <table:table-cell office:value-type="float" office:value="-85.96" calcext:value-type="float">
            <text:p>-85.96</text:p>
          </table:table-cell>
          <table:table-cell office:value-type="float" office:value="-0.18" calcext:value-type="float">
            <text:p>-0.18</text:p>
          </table:table-cell>
          <table:table-cell office:value-type="float" office:value="0.1" calcext:value-type="float">
            <text:p>0.1</text:p>
          </table:table-cell>
          <table:table-cell office:value-type="float" office:value="-6.24" calcext:value-type="float">
            <text:p>-6.2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-0.6" calcext:value-type="float">
            <text:p>-0.6</text:p>
          </table:table-cell>
          <table:table-cell office:value-type="float" office:value="1.29" calcext:value-type="float">
            <text:p>1.29</text:p>
          </table:table-cell>
          <table:table-cell office:value-type="float" office:value="-86.57" calcext:value-type="float">
            <text:p>-86.57</text:p>
          </table:table-cell>
          <table:table-cell office:value-type="float" office:value="-0.18" calcext:value-type="float">
            <text:p>-0.18</text:p>
          </table:table-cell>
          <table:table-cell office:value-type="float" office:value="0.1" calcext:value-type="float">
            <text:p>0.1</text:p>
          </table:table-cell>
          <table:table-cell office:value-type="float" office:value="-6.26" calcext:value-type="float">
            <text:p>-6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-0.61" calcext:value-type="float">
            <text:p>-0.61</text:p>
          </table:table-cell>
          <table:table-cell office:value-type="float" office:value="1.31" calcext:value-type="float">
            <text:p>1.31</text:p>
          </table:table-cell>
          <table:table-cell office:value-type="float" office:value="-87.17" calcext:value-type="float">
            <text:p>-87.17</text:p>
          </table:table-cell>
          <table:table-cell office:value-type="float" office:value="-0.18" calcext:value-type="float">
            <text:p>-0.18</text:p>
          </table:table-cell>
          <table:table-cell office:value-type="float" office:value="0.1" calcext:value-type="float">
            <text:p>0.1</text:p>
          </table:table-cell>
          <table:table-cell office:value-type="float" office:value="-6.29" calcext:value-type="float">
            <text:p>-6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-0.62" calcext:value-type="float">
            <text:p>-0.62</text:p>
          </table:table-cell>
          <table:table-cell office:value-type="float" office:value="1.32" calcext:value-type="float">
            <text:p>1.32</text:p>
          </table:table-cell>
          <table:table-cell office:value-type="float" office:value="-87.76" calcext:value-type="float">
            <text:p>-87.76</text:p>
          </table:table-cell>
          <table:table-cell office:value-type="float" office:value="-0.18" calcext:value-type="float">
            <text:p>-0.18</text:p>
          </table:table-cell>
          <table:table-cell office:value-type="float" office:value="0.1" calcext:value-type="float">
            <text:p>0.1</text:p>
          </table:table-cell>
          <table:table-cell office:value-type="float" office:value="-6.31" calcext:value-type="float">
            <text:p>-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-0.63" calcext:value-type="float">
            <text:p>-0.63</text:p>
          </table:table-cell>
          <table:table-cell office:value-type="float" office:value="1.33" calcext:value-type="float">
            <text:p>1.33</text:p>
          </table:table-cell>
          <table:table-cell office:value-type="float" office:value="-88.35" calcext:value-type="float">
            <text:p>-88.35</text:p>
          </table:table-cell>
          <table:table-cell office:value-type="float" office:value="-0.18" calcext:value-type="float">
            <text:p>-0.18</text:p>
          </table:table-cell>
          <table:table-cell office:value-type="float" office:value="0.1" calcext:value-type="float">
            <text:p>0.1</text:p>
          </table:table-cell>
          <table:table-cell office:value-type="float" office:value="-6.33" calcext:value-type="float">
            <text:p>-6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64" calcext:value-type="float">
            <text:p>-0.64</text:p>
          </table:table-cell>
          <table:table-cell office:value-type="float" office:value="1.34" calcext:value-type="float">
            <text:p>1.34</text:p>
          </table:table-cell>
          <table:table-cell office:value-type="float" office:value="-88.95" calcext:value-type="float">
            <text:p>-88.95</text:p>
          </table:table-cell>
          <table:table-cell office:value-type="float" office:value="-0.19" calcext:value-type="float">
            <text:p>-0.19</text:p>
          </table:table-cell>
          <table:table-cell office:value-type="float" office:value="0.1" calcext:value-type="float">
            <text:p>0.1</text:p>
          </table:table-cell>
          <table:table-cell office:value-type="float" office:value="-6.35" calcext:value-type="float">
            <text:p>-6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09" calcext:value-type="float">
            <text:p>28.09</text:p>
          </table:table-cell>
          <table:table-cell office:value-type="float" office:value="-0.65" calcext:value-type="float">
            <text:p>-0.65</text:p>
          </table:table-cell>
          <table:table-cell office:value-type="float" office:value="1.35" calcext:value-type="float">
            <text:p>1.35</text:p>
          </table:table-cell>
          <table:table-cell office:value-type="float" office:value="-89.55" calcext:value-type="float">
            <text:p>-89.55</text:p>
          </table:table-cell>
          <table:table-cell office:value-type="float" office:value="-0.19" calcext:value-type="float">
            <text:p>-0.19</text:p>
          </table:table-cell>
          <table:table-cell office:value-type="float" office:value="0.1" calcext:value-type="float">
            <text:p>0.1</text:p>
          </table:table-cell>
          <table:table-cell office:value-type="float" office:value="-6.38" calcext:value-type="float">
            <text:p>-6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-0.66" calcext:value-type="float">
            <text:p>-0.66</text:p>
          </table:table-cell>
          <table:table-cell office:value-type="float" office:value="1.36" calcext:value-type="float">
            <text:p>1.36</text:p>
          </table:table-cell>
          <table:table-cell office:value-type="float" office:value="-90.15" calcext:value-type="float">
            <text:p>-90.15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-6.4" calcext:value-type="float">
            <text:p>-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-0.67" calcext:value-type="float">
            <text:p>-0.67</text:p>
          </table:table-cell>
          <table:table-cell office:value-type="float" office:value="1.37" calcext:value-type="float">
            <text:p>1.37</text:p>
          </table:table-cell>
          <table:table-cell office:value-type="float" office:value="-90.76" calcext:value-type="float">
            <text:p>-90.76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-6.42" calcext:value-type="float">
            <text:p>-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float" office:value="-0.68" calcext:value-type="float">
            <text:p>-0.68</text:p>
          </table:table-cell>
          <table:table-cell office:value-type="float" office:value="1.38" calcext:value-type="float">
            <text:p>1.38</text:p>
          </table:table-cell>
          <table:table-cell office:value-type="float" office:value="-91.36" calcext:value-type="float">
            <text:p>-91.36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-6.44" calcext:value-type="float">
            <text:p>-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-0.69" calcext:value-type="float">
            <text:p>-0.69</text:p>
          </table:table-cell>
          <table:table-cell office:value-type="float" office:value="1.39" calcext:value-type="float">
            <text:p>1.39</text:p>
          </table:table-cell>
          <table:table-cell office:value-type="float" office:value="-91.98" calcext:value-type="float">
            <text:p>-91.98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-6.46" calcext:value-type="float">
            <text:p>-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-0.7" calcext:value-type="float">
            <text:p>-0.7</text:p>
          </table:table-cell>
          <table:table-cell office:value-type="float" office:value="1.4" calcext:value-type="float">
            <text:p>1.4</text:p>
          </table:table-cell>
          <table:table-cell office:value-type="float" office:value="-92.58" calcext:value-type="float">
            <text:p>-92.58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-6.48" calcext:value-type="float">
            <text:p>-6.4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66" calcext:value-type="float">
            <text:p>28.66</text:p>
          </table:table-cell>
          <table:table-cell office:value-type="float" office:value="-0.7" calcext:value-type="float">
            <text:p>-0.7</text:p>
          </table:table-cell>
          <table:table-cell office:value-type="float" office:value="1.41" calcext:value-type="float">
            <text:p>1.41</text:p>
          </table:table-cell>
          <table:table-cell office:value-type="float" office:value="-93.21" calcext:value-type="float">
            <text:p>-93.21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-6.5" calcext:value-type="float">
            <text:p>-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-0.71" calcext:value-type="float">
            <text:p>-0.71</text:p>
          </table:table-cell>
          <table:table-cell office:value-type="float" office:value="1.42" calcext:value-type="float">
            <text:p>1.42</text:p>
          </table:table-cell>
          <table:table-cell office:value-type="float" office:value="-93.83" calcext:value-type="float">
            <text:p>-93.83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-6.53" calcext:value-type="float">
            <text:p>-6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-0.72" calcext:value-type="float">
            <text:p>-0.72</text:p>
          </table:table-cell>
          <table:table-cell office:value-type="float" office:value="1.43" calcext:value-type="float">
            <text:p>1.43</text:p>
          </table:table-cell>
          <table:table-cell office:value-type="float" office:value="-94.43" calcext:value-type="float">
            <text:p>-94.43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office:value-type="float" office:value="-6.55" calcext:value-type="float">
            <text:p>-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94" calcext:value-type="float">
            <text:p>28.94</text:p>
          </table:table-cell>
          <table:table-cell office:value-type="float" office:value="-0.73" calcext:value-type="float">
            <text:p>-0.73</text:p>
          </table:table-cell>
          <table:table-cell office:value-type="float" office:value="1.44" calcext:value-type="float">
            <text:p>1.44</text:p>
          </table:table-cell>
          <table:table-cell office:value-type="float" office:value="-95.06" calcext:value-type="float">
            <text:p>-95.06</text:p>
          </table:table-cell>
          <table:table-cell office:value-type="float" office:value="-0.19" calcext:value-type="float">
            <text:p>-0.19</text:p>
          </table:table-cell>
          <table:table-cell office:value-type="float" office:value="0.12" calcext:value-type="float">
            <text:p>0.12</text:p>
          </table:table-cell>
          <table:table-cell office:value-type="float" office:value="-6.57" calcext:value-type="float">
            <text:p>-6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-0.74" calcext:value-type="float">
            <text:p>-0.74</text:p>
          </table:table-cell>
          <table:table-cell office:value-type="float" office:value="1.46" calcext:value-type="float">
            <text:p>1.46</text:p>
          </table:table-cell>
          <table:table-cell office:value-type="float" office:value="-95.69" calcext:value-type="float">
            <text:p>-95.69</text:p>
          </table:table-cell>
          <table:table-cell office:value-type="float" office:value="-0.19" calcext:value-type="float">
            <text:p>-0.19</text:p>
          </table:table-cell>
          <table:table-cell office:value-type="float" office:value="0.12" calcext:value-type="float">
            <text:p>0.12</text:p>
          </table:table-cell>
          <table:table-cell office:value-type="float" office:value="-6.6" calcext:value-type="float">
            <text:p>-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-0.75" calcext:value-type="float">
            <text:p>-0.75</text:p>
          </table:table-cell>
          <table:table-cell office:value-type="float" office:value="1.47" calcext:value-type="float">
            <text:p>1.47</text:p>
          </table:table-cell>
          <table:table-cell office:value-type="float" office:value="-96.32" calcext:value-type="float">
            <text:p>-96.32</text:p>
          </table:table-cell>
          <table:table-cell office:value-type="float" office:value="-0.19" calcext:value-type="float">
            <text:p>-0.19</text:p>
          </table:table-cell>
          <table:table-cell office:value-type="float" office:value="0.12" calcext:value-type="float">
            <text:p>0.12</text:p>
          </table:table-cell>
          <table:table-cell office:value-type="float" office:value="-6.62" calcext:value-type="float">
            <text:p>-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-0.76" calcext:value-type="float">
            <text:p>-0.76</text:p>
          </table:table-cell>
          <table:table-cell office:value-type="float" office:value="1.48" calcext:value-type="float">
            <text:p>1.48</text:p>
          </table:table-cell>
          <table:table-cell office:value-type="float" office:value="-96.95" calcext:value-type="float">
            <text:p>-96.95</text:p>
          </table:table-cell>
          <table:table-cell office:value-type="float" office:value="-0.19" calcext:value-type="float">
            <text:p>-0.19</text:p>
          </table:table-cell>
          <table:table-cell office:value-type="float" office:value="0.12" calcext:value-type="float">
            <text:p>0.12</text:p>
          </table:table-cell>
          <table:table-cell office:value-type="float" office:value="-6.64" calcext:value-type="float">
            <text:p>-6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-0.77" calcext:value-type="float">
            <text:p>-0.77</text:p>
          </table:table-cell>
          <table:table-cell office:value-type="float" office:value="1.49" calcext:value-type="float">
            <text:p>1.49</text:p>
          </table:table-cell>
          <table:table-cell office:value-type="float" office:value="-97.59" calcext:value-type="float">
            <text:p>-97.59</text:p>
          </table:table-cell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  <table:table-cell office:value-type="float" office:value="-6.67" calcext:value-type="float">
            <text:p>-6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-0.78" calcext:value-type="float">
            <text:p>-0.78</text:p>
          </table:table-cell>
          <table:table-cell office:value-type="float" office:value="1.5" calcext:value-type="float">
            <text:p>1.5</text:p>
          </table:table-cell>
          <table:table-cell office:value-type="float" office:value="-98.23" calcext:value-type="float">
            <text:p>-98.23</text:p>
          </table:table-cell>
          <table:table-cell office:value-type="float" office:value="-0.19" calcext:value-type="float">
            <text:p>-0.19</text:p>
          </table:table-cell>
          <table:table-cell office:value-type="float" office:value="0.12" calcext:value-type="float">
            <text:p>0.12</text:p>
          </table:table-cell>
          <table:table-cell office:value-type="float" office:value="-6.68" calcext:value-type="float">
            <text:p>-6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-0.79" calcext:value-type="float">
            <text:p>-0.79</text:p>
          </table:table-cell>
          <table:table-cell office:value-type="float" office:value="1.51" calcext:value-type="float">
            <text:p>1.51</text:p>
          </table:table-cell>
          <table:table-cell office:value-type="float" office:value="-98.88" calcext:value-type="float">
            <text:p>-98.88</text:p>
          </table:table-cell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  <table:table-cell office:value-type="float" office:value="-6.71" calcext:value-type="float">
            <text:p>-6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61" calcext:value-type="float">
            <text:p>29.61</text:p>
          </table:table-cell>
          <table:table-cell office:value-type="float" office:value="-0.8" calcext:value-type="float">
            <text:p>-0.8</text:p>
          </table:table-cell>
          <table:table-cell office:value-type="float" office:value="1.53" calcext:value-type="float">
            <text:p>1.53</text:p>
          </table:table-cell>
          <table:table-cell office:value-type="float" office:value="-99.52" calcext:value-type="float">
            <text:p>-99.52</text:p>
          </table:table-cell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  <table:table-cell office:value-type="float" office:value="-6.73" calcext:value-type="float">
            <text:p>-6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71" calcext:value-type="float">
            <text:p>29.71</text:p>
          </table:table-cell>
          <table:table-cell office:value-type="float" office:value="-0.81" calcext:value-type="float">
            <text:p>-0.81</text:p>
          </table:table-cell>
          <table:table-cell office:value-type="float" office:value="1.54" calcext:value-type="float">
            <text:p>1.54</text:p>
          </table:table-cell>
          <table:table-cell office:value-type="float" office:value="-100.16" calcext:value-type="float">
            <text:p>-100.16</text:p>
          </table:table-cell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  <table:table-cell office:value-type="float" office:value="-6.75" calcext:value-type="float">
            <text:p>-6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-0.82" calcext:value-type="float">
            <text:p>-0.82</text:p>
          </table:table-cell>
          <table:table-cell office:value-type="float" office:value="1.55" calcext:value-type="float">
            <text:p>1.55</text:p>
          </table:table-cell>
          <table:table-cell office:value-type="float" office:value="-100.82" calcext:value-type="float">
            <text:p>-100.82</text:p>
          </table:table-cell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  <table:table-cell office:value-type="float" office:value="-6.77" calcext:value-type="float">
            <text:p>-6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-0.83" calcext:value-type="float">
            <text:p>-0.83</text:p>
          </table:table-cell>
          <table:table-cell office:value-type="float" office:value="1.56" calcext:value-type="float">
            <text:p>1.56</text:p>
          </table:table-cell>
          <table:table-cell office:value-type="float" office:value="-101.47" calcext:value-type="float">
            <text:p>-101.47</text:p>
          </table:table-cell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  <table:table-cell office:value-type="float" office:value="-6.79" calcext:value-type="float">
            <text:p>-6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84" calcext:value-type="float">
            <text:p>-0.84</text:p>
          </table:table-cell>
          <table:table-cell office:value-type="float" office:value="1.57" calcext:value-type="float">
            <text:p>1.57</text:p>
          </table:table-cell>
          <table:table-cell office:value-type="float" office:value="-102.12" calcext:value-type="float">
            <text:p>-102.12</text:p>
          </table:table-cell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  <table:table-cell office:value-type="float" office:value="-6.81" calcext:value-type="float">
            <text:p>-6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09" calcext:value-type="float">
            <text:p>30.09</text:p>
          </table:table-cell>
          <table:table-cell office:value-type="float" office:value="-0.85" calcext:value-type="float">
            <text:p>-0.85</text:p>
          </table:table-cell>
          <table:table-cell office:value-type="float" office:value="1.59" calcext:value-type="float">
            <text:p>1.59</text:p>
          </table:table-cell>
          <table:table-cell office:value-type="float" office:value="-102.78" calcext:value-type="float">
            <text:p>-102.78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6.84" calcext:value-type="float">
            <text:p>-6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 office:value-type="float" office:value="-0.86" calcext:value-type="float">
            <text:p>-0.86</text:p>
          </table:table-cell>
          <table:table-cell office:value-type="float" office:value="1.6" calcext:value-type="float">
            <text:p>1.6</text:p>
          </table:table-cell>
          <table:table-cell office:value-type="float" office:value="-103.43" calcext:value-type="float">
            <text:p>-103.43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6.86" calcext:value-type="float">
            <text:p>-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-0.87" calcext:value-type="float">
            <text:p>-0.87</text:p>
          </table:table-cell>
          <table:table-cell office:value-type="float" office:value="1.61" calcext:value-type="float">
            <text:p>1.61</text:p>
          </table:table-cell>
          <table:table-cell office:value-type="float" office:value="-104.09" calcext:value-type="float">
            <text:p>-104.09</text:p>
          </table:table-cell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  <table:table-cell office:value-type="float" office:value="-6.87" calcext:value-type="float">
            <text:p>-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-0.88" calcext:value-type="float">
            <text:p>-0.88</text:p>
          </table:table-cell>
          <table:table-cell office:value-type="float" office:value="1.62" calcext:value-type="float">
            <text:p>1.62</text:p>
          </table:table-cell>
          <table:table-cell office:value-type="float" office:value="-104.74" calcext:value-type="float">
            <text:p>-104.74</text:p>
          </table:table-cell>
          <table:table-cell office:value-type="float" office:value="-0.2" calcext:value-type="float">
            <text:p>-0.2</text:p>
          </table:table-cell>
          <table:table-cell office:value-type="float" office:value="0.12" calcext:value-type="float">
            <text:p>0.12</text:p>
          </table:table-cell>
          <table:table-cell office:value-type="float" office:value="-6.9" calcext:value-type="float">
            <text:p>-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47" calcext:value-type="float">
            <text:p>30.47</text:p>
          </table:table-cell>
          <table:table-cell office:value-type="float" office:value="-0.89" calcext:value-type="float">
            <text:p>-0.89</text:p>
          </table:table-cell>
          <table:table-cell office:value-type="float" office:value="1.64" calcext:value-type="float">
            <text:p>1.64</text:p>
          </table:table-cell>
          <table:table-cell office:value-type="float" office:value="-105.4" calcext:value-type="float">
            <text:p>-105.4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6.92" calcext:value-type="float">
            <text:p>-6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-0.9" calcext:value-type="float">
            <text:p>-0.9</text:p>
          </table:table-cell>
          <table:table-cell office:value-type="float" office:value="1.65" calcext:value-type="float">
            <text:p>1.65</text:p>
          </table:table-cell>
          <table:table-cell office:value-type="float" office:value="-106.08" calcext:value-type="float">
            <text:p>-106.08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6.94" calcext:value-type="float">
            <text:p>-6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67" calcext:value-type="float">
            <text:p>30.67</text:p>
          </table:table-cell>
          <table:table-cell office:value-type="float" office:value="-0.91" calcext:value-type="float">
            <text:p>-0.91</text:p>
          </table:table-cell>
          <table:table-cell office:value-type="float" office:value="1.66" calcext:value-type="float">
            <text:p>1.66</text:p>
          </table:table-cell>
          <table:table-cell office:value-type="float" office:value="-106.75" calcext:value-type="float">
            <text:p>-106.75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6.97" calcext:value-type="float">
            <text:p>-6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-0.91" calcext:value-type="float">
            <text:p>-0.91</text:p>
          </table:table-cell>
          <table:table-cell office:value-type="float" office:value="1.67" calcext:value-type="float">
            <text:p>1.67</text:p>
          </table:table-cell>
          <table:table-cell office:value-type="float" office:value="-107.41" calcext:value-type="float">
            <text:p>-107.41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6.98" calcext:value-type="float">
            <text:p>-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86" calcext:value-type="float">
            <text:p>30.86</text:p>
          </table:table-cell>
          <table:table-cell office:value-type="float" office:value="-0.92" calcext:value-type="float">
            <text:p>-0.92</text:p>
          </table:table-cell>
          <table:table-cell office:value-type="float" office:value="1.69" calcext:value-type="float">
            <text:p>1.69</text:p>
          </table:table-cell>
          <table:table-cell office:value-type="float" office:value="-108.09" calcext:value-type="float">
            <text:p>-108.09</text:p>
          </table:table-cell>
          <table:table-cell office:value-type="float" office:value="-0.21" calcext:value-type="float">
            <text:p>-0.21</text:p>
          </table:table-cell>
          <table:table-cell office:value-type="float" office:value="0.13" calcext:value-type="float">
            <text:p>0.13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-0.93" calcext:value-type="float">
            <text:p>-0.93</text:p>
          </table:table-cell>
          <table:table-cell office:value-type="float" office:value="1.7" calcext:value-type="float">
            <text:p>1.7</text:p>
          </table:table-cell>
          <table:table-cell office:value-type="float" office:value="-108.76" calcext:value-type="float">
            <text:p>-108.76</text:p>
          </table:table-cell>
          <table:table-cell office:value-type="float" office:value="-0.21" calcext:value-type="float">
            <text:p>-0.21</text:p>
          </table:table-cell>
          <table:table-cell office:value-type="float" office:value="0.13" calcext:value-type="float">
            <text:p>0.13</text:p>
          </table:table-cell>
          <table:table-cell office:value-type="float" office:value="-7.02" calcext:value-type="float">
            <text:p>-7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-0.94" calcext:value-type="float">
            <text:p>-0.94</text:p>
          </table:table-cell>
          <table:table-cell office:value-type="float" office:value="1.71" calcext:value-type="float">
            <text:p>1.71</text:p>
          </table:table-cell>
          <table:table-cell office:value-type="float" office:value="-109.43" calcext:value-type="float">
            <text:p>-109.43</text:p>
          </table:table-cell>
          <table:table-cell office:value-type="float" office:value="-0.21" calcext:value-type="float">
            <text:p>-0.21</text:p>
          </table:table-cell>
          <table:table-cell office:value-type="float" office:value="0.13" calcext:value-type="float">
            <text:p>0.13</text:p>
          </table:table-cell>
          <table:table-cell office:value-type="float" office:value="-7.04" calcext:value-type="float">
            <text:p>-7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-0.95" calcext:value-type="float">
            <text:p>-0.95</text:p>
          </table:table-cell>
          <table:table-cell office:value-type="float" office:value="1.73" calcext:value-type="float">
            <text:p>1.73</text:p>
          </table:table-cell>
          <table:table-cell office:value-type="float" office:value="-110.1" calcext:value-type="float">
            <text:p>-110.1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7.07" calcext:value-type="float">
            <text:p>-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-0.96" calcext:value-type="float">
            <text:p>-0.96</text:p>
          </table:table-cell>
          <table:table-cell office:value-type="float" office:value="1.74" calcext:value-type="float">
            <text:p>1.74</text:p>
          </table:table-cell>
          <table:table-cell office:value-type="float" office:value="-110.79" calcext:value-type="float">
            <text:p>-110.79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7.09" calcext:value-type="float">
            <text:p>-7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34" calcext:value-type="float">
            <text:p>31.34</text:p>
          </table:table-cell>
          <table:table-cell office:value-type="float" office:value="-0.97" calcext:value-type="float">
            <text:p>-0.97</text:p>
          </table:table-cell>
          <table:table-cell office:value-type="float" office:value="1.75" calcext:value-type="float">
            <text:p>1.75</text:p>
          </table:table-cell>
          <table:table-cell office:value-type="float" office:value="-111.47" calcext:value-type="float">
            <text:p>-111.47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7.11" calcext:value-type="float">
            <text:p>-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-0.98" calcext:value-type="float">
            <text:p>-0.98</text:p>
          </table:table-cell>
          <table:table-cell office:value-type="float" office:value="1.77" calcext:value-type="float">
            <text:p>1.77</text:p>
          </table:table-cell>
          <table:table-cell office:value-type="float" office:value="-112.16" calcext:value-type="float">
            <text:p>-112.16</text:p>
          </table:table-cell>
          <table:table-cell office:value-type="float" office:value="-0.21" calcext:value-type="float">
            <text:p>-0.21</text:p>
          </table:table-cell>
          <table:table-cell office:value-type="float" office:value="0.13" calcext:value-type="float">
            <text:p>0.13</text:p>
          </table:table-cell>
          <table:table-cell office:value-type="float" office:value="-7.13" calcext:value-type="float">
            <text:p>-7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-0.99" calcext:value-type="float">
            <text:p>-0.99</text:p>
          </table:table-cell>
          <table:table-cell office:value-type="float" office:value="1.78" calcext:value-type="float">
            <text:p>1.78</text:p>
          </table:table-cell>
          <table:table-cell office:value-type="float" office:value="-112.84" calcext:value-type="float">
            <text:p>-112.84</text:p>
          </table:table-cell>
          <table:table-cell office:value-type="float" office:value="-0.21" calcext:value-type="float">
            <text:p>-0.21</text:p>
          </table:table-cell>
          <table:table-cell office:value-type="float" office:value="0.13" calcext:value-type="float">
            <text:p>0.13</text:p>
          </table:table-cell>
          <table:table-cell office:value-type="float" office:value="-7.15" calcext:value-type="float">
            <text:p>-7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63" calcext:value-type="float">
            <text:p>31.63</text:p>
          </table:table-cell>
          <table:table-cell office:value-type="float" office:value="-1" calcext:value-type="float">
            <text:p>-1</text:p>
          </table:table-cell>
          <table:table-cell office:value-type="float" office:value="1.79" calcext:value-type="float">
            <text:p>1.79</text:p>
          </table:table-cell>
          <table:table-cell office:value-type="float" office:value="-113.53" calcext:value-type="float">
            <text:p>-113.53</text:p>
          </table:table-cell>
          <table:table-cell office:value-type="float" office:value="-0.2" calcext:value-type="float">
            <text:p>-0.2</text:p>
          </table:table-cell>
          <table:table-cell office:value-type="float" office:value="0.13" calcext:value-type="float">
            <text:p>0.13</text:p>
          </table:table-cell>
          <table:table-cell office:value-type="float" office:value="-7.17" calcext:value-type="float">
            <text:p>-7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72" calcext:value-type="float">
            <text:p>31.72</text:p>
          </table:table-cell>
          <table:table-cell office:value-type="float" office:value="-1.01" calcext:value-type="float">
            <text:p>-1.01</text:p>
          </table:table-cell>
          <table:table-cell office:value-type="float" office:value="1.81" calcext:value-type="float">
            <text:p>1.81</text:p>
          </table:table-cell>
          <table:table-cell office:value-type="float" office:value="-114.21" calcext:value-type="float">
            <text:p>-114.2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4" calcext:value-type="float">
            <text:p>0.14</text:p>
          </table:table-cell>
          <table:table-cell office:value-type="float" office:value="-7.19" calcext:value-type="float">
            <text:p>-7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82" calcext:value-type="float">
            <text:p>31.82</text:p>
          </table:table-cell>
          <table:table-cell office:value-type="float" office:value="-1.02" calcext:value-type="float">
            <text:p>-1.02</text:p>
          </table:table-cell>
          <table:table-cell office:value-type="float" office:value="1.82" calcext:value-type="float">
            <text:p>1.82</text:p>
          </table:table-cell>
          <table:table-cell office:value-type="float" office:value="-114.89" calcext:value-type="float">
            <text:p>-114.89</text:p>
          </table:table-cell>
          <table:table-cell office:value-type="float" office:value="-0.21" calcext:value-type="float">
            <text:p>-0.21</text:p>
          </table:table-cell>
          <table:table-cell office:value-type="float" office:value="0.14" calcext:value-type="float">
            <text:p>0.14</text:p>
          </table:table-cell>
          <table:table-cell office:value-type="float" office:value="-7.21" calcext:value-type="float">
            <text:p>-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91" calcext:value-type="float">
            <text:p>31.91</text:p>
          </table:table-cell>
          <table:table-cell office:value-type="float" office:value="-1.03" calcext:value-type="float">
            <text:p>-1.03</text:p>
          </table:table-cell>
          <table:table-cell office:value-type="float" office:value="1.83" calcext:value-type="float">
            <text:p>1.83</text:p>
          </table:table-cell>
          <table:table-cell office:value-type="float" office:value="-115.58" calcext:value-type="float">
            <text:p>-115.58</text:p>
          </table:table-cell>
          <table:table-cell office:value-type="float" office:value="-0.2" calcext:value-type="float">
            <text:p>-0.2</text:p>
          </table:table-cell>
          <table:table-cell office:value-type="float" office:value="0.14" calcext:value-type="float">
            <text:p>0.14</text:p>
          </table:table-cell>
          <table:table-cell office:value-type="float" office:value="-7.24" calcext:value-type="float">
            <text:p>-7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01" calcext:value-type="float">
            <text:p>32.01</text:p>
          </table:table-cell>
          <table:table-cell office:value-type="float" office:value="-1.03" calcext:value-type="float">
            <text:p>-1.03</text:p>
          </table:table-cell>
          <table:table-cell office:value-type="float" office:value="1.85" calcext:value-type="float">
            <text:p>1.85</text:p>
          </table:table-cell>
          <table:table-cell office:value-type="float" office:value="-116.28" calcext:value-type="float">
            <text:p>-116.28</text:p>
          </table:table-cell>
          <table:table-cell office:value-type="float" office:value="-0.2" calcext:value-type="float">
            <text:p>-0.2</text:p>
          </table:table-cell>
          <table:table-cell office:value-type="float" office:value="0.14" calcext:value-type="float">
            <text:p>0.14</text:p>
          </table:table-cell>
          <table:table-cell office:value-type="float" office:value="-7.26" calcext:value-type="float">
            <text:p>-7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-1.04" calcext:value-type="float">
            <text:p>-1.04</text:p>
          </table:table-cell>
          <table:table-cell office:value-type="float" office:value="1.86" calcext:value-type="float">
            <text:p>1.86</text:p>
          </table:table-cell>
          <table:table-cell office:value-type="float" office:value="-116.97" calcext:value-type="float">
            <text:p>-116.97</text:p>
          </table:table-cell>
          <table:table-cell office:value-type="float" office:value="-0.21" calcext:value-type="float">
            <text:p>-0.21</text:p>
          </table:table-cell>
          <table:table-cell office:value-type="float" office:value="0.14" calcext:value-type="float">
            <text:p>0.14</text:p>
          </table:table-cell>
          <table:table-cell office:value-type="float" office:value="-7.28" calcext:value-type="float">
            <text:p>-7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-1.05" calcext:value-type="float">
            <text:p>-1.05</text:p>
          </table:table-cell>
          <table:table-cell office:value-type="float" office:value="1.87" calcext:value-type="float">
            <text:p>1.87</text:p>
          </table:table-cell>
          <table:table-cell office:value-type="float" office:value="-117.65" calcext:value-type="float">
            <text:p>-117.65</text:p>
          </table:table-cell>
          <table:table-cell office:value-type="float" office:value="-0.21" calcext:value-type="float">
            <text:p>-0.21</text:p>
          </table:table-cell>
          <table:table-cell office:value-type="float" office:value="0.14" calcext:value-type="float">
            <text:p>0.14</text:p>
          </table:table-cell>
          <table:table-cell office:value-type="float" office:value="-7.3" calcext:value-type="float">
            <text:p>-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29" calcext:value-type="float">
            <text:p>32.29</text:p>
          </table:table-cell>
          <table:table-cell office:value-type="float" office:value="-1.06" calcext:value-type="float">
            <text:p>-1.06</text:p>
          </table:table-cell>
          <table:table-cell office:value-type="float" office:value="1.89" calcext:value-type="float">
            <text:p>1.89</text:p>
          </table:table-cell>
          <table:table-cell office:value-type="float" office:value="-118.35" calcext:value-type="float">
            <text:p>-118.35</text:p>
          </table:table-cell>
          <table:table-cell office:value-type="float" office:value="-0.21" calcext:value-type="float">
            <text:p>-0.21</text:p>
          </table:table-cell>
          <table:table-cell office:value-type="float" office:value="0.14" calcext:value-type="float">
            <text:p>0.14</text:p>
          </table:table-cell>
          <table:table-cell office:value-type="float" office:value="-7.31" calcext:value-type="float">
            <text:p>-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39" calcext:value-type="float">
            <text:p>32.39</text:p>
          </table:table-cell>
          <table:table-cell office:value-type="float" office:value="-1.07" calcext:value-type="float">
            <text:p>-1.07</text:p>
          </table:table-cell>
          <table:table-cell office:value-type="float" office:value="1.9" calcext:value-type="float">
            <text:p>1.9</text:p>
          </table:table-cell>
          <table:table-cell office:value-type="float" office:value="-119.05" calcext:value-type="float">
            <text:p>-119.05</text:p>
          </table:table-cell>
          <table:table-cell office:value-type="float" office:value="-0.21" calcext:value-type="float">
            <text:p>-0.21</text:p>
          </table:table-cell>
          <table:table-cell office:value-type="float" office:value="0.14" calcext:value-type="float">
            <text:p>0.14</text:p>
          </table:table-cell>
          <table:table-cell office:value-type="float" office:value="-7.34" calcext:value-type="float">
            <text:p>-7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-1.08" calcext:value-type="float">
            <text:p>-1.08</text:p>
          </table:table-cell>
          <table:table-cell office:value-type="float" office:value="1.92" calcext:value-type="float">
            <text:p>1.92</text:p>
          </table:table-cell>
          <table:table-cell office:value-type="float" office:value="-119.75" calcext:value-type="float">
            <text:p>-119.75</text:p>
          </table:table-cell>
          <table:table-cell office:value-type="float" office:value="-0.21" calcext:value-type="float">
            <text:p>-0.21</text:p>
          </table:table-cell>
          <table:table-cell office:value-type="float" office:value="0.14" calcext:value-type="float">
            <text:p>0.14</text:p>
          </table:table-cell>
          <table:table-cell office:value-type="float" office:value="-7.36" calcext:value-type="float">
            <text:p>-7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58" calcext:value-type="float">
            <text:p>32.58</text:p>
          </table:table-cell>
          <table:table-cell office:value-type="float" office:value="-1.09" calcext:value-type="float">
            <text:p>-1.09</text:p>
          </table:table-cell>
          <table:table-cell office:value-type="float" office:value="1.93" calcext:value-type="float">
            <text:p>1.93</text:p>
          </table:table-cell>
          <table:table-cell office:value-type="float" office:value="-120.46" calcext:value-type="float">
            <text:p>-120.46</text:p>
          </table:table-cell>
          <table:table-cell office:value-type="float" office:value="-0.21" calcext:value-type="float">
            <text:p>-0.21</text:p>
          </table:table-cell>
          <table:table-cell office:value-type="float" office:value="0.14" calcext:value-type="float">
            <text:p>0.14</text:p>
          </table:table-cell>
          <table:table-cell office:value-type="float" office:value="-7.38" calcext:value-type="float">
            <text:p>-7.3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-1.1" calcext:value-type="float">
            <text:p>-1.1</text:p>
          </table:table-cell>
          <table:table-cell office:value-type="float" office:value="1.94" calcext:value-type="float">
            <text:p>1.94</text:p>
          </table:table-cell>
          <table:table-cell office:value-type="float" office:value="-121.16" calcext:value-type="float">
            <text:p>-121.16</text:p>
          </table:table-cell>
          <table:table-cell office:value-type="float" office:value="-0.21" calcext:value-type="float">
            <text:p>-0.21</text:p>
          </table:table-cell>
          <table:table-cell office:value-type="float" office:value="0.14" calcext:value-type="float">
            <text:p>0.14</text:p>
          </table:table-cell>
          <table:table-cell office:value-type="float" office:value="-7.4" calcext:value-type="float">
            <text:p>-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77" calcext:value-type="float">
            <text:p>32.77</text:p>
          </table:table-cell>
          <table:table-cell office:value-type="float" office:value="-1.11" calcext:value-type="float">
            <text:p>-1.11</text:p>
          </table:table-cell>
          <table:table-cell office:value-type="float" office:value="1.96" calcext:value-type="float">
            <text:p>1.96</text:p>
          </table:table-cell>
          <table:table-cell office:value-type="float" office:value="-121.87" calcext:value-type="float">
            <text:p>-121.87</text:p>
          </table:table-cell>
          <table:table-cell office:value-type="float" office:value="-0.22" calcext:value-type="float">
            <text:p>-0.22</text:p>
          </table:table-cell>
          <table:table-cell office:value-type="float" office:value="0.14" calcext:value-type="float">
            <text:p>0.14</text:p>
          </table:table-cell>
          <table:table-cell office:value-type="float" office:value="-7.42" calcext:value-type="float">
            <text:p>-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87" calcext:value-type="float">
            <text:p>32.87</text:p>
          </table:table-cell>
          <table:table-cell office:value-type="float" office:value="-1.12" calcext:value-type="float">
            <text:p>-1.12</text:p>
          </table:table-cell>
          <table:table-cell office:value-type="float" office:value="1.97" calcext:value-type="float">
            <text:p>1.97</text:p>
          </table:table-cell>
          <table:table-cell office:value-type="float" office:value="-122.58" calcext:value-type="float">
            <text:p>-122.58</text:p>
          </table:table-cell>
          <table:table-cell office:value-type="float" office:value="-0.22" calcext:value-type="float">
            <text:p>-0.22</text:p>
          </table:table-cell>
          <table:table-cell office:value-type="float" office:value="0.14" calcext:value-type="float">
            <text:p>0.14</text:p>
          </table:table-cell>
          <table:table-cell office:value-type="float" office:value="-7.45" calcext:value-type="float">
            <text:p>-7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-1.13" calcext:value-type="float">
            <text:p>-1.13</text:p>
          </table:table-cell>
          <table:table-cell office:value-type="float" office:value="1.99" calcext:value-type="float">
            <text:p>1.99</text:p>
          </table:table-cell>
          <table:table-cell office:value-type="float" office:value="-123.28" calcext:value-type="float">
            <text:p>-123.28</text:p>
          </table:table-cell>
          <table:table-cell office:value-type="float" office:value="-0.22" calcext:value-type="float">
            <text:p>-0.22</text:p>
          </table:table-cell>
          <table:table-cell office:value-type="float" office:value="0.14" calcext:value-type="float">
            <text:p>0.14</text:p>
          </table:table-cell>
          <table:table-cell office:value-type="float" office:value="-7.46" calcext:value-type="float">
            <text:p>-7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06" calcext:value-type="float">
            <text:p>33.06</text:p>
          </table:table-cell>
          <table:table-cell office:value-type="float" office:value="-1.14" calcext:value-type="float">
            <text:p>-1.14</text:p>
          </table:table-cell>
          <table:table-cell office:value-type="float" office:value="2" calcext:value-type="float">
            <text:p>2</text:p>
          </table:table-cell>
          <table:table-cell office:value-type="float" office:value="-123.99" calcext:value-type="float">
            <text:p>-123.99</text:p>
          </table:table-cell>
          <table:table-cell office:value-type="float" office:value="-0.22" calcext:value-type="float">
            <text:p>-0.22</text:p>
          </table:table-cell>
          <table:table-cell office:value-type="float" office:value="0.14" calcext:value-type="float">
            <text:p>0.14</text:p>
          </table:table-cell>
          <table:table-cell office:value-type="float" office:value="-7.48" calcext:value-type="float">
            <text:p>-7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-1.15" calcext:value-type="float">
            <text:p>-1.15</text:p>
          </table:table-cell>
          <table:table-cell office:value-type="float" office:value="2.01" calcext:value-type="float">
            <text:p>2.01</text:p>
          </table:table-cell>
          <table:table-cell office:value-type="float" office:value="-124.71" calcext:value-type="float">
            <text:p>-124.71</text:p>
          </table:table-cell>
          <table:table-cell office:value-type="float" office:value="-0.22" calcext:value-type="float">
            <text:p>-0.22</text:p>
          </table:table-cell>
          <table:table-cell office:value-type="float" office:value="0.14" calcext:value-type="float">
            <text:p>0.14</text:p>
          </table:table-cell>
          <table:table-cell office:value-type="float" office:value="-7.5" calcext:value-type="float">
            <text:p>-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-1.16" calcext:value-type="float">
            <text:p>-1.16</text:p>
          </table:table-cell>
          <table:table-cell office:value-type="float" office:value="2.03" calcext:value-type="float">
            <text:p>2.03</text:p>
          </table:table-cell>
          <table:table-cell office:value-type="float" office:value="-125.44" calcext:value-type="float">
            <text:p>-125.44</text:p>
          </table:table-cell>
          <table:table-cell office:value-type="float" office:value="-0.22" calcext:value-type="float">
            <text:p>-0.22</text:p>
          </table:table-cell>
          <table:table-cell office:value-type="float" office:value="0.14" calcext:value-type="float">
            <text:p>0.14</text:p>
          </table:table-cell>
          <table:table-cell office:value-type="float" office:value="-7.53" calcext:value-type="float">
            <text:p>-7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34" calcext:value-type="float">
            <text:p>33.34</text:p>
          </table:table-cell>
          <table:table-cell office:value-type="float" office:value="-1.17" calcext:value-type="float">
            <text:p>-1.17</text:p>
          </table:table-cell>
          <table:table-cell office:value-type="float" office:value="2.04" calcext:value-type="float">
            <text:p>2.04</text:p>
          </table:table-cell>
          <table:table-cell office:value-type="float" office:value="-126.15" calcext:value-type="float">
            <text:p>-126.15</text:p>
          </table:table-cell>
          <table:table-cell office:value-type="float" office:value="-0.22" calcext:value-type="float">
            <text:p>-0.22</text:p>
          </table:table-cell>
          <table:table-cell office:value-type="float" office:value="0.14" calcext:value-type="float">
            <text:p>0.14</text:p>
          </table:table-cell>
          <table:table-cell office:value-type="float" office:value="-7.55" calcext:value-type="float">
            <text:p>-7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-1.18" calcext:value-type="float">
            <text:p>-1.18</text:p>
          </table:table-cell>
          <table:table-cell office:value-type="float" office:value="2.06" calcext:value-type="float">
            <text:p>2.06</text:p>
          </table:table-cell>
          <table:table-cell office:value-type="float" office:value="-126.86" calcext:value-type="float">
            <text:p>-126.86</text:p>
          </table:table-cell>
          <table:table-cell office:value-type="float" office:value="-0.22" calcext:value-type="float">
            <text:p>-0.22</text:p>
          </table:table-cell>
          <table:table-cell office:value-type="float" office:value="0.15" calcext:value-type="float">
            <text:p>0.15</text:p>
          </table:table-cell>
          <table:table-cell office:value-type="float" office:value="-7.58" calcext:value-type="float">
            <text:p>-7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53" calcext:value-type="float">
            <text:p>33.53</text:p>
          </table:table-cell>
          <table:table-cell office:value-type="float" office:value="-1.19" calcext:value-type="float">
            <text:p>-1.19</text:p>
          </table:table-cell>
          <table:table-cell office:value-type="float" office:value="2.07" calcext:value-type="float">
            <text:p>2.07</text:p>
          </table:table-cell>
          <table:table-cell office:value-type="float" office:value="-127.58" calcext:value-type="float">
            <text:p>-127.58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-7.59" calcext:value-type="float">
            <text:p>-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63" calcext:value-type="float">
            <text:p>33.63</text:p>
          </table:table-cell>
          <table:table-cell office:value-type="float" office:value="-1.2" calcext:value-type="float">
            <text:p>-1.2</text:p>
          </table:table-cell>
          <table:table-cell office:value-type="float" office:value="2.09" calcext:value-type="float">
            <text:p>2.09</text:p>
          </table:table-cell>
          <table:table-cell office:value-type="float" office:value="-128.31" calcext:value-type="float">
            <text:p>-128.31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-7.61" calcext:value-type="float">
            <text:p>-7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72" calcext:value-type="float">
            <text:p>33.72</text:p>
          </table:table-cell>
          <table:table-cell office:value-type="float" office:value="-1.21" calcext:value-type="float">
            <text:p>-1.21</text:p>
          </table:table-cell>
          <table:table-cell office:value-type="float" office:value="2.1" calcext:value-type="float">
            <text:p>2.1</text:p>
          </table:table-cell>
          <table:table-cell office:value-type="float" office:value="-129.05" calcext:value-type="float">
            <text:p>-129.05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-7.63" calcext:value-type="float">
            <text:p>-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82" calcext:value-type="float">
            <text:p>33.82</text:p>
          </table:table-cell>
          <table:table-cell office:value-type="float" office:value="-1.22" calcext:value-type="float">
            <text:p>-1.22</text:p>
          </table:table-cell>
          <table:table-cell office:value-type="float" office:value="2.11" calcext:value-type="float">
            <text:p>2.11</text:p>
          </table:table-cell>
          <table:table-cell office:value-type="float" office:value="-129.77" calcext:value-type="float">
            <text:p>-129.77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-7.65" calcext:value-type="float">
            <text:p>-7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91" calcext:value-type="float">
            <text:p>33.91</text:p>
          </table:table-cell>
          <table:table-cell office:value-type="float" office:value="-1.23" calcext:value-type="float">
            <text:p>-1.23</text:p>
          </table:table-cell>
          <table:table-cell office:value-type="float" office:value="2.13" calcext:value-type="float">
            <text:p>2.13</text:p>
          </table:table-cell>
          <table:table-cell office:value-type="float" office:value="-130.49" calcext:value-type="float">
            <text:p>-130.49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-7.67" calcext:value-type="float">
            <text:p>-7.6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01" calcext:value-type="float">
            <text:p>34.01</text:p>
          </table:table-cell>
          <table:table-cell office:value-type="float" office:value="-1.24" calcext:value-type="float">
            <text:p>-1.24</text:p>
          </table:table-cell>
          <table:table-cell office:value-type="float" office:value="2.14" calcext:value-type="float">
            <text:p>2.14</text:p>
          </table:table-cell>
          <table:table-cell office:value-type="float" office:value="-131.23" calcext:value-type="float">
            <text:p>-131.23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-7.69" calcext:value-type="float">
            <text:p>-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-1.25" calcext:value-type="float">
            <text:p>-1.25</text:p>
          </table:table-cell>
          <table:table-cell office:value-type="float" office:value="2.16" calcext:value-type="float">
            <text:p>2.16</text:p>
          </table:table-cell>
          <table:table-cell office:value-type="float" office:value="-131.97" calcext:value-type="float">
            <text:p>-131.97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-7.71" calcext:value-type="float">
            <text:p>-7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-1.26" calcext:value-type="float">
            <text:p>-1.26</text:p>
          </table:table-cell>
          <table:table-cell office:value-type="float" office:value="2.17" calcext:value-type="float">
            <text:p>2.17</text:p>
          </table:table-cell>
          <table:table-cell office:value-type="float" office:value="-132.7" calcext:value-type="float">
            <text:p>-132.7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-7.73" calcext:value-type="float">
            <text:p>-7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29" calcext:value-type="float">
            <text:p>34.29</text:p>
          </table:table-cell>
          <table:table-cell office:value-type="float" office:value="-1.27" calcext:value-type="float">
            <text:p>-1.27</text:p>
          </table:table-cell>
          <table:table-cell office:value-type="float" office:value="2.18" calcext:value-type="float">
            <text:p>2.18</text:p>
          </table:table-cell>
          <table:table-cell office:value-type="float" office:value="-133.45" calcext:value-type="float">
            <text:p>-133.45</text:p>
          </table:table-cell>
          <table:table-cell office:value-type="float" office:value="-0.23" calcext:value-type="float">
            <text:p>-0.23</text:p>
          </table:table-cell>
          <table:table-cell office:value-type="float" office:value="0.14" calcext:value-type="float">
            <text:p>0.14</text:p>
          </table:table-cell>
          <table:table-cell office:value-type="float" office:value="-7.75" calcext:value-type="float">
            <text:p>-7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39" calcext:value-type="float">
            <text:p>34.39</text:p>
          </table:table-cell>
          <table:table-cell office:value-type="float" office:value="-1.28" calcext:value-type="float">
            <text:p>-1.28</text:p>
          </table:table-cell>
          <table:table-cell office:value-type="float" office:value="2.2" calcext:value-type="float">
            <text:p>2.2</text:p>
          </table:table-cell>
          <table:table-cell office:value-type="float" office:value="-134.19" calcext:value-type="float">
            <text:p>-134.19</text:p>
          </table:table-cell>
          <table:table-cell office:value-type="float" office:value="-0.24" calcext:value-type="float">
            <text:p>-0.24</text:p>
          </table:table-cell>
          <table:table-cell office:value-type="float" office:value="0.14" calcext:value-type="float">
            <text:p>0.14</text:p>
          </table:table-cell>
          <table:table-cell office:value-type="float" office:value="-7.77" calcext:value-type="float">
            <text:p>-7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49" calcext:value-type="float">
            <text:p>34.49</text:p>
          </table:table-cell>
          <table:table-cell office:value-type="float" office:value="-1.29" calcext:value-type="float">
            <text:p>-1.29</text:p>
          </table:table-cell>
          <table:table-cell office:value-type="float" office:value="2.21" calcext:value-type="float">
            <text:p>2.21</text:p>
          </table:table-cell>
          <table:table-cell office:value-type="float" office:value="-134.95" calcext:value-type="float">
            <text:p>-134.95</text:p>
          </table:table-cell>
          <table:table-cell office:value-type="float" office:value="-0.24" calcext:value-type="float">
            <text:p>-0.24</text:p>
          </table:table-cell>
          <table:table-cell office:value-type="float" office:value="0.13" calcext:value-type="float">
            <text:p>0.13</text:p>
          </table:table-cell>
          <table:table-cell office:value-type="float" office:value="-7.79" calcext:value-type="float">
            <text:p>-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59" calcext:value-type="float">
            <text:p>34.59</text:p>
          </table:table-cell>
          <table:table-cell office:value-type="float" office:value="-1.3" calcext:value-type="float">
            <text:p>-1.3</text:p>
          </table:table-cell>
          <table:table-cell office:value-type="float" office:value="2.22" calcext:value-type="float">
            <text:p>2.22</text:p>
          </table:table-cell>
          <table:table-cell office:value-type="float" office:value="-135.7" calcext:value-type="float">
            <text:p>-135.7</text:p>
          </table:table-cell>
          <table:table-cell office:value-type="float" office:value="-0.24" calcext:value-type="float">
            <text:p>-0.24</text:p>
          </table:table-cell>
          <table:table-cell office:value-type="float" office:value="0.13" calcext:value-type="float">
            <text:p>0.13</text:p>
          </table:table-cell>
          <table:table-cell office:value-type="float" office:value="-7.82" calcext:value-type="float">
            <text:p>-7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-1.31" calcext:value-type="float">
            <text:p>-1.31</text:p>
          </table:table-cell>
          <table:table-cell office:value-type="float" office:value="2.24" calcext:value-type="float">
            <text:p>2.24</text:p>
          </table:table-cell>
          <table:table-cell office:value-type="float" office:value="-136.45" calcext:value-type="float">
            <text:p>-136.45</text:p>
          </table:table-cell>
          <table:table-cell office:value-type="float" office:value="-0.24" calcext:value-type="float">
            <text:p>-0.24</text:p>
          </table:table-cell>
          <table:table-cell office:value-type="float" office:value="0.13" calcext:value-type="float">
            <text:p>0.13</text:p>
          </table:table-cell>
          <table:table-cell office:value-type="float" office:value="-7.84" calcext:value-type="float">
            <text:p>-7.8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78" calcext:value-type="float">
            <text:p>34.78</text:p>
          </table:table-cell>
          <table:table-cell office:value-type="float" office:value="-1.32" calcext:value-type="float">
            <text:p>-1.32</text:p>
          </table:table-cell>
          <table:table-cell office:value-type="float" office:value="2.25" calcext:value-type="float">
            <text:p>2.25</text:p>
          </table:table-cell>
          <table:table-cell office:value-type="float" office:value="-137.21" calcext:value-type="float">
            <text:p>-137.21</text:p>
          </table:table-cell>
          <table:table-cell office:value-type="float" office:value="-0.24" calcext:value-type="float">
            <text:p>-0.24</text:p>
          </table:table-cell>
          <table:table-cell office:value-type="float" office:value="0.14" calcext:value-type="float">
            <text:p>0.14</text:p>
          </table:table-cell>
          <table:table-cell office:value-type="float" office:value="-7.86" calcext:value-type="float">
            <text:p>-7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87" calcext:value-type="float">
            <text:p>34.87</text:p>
          </table:table-cell>
          <table:table-cell office:value-type="float" office:value="-1.34" calcext:value-type="float">
            <text:p>-1.34</text:p>
          </table:table-cell>
          <table:table-cell office:value-type="float" office:value="2.26" calcext:value-type="float">
            <text:p>2.26</text:p>
          </table:table-cell>
          <table:table-cell office:value-type="float" office:value="-137.96" calcext:value-type="float">
            <text:p>-137.96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7.88" calcext:value-type="float">
            <text:p>-7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97" calcext:value-type="float">
            <text:p>34.97</text:p>
          </table:table-cell>
          <table:table-cell office:value-type="float" office:value="-1.35" calcext:value-type="float">
            <text:p>-1.35</text:p>
          </table:table-cell>
          <table:table-cell office:value-type="float" office:value="2.28" calcext:value-type="float">
            <text:p>2.28</text:p>
          </table:table-cell>
          <table:table-cell office:value-type="float" office:value="-138.71" calcext:value-type="float">
            <text:p>-138.71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7.9" calcext:value-type="float">
            <text:p>-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06" calcext:value-type="float">
            <text:p>35.06</text:p>
          </table:table-cell>
          <table:table-cell office:value-type="float" office:value="-1.36" calcext:value-type="float">
            <text:p>-1.36</text:p>
          </table:table-cell>
          <table:table-cell office:value-type="float" office:value="2.29" calcext:value-type="float">
            <text:p>2.29</text:p>
          </table:table-cell>
          <table:table-cell office:value-type="float" office:value="-139.46" calcext:value-type="float">
            <text:p>-139.46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7.92" calcext:value-type="float">
            <text:p>-7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16" calcext:value-type="float">
            <text:p>35.16</text:p>
          </table:table-cell>
          <table:table-cell office:value-type="float" office:value="-1.37" calcext:value-type="float">
            <text:p>-1.37</text:p>
          </table:table-cell>
          <table:table-cell office:value-type="float" office:value="2.3" calcext:value-type="float">
            <text:p>2.3</text:p>
          </table:table-cell>
          <table:table-cell office:value-type="float" office:value="-140.22" calcext:value-type="float">
            <text:p>-140.22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7.95" calcext:value-type="float">
            <text:p>-7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-1.38" calcext:value-type="float">
            <text:p>-1.38</text:p>
          </table:table-cell>
          <table:table-cell office:value-type="float" office:value="2.32" calcext:value-type="float">
            <text:p>2.32</text:p>
          </table:table-cell>
          <table:table-cell office:value-type="float" office:value="-140.98" calcext:value-type="float">
            <text:p>-140.98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7.97" calcext:value-type="float">
            <text:p>-7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-1.39" calcext:value-type="float">
            <text:p>-1.39</text:p>
          </table:table-cell>
          <table:table-cell office:value-type="float" office:value="2.33" calcext:value-type="float">
            <text:p>2.33</text:p>
          </table:table-cell>
          <table:table-cell office:value-type="float" office:value="-141.74" calcext:value-type="float">
            <text:p>-141.74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7.99" calcext:value-type="float">
            <text:p>-7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-1.4" calcext:value-type="float">
            <text:p>-1.4</text:p>
          </table:table-cell>
          <table:table-cell office:value-type="float" office:value="2.34" calcext:value-type="float">
            <text:p>2.34</text:p>
          </table:table-cell>
          <table:table-cell office:value-type="float" office:value="-142.5" calcext:value-type="float">
            <text:p>-142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8.01" calcext:value-type="float">
            <text:p>-8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-1.42" calcext:value-type="float">
            <text:p>-1.42</text:p>
          </table:table-cell>
          <table:table-cell office:value-type="float" office:value="2.36" calcext:value-type="float">
            <text:p>2.36</text:p>
          </table:table-cell>
          <table:table-cell office:value-type="float" office:value="-143.26" calcext:value-type="float">
            <text:p>-143.26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8.03" calcext:value-type="float">
            <text:p>-8.0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-1.43" calcext:value-type="float">
            <text:p>-1.43</text:p>
          </table:table-cell>
          <table:table-cell office:value-type="float" office:value="2.37" calcext:value-type="float">
            <text:p>2.37</text:p>
          </table:table-cell>
          <table:table-cell office:value-type="float" office:value="-144.05" calcext:value-type="float">
            <text:p>-144.05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8.05" calcext:value-type="float">
            <text:p>-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73" calcext:value-type="float">
            <text:p>35.73</text:p>
          </table:table-cell>
          <table:table-cell office:value-type="float" office:value="-1.44" calcext:value-type="float">
            <text:p>-1.44</text:p>
          </table:table-cell>
          <table:table-cell office:value-type="float" office:value="2.38" calcext:value-type="float">
            <text:p>2.38</text:p>
          </table:table-cell>
          <table:table-cell office:value-type="float" office:value="-144.83" calcext:value-type="float">
            <text:p>-144.83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8.07" calcext:value-type="float">
            <text:p>-8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83" calcext:value-type="float">
            <text:p>35.83</text:p>
          </table:table-cell>
          <table:table-cell office:value-type="float" office:value="-1.45" calcext:value-type="float">
            <text:p>-1.45</text:p>
          </table:table-cell>
          <table:table-cell office:value-type="float" office:value="2.4" calcext:value-type="float">
            <text:p>2.4</text:p>
          </table:table-cell>
          <table:table-cell office:value-type="float" office:value="-145.61" calcext:value-type="float">
            <text:p>-145.61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8.1" calcext:value-type="float">
            <text:p>-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93" calcext:value-type="float">
            <text:p>35.93</text:p>
          </table:table-cell>
          <table:table-cell office:value-type="float" office:value="-1.46" calcext:value-type="float">
            <text:p>-1.46</text:p>
          </table:table-cell>
          <table:table-cell office:value-type="float" office:value="2.41" calcext:value-type="float">
            <text:p>2.41</text:p>
          </table:table-cell>
          <table:table-cell office:value-type="float" office:value="-146.4" calcext:value-type="float">
            <text:p>-146.4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8.12" calcext:value-type="float">
            <text:p>-8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02" calcext:value-type="float">
            <text:p>36.02</text:p>
          </table:table-cell>
          <table:table-cell office:value-type="float" office:value="-1.47" calcext:value-type="float">
            <text:p>-1.47</text:p>
          </table:table-cell>
          <table:table-cell office:value-type="float" office:value="2.42" calcext:value-type="float">
            <text:p>2.42</text:p>
          </table:table-cell>
          <table:table-cell office:value-type="float" office:value="-147.18" calcext:value-type="float">
            <text:p>-147.18</text:p>
          </table:table-cell>
          <table:table-cell office:value-type="float" office:value="-0.26" calcext:value-type="float">
            <text:p>-0.26</text:p>
          </table:table-cell>
          <table:table-cell office:value-type="float" office:value="0.13" calcext:value-type="float">
            <text:p>0.13</text:p>
          </table:table-cell>
          <table:table-cell office:value-type="float" office:value="-8.14" calcext:value-type="float">
            <text:p>-8.1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12" calcext:value-type="float">
            <text:p>36.12</text:p>
          </table:table-cell>
          <table:table-cell office:value-type="float" office:value="-1.49" calcext:value-type="float">
            <text:p>-1.49</text:p>
          </table:table-cell>
          <table:table-cell office:value-type="float" office:value="2.44" calcext:value-type="float">
            <text:p>2.44</text:p>
          </table:table-cell>
          <table:table-cell office:value-type="float" office:value="-147.99" calcext:value-type="float">
            <text:p>-147.99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8.17" calcext:value-type="float">
            <text:p>-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22" calcext:value-type="float">
            <text:p>36.22</text:p>
          </table:table-cell>
          <table:table-cell office:value-type="float" office:value="-1.5" calcext:value-type="float">
            <text:p>-1.5</text:p>
          </table:table-cell>
          <table:table-cell office:value-type="float" office:value="2.45" calcext:value-type="float">
            <text:p>2.45</text:p>
          </table:table-cell>
          <table:table-cell office:value-type="float" office:value="-148.77" calcext:value-type="float">
            <text:p>-148.77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8.19" calcext:value-type="float">
            <text:p>-8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31" calcext:value-type="float">
            <text:p>36.31</text:p>
          </table:table-cell>
          <table:table-cell office:value-type="float" office:value="-1.51" calcext:value-type="float">
            <text:p>-1.51</text:p>
          </table:table-cell>
          <table:table-cell office:value-type="float" office:value="2.46" calcext:value-type="float">
            <text:p>2.46</text:p>
          </table:table-cell>
          <table:table-cell office:value-type="float" office:value="-149.56" calcext:value-type="float">
            <text:p>-149.56</text:p>
          </table:table-cell>
          <table:table-cell office:value-type="float" office:value="-0.25" calcext:value-type="float">
            <text:p>-0.25</text:p>
          </table:table-cell>
          <table:table-cell office:value-type="float" office:value="0.13" calcext:value-type="float">
            <text:p>0.13</text:p>
          </table:table-cell>
          <table:table-cell office:value-type="float" office:value="-8.22" calcext:value-type="float">
            <text:p>-8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41" calcext:value-type="float">
            <text:p>36.41</text:p>
          </table:table-cell>
          <table:table-cell office:value-type="float" office:value="-1.52" calcext:value-type="float">
            <text:p>-1.52</text:p>
          </table:table-cell>
          <table:table-cell office:value-type="float" office:value="2.48" calcext:value-type="float">
            <text:p>2.48</text:p>
          </table:table-cell>
          <table:table-cell office:value-type="float" office:value="-150.36" calcext:value-type="float">
            <text:p>-150.36</text:p>
          </table:table-cell>
          <table:table-cell office:value-type="float" office:value="-0.26" calcext:value-type="float">
            <text:p>-0.26</text:p>
          </table:table-cell>
          <table:table-cell office:value-type="float" office:value="0.13" calcext:value-type="float">
            <text:p>0.13</text:p>
          </table:table-cell>
          <table:table-cell office:value-type="float" office:value="-8.24" calcext:value-type="float">
            <text:p>-8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51" calcext:value-type="float">
            <text:p>36.51</text:p>
          </table:table-cell>
          <table:table-cell office:value-type="float" office:value="-1.53" calcext:value-type="float">
            <text:p>-1.53</text:p>
          </table:table-cell>
          <table:table-cell office:value-type="float" office:value="2.49" calcext:value-type="float">
            <text:p>2.49</text:p>
          </table:table-cell>
          <table:table-cell office:value-type="float" office:value="-151.14" calcext:value-type="float">
            <text:p>-151.14</text:p>
          </table:table-cell>
          <table:table-cell office:value-type="float" office:value="-0.26" calcext:value-type="float">
            <text:p>-0.26</text:p>
          </table:table-cell>
          <table:table-cell office:value-type="float" office:value="0.13" calcext:value-type="float">
            <text:p>0.13</text:p>
          </table:table-cell>
          <table:table-cell office:value-type="float" office:value="-8.26" calcext:value-type="float">
            <text:p>-8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-1.54" calcext:value-type="float">
            <text:p>-1.54</text:p>
          </table:table-cell>
          <table:table-cell office:value-type="float" office:value="2.5" calcext:value-type="float">
            <text:p>2.5</text:p>
          </table:table-cell>
          <table:table-cell office:value-type="float" office:value="-151.93" calcext:value-type="float">
            <text:p>-151.93</text:p>
          </table:table-cell>
          <table:table-cell office:value-type="float" office:value="-0.26" calcext:value-type="float">
            <text:p>-0.26</text:p>
          </table:table-cell>
          <table:table-cell office:value-type="float" office:value="0.13" calcext:value-type="float">
            <text:p>0.13</text:p>
          </table:table-cell>
          <table:table-cell office:value-type="float" office:value="-8.28" calcext:value-type="float">
            <text:p>-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-1.56" calcext:value-type="float">
            <text:p>-1.56</text:p>
          </table:table-cell>
          <table:table-cell office:value-type="float" office:value="2.52" calcext:value-type="float">
            <text:p>2.52</text:p>
          </table:table-cell>
          <table:table-cell office:value-type="float" office:value="-152.71" calcext:value-type="float">
            <text:p>-152.71</text:p>
          </table:table-cell>
          <table:table-cell office:value-type="float" office:value="-0.26" calcext:value-type="float">
            <text:p>-0.26</text:p>
          </table:table-cell>
          <table:table-cell office:value-type="float" office:value="0.13" calcext:value-type="float">
            <text:p>0.13</text:p>
          </table:table-cell>
          <table:table-cell office:value-type="float" office:value="-8.3" calcext:value-type="float">
            <text:p>-8.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-1.57" calcext:value-type="float">
            <text:p>-1.57</text:p>
          </table:table-cell>
          <table:table-cell office:value-type="float" office:value="2.53" calcext:value-type="float">
            <text:p>2.53</text:p>
          </table:table-cell>
          <table:table-cell office:value-type="float" office:value="-153.55" calcext:value-type="float">
            <text:p>-153.55</text:p>
          </table:table-cell>
          <table:table-cell office:value-type="float" office:value="-0.26" calcext:value-type="float">
            <text:p>-0.26</text:p>
          </table:table-cell>
          <table:table-cell office:value-type="float" office:value="0.13" calcext:value-type="float">
            <text:p>0.13</text:p>
          </table:table-cell>
          <table:table-cell office:value-type="float" office:value="-8.32" calcext:value-type="float">
            <text:p>-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89" calcext:value-type="float">
            <text:p>36.89</text:p>
          </table:table-cell>
          <table:table-cell office:value-type="float" office:value="-1.58" calcext:value-type="float">
            <text:p>-1.58</text:p>
          </table:table-cell>
          <table:table-cell office:value-type="float" office:value="2.54" calcext:value-type="float">
            <text:p>2.54</text:p>
          </table:table-cell>
          <table:table-cell office:value-type="float" office:value="-154.35" calcext:value-type="float">
            <text:p>-154.35</text:p>
          </table:table-cell>
          <table:table-cell office:value-type="float" office:value="-0.26" calcext:value-type="float">
            <text:p>-0.26</text:p>
          </table:table-cell>
          <table:table-cell office:value-type="float" office:value="0.13" calcext:value-type="float">
            <text:p>0.13</text:p>
          </table:table-cell>
          <table:table-cell office:value-type="float" office:value="-8.34" calcext:value-type="float">
            <text:p>-8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99" calcext:value-type="float">
            <text:p>36.99</text:p>
          </table:table-cell>
          <table:table-cell office:value-type="float" office:value="-1.59" calcext:value-type="float">
            <text:p>-1.59</text:p>
          </table:table-cell>
          <table:table-cell office:value-type="float" office:value="2.56" calcext:value-type="float">
            <text:p>2.56</text:p>
          </table:table-cell>
          <table:table-cell office:value-type="float" office:value="-155.17" calcext:value-type="float">
            <text:p>-155.17</text:p>
          </table:table-cell>
          <table:table-cell office:value-type="float" office:value="-0.26" calcext:value-type="float">
            <text:p>-0.26</text:p>
          </table:table-cell>
          <table:table-cell office:value-type="float" office:value="0.13" calcext:value-type="float">
            <text:p>0.13</text:p>
          </table:table-cell>
          <table:table-cell office:value-type="float" office:value="-8.36" calcext:value-type="float">
            <text:p>-8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09" calcext:value-type="float">
            <text:p>37.09</text:p>
          </table:table-cell>
          <table:table-cell office:value-type="float" office:value="-1.6" calcext:value-type="float">
            <text:p>-1.6</text:p>
          </table:table-cell>
          <table:table-cell office:value-type="float" office:value="2.57" calcext:value-type="float">
            <text:p>2.57</text:p>
          </table:table-cell>
          <table:table-cell office:value-type="float" office:value="-155.99" calcext:value-type="float">
            <text:p>-155.99</text:p>
          </table:table-cell>
          <table:table-cell office:value-type="float" office:value="-0.26" calcext:value-type="float">
            <text:p>-0.26</text:p>
          </table:table-cell>
          <table:table-cell office:value-type="float" office:value="0.14" calcext:value-type="float">
            <text:p>0.14</text:p>
          </table:table-cell>
          <table:table-cell office:value-type="float" office:value="-8.39" calcext:value-type="float">
            <text:p>-8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19" calcext:value-type="float">
            <text:p>37.19</text:p>
          </table:table-cell>
          <table:table-cell office:value-type="float" office:value="-1.62" calcext:value-type="float">
            <text:p>-1.62</text:p>
          </table:table-cell>
          <table:table-cell office:value-type="float" office:value="2.59" calcext:value-type="float">
            <text:p>2.59</text:p>
          </table:table-cell>
          <table:table-cell office:value-type="float" office:value="-156.8" calcext:value-type="float">
            <text:p>-156.8</text:p>
          </table:table-cell>
          <table:table-cell office:value-type="float" office:value="-0.27" calcext:value-type="float">
            <text:p>-0.27</text:p>
          </table:table-cell>
          <table:table-cell office:value-type="float" office:value="0.14" calcext:value-type="float">
            <text:p>0.14</text:p>
          </table:table-cell>
          <table:table-cell office:value-type="float" office:value="-8.41" calcext:value-type="float">
            <text:p>-8.4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29" calcext:value-type="float">
            <text:p>37.29</text:p>
          </table:table-cell>
          <table:table-cell office:value-type="float" office:value="-1.63" calcext:value-type="float">
            <text:p>-1.63</text:p>
          </table:table-cell>
          <table:table-cell office:value-type="float" office:value="2.6" calcext:value-type="float">
            <text:p>2.6</text:p>
          </table:table-cell>
          <table:table-cell office:value-type="float" office:value="-157.64" calcext:value-type="float">
            <text:p>-157.64</text:p>
          </table:table-cell>
          <table:table-cell office:value-type="float" office:value="-0.27" calcext:value-type="float">
            <text:p>-0.27</text:p>
          </table:table-cell>
          <table:table-cell office:value-type="float" office:value="0.14" calcext:value-type="float">
            <text:p>0.14</text:p>
          </table:table-cell>
          <table:table-cell office:value-type="float" office:value="-8.43" calcext:value-type="float">
            <text:p>-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38" calcext:value-type="float">
            <text:p>37.38</text:p>
          </table:table-cell>
          <table:table-cell office:value-type="float" office:value="-1.64" calcext:value-type="float">
            <text:p>-1.64</text:p>
          </table:table-cell>
          <table:table-cell office:value-type="float" office:value="2.61" calcext:value-type="float">
            <text:p>2.61</text:p>
          </table:table-cell>
          <table:table-cell office:value-type="float" office:value="-158.44" calcext:value-type="float">
            <text:p>-158.44</text:p>
          </table:table-cell>
          <table:table-cell office:value-type="float" office:value="-0.27" calcext:value-type="float">
            <text:p>-0.27</text:p>
          </table:table-cell>
          <table:table-cell office:value-type="float" office:value="0.14" calcext:value-type="float">
            <text:p>0.14</text:p>
          </table:table-cell>
          <table:table-cell office:value-type="float" office:value="-8.45" calcext:value-type="float">
            <text:p>-8.4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48" calcext:value-type="float">
            <text:p>37.48</text:p>
          </table:table-cell>
          <table:table-cell office:value-type="float" office:value="-1.65" calcext:value-type="float">
            <text:p>-1.65</text:p>
          </table:table-cell>
          <table:table-cell office:value-type="float" office:value="2.63" calcext:value-type="float">
            <text:p>2.63</text:p>
          </table:table-cell>
          <table:table-cell office:value-type="float" office:value="-159.28" calcext:value-type="float">
            <text:p>-159.28</text:p>
          </table:table-cell>
          <table:table-cell office:value-type="float" office:value="-0.27" calcext:value-type="float">
            <text:p>-0.27</text:p>
          </table:table-cell>
          <table:table-cell office:value-type="float" office:value="0.13" calcext:value-type="float">
            <text:p>0.13</text:p>
          </table:table-cell>
          <table:table-cell office:value-type="float" office:value="-8.47" calcext:value-type="float">
            <text:p>-8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57" calcext:value-type="float">
            <text:p>37.57</text:p>
          </table:table-cell>
          <table:table-cell office:value-type="float" office:value="-1.66" calcext:value-type="float">
            <text:p>-1.66</text:p>
          </table:table-cell>
          <table:table-cell office:value-type="float" office:value="2.64" calcext:value-type="float">
            <text:p>2.64</text:p>
          </table:table-cell>
          <table:table-cell office:value-type="float" office:value="-160.09" calcext:value-type="float">
            <text:p>-160.09</text:p>
          </table:table-cell>
          <table:table-cell office:value-type="float" office:value="-0.27" calcext:value-type="float">
            <text:p>-0.27</text:p>
          </table:table-cell>
          <table:table-cell office:value-type="float" office:value="0.13" calcext:value-type="float">
            <text:p>0.13</text:p>
          </table:table-cell>
          <table:table-cell office:value-type="float" office:value="-8.49" calcext:value-type="float">
            <text:p>-8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67" calcext:value-type="float">
            <text:p>37.67</text:p>
          </table:table-cell>
          <table:table-cell office:value-type="float" office:value="-1.68" calcext:value-type="float">
            <text:p>-1.68</text:p>
          </table:table-cell>
          <table:table-cell office:value-type="float" office:value="2.66" calcext:value-type="float">
            <text:p>2.66</text:p>
          </table:table-cell>
          <table:table-cell office:value-type="float" office:value="-160.9" calcext:value-type="float">
            <text:p>-160.9</text:p>
          </table:table-cell>
          <table:table-cell office:value-type="float" office:value="-0.27" calcext:value-type="float">
            <text:p>-0.27</text:p>
          </table:table-cell>
          <table:table-cell office:value-type="float" office:value="0.14" calcext:value-type="float">
            <text:p>0.14</text:p>
          </table:table-cell>
          <table:table-cell office:value-type="float" office:value="-8.51" calcext:value-type="float">
            <text:p>-8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77" calcext:value-type="float">
            <text:p>37.77</text:p>
          </table:table-cell>
          <table:table-cell office:value-type="float" office:value="-1.69" calcext:value-type="float">
            <text:p>-1.69</text:p>
          </table:table-cell>
          <table:table-cell office:value-type="float" office:value="2.67" calcext:value-type="float">
            <text:p>2.67</text:p>
          </table:table-cell>
          <table:table-cell office:value-type="float" office:value="-161.72" calcext:value-type="float">
            <text:p>-161.72</text:p>
          </table:table-cell>
          <table:table-cell office:value-type="float" office:value="-0.28" calcext:value-type="float">
            <text:p>-0.28</text:p>
          </table:table-cell>
          <table:table-cell office:value-type="float" office:value="0.14" calcext:value-type="float">
            <text:p>0.14</text:p>
          </table:table-cell>
          <table:table-cell office:value-type="float" office:value="-8.53" calcext:value-type="float">
            <text:p>-8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86" calcext:value-type="float">
            <text:p>37.86</text:p>
          </table:table-cell>
          <table:table-cell office:value-type="float" office:value="-1.7" calcext:value-type="float">
            <text:p>-1.7</text:p>
          </table:table-cell>
          <table:table-cell office:value-type="float" office:value="2.69" calcext:value-type="float">
            <text:p>2.69</text:p>
          </table:table-cell>
          <table:table-cell office:value-type="float" office:value="-162.56" calcext:value-type="float">
            <text:p>-162.56</text:p>
          </table:table-cell>
          <table:table-cell office:value-type="float" office:value="-0.28" calcext:value-type="float">
            <text:p>-0.28</text:p>
          </table:table-cell>
          <table:table-cell office:value-type="float" office:value="0.14" calcext:value-type="float">
            <text:p>0.14</text:p>
          </table:table-cell>
          <table:table-cell office:value-type="float" office:value="-8.56" calcext:value-type="float">
            <text:p>-8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-1.72" calcext:value-type="float">
            <text:p>-1.72</text:p>
          </table:table-cell>
          <table:table-cell office:value-type="float" office:value="2.7" calcext:value-type="float">
            <text:p>2.7</text:p>
          </table:table-cell>
          <table:table-cell office:value-type="float" office:value="-163.38" calcext:value-type="float">
            <text:p>-163.38</text:p>
          </table:table-cell>
          <table:table-cell office:value-type="float" office:value="-0.28" calcext:value-type="float">
            <text:p>-0.28</text:p>
          </table:table-cell>
          <table:table-cell office:value-type="float" office:value="0.14" calcext:value-type="float">
            <text:p>0.14</text:p>
          </table:table-cell>
          <table:table-cell office:value-type="float" office:value="-8.59" calcext:value-type="float">
            <text:p>-8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06" calcext:value-type="float">
            <text:p>38.06</text:p>
          </table:table-cell>
          <table:table-cell office:value-type="float" office:value="-1.73" calcext:value-type="float">
            <text:p>-1.73</text:p>
          </table:table-cell>
          <table:table-cell office:value-type="float" office:value="2.71" calcext:value-type="float">
            <text:p>2.71</text:p>
          </table:table-cell>
          <table:table-cell office:value-type="float" office:value="-164.2" calcext:value-type="float">
            <text:p>-164.2</text:p>
          </table:table-cell>
          <table:table-cell office:value-type="float" office:value="-0.28" calcext:value-type="float">
            <text:p>-0.28</text:p>
          </table:table-cell>
          <table:table-cell office:value-type="float" office:value="0.14" calcext:value-type="float">
            <text:p>0.14</text:p>
          </table:table-cell>
          <table:table-cell office:value-type="float" office:value="-8.61" calcext:value-type="float">
            <text:p>-8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-1.74" calcext:value-type="float">
            <text:p>-1.74</text:p>
          </table:table-cell>
          <table:table-cell office:value-type="float" office:value="2.73" calcext:value-type="float">
            <text:p>2.73</text:p>
          </table:table-cell>
          <table:table-cell office:value-type="float" office:value="-165.02" calcext:value-type="float">
            <text:p>-165.02</text:p>
          </table:table-cell>
          <table:table-cell office:value-type="float" office:value="-0.28" calcext:value-type="float">
            <text:p>-0.28</text:p>
          </table:table-cell>
          <table:table-cell office:value-type="float" office:value="0.14" calcext:value-type="float">
            <text:p>0.14</text:p>
          </table:table-cell>
          <table:table-cell office:value-type="float" office:value="-8.62" calcext:value-type="float">
            <text:p>-8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-1.75" calcext:value-type="float">
            <text:p>-1.75</text:p>
          </table:table-cell>
          <table:table-cell office:value-type="float" office:value="2.74" calcext:value-type="float">
            <text:p>2.74</text:p>
          </table:table-cell>
          <table:table-cell office:value-type="float" office:value="-165.86" calcext:value-type="float">
            <text:p>-165.86</text:p>
          </table:table-cell>
          <table:table-cell office:value-type="float" office:value="-0.28" calcext:value-type="float">
            <text:p>-0.28</text:p>
          </table:table-cell>
          <table:table-cell office:value-type="float" office:value="0.15" calcext:value-type="float">
            <text:p>0.15</text:p>
          </table:table-cell>
          <table:table-cell office:value-type="float" office:value="-8.64" calcext:value-type="float">
            <text:p>-8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34" calcext:value-type="float">
            <text:p>38.34</text:p>
          </table:table-cell>
          <table:table-cell office:value-type="float" office:value="-1.77" calcext:value-type="float">
            <text:p>-1.77</text:p>
          </table:table-cell>
          <table:table-cell office:value-type="float" office:value="2.76" calcext:value-type="float">
            <text:p>2.76</text:p>
          </table:table-cell>
          <table:table-cell office:value-type="float" office:value="-166.69" calcext:value-type="float">
            <text:p>-166.69</text:p>
          </table:table-cell>
          <table:table-cell office:value-type="float" office:value="-0.29" calcext:value-type="float">
            <text:p>-0.29</text:p>
          </table:table-cell>
          <table:table-cell office:value-type="float" office:value="0.15" calcext:value-type="float">
            <text:p>0.15</text:p>
          </table:table-cell>
          <table:table-cell office:value-type="float" office:value="-8.66" calcext:value-type="float">
            <text:p>-8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44" calcext:value-type="float">
            <text:p>38.44</text:p>
          </table:table-cell>
          <table:table-cell office:value-type="float" office:value="-1.78" calcext:value-type="float">
            <text:p>-1.78</text:p>
          </table:table-cell>
          <table:table-cell office:value-type="float" office:value="2.77" calcext:value-type="float">
            <text:p>2.77</text:p>
          </table:table-cell>
          <table:table-cell office:value-type="float" office:value="-167.52" calcext:value-type="float">
            <text:p>-167.52</text:p>
          </table:table-cell>
          <table:table-cell office:value-type="float" office:value="-0.29" calcext:value-type="float">
            <text:p>-0.29</text:p>
          </table:table-cell>
          <table:table-cell office:value-type="float" office:value="0.15" calcext:value-type="float">
            <text:p>0.15</text:p>
          </table:table-cell>
          <table:table-cell office:value-type="float" office:value="-8.68" calcext:value-type="float">
            <text:p>-8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54" calcext:value-type="float">
            <text:p>38.54</text:p>
          </table:table-cell>
          <table:table-cell office:value-type="float" office:value="-1.79" calcext:value-type="float">
            <text:p>-1.79</text:p>
          </table:table-cell>
          <table:table-cell office:value-type="float" office:value="2.79" calcext:value-type="float">
            <text:p>2.79</text:p>
          </table:table-cell>
          <table:table-cell office:value-type="float" office:value="-168.37" calcext:value-type="float">
            <text:p>-168.37</text:p>
          </table:table-cell>
          <table:table-cell office:value-type="float" office:value="-0.29" calcext:value-type="float">
            <text:p>-0.29</text:p>
          </table:table-cell>
          <table:table-cell office:value-type="float" office:value="0.15" calcext:value-type="float">
            <text:p>0.15</text:p>
          </table:table-cell>
          <table:table-cell office:value-type="float" office:value="-8.7" calcext:value-type="float">
            <text:p>-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63" calcext:value-type="float">
            <text:p>38.63</text:p>
          </table:table-cell>
          <table:table-cell office:value-type="float" office:value="-1.81" calcext:value-type="float">
            <text:p>-1.81</text:p>
          </table:table-cell>
          <table:table-cell office:value-type="float" office:value="2.81" calcext:value-type="float">
            <text:p>2.81</text:p>
          </table:table-cell>
          <table:table-cell office:value-type="float" office:value="-169.19" calcext:value-type="float">
            <text:p>-169.19</text:p>
          </table:table-cell>
          <table:table-cell office:value-type="float" office:value="-0.29" calcext:value-type="float">
            <text:p>-0.29</text:p>
          </table:table-cell>
          <table:table-cell office:value-type="float" office:value="0.15" calcext:value-type="float">
            <text:p>0.15</text:p>
          </table:table-cell>
          <table:table-cell office:value-type="float" office:value="-8.72" calcext:value-type="float">
            <text:p>-8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73" calcext:value-type="float">
            <text:p>38.73</text:p>
          </table:table-cell>
          <table:table-cell office:value-type="float" office:value="-1.82" calcext:value-type="float">
            <text:p>-1.82</text:p>
          </table:table-cell>
          <table:table-cell office:value-type="float" office:value="2.82" calcext:value-type="float">
            <text:p>2.82</text:p>
          </table:table-cell>
          <table:table-cell office:value-type="float" office:value="-170.03" calcext:value-type="float">
            <text:p>-170.03</text:p>
          </table:table-cell>
          <table:table-cell office:value-type="float" office:value="-0.29" calcext:value-type="float">
            <text:p>-0.29</text:p>
          </table:table-cell>
          <table:table-cell office:value-type="float" office:value="0.16" calcext:value-type="float">
            <text:p>0.16</text:p>
          </table:table-cell>
          <table:table-cell office:value-type="float" office:value="-8.75" calcext:value-type="float">
            <text:p>-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82" calcext:value-type="float">
            <text:p>38.82</text:p>
          </table:table-cell>
          <table:table-cell office:value-type="float" office:value="-1.83" calcext:value-type="float">
            <text:p>-1.83</text:p>
          </table:table-cell>
          <table:table-cell office:value-type="float" office:value="2.84" calcext:value-type="float">
            <text:p>2.84</text:p>
          </table:table-cell>
          <table:table-cell office:value-type="float" office:value="-170.85" calcext:value-type="float">
            <text:p>-170.85</text:p>
          </table:table-cell>
          <table:table-cell office:value-type="float" office:value="-0.29" calcext:value-type="float">
            <text:p>-0.29</text:p>
          </table:table-cell>
          <table:table-cell office:value-type="float" office:value="0.16" calcext:value-type="float">
            <text:p>0.16</text:p>
          </table:table-cell>
          <table:table-cell office:value-type="float" office:value="-8.77" calcext:value-type="float">
            <text:p>-8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92" calcext:value-type="float">
            <text:p>38.92</text:p>
          </table:table-cell>
          <table:table-cell office:value-type="float" office:value="-1.85" calcext:value-type="float">
            <text:p>-1.85</text:p>
          </table:table-cell>
          <table:table-cell office:value-type="float" office:value="2.85" calcext:value-type="float">
            <text:p>2.85</text:p>
          </table:table-cell>
          <table:table-cell office:value-type="float" office:value="-171.69" calcext:value-type="float">
            <text:p>-171.69</text:p>
          </table:table-cell>
          <table:table-cell office:value-type="float" office:value="-0.29" calcext:value-type="float">
            <text:p>-0.29</text:p>
          </table:table-cell>
          <table:table-cell office:value-type="float" office:value="0.16" calcext:value-type="float">
            <text:p>0.16</text:p>
          </table:table-cell>
          <table:table-cell office:value-type="float" office:value="-8.79" calcext:value-type="float">
            <text:p>-8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01" calcext:value-type="float">
            <text:p>39.01</text:p>
          </table:table-cell>
          <table:table-cell office:value-type="float" office:value="-1.86" calcext:value-type="float">
            <text:p>-1.86</text:p>
          </table:table-cell>
          <table:table-cell office:value-type="float" office:value="2.87" calcext:value-type="float">
            <text:p>2.87</text:p>
          </table:table-cell>
          <table:table-cell office:value-type="float" office:value="-172.53" calcext:value-type="float">
            <text:p>-172.53</text:p>
          </table:table-cell>
          <table:table-cell office:value-type="float" office:value="-0.29" calcext:value-type="float">
            <text:p>-0.29</text:p>
          </table:table-cell>
          <table:table-cell office:value-type="float" office:value="0.16" calcext:value-type="float">
            <text:p>0.16</text:p>
          </table:table-cell>
          <table:table-cell office:value-type="float" office:value="-8.81" calcext:value-type="float">
            <text:p>-8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11" calcext:value-type="float">
            <text:p>39.11</text:p>
          </table:table-cell>
          <table:table-cell office:value-type="float" office:value="-1.87" calcext:value-type="float">
            <text:p>-1.87</text:p>
          </table:table-cell>
          <table:table-cell office:value-type="float" office:value="2.89" calcext:value-type="float">
            <text:p>2.89</text:p>
          </table:table-cell>
          <table:table-cell office:value-type="float" office:value="-173.37" calcext:value-type="float">
            <text:p>-173.37</text:p>
          </table:table-cell>
          <table:table-cell office:value-type="float" office:value="-0.3" calcext:value-type="float">
            <text:p>-0.3</text:p>
          </table:table-cell>
          <table:table-cell office:value-type="float" office:value="0.16" calcext:value-type="float">
            <text:p>0.16</text:p>
          </table:table-cell>
          <table:table-cell office:value-type="float" office:value="-8.83" calcext:value-type="float">
            <text:p>-8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-1.89" calcext:value-type="float">
            <text:p>-1.89</text:p>
          </table:table-cell>
          <table:table-cell office:value-type="float" office:value="2.9" calcext:value-type="float">
            <text:p>2.9</text:p>
          </table:table-cell>
          <table:table-cell office:value-type="float" office:value="-174.22" calcext:value-type="float">
            <text:p>-174.22</text:p>
          </table:table-cell>
          <table:table-cell office:value-type="float" office:value="-0.3" calcext:value-type="float">
            <text:p>-0.3</text:p>
          </table:table-cell>
          <table:table-cell office:value-type="float" office:value="0.16" calcext:value-type="float">
            <text:p>0.16</text:p>
          </table:table-cell>
          <table:table-cell office:value-type="float" office:value="-8.86" calcext:value-type="float">
            <text:p>-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-1.9" calcext:value-type="float">
            <text:p>-1.9</text:p>
          </table:table-cell>
          <table:table-cell office:value-type="float" office:value="2.92" calcext:value-type="float">
            <text:p>2.92</text:p>
          </table:table-cell>
          <table:table-cell office:value-type="float" office:value="-175.07" calcext:value-type="float">
            <text:p>-175.07</text:p>
          </table:table-cell>
          <table:table-cell office:value-type="float" office:value="-0.3" calcext:value-type="float">
            <text:p>-0.3</text:p>
          </table:table-cell>
          <table:table-cell office:value-type="float" office:value="0.16" calcext:value-type="float">
            <text:p>0.16</text:p>
          </table:table-cell>
          <table:table-cell office:value-type="float" office:value="-8.88" calcext:value-type="float">
            <text:p>-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-1.92" calcext:value-type="float">
            <text:p>-1.92</text:p>
          </table:table-cell>
          <table:table-cell office:value-type="float" office:value="2.94" calcext:value-type="float">
            <text:p>2.94</text:p>
          </table:table-cell>
          <table:table-cell office:value-type="float" office:value="-175.93" calcext:value-type="float">
            <text:p>-175.93</text:p>
          </table:table-cell>
          <table:table-cell office:value-type="float" office:value="-0.31" calcext:value-type="float">
            <text:p>-0.31</text:p>
          </table:table-cell>
          <table:table-cell office:value-type="float" office:value="0.16" calcext:value-type="float">
            <text:p>0.16</text:p>
          </table:table-cell>
          <table:table-cell office:value-type="float" office:value="-8.9" calcext:value-type="float">
            <text:p>-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49" calcext:value-type="float">
            <text:p>39.49</text:p>
          </table:table-cell>
          <table:table-cell office:value-type="float" office:value="-1.93" calcext:value-type="float">
            <text:p>-1.93</text:p>
          </table:table-cell>
          <table:table-cell office:value-type="float" office:value="2.95" calcext:value-type="float">
            <text:p>2.95</text:p>
          </table:table-cell>
          <table:table-cell office:value-type="float" office:value="-176.81" calcext:value-type="float">
            <text:p>-176.81</text:p>
          </table:table-cell>
          <table:table-cell office:value-type="float" office:value="-0.31" calcext:value-type="float">
            <text:p>-0.31</text:p>
          </table:table-cell>
          <table:table-cell office:value-type="float" office:value="0.17" calcext:value-type="float">
            <text:p>0.17</text:p>
          </table:table-cell>
          <table:table-cell office:value-type="float" office:value="-8.93" calcext:value-type="float">
            <text:p>-8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59" calcext:value-type="float">
            <text:p>39.59</text:p>
          </table:table-cell>
          <table:table-cell office:value-type="float" office:value="-1.95" calcext:value-type="float">
            <text:p>-1.95</text:p>
          </table:table-cell>
          <table:table-cell office:value-type="float" office:value="2.97" calcext:value-type="float">
            <text:p>2.97</text:p>
          </table:table-cell>
          <table:table-cell office:value-type="float" office:value="-177.67" calcext:value-type="float">
            <text:p>-177.67</text:p>
          </table:table-cell>
          <table:table-cell office:value-type="float" office:value="-0.31" calcext:value-type="float">
            <text:p>-0.31</text:p>
          </table:table-cell>
          <table:table-cell office:value-type="float" office:value="0.17" calcext:value-type="float">
            <text:p>0.17</text:p>
          </table:table-cell>
          <table:table-cell office:value-type="float" office:value="-8.95" calcext:value-type="float">
            <text:p>-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69" calcext:value-type="float">
            <text:p>39.69</text:p>
          </table:table-cell>
          <table:table-cell office:value-type="float" office:value="-1.96" calcext:value-type="float">
            <text:p>-1.96</text:p>
          </table:table-cell>
          <table:table-cell office:value-type="float" office:value="2.99" calcext:value-type="float">
            <text:p>2.99</text:p>
          </table:table-cell>
          <table:table-cell office:value-type="float" office:value="-178.53" calcext:value-type="float">
            <text:p>-178.53</text:p>
          </table:table-cell>
          <table:table-cell office:value-type="float" office:value="-0.31" calcext:value-type="float">
            <text:p>-0.31</text:p>
          </table:table-cell>
          <table:table-cell office:value-type="float" office:value="0.17" calcext:value-type="float">
            <text:p>0.17</text:p>
          </table:table-cell>
          <table:table-cell office:value-type="float" office:value="-8.97" calcext:value-type="float">
            <text:p>-8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78" calcext:value-type="float">
            <text:p>39.78</text:p>
          </table:table-cell>
          <table:table-cell office:value-type="float" office:value="-1.97" calcext:value-type="float">
            <text:p>-1.97</text:p>
          </table:table-cell>
          <table:table-cell office:value-type="float" office:value="3.01" calcext:value-type="float">
            <text:p>3.01</text:p>
          </table:table-cell>
          <table:table-cell office:value-type="float" office:value="-179.4" calcext:value-type="float">
            <text:p>-179.4</text:p>
          </table:table-cell>
          <table:table-cell office:value-type="float" office:value="-0.31" calcext:value-type="float">
            <text:p>-0.31</text:p>
          </table:table-cell>
          <table:table-cell office:value-type="float" office:value="0.17" calcext:value-type="float">
            <text:p>0.17</text:p>
          </table:table-cell>
          <table:table-cell office:value-type="float" office:value="-8.99" calcext:value-type="float">
            <text:p>-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-1.99" calcext:value-type="float">
            <text:p>-1.99</text:p>
          </table:table-cell>
          <table:table-cell office:value-type="float" office:value="3.02" calcext:value-type="float">
            <text:p>3.02</text:p>
          </table:table-cell>
          <table:table-cell office:value-type="float" office:value="-180.26" calcext:value-type="float">
            <text:p>-180.26</text:p>
          </table:table-cell>
          <table:table-cell office:value-type="float" office:value="-0.31" calcext:value-type="float">
            <text:p>-0.31</text:p>
          </table:table-cell>
          <table:table-cell office:value-type="float" office:value="0.17" calcext:value-type="float">
            <text:p>0.17</text:p>
          </table:table-cell>
          <table:table-cell office:value-type="float" office:value="-9.01" calcext:value-type="float">
            <text:p>-9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97" calcext:value-type="float">
            <text:p>39.97</text:p>
          </table:table-cell>
          <table:table-cell office:value-type="float" office:value="-2" calcext:value-type="float">
            <text:p>-2</text:p>
          </table:table-cell>
          <table:table-cell office:value-type="float" office:value="3.04" calcext:value-type="float">
            <text:p>3.04</text:p>
          </table:table-cell>
          <table:table-cell office:value-type="float" office:value="-181.13" calcext:value-type="float">
            <text:p>-181.13</text:p>
          </table:table-cell>
          <table:table-cell office:value-type="float" office:value="-0.31" calcext:value-type="float">
            <text:p>-0.31</text:p>
          </table:table-cell>
          <table:table-cell office:value-type="float" office:value="0.17" calcext:value-type="float">
            <text:p>0.17</text:p>
          </table:table-cell>
          <table:table-cell office:value-type="float" office:value="-9.03" calcext:value-type="float">
            <text:p>-9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07" calcext:value-type="float">
            <text:p>40.07</text:p>
          </table:table-cell>
          <table:table-cell office:value-type="float" office:value="-2.02" calcext:value-type="float">
            <text:p>-2.02</text:p>
          </table:table-cell>
          <table:table-cell office:value-type="float" office:value="3.06" calcext:value-type="float">
            <text:p>3.06</text:p>
          </table:table-cell>
          <table:table-cell office:value-type="float" office:value="-182.01" calcext:value-type="float">
            <text:p>-182.01</text:p>
          </table:table-cell>
          <table:table-cell office:value-type="float" office:value="-0.31" calcext:value-type="float">
            <text:p>-0.31</text:p>
          </table:table-cell>
          <table:table-cell office:value-type="float" office:value="0.18" calcext:value-type="float">
            <text:p>0.18</text:p>
          </table:table-cell>
          <table:table-cell office:value-type="float" office:value="-9.05" calcext:value-type="float">
            <text:p>-9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17" calcext:value-type="float">
            <text:p>40.17</text:p>
          </table:table-cell>
          <table:table-cell office:value-type="float" office:value="-2.03" calcext:value-type="float">
            <text:p>-2.03</text:p>
          </table:table-cell>
          <table:table-cell office:value-type="float" office:value="3.08" calcext:value-type="float">
            <text:p>3.08</text:p>
          </table:table-cell>
          <table:table-cell office:value-type="float" office:value="-182.87" calcext:value-type="float">
            <text:p>-182.87</text:p>
          </table:table-cell>
          <table:table-cell office:value-type="float" office:value="-0.32" calcext:value-type="float">
            <text:p>-0.32</text:p>
          </table:table-cell>
          <table:table-cell office:value-type="float" office:value="0.17" calcext:value-type="float">
            <text:p>0.17</text:p>
          </table:table-cell>
          <table:table-cell office:value-type="float" office:value="-9.08" calcext:value-type="float">
            <text:p>-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26" calcext:value-type="float">
            <text:p>40.26</text:p>
          </table:table-cell>
          <table:table-cell office:value-type="float" office:value="-2.05" calcext:value-type="float">
            <text:p>-2.05</text:p>
          </table:table-cell>
          <table:table-cell office:value-type="float" office:value="3.09" calcext:value-type="float">
            <text:p>3.09</text:p>
          </table:table-cell>
          <table:table-cell office:value-type="float" office:value="-183.73" calcext:value-type="float">
            <text:p>-183.73</text:p>
          </table:table-cell>
          <table:table-cell office:value-type="float" office:value="-0.32" calcext:value-type="float">
            <text:p>-0.32</text:p>
          </table:table-cell>
          <table:table-cell office:value-type="float" office:value="0.18" calcext:value-type="float">
            <text:p>0.18</text:p>
          </table:table-cell>
          <table:table-cell office:value-type="float" office:value="-9.1" calcext:value-type="float">
            <text:p>-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-2.06" calcext:value-type="float">
            <text:p>-2.06</text:p>
          </table:table-cell>
          <table:table-cell office:value-type="float" office:value="3.11" calcext:value-type="float">
            <text:p>3.11</text:p>
          </table:table-cell>
          <table:table-cell office:value-type="float" office:value="-184.62" calcext:value-type="float">
            <text:p>-184.62</text:p>
          </table:table-cell>
          <table:table-cell office:value-type="float" office:value="-0.32" calcext:value-type="float">
            <text:p>-0.32</text:p>
          </table:table-cell>
          <table:table-cell office:value-type="float" office:value="0.18" calcext:value-type="float">
            <text:p>0.18</text:p>
          </table:table-cell>
          <table:table-cell office:value-type="float" office:value="-9.12" calcext:value-type="float">
            <text:p>-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float" office:value="-2.08" calcext:value-type="float">
            <text:p>-2.08</text:p>
          </table:table-cell>
          <table:table-cell office:value-type="float" office:value="3.13" calcext:value-type="float">
            <text:p>3.13</text:p>
          </table:table-cell>
          <table:table-cell office:value-type="float" office:value="-185.51" calcext:value-type="float">
            <text:p>-185.51</text:p>
          </table:table-cell>
          <table:table-cell office:value-type="float" office:value="-0.32" calcext:value-type="float">
            <text:p>-0.32</text:p>
          </table:table-cell>
          <table:table-cell office:value-type="float" office:value="0.18" calcext:value-type="float">
            <text:p>0.18</text:p>
          </table:table-cell>
          <table:table-cell office:value-type="float" office:value="-9.14" calcext:value-type="float">
            <text:p>-9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-2.09" calcext:value-type="float">
            <text:p>-2.09</text:p>
          </table:table-cell>
          <table:table-cell office:value-type="float" office:value="3.15" calcext:value-type="float">
            <text:p>3.15</text:p>
          </table:table-cell>
          <table:table-cell office:value-type="float" office:value="-186.39" calcext:value-type="float">
            <text:p>-186.39</text:p>
          </table:table-cell>
          <table:table-cell office:value-type="float" office:value="-0.33" calcext:value-type="float">
            <text:p>-0.33</text:p>
          </table:table-cell>
          <table:table-cell office:value-type="float" office:value="0.18" calcext:value-type="float">
            <text:p>0.18</text:p>
          </table:table-cell>
          <table:table-cell office:value-type="float" office:value="-9.16" calcext:value-type="float">
            <text:p>-9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65" calcext:value-type="float">
            <text:p>40.65</text:p>
          </table:table-cell>
          <table:table-cell office:value-type="float" office:value="-2.11" calcext:value-type="float">
            <text:p>-2.11</text:p>
          </table:table-cell>
          <table:table-cell office:value-type="float" office:value="3.17" calcext:value-type="float">
            <text:p>3.17</text:p>
          </table:table-cell>
          <table:table-cell office:value-type="float" office:value="-187.26" calcext:value-type="float">
            <text:p>-187.26</text:p>
          </table:table-cell>
          <table:table-cell office:value-type="float" office:value="-0.33" calcext:value-type="float">
            <text:p>-0.33</text:p>
          </table:table-cell>
          <table:table-cell office:value-type="float" office:value="0.18" calcext:value-type="float">
            <text:p>0.18</text:p>
          </table:table-cell>
          <table:table-cell office:value-type="float" office:value="-9.19" calcext:value-type="float">
            <text:p>-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2:26:04.960235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5T16:03:26.513619114</dc:date>
    <meta:editing-duration>PT1H34M24S</meta:editing-duration>
    <meta:editing-cycles>10</meta:editing-cycles>
    <meta:generator>LibreOffice/5.1.4.2$Linux_X86_64 LibreOffice_project/f99d75f39f1c57ebdd7ffc5f42867c12031db97a</meta:generator>
    <meta:document-statistic meta:table-count="1" meta:cell-count="58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8cm" svg:height="8.34cm" xlink:href=".." xlink:type="simple" chart:class="chart:scatter" chart:style-name="ch1">
        <chart:title svg:x="6.837cm" svg:y="0.302cm" chart:style-name="ch2">
          <text:p>Position</text:p>
        </chart:title>
        <chart:legend chart:legend-position="end" svg:x="14.488cm" svg:y="3.373cm" style:legend-expansion="high" chart:style-name="ch3"/>
        <chart:plot-area chart:style-name="ch4" table:cell-range-address="QuadOutput.A1:QuadOutput.D1000" chart:data-source-has-labels="row" svg:x="0.562cm" svg:y="0.273cm" svg:width="14.298cm" svg:height="7.618cm">
          <chartooo:coordinate-region svg:x="1.474cm" svg:y="0.472cm" svg:width="13.199cm" svg:height="7.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adOutput.B1:QuadOutput.B1000" loext:label-string="x" chart:class="chart:scatter">
            <chart:domain table:cell-range-address="QuadOutput.A1:QuadOutput.A1000"/>
            <chart:data-point chart:repeated="1000"/>
          </chart:series>
          <chart:series chart:style-name="ch8" chart:values-cell-range-address="QuadOutput.C1:QuadOutput.C1000" loext:label-string="y" chart:class="chart:scatter">
            <chart:data-point chart:repeated="1000"/>
          </chart:series>
          <chart:series chart:style-name="ch9" chart:values-cell-range-address="QuadOutput.D1:QuadOutput.D1000" loext:label-string="z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3">
                <text:p>1.33</text:p>
                <draw:g>
                  <svg:desc>QuadOutput.A1:QuadOutput.A1000</svg:desc>
                </draw:g>
              </table:table-cell>
              <table:table-cell office:value-type="float" office:value="0">
                <text:p>0</text:p>
                <draw:g>
                  <svg:desc>QuadOutput.B1:QuadOutput.B1000</svg:desc>
                </draw:g>
              </table:table-cell>
              <table:table-cell office:value-type="float" office:value="-0">
                <text:p>-0</text:p>
                <draw:g>
                  <svg:desc>QuadOutput.C1:QuadOutput.C1000</svg:desc>
                </draw:g>
              </table:table-cell>
              <table:table-cell office:value-type="float" office:value="-0.02">
                <text:p>-0.02</text:p>
                <draw:g>
                  <svg:desc>QuadOutput.D1:QuadOutput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1">
                <text:p>1.51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9">
                <text:p>1.79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">
                <text:p>1.88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">
                <text:p>1.98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">
                <text:p>2.07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">
                <text:p>2.25</text:p>
              </table:table-cell>
              <table:table-cell office:value-type="float" office:value="0.04">
                <text:p>0.04</text:p>
              </table:table-cell>
              <table:table-cell office:value-type="float" office:value="-0.03">
                <text:p>-0.0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">
                <text:p>2.35</text:p>
              </table:table-cell>
              <table:table-cell office:value-type="float" office:value="0.04">
                <text:p>0.04</text:p>
              </table:table-cell>
              <table:table-cell office:value-type="float" office:value="-0.04">
                <text:p>-0.04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4">
                <text:p>2.44</text:p>
              </table:table-cell>
              <table:table-cell office:value-type="float" office:value="0.04">
                <text:p>0.04</text:p>
              </table:table-cell>
              <table:table-cell office:value-type="float" office:value="-0.04">
                <text:p>-0.04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3">
                <text:p>2.53</text:p>
              </table:table-cell>
              <table:table-cell office:value-type="float" office:value="0.04">
                <text:p>0.04</text:p>
              </table:table-cell>
              <table:table-cell office:value-type="float" office:value="-0.04">
                <text:p>-0.04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2">
                <text:p>2.62</text:p>
              </table:table-cell>
              <table:table-cell office:value-type="float" office:value="0.05">
                <text:p>0.05</text:p>
              </table:table-cell>
              <table:table-cell office:value-type="float" office:value="-0.04">
                <text:p>-0.04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">
                <text:p>2.72</text:p>
              </table:table-cell>
              <table:table-cell office:value-type="float" office:value="0.05">
                <text:p>0.05</text:p>
              </table:table-cell>
              <table:table-cell office:value-type="float" office:value="-0.04">
                <text:p>-0.0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1">
                <text:p>2.81</text:p>
              </table:table-cell>
              <table:table-cell office:value-type="float" office:value="0.05">
                <text:p>0.05</text:p>
              </table:table-cell>
              <table:table-cell office:value-type="float" office:value="-0.05">
                <text:p>-0.0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1">
                <text:p>2.9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06">
                <text:p>0.06</text:p>
              </table:table-cell>
              <table:table-cell office:value-type="float" office:value="-0.05">
                <text:p>-0.05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9">
                <text:p>3.19</text:p>
              </table:table-cell>
              <table:table-cell office:value-type="float" office:value="0.06">
                <text:p>0.06</text:p>
              </table:table-cell>
              <table:table-cell office:value-type="float" office:value="-0.06">
                <text:p>-0.0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8">
                <text:p>3.28</text:p>
              </table:table-cell>
              <table:table-cell office:value-type="float" office:value="0.07">
                <text:p>0.07</text:p>
              </table:table-cell>
              <table:table-cell office:value-type="float" office:value="-0.06">
                <text:p>-0.06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8">
                <text:p>3.38</text:p>
              </table:table-cell>
              <table:table-cell office:value-type="float" office:value="0.07">
                <text:p>0.07</text:p>
              </table:table-cell>
              <table:table-cell office:value-type="float" office:value="-0.06">
                <text:p>-0.06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7">
                <text:p>3.47</text:p>
              </table:table-cell>
              <table:table-cell office:value-type="float" office:value="0.07">
                <text:p>0.07</text:p>
              </table:table-cell>
              <table:table-cell office:value-type="float" office:value="-0.06">
                <text:p>-0.06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6">
                <text:p>3.56</text:p>
              </table:table-cell>
              <table:table-cell office:value-type="float" office:value="0.08">
                <text:p>0.08</text:p>
              </table:table-cell>
              <table:table-cell office:value-type="float" office:value="-0.06">
                <text:p>-0.06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">
                <text:p>3.65</text:p>
              </table:table-cell>
              <table:table-cell office:value-type="float" office:value="0.08">
                <text:p>0.08</text:p>
              </table:table-cell>
              <table:table-cell office:value-type="float" office:value="-0.07">
                <text:p>-0.07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5">
                <text:p>3.75</text:p>
              </table:table-cell>
              <table:table-cell office:value-type="float" office:value="0.08">
                <text:p>0.08</text:p>
              </table:table-cell>
              <table:table-cell office:value-type="float" office:value="-0.07">
                <text:p>-0.07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">
                <text:p>3.84</text:p>
              </table:table-cell>
              <table:table-cell office:value-type="float" office:value="0.08">
                <text:p>0.08</text:p>
              </table:table-cell>
              <table:table-cell office:value-type="float" office:value="-0.07">
                <text:p>-0.07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3">
                <text:p>3.93</text:p>
              </table:table-cell>
              <table:table-cell office:value-type="float" office:value="0.09">
                <text:p>0.09</text:p>
              </table:table-cell>
              <table:table-cell office:value-type="float" office:value="-0.07">
                <text:p>-0.07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3">
                <text:p>4.03</text:p>
              </table:table-cell>
              <table:table-cell office:value-type="float" office:value="0.09">
                <text:p>0.09</text:p>
              </table:table-cell>
              <table:table-cell office:value-type="float" office:value="-0.07">
                <text:p>-0.07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2">
                <text:p>4.12</text:p>
              </table:table-cell>
              <table:table-cell office:value-type="float" office:value="0.09">
                <text:p>0.09</text:p>
              </table:table-cell>
              <table:table-cell office:value-type="float" office:value="-0.07">
                <text:p>-0.07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1">
                <text:p>4.21</text:p>
              </table:table-cell>
              <table:table-cell office:value-type="float" office:value="0.09">
                <text:p>0.09</text:p>
              </table:table-cell>
              <table:table-cell office:value-type="float" office:value="-0.07">
                <text:p>-0.07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1">
                <text:p>4.31</text:p>
              </table:table-cell>
              <table:table-cell office:value-type="float" office:value="0.1">
                <text:p>0.1</text:p>
              </table:table-cell>
              <table:table-cell office:value-type="float" office:value="-0.08">
                <text:p>-0.08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">
                <text:p>4.4</text:p>
              </table:table-cell>
              <table:table-cell office:value-type="float" office:value="0.1">
                <text:p>0.1</text:p>
              </table:table-cell>
              <table:table-cell office:value-type="float" office:value="-0.08">
                <text:p>-0.08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9">
                <text:p>4.49</text:p>
              </table:table-cell>
              <table:table-cell office:value-type="float" office:value="0.1">
                <text:p>0.1</text:p>
              </table:table-cell>
              <table:table-cell office:value-type="float" office:value="-0.08">
                <text:p>-0.08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9">
                <text:p>4.59</text:p>
              </table:table-cell>
              <table:table-cell office:value-type="float" office:value="0.1">
                <text:p>0.1</text:p>
              </table:table-cell>
              <table:table-cell office:value-type="float" office:value="-0.08">
                <text:p>-0.08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8">
                <text:p>4.68</text:p>
              </table:table-cell>
              <table:table-cell office:value-type="float" office:value="0.1">
                <text:p>0.1</text:p>
              </table:table-cell>
              <table:table-cell office:value-type="float" office:value="-0.08">
                <text:p>-0.08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8">
                <text:p>4.78</text:p>
              </table:table-cell>
              <table:table-cell office:value-type="float" office:value="0.11">
                <text:p>0.11</text:p>
              </table:table-cell>
              <table:table-cell office:value-type="float" office:value="-0.08">
                <text:p>-0.08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7">
                <text:p>4.87</text:p>
              </table:table-cell>
              <table:table-cell office:value-type="float" office:value="0.11">
                <text:p>0.11</text:p>
              </table:table-cell>
              <table:table-cell office:value-type="float" office:value="-0.09">
                <text:p>-0.09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6">
                <text:p>4.96</text:p>
              </table:table-cell>
              <table:table-cell office:value-type="float" office:value="0.11">
                <text:p>0.11</text:p>
              </table:table-cell>
              <table:table-cell office:value-type="float" office:value="-0.09">
                <text:p>-0.09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5">
                <text:p>5.05</text:p>
              </table:table-cell>
              <table:table-cell office:value-type="float" office:value="0.11">
                <text:p>0.11</text:p>
              </table:table-cell>
              <table:table-cell office:value-type="float" office:value="-0.09">
                <text:p>-0.09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5">
                <text:p>5.15</text:p>
              </table:table-cell>
              <table:table-cell office:value-type="float" office:value="0.12">
                <text:p>0.12</text:p>
              </table:table-cell>
              <table:table-cell office:value-type="float" office:value="-0.09">
                <text:p>-0.09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4">
                <text:p>5.24</text:p>
              </table:table-cell>
              <table:table-cell office:value-type="float" office:value="0.12">
                <text:p>0.12</text:p>
              </table:table-cell>
              <table:table-cell office:value-type="float" office:value="-0.09">
                <text:p>-0.09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4">
                <text:p>5.34</text:p>
              </table:table-cell>
              <table:table-cell office:value-type="float" office:value="0.12">
                <text:p>0.12</text:p>
              </table:table-cell>
              <table:table-cell office:value-type="float" office:value="-0.09">
                <text:p>-0.09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3">
                <text:p>5.43</text:p>
              </table:table-cell>
              <table:table-cell office:value-type="float" office:value="0.12">
                <text:p>0.12</text:p>
              </table:table-cell>
              <table:table-cell office:value-type="float" office:value="-0.09">
                <text:p>-0.0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3">
                <text:p>5.53</text:p>
              </table:table-cell>
              <table:table-cell office:value-type="float" office:value="0.12">
                <text:p>0.12</text:p>
              </table:table-cell>
              <table:table-cell office:value-type="float" office:value="-0.09">
                <text:p>-0.09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2">
                <text:p>5.62</text:p>
              </table:table-cell>
              <table:table-cell office:value-type="float" office:value="0.12">
                <text:p>0.12</text:p>
              </table:table-cell>
              <table:table-cell office:value-type="float" office:value="-0.09">
                <text:p>-0.09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1">
                <text:p>5.71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3.86">
                <text:p>-3.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9">
                <text:p>5.99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3.99">
                <text:p>-3.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09">
                <text:p>6.09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8">
                <text:p>6.18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7">
                <text:p>6.27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4.38">
                <text:p>-4.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37">
                <text:p>6.37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6">
                <text:p>6.46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5">
                <text:p>6.55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4.79">
                <text:p>-4.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5">
                <text:p>6.65</text:p>
              </table:table-cell>
              <table:table-cell office:value-type="float" office:value="0.13">
                <text:p>0.13</text:p>
              </table:table-cell>
              <table:table-cell office:value-type="float" office:value="-0.09">
                <text:p>-0.09</text:p>
              </table:table-cell>
              <table:table-cell office:value-type="float" office:value="-4.93">
                <text:p>-4.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74">
                <text:p>6.74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5.07">
                <text:p>-5.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3">
                <text:p>6.83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3">
                <text:p>6.93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02">
                <text:p>7.02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5.51">
                <text:p>-5.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1">
                <text:p>7.11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2">
                <text:p>7.2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">
                <text:p>7.3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5.95">
                <text:p>-5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9">
                <text:p>7.39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6.11">
                <text:p>-6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8">
                <text:p>7.48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6.26">
                <text:p>-6.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57">
                <text:p>7.57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6.42">
                <text:p>-6.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66">
                <text:p>7.66</text:p>
              </table:table-cell>
              <table:table-cell office:value-type="float" office:value="0.14">
                <text:p>0.14</text:p>
              </table:table-cell>
              <table:table-cell office:value-type="float" office:value="-0.09">
                <text:p>-0.09</text:p>
              </table:table-cell>
              <table:table-cell office:value-type="float" office:value="-6.58">
                <text:p>-6.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6">
                <text:p>7.76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85">
                <text:p>7.85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6.91">
                <text:p>-6.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5">
                <text:p>7.95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04">
                <text:p>8.04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13">
                <text:p>8.13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7.42">
                <text:p>-7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22">
                <text:p>8.22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7.59">
                <text:p>-7.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31">
                <text:p>8.31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41">
                <text:p>8.41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7.94">
                <text:p>-7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5">
                <text:p>8.5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">
                <text:p>8.6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9">
                <text:p>8.69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8">
                <text:p>8.78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8.67">
                <text:p>-8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8">
                <text:p>8.88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8.85">
                <text:p>-8.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7">
                <text:p>8.97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9.05">
                <text:p>-9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6">
                <text:p>9.06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9.23">
                <text:p>-9.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15">
                <text:p>9.15</text:p>
              </table:table-cell>
              <table:table-cell office:value-type="float" office:value="0.15">
                <text:p>0.15</text:p>
              </table:table-cell>
              <table:table-cell office:value-type="float" office:value="-0.09">
                <text:p>-0.09</text:p>
              </table:table-cell>
              <table:table-cell office:value-type="float" office:value="-9.43">
                <text:p>-9.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5">
                <text:p>9.25</text:p>
              </table:table-cell>
              <table:table-cell office:value-type="float" office:value="0.15">
                <text:p>0.15</text:p>
              </table:table-cell>
              <table:table-cell office:value-type="float" office:value="-0.08">
                <text:p>-0.08</text:p>
              </table:table-cell>
              <table:table-cell office:value-type="float" office:value="-9.62">
                <text:p>-9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34">
                <text:p>9.34</text:p>
              </table:table-cell>
              <table:table-cell office:value-type="float" office:value="0.15">
                <text:p>0.15</text:p>
              </table:table-cell>
              <table:table-cell office:value-type="float" office:value="-0.08">
                <text:p>-0.08</text:p>
              </table:table-cell>
              <table:table-cell office:value-type="float" office:value="-9.82">
                <text:p>-9.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43">
                <text:p>9.43</text:p>
              </table:table-cell>
              <table:table-cell office:value-type="float" office:value="0.15">
                <text:p>0.15</text:p>
              </table:table-cell>
              <table:table-cell office:value-type="float" office:value="-0.08">
                <text:p>-0.08</text:p>
              </table:table-cell>
              <table:table-cell office:value-type="float" office:value="-10.02">
                <text:p>-10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53">
                <text:p>9.53</text:p>
              </table:table-cell>
              <table:table-cell office:value-type="float" office:value="0.15">
                <text:p>0.15</text:p>
              </table:table-cell>
              <table:table-cell office:value-type="float" office:value="-0.08">
                <text:p>-0.08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62">
                <text:p>9.62</text:p>
              </table:table-cell>
              <table:table-cell office:value-type="float" office:value="0.15">
                <text:p>0.15</text:p>
              </table:table-cell>
              <table:table-cell office:value-type="float" office:value="-0.08">
                <text:p>-0.08</text:p>
              </table:table-cell>
              <table:table-cell office:value-type="float" office:value="-10.43">
                <text:p>-10.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72">
                <text:p>9.72</text:p>
              </table:table-cell>
              <table:table-cell office:value-type="float" office:value="0.15">
                <text:p>0.15</text:p>
              </table:table-cell>
              <table:table-cell office:value-type="float" office:value="-0.08">
                <text:p>-0.08</text:p>
              </table:table-cell>
              <table:table-cell office:value-type="float" office:value="-10.64">
                <text:p>-10.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81">
                <text:p>9.81</text:p>
              </table:table-cell>
              <table:table-cell office:value-type="float" office:value="0.15">
                <text:p>0.15</text:p>
              </table:table-cell>
              <table:table-cell office:value-type="float" office:value="-0.08">
                <text:p>-0.08</text:p>
              </table:table-cell>
              <table:table-cell office:value-type="float" office:value="-10.85">
                <text:p>-10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">
                <text:p>9.9</text:p>
              </table:table-cell>
              <table:table-cell office:value-type="float" office:value="0.15">
                <text:p>0.15</text:p>
              </table:table-cell>
              <table:table-cell office:value-type="float" office:value="-0.08">
                <text:p>-0.08</text:p>
              </table:table-cell>
              <table:table-cell office:value-type="float" office:value="-11.06">
                <text:p>-11.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-0.07">
                <text:p>-0.07</text:p>
              </table:table-cell>
              <table:table-cell office:value-type="float" office:value="-11.28">
                <text:p>-11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09">
                <text:p>10.09</text:p>
              </table:table-cell>
              <table:table-cell office:value-type="float" office:value="0.15">
                <text:p>0.15</text:p>
              </table:table-cell>
              <table:table-cell office:value-type="float" office:value="-0.07">
                <text:p>-0.07</text:p>
              </table:table-cell>
              <table:table-cell office:value-type="float" office:value="-11.49">
                <text:p>-11.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19">
                <text:p>10.19</text:p>
              </table:table-cell>
              <table:table-cell office:value-type="float" office:value="0.15">
                <text:p>0.15</text:p>
              </table:table-cell>
              <table:table-cell office:value-type="float" office:value="-0.07">
                <text:p>-0.07</text:p>
              </table:table-cell>
              <table:table-cell office:value-type="float" office:value="-11.71">
                <text:p>-11.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28">
                <text:p>10.28</text:p>
              </table:table-cell>
              <table:table-cell office:value-type="float" office:value="0.15">
                <text:p>0.15</text:p>
              </table:table-cell>
              <table:table-cell office:value-type="float" office:value="-0.07">
                <text:p>-0.07</text:p>
              </table:table-cell>
              <table:table-cell office:value-type="float" office:value="-11.93">
                <text:p>-11.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38">
                <text:p>10.38</text:p>
              </table:table-cell>
              <table:table-cell office:value-type="float" office:value="0.15">
                <text:p>0.15</text:p>
              </table:table-cell>
              <table:table-cell office:value-type="float" office:value="-0.07">
                <text:p>-0.07</text:p>
              </table:table-cell>
              <table:table-cell office:value-type="float" office:value="-12.16">
                <text:p>-12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7">
                <text:p>10.47</text:p>
              </table:table-cell>
              <table:table-cell office:value-type="float" office:value="0.15">
                <text:p>0.15</text:p>
              </table:table-cell>
              <table:table-cell office:value-type="float" office:value="-0.06">
                <text:p>-0.06</text:p>
              </table:table-cell>
              <table:table-cell office:value-type="float" office:value="-12.39">
                <text:p>-12.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57">
                <text:p>10.57</text:p>
              </table:table-cell>
              <table:table-cell office:value-type="float" office:value="0.15">
                <text:p>0.15</text:p>
              </table:table-cell>
              <table:table-cell office:value-type="float" office:value="-0.06">
                <text:p>-0.06</text:p>
              </table:table-cell>
              <table:table-cell office:value-type="float" office:value="-12.62">
                <text:p>-12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66">
                <text:p>10.66</text:p>
              </table:table-cell>
              <table:table-cell office:value-type="float" office:value="0.15">
                <text:p>0.15</text:p>
              </table:table-cell>
              <table:table-cell office:value-type="float" office:value="-0.06">
                <text:p>-0.06</text:p>
              </table:table-cell>
              <table:table-cell office:value-type="float" office:value="-12.84">
                <text:p>-12.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76">
                <text:p>10.76</text:p>
              </table:table-cell>
              <table:table-cell office:value-type="float" office:value="0.15">
                <text:p>0.15</text:p>
              </table:table-cell>
              <table:table-cell office:value-type="float" office:value="-0.06">
                <text:p>-0.06</text:p>
              </table:table-cell>
              <table:table-cell office:value-type="float" office:value="-13.08">
                <text:p>-13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86">
                <text:p>10.86</text:p>
              </table:table-cell>
              <table:table-cell office:value-type="float" office:value="0.15">
                <text:p>0.15</text:p>
              </table:table-cell>
              <table:table-cell office:value-type="float" office:value="-0.05">
                <text:p>-0.05</text:p>
              </table:table-cell>
              <table:table-cell office:value-type="float" office:value="-13.32">
                <text:p>-13.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95">
                <text:p>10.95</text:p>
              </table:table-cell>
              <table:table-cell office:value-type="float" office:value="0.15">
                <text:p>0.15</text:p>
              </table:table-cell>
              <table:table-cell office:value-type="float" office:value="-0.05">
                <text:p>-0.05</text:p>
              </table:table-cell>
              <table:table-cell office:value-type="float" office:value="-13.55">
                <text:p>-13.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5">
                <text:p>11.05</text:p>
              </table:table-cell>
              <table:table-cell office:value-type="float" office:value="0.15">
                <text:p>0.15</text:p>
              </table:table-cell>
              <table:table-cell office:value-type="float" office:value="-0.05">
                <text:p>-0.05</text:p>
              </table:table-cell>
              <table:table-cell office:value-type="float" office:value="-13.79">
                <text:p>-13.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14">
                <text:p>11.14</text:p>
              </table:table-cell>
              <table:table-cell office:value-type="float" office:value="0.15">
                <text:p>0.15</text:p>
              </table:table-cell>
              <table:table-cell office:value-type="float" office:value="-0.05">
                <text:p>-0.05</text:p>
              </table:table-cell>
              <table:table-cell office:value-type="float" office:value="-14.04">
                <text:p>-14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24">
                <text:p>11.24</text:p>
              </table:table-cell>
              <table:table-cell office:value-type="float" office:value="0.15">
                <text:p>0.15</text:p>
              </table:table-cell>
              <table:table-cell office:value-type="float" office:value="-0.04">
                <text:p>-0.04</text:p>
              </table:table-cell>
              <table:table-cell office:value-type="float" office:value="-14.28">
                <text:p>-14.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33">
                <text:p>11.33</text:p>
              </table:table-cell>
              <table:table-cell office:value-type="float" office:value="0.15">
                <text:p>0.15</text:p>
              </table:table-cell>
              <table:table-cell office:value-type="float" office:value="-0.04">
                <text:p>-0.04</text:p>
              </table:table-cell>
              <table:table-cell office:value-type="float" office:value="-14.52">
                <text:p>-14.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42">
                <text:p>11.42</text:p>
              </table:table-cell>
              <table:table-cell office:value-type="float" office:value="0.15">
                <text:p>0.15</text:p>
              </table:table-cell>
              <table:table-cell office:value-type="float" office:value="-0.04">
                <text:p>-0.04</text:p>
              </table:table-cell>
              <table:table-cell office:value-type="float" office:value="-14.77">
                <text:p>-14.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52">
                <text:p>11.52</text:p>
              </table:table-cell>
              <table:table-cell office:value-type="float" office:value="0.15">
                <text:p>0.15</text:p>
              </table:table-cell>
              <table:table-cell office:value-type="float" office:value="-0.03">
                <text:p>-0.03</text:p>
              </table:table-cell>
              <table:table-cell office:value-type="float" office:value="-15.02">
                <text:p>-15.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61">
                <text:p>11.61</text:p>
              </table:table-cell>
              <table:table-cell office:value-type="float" office:value="0.15">
                <text:p>0.15</text:p>
              </table:table-cell>
              <table:table-cell office:value-type="float" office:value="-0.03">
                <text:p>-0.03</text:p>
              </table:table-cell>
              <table:table-cell office:value-type="float" office:value="-15.27">
                <text:p>-15.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71">
                <text:p>11.71</text:p>
              </table:table-cell>
              <table:table-cell office:value-type="float" office:value="0.15">
                <text:p>0.15</text:p>
              </table:table-cell>
              <table:table-cell office:value-type="float" office:value="-0.02">
                <text:p>-0.02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8">
                <text:p>11.8</text:p>
              </table:table-cell>
              <table:table-cell office:value-type="float" office:value="0.14">
                <text:p>0.14</text:p>
              </table:table-cell>
              <table:table-cell office:value-type="float" office:value="-0.02">
                <text:p>-0.02</text:p>
              </table:table-cell>
              <table:table-cell office:value-type="float" office:value="-15.78">
                <text:p>-15.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9">
                <text:p>11.9</text:p>
              </table:table-cell>
              <table:table-cell office:value-type="float" office:value="0.14">
                <text:p>0.14</text:p>
              </table:table-cell>
              <table:table-cell office:value-type="float" office:value="-0.02">
                <text:p>-0.02</text:p>
              </table:table-cell>
              <table:table-cell office:value-type="float" office:value="-16.03">
                <text:p>-16.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99">
                <text:p>11.99</text:p>
              </table:table-cell>
              <table:table-cell office:value-type="float" office:value="0.14">
                <text:p>0.14</text:p>
              </table:table-cell>
              <table:table-cell office:value-type="float" office:value="-0.01">
                <text:p>-0.01</text:p>
              </table:table-cell>
              <table:table-cell office:value-type="float" office:value="-16.29">
                <text:p>-16.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09">
                <text:p>12.09</text:p>
              </table:table-cell>
              <table:table-cell office:value-type="float" office:value="0.14">
                <text:p>0.14</text:p>
              </table:table-cell>
              <table:table-cell office:value-type="float" office:value="-0.01">
                <text:p>-0.01</text:p>
              </table:table-cell>
              <table:table-cell office:value-type="float" office:value="-16.56">
                <text:p>-16.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18">
                <text:p>12.18</text:p>
              </table:table-cell>
              <table:table-cell office:value-type="float" office:value="0.14">
                <text:p>0.14</text:p>
              </table:table-cell>
              <table:table-cell office:value-type="float" office:value="-0">
                <text:p>-0</text:p>
              </table:table-cell>
              <table:table-cell office:value-type="float" office:value="-16.82">
                <text:p>-16.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28">
                <text:p>12.2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-17.08">
                <text:p>-17.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37">
                <text:p>12.37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-17.34">
                <text:p>-17.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47">
                <text:p>12.47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-17.61">
                <text:p>-17.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56">
                <text:p>12.56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-17.88">
                <text:p>-17.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65">
                <text:p>12.65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-18.15">
                <text:p>-18.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75">
                <text:p>12.75</text:p>
              </table:table-cell>
              <table:table-cell office:value-type="float" office:value="0.13">
                <text:p>0.13</text:p>
              </table:table-cell>
              <table:table-cell office:value-type="float" office:value="0.02">
                <text:p>0.02</text:p>
              </table:table-cell>
              <table:table-cell office:value-type="float" office:value="-18.42">
                <text:p>-18.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84">
                <text:p>12.8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-18.7">
                <text:p>-18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94">
                <text:p>12.94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-18.98">
                <text:p>-18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03">
                <text:p>13.03</text:p>
              </table:table-cell>
              <table:table-cell office:value-type="float" office:value="0.13">
                <text:p>0.13</text:p>
              </table:table-cell>
              <table:table-cell office:value-type="float" office:value="0.03">
                <text:p>0.03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12">
                <text:p>13.12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-19.53">
                <text:p>-19.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22">
                <text:p>13.22</text:p>
              </table:table-cell>
              <table:table-cell office:value-type="float" office:value="0.13">
                <text:p>0.13</text:p>
              </table:table-cell>
              <table:table-cell office:value-type="float" office:value="0.04">
                <text:p>0.04</text:p>
              </table:table-cell>
              <table:table-cell office:value-type="float" office:value="-19.81">
                <text:p>-19.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31">
                <text:p>13.31</text:p>
              </table:table-cell>
              <table:table-cell office:value-type="float" office:value="0.13">
                <text:p>0.13</text:p>
              </table:table-cell>
              <table:table-cell office:value-type="float" office:value="0.05">
                <text:p>0.05</text:p>
              </table:table-cell>
              <table:table-cell office:value-type="float" office:value="-20.09">
                <text:p>-20.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4">
                <text:p>13.4</text:p>
              </table:table-cell>
              <table:table-cell office:value-type="float" office:value="0.13">
                <text:p>0.13</text:p>
              </table:table-cell>
              <table:table-cell office:value-type="float" office:value="0.05">
                <text:p>0.05</text:p>
              </table:table-cell>
              <table:table-cell office:value-type="float" office:value="-20.38">
                <text:p>-20.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5">
                <text:p>13.5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  <table:table-cell office:value-type="float" office:value="-20.67">
                <text:p>-20.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6">
                <text:p>13.6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  <table:table-cell office:value-type="float" office:value="-20.96">
                <text:p>-20.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69">
                <text:p>13.69</text:p>
              </table:table-cell>
              <table:table-cell office:value-type="float" office:value="0.12">
                <text:p>0.12</text:p>
              </table:table-cell>
              <table:table-cell office:value-type="float" office:value="0.06">
                <text:p>0.06</text:p>
              </table:table-cell>
              <table:table-cell office:value-type="float" office:value="-21.26">
                <text:p>-21.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78">
                <text:p>13.78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  <table:table-cell office:value-type="float" office:value="-21.55">
                <text:p>-21.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88">
                <text:p>13.88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  <table:table-cell office:value-type="float" office:value="-21.86">
                <text:p>-21.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97">
                <text:p>13.97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  <table:table-cell office:value-type="float" office:value="-22.15">
                <text:p>-22.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07">
                <text:p>14.07</text:p>
              </table:table-cell>
              <table:table-cell office:value-type="float" office:value="0.11">
                <text:p>0.11</text:p>
              </table:table-cell>
              <table:table-cell office:value-type="float" office:value="0.08">
                <text:p>0.08</text:p>
              </table:table-cell>
              <table:table-cell office:value-type="float" office:value="-22.46">
                <text:p>-22.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16">
                <text:p>14.16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-22.76">
                <text:p>-22.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26">
                <text:p>14.26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-23.06">
                <text:p>-23.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35">
                <text:p>14.35</text:p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-23.37">
                <text:p>-23.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44">
                <text:p>14.44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-23.67">
                <text:p>-23.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54">
                <text:p>14.54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-23.98">
                <text:p>-23.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63">
                <text:p>14.63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-24.29">
                <text:p>-24.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73">
                <text:p>14.73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-24.61">
                <text:p>-24.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82">
                <text:p>14.82</text:p>
              </table:table-cell>
              <table:table-cell office:value-type="float" office:value="0.1">
                <text:p>0.1</text:p>
              </table:table-cell>
              <table:table-cell office:value-type="float" office:value="0.13">
                <text:p>0.13</text:p>
              </table:table-cell>
              <table:table-cell office:value-type="float" office:value="-24.93">
                <text:p>-24.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2">
                <text:p>14.92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-25.25">
                <text:p>-25.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01">
                <text:p>15.01</text:p>
              </table:table-cell>
              <table:table-cell office:value-type="float" office:value="0.09">
                <text:p>0.09</text:p>
              </table:table-cell>
              <table:table-cell office:value-type="float" office:value="0.14">
                <text:p>0.14</text:p>
              </table:table-cell>
              <table:table-cell office:value-type="float" office:value="-25.56">
                <text:p>-25.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1">
                <text:p>15.1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  <table:table-cell office:value-type="float" office:value="-25.88">
                <text:p>-25.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2">
                <text:p>15.2</text:p>
              </table:table-cell>
              <table:table-cell office:value-type="float" office:value="0.09">
                <text:p>0.09</text:p>
              </table:table-cell>
              <table:table-cell office:value-type="float" office:value="0.15">
                <text:p>0.15</text:p>
              </table:table-cell>
              <table:table-cell office:value-type="float" office:value="-26.21">
                <text:p>-26.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29">
                <text:p>15.29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  <table:table-cell office:value-type="float" office:value="-26.54">
                <text:p>-26.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39">
                <text:p>15.39</text:p>
              </table:table-cell>
              <table:table-cell office:value-type="float" office:value="0.08">
                <text:p>0.08</text:p>
              </table:table-cell>
              <table:table-cell office:value-type="float" office:value="0.17">
                <text:p>0.17</text:p>
              </table:table-cell>
              <table:table-cell office:value-type="float" office:value="-26.87">
                <text:p>-26.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48">
                <text:p>15.48</text:p>
              </table:table-cell>
              <table:table-cell office:value-type="float" office:value="0.08">
                <text:p>0.08</text:p>
              </table:table-cell>
              <table:table-cell office:value-type="float" office:value="0.17">
                <text:p>0.17</text:p>
              </table:table-cell>
              <table:table-cell office:value-type="float" office:value="-27.2">
                <text:p>-27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58">
                <text:p>15.58</text:p>
              </table:table-cell>
              <table:table-cell office:value-type="float" office:value="0.08">
                <text:p>0.08</text:p>
              </table:table-cell>
              <table:table-cell office:value-type="float" office:value="0.18">
                <text:p>0.18</text:p>
              </table:table-cell>
              <table:table-cell office:value-type="float" office:value="-27.53">
                <text:p>-27.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67">
                <text:p>15.67</text:p>
              </table:table-cell>
              <table:table-cell office:value-type="float" office:value="0.07">
                <text:p>0.07</text:p>
              </table:table-cell>
              <table:table-cell office:value-type="float" office:value="0.19">
                <text:p>0.19</text:p>
              </table:table-cell>
              <table:table-cell office:value-type="float" office:value="-27.87">
                <text:p>-27.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76">
                <text:p>15.76</text:p>
              </table:table-cell>
              <table:table-cell office:value-type="float" office:value="0.07">
                <text:p>0.07</text:p>
              </table:table-cell>
              <table:table-cell office:value-type="float" office:value="0.2">
                <text:p>0.2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6">
                <text:p>15.86</text:p>
              </table:table-cell>
              <table:table-cell office:value-type="float" office:value="0.07">
                <text:p>0.07</text:p>
              </table:table-cell>
              <table:table-cell office:value-type="float" office:value="0.2">
                <text:p>0.2</text:p>
              </table:table-cell>
              <table:table-cell office:value-type="float" office:value="-28.54">
                <text:p>-28.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95">
                <text:p>15.95</text:p>
              </table:table-cell>
              <table:table-cell office:value-type="float" office:value="0.07">
                <text:p>0.07</text:p>
              </table:table-cell>
              <table:table-cell office:value-type="float" office:value="0.21">
                <text:p>0.21</text:p>
              </table:table-cell>
              <table:table-cell office:value-type="float" office:value="-28.87">
                <text:p>-28.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05">
                <text:p>16.05</text:p>
              </table:table-cell>
              <table:table-cell office:value-type="float" office:value="0.06">
                <text:p>0.06</text:p>
              </table:table-cell>
              <table:table-cell office:value-type="float" office:value="0.22">
                <text:p>0.22</text:p>
              </table:table-cell>
              <table:table-cell office:value-type="float" office:value="-29.22">
                <text:p>-29.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14">
                <text:p>16.14</text:p>
              </table:table-cell>
              <table:table-cell office:value-type="float" office:value="0.06">
                <text:p>0.06</text:p>
              </table:table-cell>
              <table:table-cell office:value-type="float" office:value="0.23">
                <text:p>0.23</text:p>
              </table:table-cell>
              <table:table-cell office:value-type="float" office:value="-29.57">
                <text:p>-29.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24">
                <text:p>16.24</text:p>
              </table:table-cell>
              <table:table-cell office:value-type="float" office:value="0.06">
                <text:p>0.06</text:p>
              </table:table-cell>
              <table:table-cell office:value-type="float" office:value="0.23">
                <text:p>0.23</text:p>
              </table:table-cell>
              <table:table-cell office:value-type="float" office:value="-29.92">
                <text:p>-29.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33">
                <text:p>16.33</text:p>
              </table:table-cell>
              <table:table-cell office:value-type="float" office:value="0.06">
                <text:p>0.06</text:p>
              </table:table-cell>
              <table:table-cell office:value-type="float" office:value="0.24">
                <text:p>0.24</text:p>
              </table:table-cell>
              <table:table-cell office:value-type="float" office:value="-30.26">
                <text:p>-30.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42">
                <text:p>16.42</text:p>
              </table:table-cell>
              <table:table-cell office:value-type="float" office:value="0.05">
                <text:p>0.05</text:p>
              </table:table-cell>
              <table:table-cell office:value-type="float" office:value="0.25">
                <text:p>0.25</text:p>
              </table:table-cell>
              <table:table-cell office:value-type="float" office:value="-30.61">
                <text:p>-30.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52">
                <text:p>16.52</text:p>
              </table:table-cell>
              <table:table-cell office:value-type="float" office:value="0.05">
                <text:p>0.05</text:p>
              </table:table-cell>
              <table:table-cell office:value-type="float" office:value="0.26">
                <text:p>0.26</text:p>
              </table:table-cell>
              <table:table-cell office:value-type="float" office:value="-30.96">
                <text:p>-30.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61">
                <text:p>16.61</text:p>
              </table:table-cell>
              <table:table-cell office:value-type="float" office:value="0.05">
                <text:p>0.05</text:p>
              </table:table-cell>
              <table:table-cell office:value-type="float" office:value="0.26">
                <text:p>0.26</text:p>
              </table:table-cell>
              <table:table-cell office:value-type="float" office:value="-31.31">
                <text:p>-31.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7">
                <text:p>16.7</text:p>
              </table:table-cell>
              <table:table-cell office:value-type="float" office:value="0.04">
                <text:p>0.04</text:p>
              </table:table-cell>
              <table:table-cell office:value-type="float" office:value="0.27">
                <text:p>0.27</text:p>
              </table:table-cell>
              <table:table-cell office:value-type="float" office:value="-31.66">
                <text:p>-31.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8">
                <text:p>16.8</text:p>
              </table:table-cell>
              <table:table-cell office:value-type="float" office:value="0.04">
                <text:p>0.04</text:p>
              </table:table-cell>
              <table:table-cell office:value-type="float" office:value="0.28">
                <text:p>0.28</text:p>
              </table:table-cell>
              <table:table-cell office:value-type="float" office:value="-32.03">
                <text:p>-32.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9">
                <text:p>16.9</text:p>
              </table:table-cell>
              <table:table-cell office:value-type="float" office:value="0.04">
                <text:p>0.04</text:p>
              </table:table-cell>
              <table:table-cell office:value-type="float" office:value="0.28">
                <text:p>0.28</text:p>
              </table:table-cell>
              <table:table-cell office:value-type="float" office:value="-32.39">
                <text:p>-32.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99">
                <text:p>16.99</text:p>
              </table:table-cell>
              <table:table-cell office:value-type="float" office:value="0.04">
                <text:p>0.04</text:p>
              </table:table-cell>
              <table:table-cell office:value-type="float" office:value="0.29">
                <text:p>0.29</text:p>
              </table:table-cell>
              <table:table-cell office:value-type="float" office:value="-32.76">
                <text:p>-32.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08">
                <text:p>17.08</text:p>
              </table:table-cell>
              <table:table-cell office:value-type="float" office:value="0.03">
                <text:p>0.03</text:p>
              </table:table-cell>
              <table:table-cell office:value-type="float" office:value="0.3">
                <text:p>0.3</text:p>
              </table:table-cell>
              <table:table-cell office:value-type="float" office:value="-33.11">
                <text:p>-33.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18">
                <text:p>17.18</text:p>
              </table:table-cell>
              <table:table-cell office:value-type="float" office:value="0.03">
                <text:p>0.03</text:p>
              </table:table-cell>
              <table:table-cell office:value-type="float" office:value="0.3">
                <text:p>0.3</text:p>
              </table:table-cell>
              <table:table-cell office:value-type="float" office:value="-33.48">
                <text:p>-33.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27">
                <text:p>17.27</text:p>
              </table:table-cell>
              <table:table-cell office:value-type="float" office:value="0.03">
                <text:p>0.03</text:p>
              </table:table-cell>
              <table:table-cell office:value-type="float" office:value="0.31">
                <text:p>0.31</text:p>
              </table:table-cell>
              <table:table-cell office:value-type="float" office:value="-33.84">
                <text:p>-33.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36">
                <text:p>17.36</text:p>
              </table:table-cell>
              <table:table-cell office:value-type="float" office:value="0.02">
                <text:p>0.02</text:p>
              </table:table-cell>
              <table:table-cell office:value-type="float" office:value="0.32">
                <text:p>0.32</text:p>
              </table:table-cell>
              <table:table-cell office:value-type="float" office:value="-34.21">
                <text:p>-34.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46">
                <text:p>17.46</text:p>
              </table:table-cell>
              <table:table-cell office:value-type="float" office:value="0.02">
                <text:p>0.02</text:p>
              </table:table-cell>
              <table:table-cell office:value-type="float" office:value="0.32">
                <text:p>0.32</text:p>
              </table:table-cell>
              <table:table-cell office:value-type="float" office:value="-34.57">
                <text:p>-34.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5">
                <text:p>17.55</text:p>
              </table:table-cell>
              <table:table-cell office:value-type="float" office:value="0.02">
                <text:p>0.02</text:p>
              </table:table-cell>
              <table:table-cell office:value-type="float" office:value="0.33">
                <text:p>0.33</text:p>
              </table:table-cell>
              <table:table-cell office:value-type="float" office:value="-34.95">
                <text:p>-34.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4">
                <text:p>17.64</text:p>
              </table:table-cell>
              <table:table-cell office:value-type="float" office:value="0.01">
                <text:p>0.01</text:p>
              </table:table-cell>
              <table:table-cell office:value-type="float" office:value="0.34">
                <text:p>0.34</text:p>
              </table:table-cell>
              <table:table-cell office:value-type="float" office:value="-35.31">
                <text:p>-35.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4">
                <text:p>17.74</text:p>
              </table:table-cell>
              <table:table-cell office:value-type="float" office:value="0.01">
                <text:p>0.01</text:p>
              </table:table-cell>
              <table:table-cell office:value-type="float" office:value="0.35">
                <text:p>0.35</text:p>
              </table:table-cell>
              <table:table-cell office:value-type="float" office:value="-35.69">
                <text:p>-35.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3">
                <text:p>17.83</text:p>
              </table:table-cell>
              <table:table-cell office:value-type="float" office:value="0.01">
                <text:p>0.01</text:p>
              </table:table-cell>
              <table:table-cell office:value-type="float" office:value="0.35">
                <text:p>0.35</text:p>
              </table:table-cell>
              <table:table-cell office:value-type="float" office:value="-36.07">
                <text:p>-36.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92">
                <text:p>17.92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-36.45">
                <text:p>-36.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02">
                <text:p>18.02</text:p>
              </table:table-cell>
              <table:table-cell office:value-type="float" office:value="-0">
                <text:p>-0</text:p>
              </table:table-cell>
              <table:table-cell office:value-type="float" office:value="0.37">
                <text:p>0.37</text:p>
              </table:table-cell>
              <table:table-cell office:value-type="float" office:value="-36.84">
                <text:p>-36.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11">
                <text:p>18.11</text:p>
              </table:table-cell>
              <table:table-cell office:value-type="float" office:value="-0">
                <text:p>-0</text:p>
              </table:table-cell>
              <table:table-cell office:value-type="float" office:value="0.38">
                <text:p>0.38</text:p>
              </table:table-cell>
              <table:table-cell office:value-type="float" office:value="-37.23">
                <text:p>-37.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21">
                <text:p>18.21</text:p>
              </table:table-cell>
              <table:table-cell office:value-type="float" office:value="-0.01">
                <text:p>-0.01</text:p>
              </table:table-cell>
              <table:table-cell office:value-type="float" office:value="0.39">
                <text:p>0.39</text:p>
              </table:table-cell>
              <table:table-cell office:value-type="float" office:value="-37.62">
                <text:p>-37.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3">
                <text:p>18.3</text:p>
              </table:table-cell>
              <table:table-cell office:value-type="float" office:value="-0.01">
                <text:p>-0.01</text:p>
              </table:table-cell>
              <table:table-cell office:value-type="float" office:value="0.39">
                <text:p>0.39</text:p>
              </table:table-cell>
              <table:table-cell office:value-type="float" office:value="-38.01">
                <text:p>-38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4">
                <text:p>18.4</text:p>
              </table:table-cell>
              <table:table-cell office:value-type="float" office:value="-0.02">
                <text:p>-0.02</text:p>
              </table:table-cell>
              <table:table-cell office:value-type="float" office:value="0.4">
                <text:p>0.4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9">
                <text:p>18.49</text:p>
              </table:table-cell>
              <table:table-cell office:value-type="float" office:value="-0.02">
                <text:p>-0.02</text:p>
              </table:table-cell>
              <table:table-cell office:value-type="float" office:value="0.41">
                <text:p>0.41</text:p>
              </table:table-cell>
              <table:table-cell office:value-type="float" office:value="-38.79">
                <text:p>-38.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9">
                <text:p>18.59</text:p>
              </table:table-cell>
              <table:table-cell office:value-type="float" office:value="-0.02">
                <text:p>-0.02</text:p>
              </table:table-cell>
              <table:table-cell office:value-type="float" office:value="0.42">
                <text:p>0.42</text:p>
              </table:table-cell>
              <table:table-cell office:value-type="float" office:value="-39.19">
                <text:p>-39.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8">
                <text:p>18.68</text:p>
              </table:table-cell>
              <table:table-cell office:value-type="float" office:value="-0.03">
                <text:p>-0.03</text:p>
              </table:table-cell>
              <table:table-cell office:value-type="float" office:value="0.43">
                <text:p>0.43</text:p>
              </table:table-cell>
              <table:table-cell office:value-type="float" office:value="-39.59">
                <text:p>-39.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8">
                <text:p>18.78</text:p>
              </table:table-cell>
              <table:table-cell office:value-type="float" office:value="-0.03">
                <text:p>-0.03</text:p>
              </table:table-cell>
              <table:table-cell office:value-type="float" office:value="0.44">
                <text:p>0.4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7">
                <text:p>18.87</text:p>
              </table:table-cell>
              <table:table-cell office:value-type="float" office:value="-0.04">
                <text:p>-0.04</text:p>
              </table:table-cell>
              <table:table-cell office:value-type="float" office:value="0.45">
                <text:p>0.45</text:p>
              </table:table-cell>
              <table:table-cell office:value-type="float" office:value="-40.4">
                <text:p>-40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6">
                <text:p>18.96</text:p>
              </table:table-cell>
              <table:table-cell office:value-type="float" office:value="-0.04">
                <text:p>-0.04</text:p>
              </table:table-cell>
              <table:table-cell office:value-type="float" office:value="0.46">
                <text:p>0.46</text:p>
              </table:table-cell>
              <table:table-cell office:value-type="float" office:value="-40.81">
                <text:p>-40.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06">
                <text:p>19.06</text:p>
              </table:table-cell>
              <table:table-cell office:value-type="float" office:value="-0.04">
                <text:p>-0.04</text:p>
              </table:table-cell>
              <table:table-cell office:value-type="float" office:value="0.46">
                <text:p>0.46</text:p>
              </table:table-cell>
              <table:table-cell office:value-type="float" office:value="-41.21">
                <text:p>-41.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5">
                <text:p>19.15</text:p>
              </table:table-cell>
              <table:table-cell office:value-type="float" office:value="-0.05">
                <text:p>-0.05</text:p>
              </table:table-cell>
              <table:table-cell office:value-type="float" office:value="0.47">
                <text:p>0.47</text:p>
              </table:table-cell>
              <table:table-cell office:value-type="float" office:value="-41.62">
                <text:p>-41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5">
                <text:p>19.25</text:p>
              </table:table-cell>
              <table:table-cell office:value-type="float" office:value="-0.05">
                <text:p>-0.05</text:p>
              </table:table-cell>
              <table:table-cell office:value-type="float" office:value="0.48">
                <text:p>0.48</text:p>
              </table:table-cell>
              <table:table-cell office:value-type="float" office:value="-42.03">
                <text:p>-42.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4">
                <text:p>19.34</text:p>
              </table:table-cell>
              <table:table-cell office:value-type="float" office:value="-0.06">
                <text:p>-0.06</text:p>
              </table:table-cell>
              <table:table-cell office:value-type="float" office:value="0.49">
                <text:p>0.49</text:p>
              </table:table-cell>
              <table:table-cell office:value-type="float" office:value="-42.45">
                <text:p>-42.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4">
                <text:p>19.44</text:p>
              </table:table-cell>
              <table:table-cell office:value-type="float" office:value="-0.06">
                <text:p>-0.06</text:p>
              </table:table-cell>
              <table:table-cell office:value-type="float" office:value="0.5">
                <text:p>0.5</text:p>
              </table:table-cell>
              <table:table-cell office:value-type="float" office:value="-42.87">
                <text:p>-42.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3">
                <text:p>19.53</text:p>
              </table:table-cell>
              <table:table-cell office:value-type="float" office:value="-0.06">
                <text:p>-0.06</text:p>
              </table:table-cell>
              <table:table-cell office:value-type="float" office:value="0.51">
                <text:p>0.51</text:p>
              </table:table-cell>
              <table:table-cell office:value-type="float" office:value="-43.28">
                <text:p>-43.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2">
                <text:p>19.62</text:p>
              </table:table-cell>
              <table:table-cell office:value-type="float" office:value="-0.07">
                <text:p>-0.07</text:p>
              </table:table-cell>
              <table:table-cell office:value-type="float" office:value="0.52">
                <text:p>0.52</text:p>
              </table:table-cell>
              <table:table-cell office:value-type="float" office:value="-43.7">
                <text:p>-43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2">
                <text:p>19.72</text:p>
              </table:table-cell>
              <table:table-cell office:value-type="float" office:value="-0.07">
                <text:p>-0.07</text:p>
              </table:table-cell>
              <table:table-cell office:value-type="float" office:value="0.53">
                <text:p>0.53</text:p>
              </table:table-cell>
              <table:table-cell office:value-type="float" office:value="-44.12">
                <text:p>-44.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1">
                <text:p>19.81</text:p>
              </table:table-cell>
              <table:table-cell office:value-type="float" office:value="-0.07">
                <text:p>-0.07</text:p>
              </table:table-cell>
              <table:table-cell office:value-type="float" office:value="0.54">
                <text:p>0.54</text:p>
              </table:table-cell>
              <table:table-cell office:value-type="float" office:value="-44.55">
                <text:p>-44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1">
                <text:p>19.91</text:p>
              </table:table-cell>
              <table:table-cell office:value-type="float" office:value="-0.08">
                <text:p>-0.08</text:p>
              </table:table-cell>
              <table:table-cell office:value-type="float" office:value="0.54">
                <text:p>0.54</text:p>
              </table:table-cell>
              <table:table-cell office:value-type="float" office:value="-44.97">
                <text:p>-44.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-0.08">
                <text:p>-0.08</text:p>
              </table:table-cell>
              <table:table-cell office:value-type="float" office:value="0.55">
                <text:p>0.55</text:p>
              </table:table-cell>
              <table:table-cell office:value-type="float" office:value="-45.4">
                <text:p>-45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">
                <text:p>20.1</text:p>
              </table:table-cell>
              <table:table-cell office:value-type="float" office:value="-0.09">
                <text:p>-0.09</text:p>
              </table:table-cell>
              <table:table-cell office:value-type="float" office:value="0.56">
                <text:p>0.56</text:p>
              </table:table-cell>
              <table:table-cell office:value-type="float" office:value="-45.84">
                <text:p>-45.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">
                <text:p>20.2</text:p>
              </table:table-cell>
              <table:table-cell office:value-type="float" office:value="-0.09">
                <text:p>-0.09</text:p>
              </table:table-cell>
              <table:table-cell office:value-type="float" office:value="0.57">
                <text:p>0.57</text:p>
              </table:table-cell>
              <table:table-cell office:value-type="float" office:value="-46.29">
                <text:p>-46.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9">
                <text:p>20.29</text:p>
              </table:table-cell>
              <table:table-cell office:value-type="float" office:value="-0.1">
                <text:p>-0.1</text:p>
              </table:table-cell>
              <table:table-cell office:value-type="float" office:value="0.58">
                <text:p>0.58</text:p>
              </table:table-cell>
              <table:table-cell office:value-type="float" office:value="-46.73">
                <text:p>-46.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9">
                <text:p>20.39</text:p>
              </table:table-cell>
              <table:table-cell office:value-type="float" office:value="-0.1">
                <text:p>-0.1</text:p>
              </table:table-cell>
              <table:table-cell office:value-type="float" office:value="0.59">
                <text:p>0.59</text:p>
              </table:table-cell>
              <table:table-cell office:value-type="float" office:value="-47.18">
                <text:p>-47.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8">
                <text:p>20.48</text:p>
              </table:table-cell>
              <table:table-cell office:value-type="float" office:value="-0.11">
                <text:p>-0.11</text:p>
              </table:table-cell>
              <table:table-cell office:value-type="float" office:value="0.6">
                <text:p>0.6</text:p>
              </table:table-cell>
              <table:table-cell office:value-type="float" office:value="-47.61">
                <text:p>-47.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8">
                <text:p>20.58</text:p>
              </table:table-cell>
              <table:table-cell office:value-type="float" office:value="-0.11">
                <text:p>-0.11</text:p>
              </table:table-cell>
              <table:table-cell office:value-type="float" office:value="0.61">
                <text:p>0.61</text:p>
              </table:table-cell>
              <table:table-cell office:value-type="float" office:value="-48.07">
                <text:p>-48.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8">
                <text:p>20.68</text:p>
              </table:table-cell>
              <table:table-cell office:value-type="float" office:value="-0.11">
                <text:p>-0.11</text:p>
              </table:table-cell>
              <table:table-cell office:value-type="float" office:value="0.62">
                <text:p>0.62</text:p>
              </table:table-cell>
              <table:table-cell office:value-type="float" office:value="-48.52">
                <text:p>-48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7">
                <text:p>20.77</text:p>
              </table:table-cell>
              <table:table-cell office:value-type="float" office:value="-0.12">
                <text:p>-0.12</text:p>
              </table:table-cell>
              <table:table-cell office:value-type="float" office:value="0.62">
                <text:p>0.62</text:p>
              </table:table-cell>
              <table:table-cell office:value-type="float" office:value="-48.96">
                <text:p>-48.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7">
                <text:p>20.87</text:p>
              </table:table-cell>
              <table:table-cell office:value-type="float" office:value="-0.12">
                <text:p>-0.12</text:p>
              </table:table-cell>
              <table:table-cell office:value-type="float" office:value="0.63">
                <text:p>0.63</text:p>
              </table:table-cell>
              <table:table-cell office:value-type="float" office:value="-49.4">
                <text:p>-49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6">
                <text:p>20.96</text:p>
              </table:table-cell>
              <table:table-cell office:value-type="float" office:value="-0.13">
                <text:p>-0.13</text:p>
              </table:table-cell>
              <table:table-cell office:value-type="float" office:value="0.64">
                <text:p>0.64</text:p>
              </table:table-cell>
              <table:table-cell office:value-type="float" office:value="-49.86">
                <text:p>-49.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6">
                <text:p>21.06</text:p>
              </table:table-cell>
              <table:table-cell office:value-type="float" office:value="-0.13">
                <text:p>-0.13</text:p>
              </table:table-cell>
              <table:table-cell office:value-type="float" office:value="0.65">
                <text:p>0.65</text:p>
              </table:table-cell>
              <table:table-cell office:value-type="float" office:value="-50.32">
                <text:p>-50.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5">
                <text:p>21.15</text:p>
              </table:table-cell>
              <table:table-cell office:value-type="float" office:value="-0.14">
                <text:p>-0.14</text:p>
              </table:table-cell>
              <table:table-cell office:value-type="float" office:value="0.66">
                <text:p>0.66</text:p>
              </table:table-cell>
              <table:table-cell office:value-type="float" office:value="-50.77">
                <text:p>-50.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4">
                <text:p>21.24</text:p>
              </table:table-cell>
              <table:table-cell office:value-type="float" office:value="-0.14">
                <text:p>-0.14</text:p>
              </table:table-cell>
              <table:table-cell office:value-type="float" office:value="0.67">
                <text:p>0.67</text:p>
              </table:table-cell>
              <table:table-cell office:value-type="float" office:value="-51.22">
                <text:p>-51.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4">
                <text:p>21.34</text:p>
              </table:table-cell>
              <table:table-cell office:value-type="float" office:value="-0.15">
                <text:p>-0.15</text:p>
              </table:table-cell>
              <table:table-cell office:value-type="float" office:value="0.68">
                <text:p>0.68</text:p>
              </table:table-cell>
              <table:table-cell office:value-type="float" office:value="-51.68">
                <text:p>-51.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3">
                <text:p>21.43</text:p>
              </table:table-cell>
              <table:table-cell office:value-type="float" office:value="-0.15">
                <text:p>-0.15</text:p>
              </table:table-cell>
              <table:table-cell office:value-type="float" office:value="0.69">
                <text:p>0.69</text:p>
              </table:table-cell>
              <table:table-cell office:value-type="float" office:value="-52.14">
                <text:p>-52.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3">
                <text:p>21.53</text:p>
              </table:table-cell>
              <table:table-cell office:value-type="float" office:value="-0.16">
                <text:p>-0.16</text:p>
              </table:table-cell>
              <table:table-cell office:value-type="float" office:value="0.69">
                <text:p>0.69</text:p>
              </table:table-cell>
              <table:table-cell office:value-type="float" office:value="-52.6">
                <text:p>-52.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2">
                <text:p>21.62</text:p>
              </table:table-cell>
              <table:table-cell office:value-type="float" office:value="-0.16">
                <text:p>-0.16</text:p>
              </table:table-cell>
              <table:table-cell office:value-type="float" office:value="0.7">
                <text:p>0.7</text:p>
              </table:table-cell>
              <table:table-cell office:value-type="float" office:value="-53.06">
                <text:p>-53.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2">
                <text:p>21.72</text:p>
              </table:table-cell>
              <table:table-cell office:value-type="float" office:value="-0.17">
                <text:p>-0.17</text:p>
              </table:table-cell>
              <table:table-cell office:value-type="float" office:value="0.71">
                <text:p>0.71</text:p>
              </table:table-cell>
              <table:table-cell office:value-type="float" office:value="-53.53">
                <text:p>-53.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1">
                <text:p>21.81</text:p>
              </table:table-cell>
              <table:table-cell office:value-type="float" office:value="-0.18">
                <text:p>-0.18</text:p>
              </table:table-cell>
              <table:table-cell office:value-type="float" office:value="0.72">
                <text:p>0.72</text:p>
              </table:table-cell>
              <table:table-cell office:value-type="float" office:value="-54.01">
                <text:p>-54.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1">
                <text:p>21.91</text:p>
              </table:table-cell>
              <table:table-cell office:value-type="float" office:value="-0.18">
                <text:p>-0.18</text:p>
              </table:table-cell>
              <table:table-cell office:value-type="float" office:value="0.73">
                <text:p>0.73</text:p>
              </table:table-cell>
              <table:table-cell office:value-type="float" office:value="-54.48">
                <text:p>-54.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0.19">
                <text:p>-0.19</text:p>
              </table:table-cell>
              <table:table-cell office:value-type="float" office:value="0.74">
                <text:p>0.74</text:p>
              </table:table-cell>
              <table:table-cell office:value-type="float" office:value="-54.96">
                <text:p>-54.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-0.19">
                <text:p>-0.19</text:p>
              </table:table-cell>
              <table:table-cell office:value-type="float" office:value="0.75">
                <text:p>0.75</text:p>
              </table:table-cell>
              <table:table-cell office:value-type="float" office:value="-55.44">
                <text:p>-55.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19">
                <text:p>22.19</text:p>
              </table:table-cell>
              <table:table-cell office:value-type="float" office:value="-0.2">
                <text:p>-0.2</text:p>
              </table:table-cell>
              <table:table-cell office:value-type="float" office:value="0.76">
                <text:p>0.76</text:p>
              </table:table-cell>
              <table:table-cell office:value-type="float" office:value="-55.91">
                <text:p>-55.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29">
                <text:p>22.29</text:p>
              </table:table-cell>
              <table:table-cell office:value-type="float" office:value="-0.2">
                <text:p>-0.2</text:p>
              </table:table-cell>
              <table:table-cell office:value-type="float" office:value="0.77">
                <text:p>0.77</text:p>
              </table:table-cell>
              <table:table-cell office:value-type="float" office:value="-56.39">
                <text:p>-56.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38">
                <text:p>22.38</text:p>
              </table:table-cell>
              <table:table-cell office:value-type="float" office:value="-0.21">
                <text:p>-0.21</text:p>
              </table:table-cell>
              <table:table-cell office:value-type="float" office:value="0.77">
                <text:p>0.77</text:p>
              </table:table-cell>
              <table:table-cell office:value-type="float" office:value="-56.87">
                <text:p>-56.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8">
                <text:p>22.48</text:p>
              </table:table-cell>
              <table:table-cell office:value-type="float" office:value="-0.21">
                <text:p>-0.21</text:p>
              </table:table-cell>
              <table:table-cell office:value-type="float" office:value="0.78">
                <text:p>0.78</text:p>
              </table:table-cell>
              <table:table-cell office:value-type="float" office:value="-57.35">
                <text:p>-57.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7">
                <text:p>22.57</text:p>
              </table:table-cell>
              <table:table-cell office:value-type="float" office:value="-0.22">
                <text:p>-0.22</text:p>
              </table:table-cell>
              <table:table-cell office:value-type="float" office:value="0.79">
                <text:p>0.79</text:p>
              </table:table-cell>
              <table:table-cell office:value-type="float" office:value="-57.85">
                <text:p>-57.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7">
                <text:p>22.67</text:p>
              </table:table-cell>
              <table:table-cell office:value-type="float" office:value="-0.23">
                <text:p>-0.23</text:p>
              </table:table-cell>
              <table:table-cell office:value-type="float" office:value="0.8">
                <text:p>0.8</text:p>
              </table:table-cell>
              <table:table-cell office:value-type="float" office:value="-58.34">
                <text:p>-58.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6">
                <text:p>22.76</text:p>
              </table:table-cell>
              <table:table-cell office:value-type="float" office:value="-0.23">
                <text:p>-0.23</text:p>
              </table:table-cell>
              <table:table-cell office:value-type="float" office:value="0.81">
                <text:p>0.81</text:p>
              </table:table-cell>
              <table:table-cell office:value-type="float" office:value="-58.84">
                <text:p>-58.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6">
                <text:p>22.86</text:p>
              </table:table-cell>
              <table:table-cell office:value-type="float" office:value="-0.24">
                <text:p>-0.24</text:p>
              </table:table-cell>
              <table:table-cell office:value-type="float" office:value="0.82">
                <text:p>0.82</text:p>
              </table:table-cell>
              <table:table-cell office:value-type="float" office:value="-59.34">
                <text:p>-59.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6">
                <text:p>22.96</text:p>
              </table:table-cell>
              <table:table-cell office:value-type="float" office:value="-0.24">
                <text:p>-0.24</text:p>
              </table:table-cell>
              <table:table-cell office:value-type="float" office:value="0.83">
                <text:p>0.83</text:p>
              </table:table-cell>
              <table:table-cell office:value-type="float" office:value="-59.83">
                <text:p>-59.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5">
                <text:p>23.05</text:p>
              </table:table-cell>
              <table:table-cell office:value-type="float" office:value="-0.25">
                <text:p>-0.25</text:p>
              </table:table-cell>
              <table:table-cell office:value-type="float" office:value="0.84">
                <text:p>0.84</text:p>
              </table:table-cell>
              <table:table-cell office:value-type="float" office:value="-60.33">
                <text:p>-60.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4">
                <text:p>23.14</text:p>
              </table:table-cell>
              <table:table-cell office:value-type="float" office:value="-0.26">
                <text:p>-0.26</text:p>
              </table:table-cell>
              <table:table-cell office:value-type="float" office:value="0.85">
                <text:p>0.85</text:p>
              </table:table-cell>
              <table:table-cell office:value-type="float" office:value="-60.83">
                <text:p>-60.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4">
                <text:p>23.24</text:p>
              </table:table-cell>
              <table:table-cell office:value-type="float" office:value="-0.26">
                <text:p>-0.26</text:p>
              </table:table-cell>
              <table:table-cell office:value-type="float" office:value="0.85">
                <text:p>0.85</text:p>
              </table:table-cell>
              <table:table-cell office:value-type="float" office:value="-61.32">
                <text:p>-61.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3">
                <text:p>23.33</text:p>
              </table:table-cell>
              <table:table-cell office:value-type="float" office:value="-0.27">
                <text:p>-0.27</text:p>
              </table:table-cell>
              <table:table-cell office:value-type="float" office:value="0.86">
                <text:p>0.86</text:p>
              </table:table-cell>
              <table:table-cell office:value-type="float" office:value="-61.83">
                <text:p>-61.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3">
                <text:p>23.43</text:p>
              </table:table-cell>
              <table:table-cell office:value-type="float" office:value="-0.27">
                <text:p>-0.27</text:p>
              </table:table-cell>
              <table:table-cell office:value-type="float" office:value="0.87">
                <text:p>0.87</text:p>
              </table:table-cell>
              <table:table-cell office:value-type="float" office:value="-62.33">
                <text:p>-62.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2">
                <text:p>23.52</text:p>
              </table:table-cell>
              <table:table-cell office:value-type="float" office:value="-0.28">
                <text:p>-0.28</text:p>
              </table:table-cell>
              <table:table-cell office:value-type="float" office:value="0.88">
                <text:p>0.88</text:p>
              </table:table-cell>
              <table:table-cell office:value-type="float" office:value="-62.83">
                <text:p>-62.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2">
                <text:p>23.62</text:p>
              </table:table-cell>
              <table:table-cell office:value-type="float" office:value="-0.29">
                <text:p>-0.29</text:p>
              </table:table-cell>
              <table:table-cell office:value-type="float" office:value="0.89">
                <text:p>0.89</text:p>
              </table:table-cell>
              <table:table-cell office:value-type="float" office:value="-63.34">
                <text:p>-63.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1">
                <text:p>23.71</text:p>
              </table:table-cell>
              <table:table-cell office:value-type="float" office:value="-0.29">
                <text:p>-0.29</text:p>
              </table:table-cell>
              <table:table-cell office:value-type="float" office:value="0.9">
                <text:p>0.9</text:p>
              </table:table-cell>
              <table:table-cell office:value-type="float" office:value="-63.85">
                <text:p>-63.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1">
                <text:p>23.81</text:p>
              </table:table-cell>
              <table:table-cell office:value-type="float" office:value="-0.3">
                <text:p>-0.3</text:p>
              </table:table-cell>
              <table:table-cell office:value-type="float" office:value="0.91">
                <text:p>0.91</text:p>
              </table:table-cell>
              <table:table-cell office:value-type="float" office:value="-64.36">
                <text:p>-64.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">
                <text:p>23.9</text:p>
              </table:table-cell>
              <table:table-cell office:value-type="float" office:value="-0.31">
                <text:p>-0.31</text:p>
              </table:table-cell>
              <table:table-cell office:value-type="float" office:value="0.92">
                <text:p>0.92</text:p>
              </table:table-cell>
              <table:table-cell office:value-type="float" office:value="-64.88">
                <text:p>-64.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">
                <text:p>24</text:p>
              </table:table-cell>
              <table:table-cell office:value-type="float" office:value="-0.31">
                <text:p>-0.31</text:p>
              </table:table-cell>
              <table:table-cell office:value-type="float" office:value="0.93">
                <text:p>0.93</text:p>
              </table:table-cell>
              <table:table-cell office:value-type="float" office:value="-65.4">
                <text:p>-65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09">
                <text:p>24.09</text:p>
              </table:table-cell>
              <table:table-cell office:value-type="float" office:value="-0.32">
                <text:p>-0.32</text:p>
              </table:table-cell>
              <table:table-cell office:value-type="float" office:value="0.94">
                <text:p>0.94</text:p>
              </table:table-cell>
              <table:table-cell office:value-type="float" office:value="-65.93">
                <text:p>-65.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19">
                <text:p>24.19</text:p>
              </table:table-cell>
              <table:table-cell office:value-type="float" office:value="-0.33">
                <text:p>-0.33</text:p>
              </table:table-cell>
              <table:table-cell office:value-type="float" office:value="0.95">
                <text:p>0.95</text:p>
              </table:table-cell>
              <table:table-cell office:value-type="float" office:value="-66.45">
                <text:p>-66.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29">
                <text:p>24.29</text:p>
              </table:table-cell>
              <table:table-cell office:value-type="float" office:value="-0.33">
                <text:p>-0.33</text:p>
              </table:table-cell>
              <table:table-cell office:value-type="float" office:value="0.95">
                <text:p>0.95</text:p>
              </table:table-cell>
              <table:table-cell office:value-type="float" office:value="-66.99">
                <text:p>-66.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8">
                <text:p>24.38</text:p>
              </table:table-cell>
              <table:table-cell office:value-type="float" office:value="-0.34">
                <text:p>-0.34</text:p>
              </table:table-cell>
              <table:table-cell office:value-type="float" office:value="0.96">
                <text:p>0.96</text:p>
              </table:table-cell>
              <table:table-cell office:value-type="float" office:value="-67.51">
                <text:p>-67.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48">
                <text:p>24.48</text:p>
              </table:table-cell>
              <table:table-cell office:value-type="float" office:value="-0.35">
                <text:p>-0.35</text:p>
              </table:table-cell>
              <table:table-cell office:value-type="float" office:value="0.97">
                <text:p>0.97</text:p>
              </table:table-cell>
              <table:table-cell office:value-type="float" office:value="-68.03">
                <text:p>-68.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57">
                <text:p>24.57</text:p>
              </table:table-cell>
              <table:table-cell office:value-type="float" office:value="-0.35">
                <text:p>-0.35</text:p>
              </table:table-cell>
              <table:table-cell office:value-type="float" office:value="0.98">
                <text:p>0.98</text:p>
              </table:table-cell>
              <table:table-cell office:value-type="float" office:value="-68.57">
                <text:p>-68.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67">
                <text:p>24.67</text:p>
              </table:table-cell>
              <table:table-cell office:value-type="float" office:value="-0.36">
                <text:p>-0.36</text:p>
              </table:table-cell>
              <table:table-cell office:value-type="float" office:value="0.99">
                <text:p>0.99</text:p>
              </table:table-cell>
              <table:table-cell office:value-type="float" office:value="-69.09">
                <text:p>-69.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76">
                <text:p>24.76</text:p>
              </table:table-cell>
              <table:table-cell office:value-type="float" office:value="-0.37">
                <text:p>-0.37</text:p>
              </table:table-cell>
              <table:table-cell office:value-type="float" office:value="1">
                <text:p>1</text:p>
              </table:table-cell>
              <table:table-cell office:value-type="float" office:value="-69.62">
                <text:p>-69.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86">
                <text:p>24.86</text:p>
              </table:table-cell>
              <table:table-cell office:value-type="float" office:value="-0.37">
                <text:p>-0.37</text:p>
              </table:table-cell>
              <table:table-cell office:value-type="float" office:value="1.01">
                <text:p>1.01</text:p>
              </table:table-cell>
              <table:table-cell office:value-type="float" office:value="-70.16">
                <text:p>-70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95">
                <text:p>24.95</text:p>
              </table:table-cell>
              <table:table-cell office:value-type="float" office:value="-0.38">
                <text:p>-0.38</text:p>
              </table:table-cell>
              <table:table-cell office:value-type="float" office:value="1.02">
                <text:p>1.02</text:p>
              </table:table-cell>
              <table:table-cell office:value-type="float" office:value="-70.69">
                <text:p>-70.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05">
                <text:p>25.05</text:p>
              </table:table-cell>
              <table:table-cell office:value-type="float" office:value="-0.39">
                <text:p>-0.39</text:p>
              </table:table-cell>
              <table:table-cell office:value-type="float" office:value="1.03">
                <text:p>1.03</text:p>
              </table:table-cell>
              <table:table-cell office:value-type="float" office:value="-71.23">
                <text:p>-71.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14">
                <text:p>25.14</text:p>
              </table:table-cell>
              <table:table-cell office:value-type="float" office:value="-0.39">
                <text:p>-0.39</text:p>
              </table:table-cell>
              <table:table-cell office:value-type="float" office:value="1.04">
                <text:p>1.04</text:p>
              </table:table-cell>
              <table:table-cell office:value-type="float" office:value="-71.77">
                <text:p>-71.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24">
                <text:p>25.24</text:p>
              </table:table-cell>
              <table:table-cell office:value-type="float" office:value="-0.4">
                <text:p>-0.4</text:p>
              </table:table-cell>
              <table:table-cell office:value-type="float" office:value="1.05">
                <text:p>1.05</text:p>
              </table:table-cell>
              <table:table-cell office:value-type="float" office:value="-72.32">
                <text:p>-72.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33">
                <text:p>25.33</text:p>
              </table:table-cell>
              <table:table-cell office:value-type="float" office:value="-0.41">
                <text:p>-0.41</text:p>
              </table:table-cell>
              <table:table-cell office:value-type="float" office:value="1.06">
                <text:p>1.06</text:p>
              </table:table-cell>
              <table:table-cell office:value-type="float" office:value="-72.86">
                <text:p>-72.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42">
                <text:p>25.42</text:p>
              </table:table-cell>
              <table:table-cell office:value-type="float" office:value="-0.41">
                <text:p>-0.41</text:p>
              </table:table-cell>
              <table:table-cell office:value-type="float" office:value="1.07">
                <text:p>1.07</text:p>
              </table:table-cell>
              <table:table-cell office:value-type="float" office:value="-73.4">
                <text:p>-73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52">
                <text:p>25.52</text:p>
              </table:table-cell>
              <table:table-cell office:value-type="float" office:value="-0.42">
                <text:p>-0.42</text:p>
              </table:table-cell>
              <table:table-cell office:value-type="float" office:value="1.08">
                <text:p>1.08</text:p>
              </table:table-cell>
              <table:table-cell office:value-type="float" office:value="-73.94">
                <text:p>-73.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61">
                <text:p>25.61</text:p>
              </table:table-cell>
              <table:table-cell office:value-type="float" office:value="-0.43">
                <text:p>-0.43</text:p>
              </table:table-cell>
              <table:table-cell office:value-type="float" office:value="1.09">
                <text:p>1.09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71">
                <text:p>25.71</text:p>
              </table:table-cell>
              <table:table-cell office:value-type="float" office:value="-0.44">
                <text:p>-0.44</text:p>
              </table:table-cell>
              <table:table-cell office:value-type="float" office:value="1.1">
                <text:p>1.1</text:p>
              </table:table-cell>
              <table:table-cell office:value-type="float" office:value="-75.05">
                <text:p>-75.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8">
                <text:p>25.8</text:p>
              </table:table-cell>
              <table:table-cell office:value-type="float" office:value="-0.44">
                <text:p>-0.44</text:p>
              </table:table-cell>
              <table:table-cell office:value-type="float" office:value="1.11">
                <text:p>1.11</text:p>
              </table:table-cell>
              <table:table-cell office:value-type="float" office:value="-75.6">
                <text:p>-75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9">
                <text:p>25.9</text:p>
              </table:table-cell>
              <table:table-cell office:value-type="float" office:value="-0.45">
                <text:p>-0.45</text:p>
              </table:table-cell>
              <table:table-cell office:value-type="float" office:value="1.12">
                <text:p>1.12</text:p>
              </table:table-cell>
              <table:table-cell office:value-type="float" office:value="-76.16">
                <text:p>-76.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">
                <text:p>26</text:p>
              </table:table-cell>
              <table:table-cell office:value-type="float" office:value="-0.46">
                <text:p>-0.46</text:p>
              </table:table-cell>
              <table:table-cell office:value-type="float" office:value="1.13">
                <text:p>1.13</text:p>
              </table:table-cell>
              <table:table-cell office:value-type="float" office:value="-76.73">
                <text:p>-76.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09">
                <text:p>26.09</text:p>
              </table:table-cell>
              <table:table-cell office:value-type="float" office:value="-0.47">
                <text:p>-0.47</text:p>
              </table:table-cell>
              <table:table-cell office:value-type="float" office:value="1.14">
                <text:p>1.14</text:p>
              </table:table-cell>
              <table:table-cell office:value-type="float" office:value="-77.28">
                <text:p>-77.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19">
                <text:p>26.19</text:p>
              </table:table-cell>
              <table:table-cell office:value-type="float" office:value="-0.47">
                <text:p>-0.47</text:p>
              </table:table-cell>
              <table:table-cell office:value-type="float" office:value="1.15">
                <text:p>1.15</text:p>
              </table:table-cell>
              <table:table-cell office:value-type="float" office:value="-77.85">
                <text:p>-77.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28">
                <text:p>26.28</text:p>
              </table:table-cell>
              <table:table-cell office:value-type="float" office:value="-0.48">
                <text:p>-0.48</text:p>
              </table:table-cell>
              <table:table-cell office:value-type="float" office:value="1.16">
                <text:p>1.16</text:p>
              </table:table-cell>
              <table:table-cell office:value-type="float" office:value="-78.41">
                <text:p>-78.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38">
                <text:p>26.38</text:p>
              </table:table-cell>
              <table:table-cell office:value-type="float" office:value="-0.49">
                <text:p>-0.49</text:p>
              </table:table-cell>
              <table:table-cell office:value-type="float" office:value="1.17">
                <text:p>1.17</text:p>
              </table:table-cell>
              <table:table-cell office:value-type="float" office:value="-78.98">
                <text:p>-78.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47">
                <text:p>26.47</text:p>
              </table:table-cell>
              <table:table-cell office:value-type="float" office:value="-0.5">
                <text:p>-0.5</text:p>
              </table:table-cell>
              <table:table-cell office:value-type="float" office:value="1.18">
                <text:p>1.18</text:p>
              </table:table-cell>
              <table:table-cell office:value-type="float" office:value="-79.55">
                <text:p>-79.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57">
                <text:p>26.57</text:p>
              </table:table-cell>
              <table:table-cell office:value-type="float" office:value="-0.51">
                <text:p>-0.51</text:p>
              </table:table-cell>
              <table:table-cell office:value-type="float" office:value="1.19">
                <text:p>1.19</text:p>
              </table:table-cell>
              <table:table-cell office:value-type="float" office:value="-80.12">
                <text:p>-80.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66">
                <text:p>26.66</text:p>
              </table:table-cell>
              <table:table-cell office:value-type="float" office:value="-0.52">
                <text:p>-0.52</text:p>
              </table:table-cell>
              <table:table-cell office:value-type="float" office:value="1.2">
                <text:p>1.2</text:p>
              </table:table-cell>
              <table:table-cell office:value-type="float" office:value="-80.69">
                <text:p>-80.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76">
                <text:p>26.76</text:p>
              </table:table-cell>
              <table:table-cell office:value-type="float" office:value="-0.52">
                <text:p>-0.52</text:p>
              </table:table-cell>
              <table:table-cell office:value-type="float" office:value="1.21">
                <text:p>1.21</text:p>
              </table:table-cell>
              <table:table-cell office:value-type="float" office:value="-81.27">
                <text:p>-81.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.85">
                <text:p>26.85</text:p>
              </table:table-cell>
              <table:table-cell office:value-type="float" office:value="-0.53">
                <text:p>-0.53</text:p>
              </table:table-cell>
              <table:table-cell office:value-type="float" office:value="1.22">
                <text:p>1.22</text:p>
              </table:table-cell>
              <table:table-cell office:value-type="float" office:value="-81.86">
                <text:p>-81.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95">
                <text:p>26.95</text:p>
              </table:table-cell>
              <table:table-cell office:value-type="float" office:value="-0.54">
                <text:p>-0.54</text:p>
              </table:table-cell>
              <table:table-cell office:value-type="float" office:value="1.23">
                <text:p>1.23</text:p>
              </table:table-cell>
              <table:table-cell office:value-type="float" office:value="-82.45">
                <text:p>-82.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04">
                <text:p>27.04</text:p>
              </table:table-cell>
              <table:table-cell office:value-type="float" office:value="-0.55">
                <text:p>-0.55</text:p>
              </table:table-cell>
              <table:table-cell office:value-type="float" office:value="1.24">
                <text:p>1.24</text:p>
              </table:table-cell>
              <table:table-cell office:value-type="float" office:value="-83.02">
                <text:p>-83.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14">
                <text:p>27.14</text:p>
              </table:table-cell>
              <table:table-cell office:value-type="float" office:value="-0.56">
                <text:p>-0.56</text:p>
              </table:table-cell>
              <table:table-cell office:value-type="float" office:value="1.24">
                <text:p>1.24</text:p>
              </table:table-cell>
              <table:table-cell office:value-type="float" office:value="-83.6">
                <text:p>-83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24">
                <text:p>27.24</text:p>
              </table:table-cell>
              <table:table-cell office:value-type="float" office:value="-0.57">
                <text:p>-0.57</text:p>
              </table:table-cell>
              <table:table-cell office:value-type="float" office:value="1.25">
                <text:p>1.25</text:p>
              </table:table-cell>
              <table:table-cell office:value-type="float" office:value="-84.19">
                <text:p>-84.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33">
                <text:p>27.33</text:p>
              </table:table-cell>
              <table:table-cell office:value-type="float" office:value="-0.57">
                <text:p>-0.57</text:p>
              </table:table-cell>
              <table:table-cell office:value-type="float" office:value="1.26">
                <text:p>1.26</text:p>
              </table:table-cell>
              <table:table-cell office:value-type="float" office:value="-84.78">
                <text:p>-84.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43">
                <text:p>27.43</text:p>
              </table:table-cell>
              <table:table-cell office:value-type="float" office:value="-0.58">
                <text:p>-0.58</text:p>
              </table:table-cell>
              <table:table-cell office:value-type="float" office:value="1.27">
                <text:p>1.27</text:p>
              </table:table-cell>
              <table:table-cell office:value-type="float" office:value="-85.37">
                <text:p>-85.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52">
                <text:p>27.52</text:p>
              </table:table-cell>
              <table:table-cell office:value-type="float" office:value="-0.59">
                <text:p>-0.59</text:p>
              </table:table-cell>
              <table:table-cell office:value-type="float" office:value="1.28">
                <text:p>1.28</text:p>
              </table:table-cell>
              <table:table-cell office:value-type="float" office:value="-85.96">
                <text:p>-85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62">
                <text:p>27.62</text:p>
              </table:table-cell>
              <table:table-cell office:value-type="float" office:value="-0.6">
                <text:p>-0.6</text:p>
              </table:table-cell>
              <table:table-cell office:value-type="float" office:value="1.29">
                <text:p>1.29</text:p>
              </table:table-cell>
              <table:table-cell office:value-type="float" office:value="-86.57">
                <text:p>-86.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71">
                <text:p>27.71</text:p>
              </table:table-cell>
              <table:table-cell office:value-type="float" office:value="-0.61">
                <text:p>-0.61</text:p>
              </table:table-cell>
              <table:table-cell office:value-type="float" office:value="1.31">
                <text:p>1.31</text:p>
              </table:table-cell>
              <table:table-cell office:value-type="float" office:value="-87.17">
                <text:p>-87.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81">
                <text:p>27.81</text:p>
              </table:table-cell>
              <table:table-cell office:value-type="float" office:value="-0.62">
                <text:p>-0.62</text:p>
              </table:table-cell>
              <table:table-cell office:value-type="float" office:value="1.32">
                <text:p>1.32</text:p>
              </table:table-cell>
              <table:table-cell office:value-type="float" office:value="-87.76">
                <text:p>-87.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9">
                <text:p>27.9</text:p>
              </table:table-cell>
              <table:table-cell office:value-type="float" office:value="-0.63">
                <text:p>-0.63</text:p>
              </table:table-cell>
              <table:table-cell office:value-type="float" office:value="1.33">
                <text:p>1.33</text:p>
              </table:table-cell>
              <table:table-cell office:value-type="float" office:value="-88.35">
                <text:p>-88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">
                <text:p>28</text:p>
              </table:table-cell>
              <table:table-cell office:value-type="float" office:value="-0.64">
                <text:p>-0.64</text:p>
              </table:table-cell>
              <table:table-cell office:value-type="float" office:value="1.34">
                <text:p>1.34</text:p>
              </table:table-cell>
              <table:table-cell office:value-type="float" office:value="-88.95">
                <text:p>-88.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09">
                <text:p>28.09</text:p>
              </table:table-cell>
              <table:table-cell office:value-type="float" office:value="-0.65">
                <text:p>-0.65</text:p>
              </table:table-cell>
              <table:table-cell office:value-type="float" office:value="1.35">
                <text:p>1.35</text:p>
              </table:table-cell>
              <table:table-cell office:value-type="float" office:value="-89.55">
                <text:p>-89.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18">
                <text:p>28.18</text:p>
              </table:table-cell>
              <table:table-cell office:value-type="float" office:value="-0.66">
                <text:p>-0.66</text:p>
              </table:table-cell>
              <table:table-cell office:value-type="float" office:value="1.36">
                <text:p>1.36</text:p>
              </table:table-cell>
              <table:table-cell office:value-type="float" office:value="-90.15">
                <text:p>-90.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28">
                <text:p>28.28</text:p>
              </table:table-cell>
              <table:table-cell office:value-type="float" office:value="-0.67">
                <text:p>-0.67</text:p>
              </table:table-cell>
              <table:table-cell office:value-type="float" office:value="1.37">
                <text:p>1.37</text:p>
              </table:table-cell>
              <table:table-cell office:value-type="float" office:value="-90.76">
                <text:p>-90.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37">
                <text:p>28.37</text:p>
              </table:table-cell>
              <table:table-cell office:value-type="float" office:value="-0.68">
                <text:p>-0.68</text:p>
              </table:table-cell>
              <table:table-cell office:value-type="float" office:value="1.38">
                <text:p>1.38</text:p>
              </table:table-cell>
              <table:table-cell office:value-type="float" office:value="-91.36">
                <text:p>-91.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47">
                <text:p>28.47</text:p>
              </table:table-cell>
              <table:table-cell office:value-type="float" office:value="-0.69">
                <text:p>-0.69</text:p>
              </table:table-cell>
              <table:table-cell office:value-type="float" office:value="1.39">
                <text:p>1.39</text:p>
              </table:table-cell>
              <table:table-cell office:value-type="float" office:value="-91.98">
                <text:p>-91.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56">
                <text:p>28.56</text:p>
              </table:table-cell>
              <table:table-cell office:value-type="float" office:value="-0.7">
                <text:p>-0.7</text:p>
              </table:table-cell>
              <table:table-cell office:value-type="float" office:value="1.4">
                <text:p>1.4</text:p>
              </table:table-cell>
              <table:table-cell office:value-type="float" office:value="-92.58">
                <text:p>-92.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66">
                <text:p>28.66</text:p>
              </table:table-cell>
              <table:table-cell office:value-type="float" office:value="-0.7">
                <text:p>-0.7</text:p>
              </table:table-cell>
              <table:table-cell office:value-type="float" office:value="1.41">
                <text:p>1.41</text:p>
              </table:table-cell>
              <table:table-cell office:value-type="float" office:value="-93.21">
                <text:p>-93.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.75">
                <text:p>28.75</text:p>
              </table:table-cell>
              <table:table-cell office:value-type="float" office:value="-0.71">
                <text:p>-0.71</text:p>
              </table:table-cell>
              <table:table-cell office:value-type="float" office:value="1.42">
                <text:p>1.42</text:p>
              </table:table-cell>
              <table:table-cell office:value-type="float" office:value="-93.83">
                <text:p>-93.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85">
                <text:p>28.85</text:p>
              </table:table-cell>
              <table:table-cell office:value-type="float" office:value="-0.72">
                <text:p>-0.72</text:p>
              </table:table-cell>
              <table:table-cell office:value-type="float" office:value="1.43">
                <text:p>1.43</text:p>
              </table:table-cell>
              <table:table-cell office:value-type="float" office:value="-94.43">
                <text:p>-94.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94">
                <text:p>28.94</text:p>
              </table:table-cell>
              <table:table-cell office:value-type="float" office:value="-0.73">
                <text:p>-0.73</text:p>
              </table:table-cell>
              <table:table-cell office:value-type="float" office:value="1.44">
                <text:p>1.44</text:p>
              </table:table-cell>
              <table:table-cell office:value-type="float" office:value="-95.06">
                <text:p>-95.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04">
                <text:p>29.04</text:p>
              </table:table-cell>
              <table:table-cell office:value-type="float" office:value="-0.74">
                <text:p>-0.74</text:p>
              </table:table-cell>
              <table:table-cell office:value-type="float" office:value="1.46">
                <text:p>1.46</text:p>
              </table:table-cell>
              <table:table-cell office:value-type="float" office:value="-95.69">
                <text:p>-95.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13">
                <text:p>29.13</text:p>
              </table:table-cell>
              <table:table-cell office:value-type="float" office:value="-0.75">
                <text:p>-0.75</text:p>
              </table:table-cell>
              <table:table-cell office:value-type="float" office:value="1.47">
                <text:p>1.47</text:p>
              </table:table-cell>
              <table:table-cell office:value-type="float" office:value="-96.32">
                <text:p>-96.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23">
                <text:p>29.23</text:p>
              </table:table-cell>
              <table:table-cell office:value-type="float" office:value="-0.76">
                <text:p>-0.76</text:p>
              </table:table-cell>
              <table:table-cell office:value-type="float" office:value="1.48">
                <text:p>1.48</text:p>
              </table:table-cell>
              <table:table-cell office:value-type="float" office:value="-96.95">
                <text:p>-96.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32">
                <text:p>29.32</text:p>
              </table:table-cell>
              <table:table-cell office:value-type="float" office:value="-0.77">
                <text:p>-0.77</text:p>
              </table:table-cell>
              <table:table-cell office:value-type="float" office:value="1.49">
                <text:p>1.49</text:p>
              </table:table-cell>
              <table:table-cell office:value-type="float" office:value="-97.59">
                <text:p>-97.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42">
                <text:p>29.42</text:p>
              </table:table-cell>
              <table:table-cell office:value-type="float" office:value="-0.78">
                <text:p>-0.78</text:p>
              </table:table-cell>
              <table:table-cell office:value-type="float" office:value="1.5">
                <text:p>1.5</text:p>
              </table:table-cell>
              <table:table-cell office:value-type="float" office:value="-98.23">
                <text:p>-98.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52">
                <text:p>29.52</text:p>
              </table:table-cell>
              <table:table-cell office:value-type="float" office:value="-0.79">
                <text:p>-0.79</text:p>
              </table:table-cell>
              <table:table-cell office:value-type="float" office:value="1.51">
                <text:p>1.51</text:p>
              </table:table-cell>
              <table:table-cell office:value-type="float" office:value="-98.88">
                <text:p>-98.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61">
                <text:p>29.61</text:p>
              </table:table-cell>
              <table:table-cell office:value-type="float" office:value="-0.8">
                <text:p>-0.8</text:p>
              </table:table-cell>
              <table:table-cell office:value-type="float" office:value="1.53">
                <text:p>1.53</text:p>
              </table:table-cell>
              <table:table-cell office:value-type="float" office:value="-99.52">
                <text:p>-99.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71">
                <text:p>29.71</text:p>
              </table:table-cell>
              <table:table-cell office:value-type="float" office:value="-0.81">
                <text:p>-0.81</text:p>
              </table:table-cell>
              <table:table-cell office:value-type="float" office:value="1.54">
                <text:p>1.54</text:p>
              </table:table-cell>
              <table:table-cell office:value-type="float" office:value="-100.16">
                <text:p>-100.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8">
                <text:p>29.8</text:p>
              </table:table-cell>
              <table:table-cell office:value-type="float" office:value="-0.82">
                <text:p>-0.82</text:p>
              </table:table-cell>
              <table:table-cell office:value-type="float" office:value="1.55">
                <text:p>1.55</text:p>
              </table:table-cell>
              <table:table-cell office:value-type="float" office:value="-100.82">
                <text:p>-100.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.9">
                <text:p>29.9</text:p>
              </table:table-cell>
              <table:table-cell office:value-type="float" office:value="-0.83">
                <text:p>-0.83</text:p>
              </table:table-cell>
              <table:table-cell office:value-type="float" office:value="1.56">
                <text:p>1.56</text:p>
              </table:table-cell>
              <table:table-cell office:value-type="float" office:value="-101.47">
                <text:p>-101.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">
                <text:p>30</text:p>
              </table:table-cell>
              <table:table-cell office:value-type="float" office:value="-0.84">
                <text:p>-0.84</text:p>
              </table:table-cell>
              <table:table-cell office:value-type="float" office:value="1.57">
                <text:p>1.57</text:p>
              </table:table-cell>
              <table:table-cell office:value-type="float" office:value="-102.12">
                <text:p>-102.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09">
                <text:p>30.09</text:p>
              </table:table-cell>
              <table:table-cell office:value-type="float" office:value="-0.85">
                <text:p>-0.85</text:p>
              </table:table-cell>
              <table:table-cell office:value-type="float" office:value="1.59">
                <text:p>1.59</text:p>
              </table:table-cell>
              <table:table-cell office:value-type="float" office:value="-102.78">
                <text:p>-102.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19">
                <text:p>30.19</text:p>
              </table:table-cell>
              <table:table-cell office:value-type="float" office:value="-0.86">
                <text:p>-0.86</text:p>
              </table:table-cell>
              <table:table-cell office:value-type="float" office:value="1.6">
                <text:p>1.6</text:p>
              </table:table-cell>
              <table:table-cell office:value-type="float" office:value="-103.43">
                <text:p>-103.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28">
                <text:p>30.28</text:p>
              </table:table-cell>
              <table:table-cell office:value-type="float" office:value="-0.87">
                <text:p>-0.87</text:p>
              </table:table-cell>
              <table:table-cell office:value-type="float" office:value="1.61">
                <text:p>1.61</text:p>
              </table:table-cell>
              <table:table-cell office:value-type="float" office:value="-104.09">
                <text:p>-104.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38">
                <text:p>30.38</text:p>
              </table:table-cell>
              <table:table-cell office:value-type="float" office:value="-0.88">
                <text:p>-0.88</text:p>
              </table:table-cell>
              <table:table-cell office:value-type="float" office:value="1.62">
                <text:p>1.62</text:p>
              </table:table-cell>
              <table:table-cell office:value-type="float" office:value="-104.74">
                <text:p>-104.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47">
                <text:p>30.47</text:p>
              </table:table-cell>
              <table:table-cell office:value-type="float" office:value="-0.89">
                <text:p>-0.89</text:p>
              </table:table-cell>
              <table:table-cell office:value-type="float" office:value="1.64">
                <text:p>1.64</text:p>
              </table:table-cell>
              <table:table-cell office:value-type="float" office:value="-105.4">
                <text:p>-105.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57">
                <text:p>30.57</text:p>
              </table:table-cell>
              <table:table-cell office:value-type="float" office:value="-0.9">
                <text:p>-0.9</text:p>
              </table:table-cell>
              <table:table-cell office:value-type="float" office:value="1.65">
                <text:p>1.65</text:p>
              </table:table-cell>
              <table:table-cell office:value-type="float" office:value="-106.08">
                <text:p>-106.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67">
                <text:p>30.67</text:p>
              </table:table-cell>
              <table:table-cell office:value-type="float" office:value="-0.91">
                <text:p>-0.91</text:p>
              </table:table-cell>
              <table:table-cell office:value-type="float" office:value="1.66">
                <text:p>1.66</text:p>
              </table:table-cell>
              <table:table-cell office:value-type="float" office:value="-106.75">
                <text:p>-106.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76">
                <text:p>30.76</text:p>
              </table:table-cell>
              <table:table-cell office:value-type="float" office:value="-0.91">
                <text:p>-0.91</text:p>
              </table:table-cell>
              <table:table-cell office:value-type="float" office:value="1.67">
                <text:p>1.67</text:p>
              </table:table-cell>
              <table:table-cell office:value-type="float" office:value="-107.41">
                <text:p>-107.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.86">
                <text:p>30.86</text:p>
              </table:table-cell>
              <table:table-cell office:value-type="float" office:value="-0.92">
                <text:p>-0.92</text:p>
              </table:table-cell>
              <table:table-cell office:value-type="float" office:value="1.69">
                <text:p>1.69</text:p>
              </table:table-cell>
              <table:table-cell office:value-type="float" office:value="-108.09">
                <text:p>-108.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.95">
                <text:p>30.95</text:p>
              </table:table-cell>
              <table:table-cell office:value-type="float" office:value="-0.93">
                <text:p>-0.93</text:p>
              </table:table-cell>
              <table:table-cell office:value-type="float" office:value="1.7">
                <text:p>1.7</text:p>
              </table:table-cell>
              <table:table-cell office:value-type="float" office:value="-108.76">
                <text:p>-108.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05">
                <text:p>31.05</text:p>
              </table:table-cell>
              <table:table-cell office:value-type="float" office:value="-0.94">
                <text:p>-0.94</text:p>
              </table:table-cell>
              <table:table-cell office:value-type="float" office:value="1.71">
                <text:p>1.71</text:p>
              </table:table-cell>
              <table:table-cell office:value-type="float" office:value="-109.43">
                <text:p>-109.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15">
                <text:p>31.15</text:p>
              </table:table-cell>
              <table:table-cell office:value-type="float" office:value="-0.95">
                <text:p>-0.95</text:p>
              </table:table-cell>
              <table:table-cell office:value-type="float" office:value="1.73">
                <text:p>1.73</text:p>
              </table:table-cell>
              <table:table-cell office:value-type="float" office:value="-110.1">
                <text:p>-110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24">
                <text:p>31.24</text:p>
              </table:table-cell>
              <table:table-cell office:value-type="float" office:value="-0.96">
                <text:p>-0.96</text:p>
              </table:table-cell>
              <table:table-cell office:value-type="float" office:value="1.74">
                <text:p>1.74</text:p>
              </table:table-cell>
              <table:table-cell office:value-type="float" office:value="-110.79">
                <text:p>-110.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34">
                <text:p>31.34</text:p>
              </table:table-cell>
              <table:table-cell office:value-type="float" office:value="-0.97">
                <text:p>-0.97</text:p>
              </table:table-cell>
              <table:table-cell office:value-type="float" office:value="1.75">
                <text:p>1.75</text:p>
              </table:table-cell>
              <table:table-cell office:value-type="float" office:value="-111.47">
                <text:p>-111.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43">
                <text:p>31.43</text:p>
              </table:table-cell>
              <table:table-cell office:value-type="float" office:value="-0.98">
                <text:p>-0.98</text:p>
              </table:table-cell>
              <table:table-cell office:value-type="float" office:value="1.77">
                <text:p>1.77</text:p>
              </table:table-cell>
              <table:table-cell office:value-type="float" office:value="-112.16">
                <text:p>-112.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53">
                <text:p>31.53</text:p>
              </table:table-cell>
              <table:table-cell office:value-type="float" office:value="-0.99">
                <text:p>-0.99</text:p>
              </table:table-cell>
              <table:table-cell office:value-type="float" office:value="1.78">
                <text:p>1.78</text:p>
              </table:table-cell>
              <table:table-cell office:value-type="float" office:value="-112.84">
                <text:p>-112.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.63">
                <text:p>31.63</text:p>
              </table:table-cell>
              <table:table-cell office:value-type="float" office:value="-1">
                <text:p>-1</text:p>
              </table:table-cell>
              <table:table-cell office:value-type="float" office:value="1.79">
                <text:p>1.79</text:p>
              </table:table-cell>
              <table:table-cell office:value-type="float" office:value="-113.53">
                <text:p>-113.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.72">
                <text:p>31.72</text:p>
              </table:table-cell>
              <table:table-cell office:value-type="float" office:value="-1.01">
                <text:p>-1.01</text:p>
              </table:table-cell>
              <table:table-cell office:value-type="float" office:value="1.81">
                <text:p>1.81</text:p>
              </table:table-cell>
              <table:table-cell office:value-type="float" office:value="-114.21">
                <text:p>-114.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.82">
                <text:p>31.82</text:p>
              </table:table-cell>
              <table:table-cell office:value-type="float" office:value="-1.02">
                <text:p>-1.02</text:p>
              </table:table-cell>
              <table:table-cell office:value-type="float" office:value="1.82">
                <text:p>1.82</text:p>
              </table:table-cell>
              <table:table-cell office:value-type="float" office:value="-114.89">
                <text:p>-114.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.91">
                <text:p>31.91</text:p>
              </table:table-cell>
              <table:table-cell office:value-type="float" office:value="-1.03">
                <text:p>-1.03</text:p>
              </table:table-cell>
              <table:table-cell office:value-type="float" office:value="1.83">
                <text:p>1.83</text:p>
              </table:table-cell>
              <table:table-cell office:value-type="float" office:value="-115.58">
                <text:p>-115.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01">
                <text:p>32.01</text:p>
              </table:table-cell>
              <table:table-cell office:value-type="float" office:value="-1.03">
                <text:p>-1.03</text:p>
              </table:table-cell>
              <table:table-cell office:value-type="float" office:value="1.85">
                <text:p>1.85</text:p>
              </table:table-cell>
              <table:table-cell office:value-type="float" office:value="-116.28">
                <text:p>-116.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1">
                <text:p>32.1</text:p>
              </table:table-cell>
              <table:table-cell office:value-type="float" office:value="-1.04">
                <text:p>-1.04</text:p>
              </table:table-cell>
              <table:table-cell office:value-type="float" office:value="1.86">
                <text:p>1.86</text:p>
              </table:table-cell>
              <table:table-cell office:value-type="float" office:value="-116.97">
                <text:p>-116.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2">
                <text:p>32.2</text:p>
              </table:table-cell>
              <table:table-cell office:value-type="float" office:value="-1.05">
                <text:p>-1.05</text:p>
              </table:table-cell>
              <table:table-cell office:value-type="float" office:value="1.87">
                <text:p>1.87</text:p>
              </table:table-cell>
              <table:table-cell office:value-type="float" office:value="-117.65">
                <text:p>-117.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29">
                <text:p>32.29</text:p>
              </table:table-cell>
              <table:table-cell office:value-type="float" office:value="-1.06">
                <text:p>-1.06</text:p>
              </table:table-cell>
              <table:table-cell office:value-type="float" office:value="1.89">
                <text:p>1.89</text:p>
              </table:table-cell>
              <table:table-cell office:value-type="float" office:value="-118.35">
                <text:p>-118.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39">
                <text:p>32.39</text:p>
              </table:table-cell>
              <table:table-cell office:value-type="float" office:value="-1.07">
                <text:p>-1.07</text:p>
              </table:table-cell>
              <table:table-cell office:value-type="float" office:value="1.9">
                <text:p>1.9</text:p>
              </table:table-cell>
              <table:table-cell office:value-type="float" office:value="-119.05">
                <text:p>-119.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48">
                <text:p>32.48</text:p>
              </table:table-cell>
              <table:table-cell office:value-type="float" office:value="-1.08">
                <text:p>-1.08</text:p>
              </table:table-cell>
              <table:table-cell office:value-type="float" office:value="1.92">
                <text:p>1.92</text:p>
              </table:table-cell>
              <table:table-cell office:value-type="float" office:value="-119.75">
                <text:p>-119.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.58">
                <text:p>32.58</text:p>
              </table:table-cell>
              <table:table-cell office:value-type="float" office:value="-1.09">
                <text:p>-1.09</text:p>
              </table:table-cell>
              <table:table-cell office:value-type="float" office:value="1.93">
                <text:p>1.93</text:p>
              </table:table-cell>
              <table:table-cell office:value-type="float" office:value="-120.46">
                <text:p>-120.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.68">
                <text:p>32.68</text:p>
              </table:table-cell>
              <table:table-cell office:value-type="float" office:value="-1.1">
                <text:p>-1.1</text:p>
              </table:table-cell>
              <table:table-cell office:value-type="float" office:value="1.94">
                <text:p>1.94</text:p>
              </table:table-cell>
              <table:table-cell office:value-type="float" office:value="-121.16">
                <text:p>-121.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.77">
                <text:p>32.77</text:p>
              </table:table-cell>
              <table:table-cell office:value-type="float" office:value="-1.11">
                <text:p>-1.11</text:p>
              </table:table-cell>
              <table:table-cell office:value-type="float" office:value="1.96">
                <text:p>1.96</text:p>
              </table:table-cell>
              <table:table-cell office:value-type="float" office:value="-121.87">
                <text:p>-121.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.87">
                <text:p>32.87</text:p>
              </table:table-cell>
              <table:table-cell office:value-type="float" office:value="-1.12">
                <text:p>-1.12</text:p>
              </table:table-cell>
              <table:table-cell office:value-type="float" office:value="1.97">
                <text:p>1.97</text:p>
              </table:table-cell>
              <table:table-cell office:value-type="float" office:value="-122.58">
                <text:p>-122.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.96">
                <text:p>32.96</text:p>
              </table:table-cell>
              <table:table-cell office:value-type="float" office:value="-1.13">
                <text:p>-1.13</text:p>
              </table:table-cell>
              <table:table-cell office:value-type="float" office:value="1.99">
                <text:p>1.99</text:p>
              </table:table-cell>
              <table:table-cell office:value-type="float" office:value="-123.28">
                <text:p>-123.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06">
                <text:p>33.06</text:p>
              </table:table-cell>
              <table:table-cell office:value-type="float" office:value="-1.14">
                <text:p>-1.14</text:p>
              </table:table-cell>
              <table:table-cell office:value-type="float" office:value="2">
                <text:p>2</text:p>
              </table:table-cell>
              <table:table-cell office:value-type="float" office:value="-123.99">
                <text:p>-123.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15">
                <text:p>33.15</text:p>
              </table:table-cell>
              <table:table-cell office:value-type="float" office:value="-1.15">
                <text:p>-1.15</text:p>
              </table:table-cell>
              <table:table-cell office:value-type="float" office:value="2.01">
                <text:p>2.01</text:p>
              </table:table-cell>
              <table:table-cell office:value-type="float" office:value="-124.71">
                <text:p>-124.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25">
                <text:p>33.25</text:p>
              </table:table-cell>
              <table:table-cell office:value-type="float" office:value="-1.16">
                <text:p>-1.16</text:p>
              </table:table-cell>
              <table:table-cell office:value-type="float" office:value="2.03">
                <text:p>2.03</text:p>
              </table:table-cell>
              <table:table-cell office:value-type="float" office:value="-125.44">
                <text:p>-125.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34">
                <text:p>33.34</text:p>
              </table:table-cell>
              <table:table-cell office:value-type="float" office:value="-1.17">
                <text:p>-1.17</text:p>
              </table:table-cell>
              <table:table-cell office:value-type="float" office:value="2.04">
                <text:p>2.04</text:p>
              </table:table-cell>
              <table:table-cell office:value-type="float" office:value="-126.15">
                <text:p>-126.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44">
                <text:p>33.44</text:p>
              </table:table-cell>
              <table:table-cell office:value-type="float" office:value="-1.18">
                <text:p>-1.18</text:p>
              </table:table-cell>
              <table:table-cell office:value-type="float" office:value="2.06">
                <text:p>2.06</text:p>
              </table:table-cell>
              <table:table-cell office:value-type="float" office:value="-126.86">
                <text:p>-126.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.53">
                <text:p>33.53</text:p>
              </table:table-cell>
              <table:table-cell office:value-type="float" office:value="-1.19">
                <text:p>-1.19</text:p>
              </table:table-cell>
              <table:table-cell office:value-type="float" office:value="2.07">
                <text:p>2.07</text:p>
              </table:table-cell>
              <table:table-cell office:value-type="float" office:value="-127.58">
                <text:p>-127.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.63">
                <text:p>33.63</text:p>
              </table:table-cell>
              <table:table-cell office:value-type="float" office:value="-1.2">
                <text:p>-1.2</text:p>
              </table:table-cell>
              <table:table-cell office:value-type="float" office:value="2.09">
                <text:p>2.09</text:p>
              </table:table-cell>
              <table:table-cell office:value-type="float" office:value="-128.31">
                <text:p>-128.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.72">
                <text:p>33.72</text:p>
              </table:table-cell>
              <table:table-cell office:value-type="float" office:value="-1.21">
                <text:p>-1.21</text:p>
              </table:table-cell>
              <table:table-cell office:value-type="float" office:value="2.1">
                <text:p>2.1</text:p>
              </table:table-cell>
              <table:table-cell office:value-type="float" office:value="-129.05">
                <text:p>-129.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.82">
                <text:p>33.82</text:p>
              </table:table-cell>
              <table:table-cell office:value-type="float" office:value="-1.22">
                <text:p>-1.22</text:p>
              </table:table-cell>
              <table:table-cell office:value-type="float" office:value="2.11">
                <text:p>2.11</text:p>
              </table:table-cell>
              <table:table-cell office:value-type="float" office:value="-129.77">
                <text:p>-129.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.91">
                <text:p>33.91</text:p>
              </table:table-cell>
              <table:table-cell office:value-type="float" office:value="-1.23">
                <text:p>-1.23</text:p>
              </table:table-cell>
              <table:table-cell office:value-type="float" office:value="2.13">
                <text:p>2.13</text:p>
              </table:table-cell>
              <table:table-cell office:value-type="float" office:value="-130.49">
                <text:p>-130.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01">
                <text:p>34.01</text:p>
              </table:table-cell>
              <table:table-cell office:value-type="float" office:value="-1.24">
                <text:p>-1.24</text:p>
              </table:table-cell>
              <table:table-cell office:value-type="float" office:value="2.14">
                <text:p>2.14</text:p>
              </table:table-cell>
              <table:table-cell office:value-type="float" office:value="-131.23">
                <text:p>-131.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1">
                <text:p>34.1</text:p>
              </table:table-cell>
              <table:table-cell office:value-type="float" office:value="-1.25">
                <text:p>-1.25</text:p>
              </table:table-cell>
              <table:table-cell office:value-type="float" office:value="2.16">
                <text:p>2.16</text:p>
              </table:table-cell>
              <table:table-cell office:value-type="float" office:value="-131.97">
                <text:p>-131.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2">
                <text:p>34.2</text:p>
              </table:table-cell>
              <table:table-cell office:value-type="float" office:value="-1.26">
                <text:p>-1.26</text:p>
              </table:table-cell>
              <table:table-cell office:value-type="float" office:value="2.17">
                <text:p>2.17</text:p>
              </table:table-cell>
              <table:table-cell office:value-type="float" office:value="-132.7">
                <text:p>-132.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29">
                <text:p>34.29</text:p>
              </table:table-cell>
              <table:table-cell office:value-type="float" office:value="-1.27">
                <text:p>-1.27</text:p>
              </table:table-cell>
              <table:table-cell office:value-type="float" office:value="2.18">
                <text:p>2.18</text:p>
              </table:table-cell>
              <table:table-cell office:value-type="float" office:value="-133.45">
                <text:p>-133.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39">
                <text:p>34.39</text:p>
              </table:table-cell>
              <table:table-cell office:value-type="float" office:value="-1.28">
                <text:p>-1.28</text:p>
              </table:table-cell>
              <table:table-cell office:value-type="float" office:value="2.2">
                <text:p>2.2</text:p>
              </table:table-cell>
              <table:table-cell office:value-type="float" office:value="-134.19">
                <text:p>-134.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.49">
                <text:p>34.49</text:p>
              </table:table-cell>
              <table:table-cell office:value-type="float" office:value="-1.29">
                <text:p>-1.29</text:p>
              </table:table-cell>
              <table:table-cell office:value-type="float" office:value="2.21">
                <text:p>2.21</text:p>
              </table:table-cell>
              <table:table-cell office:value-type="float" office:value="-134.95">
                <text:p>-134.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.59">
                <text:p>34.59</text:p>
              </table:table-cell>
              <table:table-cell office:value-type="float" office:value="-1.3">
                <text:p>-1.3</text:p>
              </table:table-cell>
              <table:table-cell office:value-type="float" office:value="2.22">
                <text:p>2.22</text:p>
              </table:table-cell>
              <table:table-cell office:value-type="float" office:value="-135.7">
                <text:p>-135.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.68">
                <text:p>34.68</text:p>
              </table:table-cell>
              <table:table-cell office:value-type="float" office:value="-1.31">
                <text:p>-1.31</text:p>
              </table:table-cell>
              <table:table-cell office:value-type="float" office:value="2.24">
                <text:p>2.24</text:p>
              </table:table-cell>
              <table:table-cell office:value-type="float" office:value="-136.45">
                <text:p>-136.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.78">
                <text:p>34.78</text:p>
              </table:table-cell>
              <table:table-cell office:value-type="float" office:value="-1.32">
                <text:p>-1.32</text:p>
              </table:table-cell>
              <table:table-cell office:value-type="float" office:value="2.25">
                <text:p>2.25</text:p>
              </table:table-cell>
              <table:table-cell office:value-type="float" office:value="-137.21">
                <text:p>-137.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.87">
                <text:p>34.87</text:p>
              </table:table-cell>
              <table:table-cell office:value-type="float" office:value="-1.34">
                <text:p>-1.34</text:p>
              </table:table-cell>
              <table:table-cell office:value-type="float" office:value="2.26">
                <text:p>2.26</text:p>
              </table:table-cell>
              <table:table-cell office:value-type="float" office:value="-137.96">
                <text:p>-137.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.97">
                <text:p>34.97</text:p>
              </table:table-cell>
              <table:table-cell office:value-type="float" office:value="-1.35">
                <text:p>-1.35</text:p>
              </table:table-cell>
              <table:table-cell office:value-type="float" office:value="2.28">
                <text:p>2.28</text:p>
              </table:table-cell>
              <table:table-cell office:value-type="float" office:value="-138.71">
                <text:p>-138.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06">
                <text:p>35.06</text:p>
              </table:table-cell>
              <table:table-cell office:value-type="float" office:value="-1.36">
                <text:p>-1.36</text:p>
              </table:table-cell>
              <table:table-cell office:value-type="float" office:value="2.29">
                <text:p>2.29</text:p>
              </table:table-cell>
              <table:table-cell office:value-type="float" office:value="-139.46">
                <text:p>-139.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16">
                <text:p>35.16</text:p>
              </table:table-cell>
              <table:table-cell office:value-type="float" office:value="-1.37">
                <text:p>-1.37</text:p>
              </table:table-cell>
              <table:table-cell office:value-type="float" office:value="2.3">
                <text:p>2.3</text:p>
              </table:table-cell>
              <table:table-cell office:value-type="float" office:value="-140.22">
                <text:p>-140.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25">
                <text:p>35.25</text:p>
              </table:table-cell>
              <table:table-cell office:value-type="float" office:value="-1.38">
                <text:p>-1.38</text:p>
              </table:table-cell>
              <table:table-cell office:value-type="float" office:value="2.32">
                <text:p>2.32</text:p>
              </table:table-cell>
              <table:table-cell office:value-type="float" office:value="-140.98">
                <text:p>-140.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35">
                <text:p>35.35</text:p>
              </table:table-cell>
              <table:table-cell office:value-type="float" office:value="-1.39">
                <text:p>-1.39</text:p>
              </table:table-cell>
              <table:table-cell office:value-type="float" office:value="2.33">
                <text:p>2.33</text:p>
              </table:table-cell>
              <table:table-cell office:value-type="float" office:value="-141.74">
                <text:p>-141.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.44">
                <text:p>35.44</text:p>
              </table:table-cell>
              <table:table-cell office:value-type="float" office:value="-1.4">
                <text:p>-1.4</text:p>
              </table:table-cell>
              <table:table-cell office:value-type="float" office:value="2.34">
                <text:p>2.34</text:p>
              </table:table-cell>
              <table:table-cell office:value-type="float" office:value="-142.5">
                <text:p>-142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.54">
                <text:p>35.54</text:p>
              </table:table-cell>
              <table:table-cell office:value-type="float" office:value="-1.42">
                <text:p>-1.42</text:p>
              </table:table-cell>
              <table:table-cell office:value-type="float" office:value="2.36">
                <text:p>2.36</text:p>
              </table:table-cell>
              <table:table-cell office:value-type="float" office:value="-143.26">
                <text:p>-143.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.64">
                <text:p>35.64</text:p>
              </table:table-cell>
              <table:table-cell office:value-type="float" office:value="-1.43">
                <text:p>-1.43</text:p>
              </table:table-cell>
              <table:table-cell office:value-type="float" office:value="2.37">
                <text:p>2.37</text:p>
              </table:table-cell>
              <table:table-cell office:value-type="float" office:value="-144.05">
                <text:p>-144.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.73">
                <text:p>35.73</text:p>
              </table:table-cell>
              <table:table-cell office:value-type="float" office:value="-1.44">
                <text:p>-1.44</text:p>
              </table:table-cell>
              <table:table-cell office:value-type="float" office:value="2.38">
                <text:p>2.38</text:p>
              </table:table-cell>
              <table:table-cell office:value-type="float" office:value="-144.83">
                <text:p>-144.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.83">
                <text:p>35.83</text:p>
              </table:table-cell>
              <table:table-cell office:value-type="float" office:value="-1.45">
                <text:p>-1.45</text:p>
              </table:table-cell>
              <table:table-cell office:value-type="float" office:value="2.4">
                <text:p>2.4</text:p>
              </table:table-cell>
              <table:table-cell office:value-type="float" office:value="-145.61">
                <text:p>-145.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.93">
                <text:p>35.93</text:p>
              </table:table-cell>
              <table:table-cell office:value-type="float" office:value="-1.46">
                <text:p>-1.46</text:p>
              </table:table-cell>
              <table:table-cell office:value-type="float" office:value="2.41">
                <text:p>2.41</text:p>
              </table:table-cell>
              <table:table-cell office:value-type="float" office:value="-146.4">
                <text:p>-146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02">
                <text:p>36.02</text:p>
              </table:table-cell>
              <table:table-cell office:value-type="float" office:value="-1.47">
                <text:p>-1.47</text:p>
              </table:table-cell>
              <table:table-cell office:value-type="float" office:value="2.42">
                <text:p>2.42</text:p>
              </table:table-cell>
              <table:table-cell office:value-type="float" office:value="-147.18">
                <text:p>-147.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12">
                <text:p>36.12</text:p>
              </table:table-cell>
              <table:table-cell office:value-type="float" office:value="-1.49">
                <text:p>-1.49</text:p>
              </table:table-cell>
              <table:table-cell office:value-type="float" office:value="2.44">
                <text:p>2.44</text:p>
              </table:table-cell>
              <table:table-cell office:value-type="float" office:value="-147.99">
                <text:p>-147.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22">
                <text:p>36.22</text:p>
              </table:table-cell>
              <table:table-cell office:value-type="float" office:value="-1.5">
                <text:p>-1.5</text:p>
              </table:table-cell>
              <table:table-cell office:value-type="float" office:value="2.45">
                <text:p>2.45</text:p>
              </table:table-cell>
              <table:table-cell office:value-type="float" office:value="-148.77">
                <text:p>-148.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31">
                <text:p>36.31</text:p>
              </table:table-cell>
              <table:table-cell office:value-type="float" office:value="-1.51">
                <text:p>-1.51</text:p>
              </table:table-cell>
              <table:table-cell office:value-type="float" office:value="2.46">
                <text:p>2.46</text:p>
              </table:table-cell>
              <table:table-cell office:value-type="float" office:value="-149.56">
                <text:p>-149.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.41">
                <text:p>36.41</text:p>
              </table:table-cell>
              <table:table-cell office:value-type="float" office:value="-1.52">
                <text:p>-1.52</text:p>
              </table:table-cell>
              <table:table-cell office:value-type="float" office:value="2.48">
                <text:p>2.48</text:p>
              </table:table-cell>
              <table:table-cell office:value-type="float" office:value="-150.36">
                <text:p>-150.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.51">
                <text:p>36.51</text:p>
              </table:table-cell>
              <table:table-cell office:value-type="float" office:value="-1.53">
                <text:p>-1.53</text:p>
              </table:table-cell>
              <table:table-cell office:value-type="float" office:value="2.49">
                <text:p>2.49</text:p>
              </table:table-cell>
              <table:table-cell office:value-type="float" office:value="-151.14">
                <text:p>-151.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.6">
                <text:p>36.6</text:p>
              </table:table-cell>
              <table:table-cell office:value-type="float" office:value="-1.54">
                <text:p>-1.54</text:p>
              </table:table-cell>
              <table:table-cell office:value-type="float" office:value="2.5">
                <text:p>2.5</text:p>
              </table:table-cell>
              <table:table-cell office:value-type="float" office:value="-151.93">
                <text:p>-151.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.7">
                <text:p>36.7</text:p>
              </table:table-cell>
              <table:table-cell office:value-type="float" office:value="-1.56">
                <text:p>-1.56</text:p>
              </table:table-cell>
              <table:table-cell office:value-type="float" office:value="2.52">
                <text:p>2.52</text:p>
              </table:table-cell>
              <table:table-cell office:value-type="float" office:value="-152.71">
                <text:p>-152.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.8">
                <text:p>36.8</text:p>
              </table:table-cell>
              <table:table-cell office:value-type="float" office:value="-1.57">
                <text:p>-1.57</text:p>
              </table:table-cell>
              <table:table-cell office:value-type="float" office:value="2.53">
                <text:p>2.53</text:p>
              </table:table-cell>
              <table:table-cell office:value-type="float" office:value="-153.55">
                <text:p>-153.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.89">
                <text:p>36.89</text:p>
              </table:table-cell>
              <table:table-cell office:value-type="float" office:value="-1.58">
                <text:p>-1.58</text:p>
              </table:table-cell>
              <table:table-cell office:value-type="float" office:value="2.54">
                <text:p>2.54</text:p>
              </table:table-cell>
              <table:table-cell office:value-type="float" office:value="-154.35">
                <text:p>-154.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.99">
                <text:p>36.99</text:p>
              </table:table-cell>
              <table:table-cell office:value-type="float" office:value="-1.59">
                <text:p>-1.59</text:p>
              </table:table-cell>
              <table:table-cell office:value-type="float" office:value="2.56">
                <text:p>2.56</text:p>
              </table:table-cell>
              <table:table-cell office:value-type="float" office:value="-155.17">
                <text:p>-155.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09">
                <text:p>37.09</text:p>
              </table:table-cell>
              <table:table-cell office:value-type="float" office:value="-1.6">
                <text:p>-1.6</text:p>
              </table:table-cell>
              <table:table-cell office:value-type="float" office:value="2.57">
                <text:p>2.57</text:p>
              </table:table-cell>
              <table:table-cell office:value-type="float" office:value="-155.99">
                <text:p>-155.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19">
                <text:p>37.19</text:p>
              </table:table-cell>
              <table:table-cell office:value-type="float" office:value="-1.62">
                <text:p>-1.62</text:p>
              </table:table-cell>
              <table:table-cell office:value-type="float" office:value="2.59">
                <text:p>2.59</text:p>
              </table:table-cell>
              <table:table-cell office:value-type="float" office:value="-156.8">
                <text:p>-156.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29">
                <text:p>37.29</text:p>
              </table:table-cell>
              <table:table-cell office:value-type="float" office:value="-1.63">
                <text:p>-1.63</text:p>
              </table:table-cell>
              <table:table-cell office:value-type="float" office:value="2.6">
                <text:p>2.6</text:p>
              </table:table-cell>
              <table:table-cell office:value-type="float" office:value="-157.64">
                <text:p>-157.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.38">
                <text:p>37.38</text:p>
              </table:table-cell>
              <table:table-cell office:value-type="float" office:value="-1.64">
                <text:p>-1.64</text:p>
              </table:table-cell>
              <table:table-cell office:value-type="float" office:value="2.61">
                <text:p>2.61</text:p>
              </table:table-cell>
              <table:table-cell office:value-type="float" office:value="-158.44">
                <text:p>-158.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.48">
                <text:p>37.48</text:p>
              </table:table-cell>
              <table:table-cell office:value-type="float" office:value="-1.65">
                <text:p>-1.65</text:p>
              </table:table-cell>
              <table:table-cell office:value-type="float" office:value="2.63">
                <text:p>2.63</text:p>
              </table:table-cell>
              <table:table-cell office:value-type="float" office:value="-159.28">
                <text:p>-159.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.57">
                <text:p>37.57</text:p>
              </table:table-cell>
              <table:table-cell office:value-type="float" office:value="-1.66">
                <text:p>-1.66</text:p>
              </table:table-cell>
              <table:table-cell office:value-type="float" office:value="2.64">
                <text:p>2.64</text:p>
              </table:table-cell>
              <table:table-cell office:value-type="float" office:value="-160.09">
                <text:p>-160.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.67">
                <text:p>37.67</text:p>
              </table:table-cell>
              <table:table-cell office:value-type="float" office:value="-1.68">
                <text:p>-1.68</text:p>
              </table:table-cell>
              <table:table-cell office:value-type="float" office:value="2.66">
                <text:p>2.66</text:p>
              </table:table-cell>
              <table:table-cell office:value-type="float" office:value="-160.9">
                <text:p>-160.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.77">
                <text:p>37.77</text:p>
              </table:table-cell>
              <table:table-cell office:value-type="float" office:value="-1.69">
                <text:p>-1.69</text:p>
              </table:table-cell>
              <table:table-cell office:value-type="float" office:value="2.67">
                <text:p>2.67</text:p>
              </table:table-cell>
              <table:table-cell office:value-type="float" office:value="-161.72">
                <text:p>-161.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.86">
                <text:p>37.86</text:p>
              </table:table-cell>
              <table:table-cell office:value-type="float" office:value="-1.7">
                <text:p>-1.7</text:p>
              </table:table-cell>
              <table:table-cell office:value-type="float" office:value="2.69">
                <text:p>2.69</text:p>
              </table:table-cell>
              <table:table-cell office:value-type="float" office:value="-162.56">
                <text:p>-162.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.96">
                <text:p>37.96</text:p>
              </table:table-cell>
              <table:table-cell office:value-type="float" office:value="-1.72">
                <text:p>-1.72</text:p>
              </table:table-cell>
              <table:table-cell office:value-type="float" office:value="2.7">
                <text:p>2.7</text:p>
              </table:table-cell>
              <table:table-cell office:value-type="float" office:value="-163.38">
                <text:p>-163.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06">
                <text:p>38.06</text:p>
              </table:table-cell>
              <table:table-cell office:value-type="float" office:value="-1.73">
                <text:p>-1.73</text:p>
              </table:table-cell>
              <table:table-cell office:value-type="float" office:value="2.71">
                <text:p>2.71</text:p>
              </table:table-cell>
              <table:table-cell office:value-type="float" office:value="-164.2">
                <text:p>-164.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15">
                <text:p>38.15</text:p>
              </table:table-cell>
              <table:table-cell office:value-type="float" office:value="-1.74">
                <text:p>-1.74</text:p>
              </table:table-cell>
              <table:table-cell office:value-type="float" office:value="2.73">
                <text:p>2.73</text:p>
              </table:table-cell>
              <table:table-cell office:value-type="float" office:value="-165.02">
                <text:p>-165.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25">
                <text:p>38.25</text:p>
              </table:table-cell>
              <table:table-cell office:value-type="float" office:value="-1.75">
                <text:p>-1.75</text:p>
              </table:table-cell>
              <table:table-cell office:value-type="float" office:value="2.74">
                <text:p>2.74</text:p>
              </table:table-cell>
              <table:table-cell office:value-type="float" office:value="-165.86">
                <text:p>-165.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.34">
                <text:p>38.34</text:p>
              </table:table-cell>
              <table:table-cell office:value-type="float" office:value="-1.77">
                <text:p>-1.77</text:p>
              </table:table-cell>
              <table:table-cell office:value-type="float" office:value="2.76">
                <text:p>2.76</text:p>
              </table:table-cell>
              <table:table-cell office:value-type="float" office:value="-166.69">
                <text:p>-166.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.44">
                <text:p>38.44</text:p>
              </table:table-cell>
              <table:table-cell office:value-type="float" office:value="-1.78">
                <text:p>-1.78</text:p>
              </table:table-cell>
              <table:table-cell office:value-type="float" office:value="2.77">
                <text:p>2.77</text:p>
              </table:table-cell>
              <table:table-cell office:value-type="float" office:value="-167.52">
                <text:p>-167.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.54">
                <text:p>38.54</text:p>
              </table:table-cell>
              <table:table-cell office:value-type="float" office:value="-1.79">
                <text:p>-1.79</text:p>
              </table:table-cell>
              <table:table-cell office:value-type="float" office:value="2.79">
                <text:p>2.79</text:p>
              </table:table-cell>
              <table:table-cell office:value-type="float" office:value="-168.37">
                <text:p>-168.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.63">
                <text:p>38.63</text:p>
              </table:table-cell>
              <table:table-cell office:value-type="float" office:value="-1.81">
                <text:p>-1.81</text:p>
              </table:table-cell>
              <table:table-cell office:value-type="float" office:value="2.81">
                <text:p>2.81</text:p>
              </table:table-cell>
              <table:table-cell office:value-type="float" office:value="-169.19">
                <text:p>-169.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.73">
                <text:p>38.73</text:p>
              </table:table-cell>
              <table:table-cell office:value-type="float" office:value="-1.82">
                <text:p>-1.82</text:p>
              </table:table-cell>
              <table:table-cell office:value-type="float" office:value="2.82">
                <text:p>2.82</text:p>
              </table:table-cell>
              <table:table-cell office:value-type="float" office:value="-170.03">
                <text:p>-170.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.82">
                <text:p>38.82</text:p>
              </table:table-cell>
              <table:table-cell office:value-type="float" office:value="-1.83">
                <text:p>-1.83</text:p>
              </table:table-cell>
              <table:table-cell office:value-type="float" office:value="2.84">
                <text:p>2.84</text:p>
              </table:table-cell>
              <table:table-cell office:value-type="float" office:value="-170.85">
                <text:p>-170.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.92">
                <text:p>38.92</text:p>
              </table:table-cell>
              <table:table-cell office:value-type="float" office:value="-1.85">
                <text:p>-1.85</text:p>
              </table:table-cell>
              <table:table-cell office:value-type="float" office:value="2.85">
                <text:p>2.85</text:p>
              </table:table-cell>
              <table:table-cell office:value-type="float" office:value="-171.69">
                <text:p>-171.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01">
                <text:p>39.01</text:p>
              </table:table-cell>
              <table:table-cell office:value-type="float" office:value="-1.86">
                <text:p>-1.86</text:p>
              </table:table-cell>
              <table:table-cell office:value-type="float" office:value="2.87">
                <text:p>2.87</text:p>
              </table:table-cell>
              <table:table-cell office:value-type="float" office:value="-172.53">
                <text:p>-172.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11">
                <text:p>39.11</text:p>
              </table:table-cell>
              <table:table-cell office:value-type="float" office:value="-1.87">
                <text:p>-1.87</text:p>
              </table:table-cell>
              <table:table-cell office:value-type="float" office:value="2.89">
                <text:p>2.89</text:p>
              </table:table-cell>
              <table:table-cell office:value-type="float" office:value="-173.37">
                <text:p>-173.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2">
                <text:p>39.2</text:p>
              </table:table-cell>
              <table:table-cell office:value-type="float" office:value="-1.89">
                <text:p>-1.89</text:p>
              </table:table-cell>
              <table:table-cell office:value-type="float" office:value="2.9">
                <text:p>2.9</text:p>
              </table:table-cell>
              <table:table-cell office:value-type="float" office:value="-174.22">
                <text:p>-174.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.3">
                <text:p>39.3</text:p>
              </table:table-cell>
              <table:table-cell office:value-type="float" office:value="-1.9">
                <text:p>-1.9</text:p>
              </table:table-cell>
              <table:table-cell office:value-type="float" office:value="2.92">
                <text:p>2.92</text:p>
              </table:table-cell>
              <table:table-cell office:value-type="float" office:value="-175.07">
                <text:p>-175.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.4">
                <text:p>39.4</text:p>
              </table:table-cell>
              <table:table-cell office:value-type="float" office:value="-1.92">
                <text:p>-1.92</text:p>
              </table:table-cell>
              <table:table-cell office:value-type="float" office:value="2.94">
                <text:p>2.94</text:p>
              </table:table-cell>
              <table:table-cell office:value-type="float" office:value="-175.93">
                <text:p>-175.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.49">
                <text:p>39.49</text:p>
              </table:table-cell>
              <table:table-cell office:value-type="float" office:value="-1.93">
                <text:p>-1.93</text:p>
              </table:table-cell>
              <table:table-cell office:value-type="float" office:value="2.95">
                <text:p>2.95</text:p>
              </table:table-cell>
              <table:table-cell office:value-type="float" office:value="-176.81">
                <text:p>-176.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.59">
                <text:p>39.59</text:p>
              </table:table-cell>
              <table:table-cell office:value-type="float" office:value="-1.95">
                <text:p>-1.95</text:p>
              </table:table-cell>
              <table:table-cell office:value-type="float" office:value="2.97">
                <text:p>2.97</text:p>
              </table:table-cell>
              <table:table-cell office:value-type="float" office:value="-177.67">
                <text:p>-177.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.69">
                <text:p>39.69</text:p>
              </table:table-cell>
              <table:table-cell office:value-type="float" office:value="-1.96">
                <text:p>-1.96</text:p>
              </table:table-cell>
              <table:table-cell office:value-type="float" office:value="2.99">
                <text:p>2.99</text:p>
              </table:table-cell>
              <table:table-cell office:value-type="float" office:value="-178.53">
                <text:p>-178.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.78">
                <text:p>39.78</text:p>
              </table:table-cell>
              <table:table-cell office:value-type="float" office:value="-1.97">
                <text:p>-1.97</text:p>
              </table:table-cell>
              <table:table-cell office:value-type="float" office:value="3.01">
                <text:p>3.01</text:p>
              </table:table-cell>
              <table:table-cell office:value-type="float" office:value="-179.4">
                <text:p>-179.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.88">
                <text:p>39.88</text:p>
              </table:table-cell>
              <table:table-cell office:value-type="float" office:value="-1.99">
                <text:p>-1.99</text:p>
              </table:table-cell>
              <table:table-cell office:value-type="float" office:value="3.02">
                <text:p>3.02</text:p>
              </table:table-cell>
              <table:table-cell office:value-type="float" office:value="-180.26">
                <text:p>-180.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.97">
                <text:p>39.97</text:p>
              </table:table-cell>
              <table:table-cell office:value-type="float" office:value="-2">
                <text:p>-2</text:p>
              </table:table-cell>
              <table:table-cell office:value-type="float" office:value="3.04">
                <text:p>3.04</text:p>
              </table:table-cell>
              <table:table-cell office:value-type="float" office:value="-181.13">
                <text:p>-181.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07">
                <text:p>40.07</text:p>
              </table:table-cell>
              <table:table-cell office:value-type="float" office:value="-2.02">
                <text:p>-2.02</text:p>
              </table:table-cell>
              <table:table-cell office:value-type="float" office:value="3.06">
                <text:p>3.06</text:p>
              </table:table-cell>
              <table:table-cell office:value-type="float" office:value="-182.01">
                <text:p>-182.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17">
                <text:p>40.17</text:p>
              </table:table-cell>
              <table:table-cell office:value-type="float" office:value="-2.03">
                <text:p>-2.03</text:p>
              </table:table-cell>
              <table:table-cell office:value-type="float" office:value="3.08">
                <text:p>3.08</text:p>
              </table:table-cell>
              <table:table-cell office:value-type="float" office:value="-182.87">
                <text:p>-182.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.26">
                <text:p>40.26</text:p>
              </table:table-cell>
              <table:table-cell office:value-type="float" office:value="-2.05">
                <text:p>-2.05</text:p>
              </table:table-cell>
              <table:table-cell office:value-type="float" office:value="3.09">
                <text:p>3.09</text:p>
              </table:table-cell>
              <table:table-cell office:value-type="float" office:value="-183.73">
                <text:p>-183.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.36">
                <text:p>40.36</text:p>
              </table:table-cell>
              <table:table-cell office:value-type="float" office:value="-2.06">
                <text:p>-2.06</text:p>
              </table:table-cell>
              <table:table-cell office:value-type="float" office:value="3.11">
                <text:p>3.11</text:p>
              </table:table-cell>
              <table:table-cell office:value-type="float" office:value="-184.62">
                <text:p>-184.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.46">
                <text:p>40.46</text:p>
              </table:table-cell>
              <table:table-cell office:value-type="float" office:value="-2.08">
                <text:p>-2.08</text:p>
              </table:table-cell>
              <table:table-cell office:value-type="float" office:value="3.13">
                <text:p>3.13</text:p>
              </table:table-cell>
              <table:table-cell office:value-type="float" office:value="-185.51">
                <text:p>-185.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.55">
                <text:p>40.55</text:p>
              </table:table-cell>
              <table:table-cell office:value-type="float" office:value="-2.09">
                <text:p>-2.09</text:p>
              </table:table-cell>
              <table:table-cell office:value-type="float" office:value="3.15">
                <text:p>3.15</text:p>
              </table:table-cell>
              <table:table-cell office:value-type="float" office:value="-186.39">
                <text:p>-186.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.65">
                <text:p>40.65</text:p>
              </table:table-cell>
              <table:table-cell office:value-type="float" office:value="-2.11">
                <text:p>-2.11</text:p>
              </table:table-cell>
              <table:table-cell office:value-type="float" office:value="3.17">
                <text:p>3.17</text:p>
              </table:table-cell>
              <table:table-cell office:value-type="float" office:value="-187.26">
                <text:p>-187.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Linear Velocity</text:p>
        </chart:title>
        <chart:legend chart:legend-position="end" svg:x="14.418cm" svg:y="3.703cm" style:legend-expansion="high" chart:style-name="ch3"/>
        <chart:plot-area chart:style-name="ch4" table:cell-range-address="QuadOutput.A1:QuadOutput.A1000 QuadOutput.E1:QuadOutput.G1000" chart:data-source-has-labels="row" svg:x="0.32cm" svg:y="1.275cm" svg:width="13.778cm" svg:height="7.545cm">
          <chartooo:coordinate-region svg:x="1.047cm" svg:y="1.474cm" svg:width="12.864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adOutput.E1:QuadOutput.E1000" loext:label-string="u" chart:class="chart:scatter">
            <chart:domain table:cell-range-address="QuadOutput.A1:QuadOutput.A1000"/>
            <chart:data-point chart:repeated="1000"/>
          </chart:series>
          <chart:series chart:style-name="ch8" chart:values-cell-range-address="QuadOutput.F1:QuadOutput.F1000" loext:label-string="v" chart:class="chart:scatter">
            <chart:data-point chart:repeated="1000"/>
          </chart:series>
          <chart:series chart:style-name="ch9" chart:values-cell-range-address="QuadOutput.G1:QuadOutput.G1000" loext:label-string="w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</text:p>
              </table:table-cell>
              <table:table-cell office:value-type="string">
                <text:p>v</text:p>
              </table:table-cell>
              <table:table-cell office:value-type="string">
                <text:p>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3">
                <text:p>1.33</text:p>
                <draw:g>
                  <svg:desc>QuadOutput.A1:QuadOutput.A1000</svg:desc>
                </draw:g>
              </table:table-cell>
              <table:table-cell office:value-type="float" office:value="0.03">
                <text:p>0.03</text:p>
                <draw:g>
                  <svg:desc>QuadOutput.E1:QuadOutput.E1000</svg:desc>
                </draw:g>
              </table:table-cell>
              <table:table-cell office:value-type="float" office:value="-0.04">
                <text:p>-0.04</text:p>
                <draw:g>
                  <svg:desc>QuadOutput.F1:QuadOutput.F1000</svg:desc>
                </draw:g>
              </table:table-cell>
              <table:table-cell office:value-type="float" office:value="-0.32">
                <text:p>-0.32</text:p>
                <draw:g>
                  <svg:desc>QuadOutput.G1:QuadOutput.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0.04">
                <text:p>0.04</text:p>
              </table:table-cell>
              <table:table-cell office:value-type="float" office:value="-0.04">
                <text:p>-0.0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1">
                <text:p>1.51</text:p>
              </table:table-cell>
              <table:table-cell office:value-type="float" office:value="0.04">
                <text:p>0.04</text:p>
              </table:table-cell>
              <table:table-cell office:value-type="float" office:value="-0.04">
                <text:p>-0.04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0.04">
                <text:p>0.04</text:p>
              </table:table-cell>
              <table:table-cell office:value-type="float" office:value="-0.04">
                <text:p>-0.0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0.04">
                <text:p>0.04</text:p>
              </table:table-cell>
              <table:table-cell office:value-type="float" office:value="-0.04">
                <text:p>-0.04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9">
                <text:p>1.79</text:p>
              </table:table-cell>
              <table:table-cell office:value-type="float" office:value="0.04">
                <text:p>0.04</text:p>
              </table:table-cell>
              <table:table-cell office:value-type="float" office:value="-0.03">
                <text:p>-0.03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">
                <text:p>1.88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">
                <text:p>1.98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">
                <text:p>2.07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">
                <text:p>2.25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">
                <text:p>2.35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4">
                <text:p>2.44</text:p>
              </table:table-cell>
              <table:table-cell office:value-type="float" office:value="0.03">
                <text:p>0.03</text:p>
              </table:table-cell>
              <table:table-cell office:value-type="float" office:value="-0.03">
                <text:p>-0.03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3">
                <text:p>2.53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2">
                <text:p>2.62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">
                <text:p>2.72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1">
                <text:p>2.81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1">
                <text:p>2.91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9">
                <text:p>3.19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8">
                <text:p>3.28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8">
                <text:p>3.38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7">
                <text:p>3.47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6">
                <text:p>3.56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">
                <text:p>3.65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5">
                <text:p>3.75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">
                <text:p>3.84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3">
                <text:p>3.93</text:p>
              </table:table-cell>
              <table:table-cell office:value-type="float" office:value="0.03">
                <text:p>0.03</text:p>
              </table:table-cell>
              <table:table-cell office:value-type="float" office:value="-0.01">
                <text:p>-0.01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3">
                <text:p>4.03</text:p>
              </table:table-cell>
              <table:table-cell office:value-type="float" office:value="0.03">
                <text:p>0.03</text:p>
              </table:table-cell>
              <table:table-cell office:value-type="float" office:value="-0.01">
                <text:p>-0.01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2">
                <text:p>4.12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1">
                <text:p>4.21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1">
                <text:p>4.31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">
                <text:p>4.4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9">
                <text:p>4.49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9">
                <text:p>4.59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8">
                <text:p>4.68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8">
                <text:p>4.78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7">
                <text:p>4.87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6">
                <text:p>4.96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5">
                <text:p>5.05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5">
                <text:p>5.15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4">
                <text:p>5.24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4">
                <text:p>5.34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3">
                <text:p>5.43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3">
                <text:p>5.53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2">
                <text:p>5.62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1">
                <text:p>5.71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9">
                <text:p>5.99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09">
                <text:p>6.09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8">
                <text:p>6.18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7">
                <text:p>6.27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37">
                <text:p>6.37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6">
                <text:p>6.4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1.47">
                <text:p>-1.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5">
                <text:p>6.55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74">
                <text:p>6.7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1.53">
                <text:p>-1.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3">
                <text:p>6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3">
                <text:p>6.9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02">
                <text:p>7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1">
                <text:p>7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9">
                <text:p>7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8">
                <text:p>7.4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57">
                <text:p>7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66">
                <text:p>7.6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85">
                <text:p>7.85</text:p>
              </table:table-cell>
              <table:table-cell office:value-type="float" office:value="0.01">
                <text:p>0.01</text:p>
              </table:table-cell>
              <table:table-cell office:value-type="float" office:value="-0">
                <text:p>-0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04">
                <text:p>8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83">
                <text:p>-1.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13">
                <text:p>8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22">
                <text:p>8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31">
                <text:p>8.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41">
                <text:p>8.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5">
                <text:p>8.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">
                <text:p>8.6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9">
                <text:p>8.69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8">
                <text:p>8.78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8">
                <text:p>8.88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7">
                <text:p>8.97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6">
                <text:p>9.06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15">
                <text:p>9.15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5">
                <text:p>9.25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34">
                <text:p>9.34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43">
                <text:p>9.43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53">
                <text:p>9.53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62">
                <text:p>9.62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72">
                <text:p>9.72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81">
                <text:p>9.81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">
                <text:p>9.9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2.26">
                <text:p>-2.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09">
                <text:p>10.0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19">
                <text:p>10.1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28">
                <text:p>10.28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2.35">
                <text:p>-2.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38">
                <text:p>10.38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7">
                <text:p>10.47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57">
                <text:p>10.57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66">
                <text:p>10.66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76">
                <text:p>10.76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2.46">
                <text:p>-2.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86">
                <text:p>10.86</text:p>
              </table:table-cell>
              <table:table-cell office:value-type="float" office:value="-0.02">
                <text:p>-0.02</text:p>
              </table:table-cell>
              <table:table-cell office:value-type="float" office:value="0.03">
                <text:p>0.03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95">
                <text:p>10.95</text:p>
              </table:table-cell>
              <table:table-cell office:value-type="float" office:value="-0.02">
                <text:p>-0.02</text:p>
              </table:table-cell>
              <table:table-cell office:value-type="float" office:value="0.03">
                <text:p>0.03</text:p>
              </table:table-cell>
              <table:table-cell office:value-type="float" office:value="-2.51">
                <text:p>-2.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5">
                <text:p>11.05</text:p>
              </table:table-cell>
              <table:table-cell office:value-type="float" office:value="-0.02">
                <text:p>-0.02</text:p>
              </table:table-cell>
              <table:table-cell office:value-type="float" office:value="0.03">
                <text:p>0.03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14">
                <text:p>11.14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24">
                <text:p>11.24</text:p>
              </table:table-cell>
              <table:table-cell office:value-type="float" office:value="-0.02">
                <text:p>-0.02</text:p>
              </table:table-cell>
              <table:table-cell office:value-type="float" office:value="0.03">
                <text:p>0.03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33">
                <text:p>11.33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42">
                <text:p>11.42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2.62">
                <text:p>-2.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52">
                <text:p>11.52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61">
                <text:p>11.61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66">
                <text:p>-2.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71">
                <text:p>11.71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68">
                <text:p>-2.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8">
                <text:p>11.8</text:p>
              </table:table-cell>
              <table:table-cell office:value-type="float" office:value="-0.02">
                <text:p>-0.02</text:p>
              </table:table-cell>
              <table:table-cell office:value-type="float" office:value="0.04">
                <text:p>0.04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9">
                <text:p>11.9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99">
                <text:p>11.99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09">
                <text:p>12.09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18">
                <text:p>12.18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28">
                <text:p>12.28</text:p>
              </table:table-cell>
              <table:table-cell office:value-type="float" office:value="-0.03">
                <text:p>-0.03</text:p>
              </table:table-cell>
              <table:table-cell office:value-type="float" office:value="0.05">
                <text:p>0.05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37">
                <text:p>12.37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47">
                <text:p>12.47</text:p>
              </table:table-cell>
              <table:table-cell office:value-type="float" office:value="-0.03">
                <text:p>-0.03</text:p>
              </table:table-cell>
              <table:table-cell office:value-type="float" office:value="0.05">
                <text:p>0.0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56">
                <text:p>12.56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65">
                <text:p>12.65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75">
                <text:p>12.75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84">
                <text:p>12.84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94">
                <text:p>12.94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03">
                <text:p>13.03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12">
                <text:p>13.12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22">
                <text:p>13.22</text:p>
              </table:table-cell>
              <table:table-cell office:value-type="float" office:value="-0.03">
                <text:p>-0.03</text:p>
              </table:table-cell>
              <table:table-cell office:value-type="float" office:value="0.04">
                <text:p>0.04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31">
                <text:p>13.31</text:p>
              </table:table-cell>
              <table:table-cell office:value-type="float" office:value="-0.03">
                <text:p>-0.03</text:p>
              </table:table-cell>
              <table:table-cell office:value-type="float" office:value="0.05">
                <text:p>0.05</text:p>
              </table:table-cell>
              <table:table-cell office:value-type="float" office:value="-3.03">
                <text:p>-3.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4">
                <text:p>13.4</text:p>
              </table:table-cell>
              <table:table-cell office:value-type="float" office:value="-0.04">
                <text:p>-0.04</text:p>
              </table:table-cell>
              <table:table-cell office:value-type="float" office:value="0.05">
                <text:p>0.05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5">
                <text:p>13.5</text:p>
              </table:table-cell>
              <table:table-cell office:value-type="float" office:value="-0.04">
                <text:p>-0.04</text:p>
              </table:table-cell>
              <table:table-cell office:value-type="float" office:value="0.05">
                <text:p>0.05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6">
                <text:p>13.6</text:p>
              </table:table-cell>
              <table:table-cell office:value-type="float" office:value="-0.04">
                <text:p>-0.04</text:p>
              </table:table-cell>
              <table:table-cell office:value-type="float" office:value="0.05">
                <text:p>0.05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69">
                <text:p>13.69</text:p>
              </table:table-cell>
              <table:table-cell office:value-type="float" office:value="-0.04">
                <text:p>-0.04</text:p>
              </table:table-cell>
              <table:table-cell office:value-type="float" office:value="0.05">
                <text:p>0.05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78">
                <text:p>13.78</text:p>
              </table:table-cell>
              <table:table-cell office:value-type="float" office:value="-0.04">
                <text:p>-0.04</text:p>
              </table:table-cell>
              <table:table-cell office:value-type="float" office:value="0.05">
                <text:p>0.05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88">
                <text:p>13.88</text:p>
              </table:table-cell>
              <table:table-cell office:value-type="float" office:value="-0.04">
                <text:p>-0.04</text:p>
              </table:table-cell>
              <table:table-cell office:value-type="float" office:value="0.05">
                <text:p>0.05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97">
                <text:p>13.97</text:p>
              </table:table-cell>
              <table:table-cell office:value-type="float" office:value="-0.05">
                <text:p>-0.05</text:p>
              </table:table-cell>
              <table:table-cell office:value-type="float" office:value="0.05">
                <text:p>0.05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07">
                <text:p>14.07</text:p>
              </table:table-cell>
              <table:table-cell office:value-type="float" office:value="-0.05">
                <text:p>-0.05</text:p>
              </table:table-cell>
              <table:table-cell office:value-type="float" office:value="0.05">
                <text:p>0.05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16">
                <text:p>14.16</text:p>
              </table:table-cell>
              <table:table-cell office:value-type="float" office:value="-0.05">
                <text:p>-0.05</text:p>
              </table:table-cell>
              <table:table-cell office:value-type="float" office:value="0.05">
                <text:p>0.05</text:p>
              </table:table-cell>
              <table:table-cell office:value-type="float" office:value="-3.22">
                <text:p>-3.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26">
                <text:p>14.26</text:p>
              </table:table-cell>
              <table:table-cell office:value-type="float" office:value="-0.04">
                <text:p>-0.04</text:p>
              </table:table-cell>
              <table:table-cell office:value-type="float" office:value="0.06">
                <text:p>0.06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35">
                <text:p>14.35</text:p>
              </table:table-cell>
              <table:table-cell office:value-type="float" office:value="-0.05">
                <text:p>-0.05</text:p>
              </table:table-cell>
              <table:table-cell office:value-type="float" office:value="0.06">
                <text:p>0.06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44">
                <text:p>14.44</text:p>
              </table:table-cell>
              <table:table-cell office:value-type="float" office:value="-0.05">
                <text:p>-0.05</text:p>
              </table:table-cell>
              <table:table-cell office:value-type="float" office:value="0.06">
                <text:p>0.06</text:p>
              </table:table-cell>
              <table:table-cell office:value-type="float" office:value="-3.29">
                <text:p>-3.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54">
                <text:p>14.54</text:p>
              </table:table-cell>
              <table:table-cell office:value-type="float" office:value="-0.05">
                <text:p>-0.05</text:p>
              </table:table-cell>
              <table:table-cell office:value-type="float" office:value="0.06">
                <text:p>0.06</text:p>
              </table:table-cell>
              <table:table-cell office:value-type="float" office:value="-3.31">
                <text:p>-3.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63">
                <text:p>14.63</text:p>
              </table:table-cell>
              <table:table-cell office:value-type="float" office:value="-0.05">
                <text:p>-0.05</text:p>
              </table:table-cell>
              <table:table-cell office:value-type="float" office:value="0.06">
                <text:p>0.06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73">
                <text:p>14.73</text:p>
              </table:table-cell>
              <table:table-cell office:value-type="float" office:value="-0.05">
                <text:p>-0.05</text:p>
              </table:table-cell>
              <table:table-cell office:value-type="float" office:value="0.06">
                <text:p>0.06</text:p>
              </table:table-cell>
              <table:table-cell office:value-type="float" office:value="-3.35">
                <text:p>-3.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82">
                <text:p>14.82</text:p>
              </table:table-cell>
              <table:table-cell office:value-type="float" office:value="-0.05">
                <text:p>-0.05</text:p>
              </table:table-cell>
              <table:table-cell office:value-type="float" office:value="0.06">
                <text:p>0.06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2">
                <text:p>14.92</text:p>
              </table:table-cell>
              <table:table-cell office:value-type="float" office:value="-0.05">
                <text:p>-0.05</text:p>
              </table:table-cell>
              <table:table-cell office:value-type="float" office:value="0.06">
                <text:p>0.06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01">
                <text:p>15.01</text:p>
              </table:table-cell>
              <table:table-cell office:value-type="float" office:value="-0.05">
                <text:p>-0.05</text:p>
              </table:table-cell>
              <table:table-cell office:value-type="float" office:value="0.06">
                <text:p>0.06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1">
                <text:p>15.1</text:p>
              </table:table-cell>
              <table:table-cell office:value-type="float" office:value="-0.05">
                <text:p>-0.05</text:p>
              </table:table-cell>
              <table:table-cell office:value-type="float" office:value="0.07">
                <text:p>0.07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2">
                <text:p>15.2</text:p>
              </table:table-cell>
              <table:table-cell office:value-type="float" office:value="-0.05">
                <text:p>-0.05</text:p>
              </table:table-cell>
              <table:table-cell office:value-type="float" office:value="0.07">
                <text:p>0.07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29">
                <text:p>15.29</text:p>
              </table:table-cell>
              <table:table-cell office:value-type="float" office:value="-0.05">
                <text:p>-0.05</text:p>
              </table:table-cell>
              <table:table-cell office:value-type="float" office:value="0.07">
                <text:p>0.07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39">
                <text:p>15.39</text:p>
              </table:table-cell>
              <table:table-cell office:value-type="float" office:value="-0.05">
                <text:p>-0.05</text:p>
              </table:table-cell>
              <table:table-cell office:value-type="float" office:value="0.07">
                <text:p>0.07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48">
                <text:p>15.48</text:p>
              </table:table-cell>
              <table:table-cell office:value-type="float" office:value="-0.06">
                <text:p>-0.06</text:p>
              </table:table-cell>
              <table:table-cell office:value-type="float" office:value="0.08">
                <text:p>0.08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58">
                <text:p>15.58</text:p>
              </table:table-cell>
              <table:table-cell office:value-type="float" office:value="-0.05">
                <text:p>-0.05</text:p>
              </table:table-cell>
              <table:table-cell office:value-type="float" office:value="0.08">
                <text:p>0.08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67">
                <text:p>15.67</text:p>
              </table:table-cell>
              <table:table-cell office:value-type="float" office:value="-0.06">
                <text:p>-0.06</text:p>
              </table:table-cell>
              <table:table-cell office:value-type="float" office:value="0.08">
                <text:p>0.08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76">
                <text:p>15.76</text:p>
              </table:table-cell>
              <table:table-cell office:value-type="float" office:value="-0.06">
                <text:p>-0.06</text:p>
              </table:table-cell>
              <table:table-cell office:value-type="float" office:value="0.08">
                <text:p>0.08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6">
                <text:p>15.86</text:p>
              </table:table-cell>
              <table:table-cell office:value-type="float" office:value="-0.06">
                <text:p>-0.06</text:p>
              </table:table-cell>
              <table:table-cell office:value-type="float" office:value="0.08">
                <text:p>0.08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95">
                <text:p>15.95</text:p>
              </table:table-cell>
              <table:table-cell office:value-type="float" office:value="-0.06">
                <text:p>-0.06</text:p>
              </table:table-cell>
              <table:table-cell office:value-type="float" office:value="0.08">
                <text:p>0.08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05">
                <text:p>16.05</text:p>
              </table:table-cell>
              <table:table-cell office:value-type="float" office:value="-0.06">
                <text:p>-0.06</text:p>
              </table:table-cell>
              <table:table-cell office:value-type="float" office:value="0.08">
                <text:p>0.08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14">
                <text:p>16.14</text:p>
              </table:table-cell>
              <table:table-cell office:value-type="float" office:value="-0.06">
                <text:p>-0.06</text:p>
              </table:table-cell>
              <table:table-cell office:value-type="float" office:value="0.08">
                <text:p>0.08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24">
                <text:p>16.24</text:p>
              </table:table-cell>
              <table:table-cell office:value-type="float" office:value="-0.06">
                <text:p>-0.06</text:p>
              </table:table-cell>
              <table:table-cell office:value-type="float" office:value="0.08">
                <text:p>0.08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33">
                <text:p>16.33</text:p>
              </table:table-cell>
              <table:table-cell office:value-type="float" office:value="-0.06">
                <text:p>-0.06</text:p>
              </table:table-cell>
              <table:table-cell office:value-type="float" office:value="0.08">
                <text:p>0.08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42">
                <text:p>16.42</text:p>
              </table:table-cell>
              <table:table-cell office:value-type="float" office:value="-0.06">
                <text:p>-0.06</text:p>
              </table:table-cell>
              <table:table-cell office:value-type="float" office:value="0.07">
                <text:p>0.07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52">
                <text:p>16.52</text:p>
              </table:table-cell>
              <table:table-cell office:value-type="float" office:value="-0.06">
                <text:p>-0.06</text:p>
              </table:table-cell>
              <table:table-cell office:value-type="float" office:value="0.07">
                <text:p>0.07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61">
                <text:p>16.61</text:p>
              </table:table-cell>
              <table:table-cell office:value-type="float" office:value="-0.06">
                <text:p>-0.06</text:p>
              </table:table-cell>
              <table:table-cell office:value-type="float" office:value="0.07">
                <text:p>0.07</text:p>
              </table:table-cell>
              <table:table-cell office:value-type="float" office:value="-3.77">
                <text:p>-3.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7">
                <text:p>16.7</text:p>
              </table:table-cell>
              <table:table-cell office:value-type="float" office:value="-0.06">
                <text:p>-0.06</text:p>
              </table:table-cell>
              <table:table-cell office:value-type="float" office:value="0.07">
                <text:p>0.07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8">
                <text:p>16.8</text:p>
              </table:table-cell>
              <table:table-cell office:value-type="float" office:value="-0.06">
                <text:p>-0.06</text:p>
              </table:table-cell>
              <table:table-cell office:value-type="float" office:value="0.07">
                <text:p>0.07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9">
                <text:p>16.9</text:p>
              </table:table-cell>
              <table:table-cell office:value-type="float" office:value="-0.07">
                <text:p>-0.07</text:p>
              </table:table-cell>
              <table:table-cell office:value-type="float" office:value="0.07">
                <text:p>0.07</text:p>
              </table:table-cell>
              <table:table-cell office:value-type="float" office:value="-3.83">
                <text:p>-3.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99">
                <text:p>16.99</text:p>
              </table:table-cell>
              <table:table-cell office:value-type="float" office:value="-0.07">
                <text:p>-0.07</text:p>
              </table:table-cell>
              <table:table-cell office:value-type="float" office:value="0.07">
                <text:p>0.07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08">
                <text:p>17.08</text:p>
              </table:table-cell>
              <table:table-cell office:value-type="float" office:value="-0.07">
                <text:p>-0.07</text:p>
              </table:table-cell>
              <table:table-cell office:value-type="float" office:value="0.07">
                <text:p>0.07</text:p>
              </table:table-cell>
              <table:table-cell office:value-type="float" office:value="-3.87">
                <text:p>-3.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18">
                <text:p>17.18</text:p>
              </table:table-cell>
              <table:table-cell office:value-type="float" office:value="-0.07">
                <text:p>-0.07</text:p>
              </table:table-cell>
              <table:table-cell office:value-type="float" office:value="0.07">
                <text:p>0.07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27">
                <text:p>17.27</text:p>
              </table:table-cell>
              <table:table-cell office:value-type="float" office:value="-0.07">
                <text:p>-0.07</text:p>
              </table:table-cell>
              <table:table-cell office:value-type="float" office:value="0.07">
                <text:p>0.07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36">
                <text:p>17.36</text:p>
              </table:table-cell>
              <table:table-cell office:value-type="float" office:value="-0.07">
                <text:p>-0.07</text:p>
              </table:table-cell>
              <table:table-cell office:value-type="float" office:value="0.07">
                <text:p>0.07</text:p>
              </table:table-cell>
              <table:table-cell office:value-type="float" office:value="-3.94">
                <text:p>-3.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46">
                <text:p>17.46</text:p>
              </table:table-cell>
              <table:table-cell office:value-type="float" office:value="-0.07">
                <text:p>-0.07</text:p>
              </table:table-cell>
              <table:table-cell office:value-type="float" office:value="0.07">
                <text:p>0.07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5">
                <text:p>17.55</text:p>
              </table:table-cell>
              <table:table-cell office:value-type="float" office:value="-0.07">
                <text:p>-0.07</text:p>
              </table:table-cell>
              <table:table-cell office:value-type="float" office:value="0.08">
                <text:p>0.08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4">
                <text:p>17.64</text:p>
              </table:table-cell>
              <table:table-cell office:value-type="float" office:value="-0.07">
                <text:p>-0.07</text:p>
              </table:table-cell>
              <table:table-cell office:value-type="float" office:value="0.08">
                <text:p>0.0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4">
                <text:p>17.74</text:p>
              </table:table-cell>
              <table:table-cell office:value-type="float" office:value="-0.07">
                <text:p>-0.07</text:p>
              </table:table-cell>
              <table:table-cell office:value-type="float" office:value="0.08">
                <text:p>0.08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3">
                <text:p>17.83</text:p>
              </table:table-cell>
              <table:table-cell office:value-type="float" office:value="-0.07">
                <text:p>-0.07</text:p>
              </table:table-cell>
              <table:table-cell office:value-type="float" office:value="0.08">
                <text:p>0.08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92">
                <text:p>17.92</text:p>
              </table:table-cell>
              <table:table-cell office:value-type="float" office:value="-0.07">
                <text:p>-0.07</text:p>
              </table:table-cell>
              <table:table-cell office:value-type="float" office:value="0.08">
                <text:p>0.08</text:p>
              </table:table-cell>
              <table:table-cell office:value-type="float" office:value="-4.07">
                <text:p>-4.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02">
                <text:p>18.02</text:p>
              </table:table-cell>
              <table:table-cell office:value-type="float" office:value="-0.08">
                <text:p>-0.08</text:p>
              </table:table-cell>
              <table:table-cell office:value-type="float" office:value="0.08">
                <text:p>0.08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11">
                <text:p>18.11</text:p>
              </table:table-cell>
              <table:table-cell office:value-type="float" office:value="-0.08">
                <text:p>-0.08</text:p>
              </table:table-cell>
              <table:table-cell office:value-type="float" office:value="0.08">
                <text:p>0.08</text:p>
              </table:table-cell>
              <table:table-cell office:value-type="float" office:value="-4.11">
                <text:p>-4.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21">
                <text:p>18.21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3">
                <text:p>18.3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4">
                <text:p>18.4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17">
                <text:p>-4.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9">
                <text:p>18.49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9">
                <text:p>18.59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8">
                <text:p>18.68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8">
                <text:p>18.78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26">
                <text:p>-4.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7">
                <text:p>18.87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6">
                <text:p>18.96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06">
                <text:p>19.06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5">
                <text:p>19.15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5">
                <text:p>19.25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4">
                <text:p>19.34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39">
                <text:p>-4.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4">
                <text:p>19.44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42">
                <text:p>-4.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3">
                <text:p>19.53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2">
                <text:p>19.62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46">
                <text:p>-4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2">
                <text:p>19.72</text:p>
              </table:table-cell>
              <table:table-cell office:value-type="float" office:value="-0.08">
                <text:p>-0.08</text:p>
              </table:table-cell>
              <table:table-cell office:value-type="float" office:value="0.09">
                <text:p>0.09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1">
                <text:p>19.81</text:p>
              </table:table-cell>
              <table:table-cell office:value-type="float" office:value="-0.09">
                <text:p>-0.09</text:p>
              </table:table-cell>
              <table:table-cell office:value-type="float" office:value="0.09">
                <text:p>0.09</text:p>
              </table:table-cell>
              <table:table-cell office:value-type="float" office:value="-4.49">
                <text:p>-4.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1">
                <text:p>19.91</text:p>
              </table:table-cell>
              <table:table-cell office:value-type="float" office:value="-0.09">
                <text:p>-0.09</text:p>
              </table:table-cell>
              <table:table-cell office:value-type="float" office:value="0.09">
                <text:p>0.09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-0.09">
                <text:p>-0.09</text:p>
              </table:table-cell>
              <table:table-cell office:value-type="float" office:value="0.09">
                <text:p>0.09</text:p>
              </table:table-cell>
              <table:table-cell office:value-type="float" office:value="-4.55">
                <text:p>-4.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">
                <text:p>20.1</text:p>
              </table:table-cell>
              <table:table-cell office:value-type="float" office:value="-0.09">
                <text:p>-0.09</text:p>
              </table:table-cell>
              <table:table-cell office:value-type="float" office:value="0.09">
                <text:p>0.09</text:p>
              </table:table-cell>
              <table:table-cell office:value-type="float" office:value="-4.57">
                <text:p>-4.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">
                <text:p>20.2</text:p>
              </table:table-cell>
              <table:table-cell office:value-type="float" office:value="-0.09">
                <text:p>-0.09</text:p>
              </table:table-cell>
              <table:table-cell office:value-type="float" office:value="0.09">
                <text:p>0.09</text:p>
              </table:table-cell>
              <table:table-cell office:value-type="float" office:value="-4.59">
                <text:p>-4.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9">
                <text:p>20.29</text:p>
              </table:table-cell>
              <table:table-cell office:value-type="float" office:value="-0.09">
                <text:p>-0.09</text:p>
              </table:table-cell>
              <table:table-cell office:value-type="float" office:value="0.09">
                <text:p>0.09</text:p>
              </table:table-cell>
              <table:table-cell office:value-type="float" office:value="-4.61">
                <text:p>-4.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9">
                <text:p>20.39</text:p>
              </table:table-cell>
              <table:table-cell office:value-type="float" office:value="-0.09">
                <text:p>-0.09</text:p>
              </table:table-cell>
              <table:table-cell office:value-type="float" office:value="0.09">
                <text:p>0.09</text:p>
              </table:table-cell>
              <table:table-cell office:value-type="float" office:value="-4.63">
                <text:p>-4.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8">
                <text:p>20.48</text:p>
              </table:table-cell>
              <table:table-cell office:value-type="float" office:value="-0.09">
                <text:p>-0.09</text:p>
              </table:table-cell>
              <table:table-cell office:value-type="float" office:value="0.08">
                <text:p>0.08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8">
                <text:p>20.58</text:p>
              </table:table-cell>
              <table:table-cell office:value-type="float" office:value="-0.09">
                <text:p>-0.09</text:p>
              </table:table-cell>
              <table:table-cell office:value-type="float" office:value="0.09">
                <text:p>0.09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8">
                <text:p>20.68</text:p>
              </table:table-cell>
              <table:table-cell office:value-type="float" office:value="-0.1">
                <text:p>-0.1</text:p>
              </table:table-cell>
              <table:table-cell office:value-type="float" office:value="0.09">
                <text:p>0.09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7">
                <text:p>20.77</text:p>
              </table:table-cell>
              <table:table-cell office:value-type="float" office:value="-0.1">
                <text:p>-0.1</text:p>
              </table:table-cell>
              <table:table-cell office:value-type="float" office:value="0.09">
                <text:p>0.09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7">
                <text:p>20.87</text:p>
              </table:table-cell>
              <table:table-cell office:value-type="float" office:value="-0.1">
                <text:p>-0.1</text:p>
              </table:table-cell>
              <table:table-cell office:value-type="float" office:value="0.09">
                <text:p>0.09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6">
                <text:p>20.96</text:p>
              </table:table-cell>
              <table:table-cell office:value-type="float" office:value="-0.1">
                <text:p>-0.1</text:p>
              </table:table-cell>
              <table:table-cell office:value-type="float" office:value="0.09">
                <text:p>0.09</text:p>
              </table:table-cell>
              <table:table-cell office:value-type="float" office:value="-4.77">
                <text:p>-4.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6">
                <text:p>21.06</text:p>
              </table:table-cell>
              <table:table-cell office:value-type="float" office:value="-0.1">
                <text:p>-0.1</text:p>
              </table:table-cell>
              <table:table-cell office:value-type="float" office:value="0.09">
                <text:p>0.09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5">
                <text:p>21.15</text:p>
              </table:table-cell>
              <table:table-cell office:value-type="float" office:value="-0.1">
                <text:p>-0.1</text:p>
              </table:table-cell>
              <table:table-cell office:value-type="float" office:value="0.09">
                <text:p>0.09</text:p>
              </table:table-cell>
              <table:table-cell office:value-type="float" office:value="-4.82">
                <text:p>-4.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4">
                <text:p>21.24</text:p>
              </table:table-cell>
              <table:table-cell office:value-type="float" office:value="-0.1">
                <text:p>-0.1</text:p>
              </table:table-cell>
              <table:table-cell office:value-type="float" office:value="0.09">
                <text:p>0.09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4">
                <text:p>21.34</text:p>
              </table:table-cell>
              <table:table-cell office:value-type="float" office:value="-0.1">
                <text:p>-0.1</text:p>
              </table:table-cell>
              <table:table-cell office:value-type="float" office:value="0.09">
                <text:p>0.09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3">
                <text:p>21.43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3">
                <text:p>21.53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2">
                <text:p>21.62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2">
                <text:p>21.72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4.94">
                <text:p>-4.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1">
                <text:p>21.81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4.97">
                <text:p>-4.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1">
                <text:p>21.91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4.98">
                <text:p>-4.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5.01">
                <text:p>-5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5.03">
                <text:p>-5.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19">
                <text:p>22.19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29">
                <text:p>22.29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5.08">
                <text:p>-5.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38">
                <text:p>22.38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8">
                <text:p>22.48</text:p>
              </table:table-cell>
              <table:table-cell office:value-type="float" office:value="-0.11">
                <text:p>-0.11</text:p>
              </table:table-cell>
              <table:table-cell office:value-type="float" office:value="0.09">
                <text:p>0.09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7">
                <text:p>22.57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14">
                <text:p>-5.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7">
                <text:p>22.67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17">
                <text:p>-5.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6">
                <text:p>22.76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19">
                <text:p>-5.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6">
                <text:p>22.86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6">
                <text:p>22.96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23">
                <text:p>-5.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5">
                <text:p>23.05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4">
                <text:p>23.14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4">
                <text:p>23.24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29">
                <text:p>-5.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3">
                <text:p>23.33</text:p>
              </table:table-cell>
              <table:table-cell office:value-type="float" office:value="-0.12">
                <text:p>-0.12</text:p>
              </table:table-cell>
              <table:table-cell office:value-type="float" office:value="0.1">
                <text:p>0.1</text:p>
              </table:table-cell>
              <table:table-cell office:value-type="float" office:value="-5.31">
                <text:p>-5.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3">
                <text:p>23.43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34">
                <text:p>-5.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2">
                <text:p>23.52</text:p>
              </table:table-cell>
              <table:table-cell office:value-type="float" office:value="-0.12">
                <text:p>-0.12</text:p>
              </table:table-cell>
              <table:table-cell office:value-type="float" office:value="0.09">
                <text:p>0.09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2">
                <text:p>23.62</text:p>
              </table:table-cell>
              <table:table-cell office:value-type="float" office:value="-0.13">
                <text:p>-0.13</text:p>
              </table:table-cell>
              <table:table-cell office:value-type="float" office:value="0.09">
                <text:p>0.09</text:p>
              </table:table-cell>
              <table:table-cell office:value-type="float" office:value="-5.38">
                <text:p>-5.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1">
                <text:p>23.71</text:p>
              </table:table-cell>
              <table:table-cell office:value-type="float" office:value="-0.13">
                <text:p>-0.13</text:p>
              </table:table-cell>
              <table:table-cell office:value-type="float" office:value="0.09">
                <text:p>0.09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1">
                <text:p>23.81</text:p>
              </table:table-cell>
              <table:table-cell office:value-type="float" office:value="-0.13">
                <text:p>-0.13</text:p>
              </table:table-cell>
              <table:table-cell office:value-type="float" office:value="0.09">
                <text:p>0.09</text:p>
              </table:table-cell>
              <table:table-cell office:value-type="float" office:value="-5.41">
                <text:p>-5.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">
                <text:p>23.9</text:p>
              </table:table-cell>
              <table:table-cell office:value-type="float" office:value="-0.13">
                <text:p>-0.13</text:p>
              </table:table-cell>
              <table:table-cell office:value-type="float" office:value="0.09">
                <text:p>0.09</text:p>
              </table:table-cell>
              <table:table-cell office:value-type="float" office:value="-5.43">
                <text:p>-5.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">
                <text:p>24</text:p>
              </table:table-cell>
              <table:table-cell office:value-type="float" office:value="-0.13">
                <text:p>-0.13</text:p>
              </table:table-cell>
              <table:table-cell office:value-type="float" office:value="0.09">
                <text:p>0.09</text:p>
              </table:table-cell>
              <table:table-cell office:value-type="float" office:value="-5.45">
                <text:p>-5.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09">
                <text:p>24.09</text:p>
              </table:table-cell>
              <table:table-cell office:value-type="float" office:value="-0.13">
                <text:p>-0.13</text:p>
              </table:table-cell>
              <table:table-cell office:value-type="float" office:value="0.09">
                <text:p>0.09</text:p>
              </table:table-cell>
              <table:table-cell office:value-type="float" office:value="-5.47">
                <text:p>-5.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19">
                <text:p>24.19</text:p>
              </table:table-cell>
              <table:table-cell office:value-type="float" office:value="-0.13">
                <text:p>-0.13</text:p>
              </table:table-cell>
              <table:table-cell office:value-type="float" office:value="0.09">
                <text:p>0.09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29">
                <text:p>24.29</text:p>
              </table:table-cell>
              <table:table-cell office:value-type="float" office:value="-0.13">
                <text:p>-0.13</text:p>
              </table:table-cell>
              <table:table-cell office:value-type="float" office:value="0.09">
                <text:p>0.09</text:p>
              </table:table-cell>
              <table:table-cell office:value-type="float" office:value="-5.51">
                <text:p>-5.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8">
                <text:p>24.38</text:p>
              </table:table-cell>
              <table:table-cell office:value-type="float" office:value="-0.13">
                <text:p>-0.13</text:p>
              </table:table-cell>
              <table:table-cell office:value-type="float" office:value="0.09">
                <text:p>0.09</text:p>
              </table:table-cell>
              <table:table-cell office:value-type="float" office:value="-5.54">
                <text:p>-5.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48">
                <text:p>24.48</text:p>
              </table:table-cell>
              <table:table-cell office:value-type="float" office:value="-0.14">
                <text:p>-0.14</text:p>
              </table:table-cell>
              <table:table-cell office:value-type="float" office:value="0.09">
                <text:p>0.09</text:p>
              </table:table-cell>
              <table:table-cell office:value-type="float" office:value="-5.55">
                <text:p>-5.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57">
                <text:p>24.57</text:p>
              </table:table-cell>
              <table:table-cell office:value-type="float" office:value="-0.13">
                <text:p>-0.13</text:p>
              </table:table-cell>
              <table:table-cell office:value-type="float" office:value="0.1">
                <text:p>0.1</text:p>
              </table:table-cell>
              <table:table-cell office:value-type="float" office:value="-5.57">
                <text:p>-5.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67">
                <text:p>24.67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59">
                <text:p>-5.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76">
                <text:p>24.76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62">
                <text:p>-5.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86">
                <text:p>24.86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95">
                <text:p>24.95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05">
                <text:p>25.05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14">
                <text:p>25.14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24">
                <text:p>25.24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33">
                <text:p>25.33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42">
                <text:p>25.42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77">
                <text:p>-5.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52">
                <text:p>25.52</text:p>
              </table:table-cell>
              <table:table-cell office:value-type="float" office:value="-0.14">
                <text:p>-0.14</text:p>
              </table:table-cell>
              <table:table-cell office:value-type="float" office:value="0.1">
                <text:p>0.1</text:p>
              </table:table-cell>
              <table:table-cell office:value-type="float" office:value="-5.79">
                <text:p>-5.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61">
                <text:p>25.61</text:p>
              </table:table-cell>
              <table:table-cell office:value-type="float" office:value="-0.15">
                <text:p>-0.15</text:p>
              </table:table-cell>
              <table:table-cell office:value-type="float" office:value="0.1">
                <text:p>0.1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71">
                <text:p>25.71</text:p>
              </table:table-cell>
              <table:table-cell office:value-type="float" office:value="-0.15">
                <text:p>-0.15</text:p>
              </table:table-cell>
              <table:table-cell office:value-type="float" office:value="0.1">
                <text:p>0.1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8">
                <text:p>25.8</text:p>
              </table:table-cell>
              <table:table-cell office:value-type="float" office:value="-0.15">
                <text:p>-0.15</text:p>
              </table:table-cell>
              <table:table-cell office:value-type="float" office:value="0.1">
                <text:p>0.1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9">
                <text:p>25.9</text:p>
              </table:table-cell>
              <table:table-cell office:value-type="float" office:value="-0.15">
                <text:p>-0.15</text:p>
              </table:table-cell>
              <table:table-cell office:value-type="float" office:value="0.1">
                <text:p>0.1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">
                <text:p>26</text:p>
              </table:table-cell>
              <table:table-cell office:value-type="float" office:value="-0.15">
                <text:p>-0.15</text:p>
              </table:table-cell>
              <table:table-cell office:value-type="float" office:value="0.1">
                <text:p>0.1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09">
                <text:p>26.09</text:p>
              </table:table-cell>
              <table:table-cell office:value-type="float" office:value="-0.16">
                <text:p>-0.16</text:p>
              </table:table-cell>
              <table:table-cell office:value-type="float" office:value="0.1">
                <text:p>0.1</text:p>
              </table:table-cell>
              <table:table-cell office:value-type="float" office:value="-5.9">
                <text:p>-5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19">
                <text:p>26.19</text:p>
              </table:table-cell>
              <table:table-cell office:value-type="float" office:value="-0.16">
                <text:p>-0.16</text:p>
              </table:table-cell>
              <table:table-cell office:value-type="float" office:value="0.09">
                <text:p>0.09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28">
                <text:p>26.28</text:p>
              </table:table-cell>
              <table:table-cell office:value-type="float" office:value="-0.16">
                <text:p>-0.16</text:p>
              </table:table-cell>
              <table:table-cell office:value-type="float" office:value="0.09">
                <text:p>0.09</text:p>
              </table:table-cell>
              <table:table-cell office:value-type="float" office:value="-5.95">
                <text:p>-5.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38">
                <text:p>26.38</text:p>
              </table:table-cell>
              <table:table-cell office:value-type="float" office:value="-0.16">
                <text:p>-0.16</text:p>
              </table:table-cell>
              <table:table-cell office:value-type="float" office:value="0.09">
                <text:p>0.09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47">
                <text:p>26.47</text:p>
              </table:table-cell>
              <table:table-cell office:value-type="float" office:value="-0.16">
                <text:p>-0.16</text:p>
              </table:table-cell>
              <table:table-cell office:value-type="float" office:value="0.09">
                <text:p>0.09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57">
                <text:p>26.57</text:p>
              </table:table-cell>
              <table:table-cell office:value-type="float" office:value="-0.16">
                <text:p>-0.16</text:p>
              </table:table-cell>
              <table:table-cell office:value-type="float" office:value="0.1">
                <text:p>0.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66">
                <text:p>26.66</text:p>
              </table:table-cell>
              <table:table-cell office:value-type="float" office:value="-0.16">
                <text:p>-0.16</text:p>
              </table:table-cell>
              <table:table-cell office:value-type="float" office:value="0.1">
                <text:p>0.1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76">
                <text:p>26.76</text:p>
              </table:table-cell>
              <table:table-cell office:value-type="float" office:value="-0.17">
                <text:p>-0.17</text:p>
              </table:table-cell>
              <table:table-cell office:value-type="float" office:value="0.1">
                <text:p>0.1</text:p>
              </table:table-cell>
              <table:table-cell office:value-type="float" office:value="-6.04">
                <text:p>-6.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.85">
                <text:p>26.85</text:p>
              </table:table-cell>
              <table:table-cell office:value-type="float" office:value="-0.17">
                <text:p>-0.17</text:p>
              </table:table-cell>
              <table:table-cell office:value-type="float" office:value="0.1">
                <text:p>0.1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95">
                <text:p>26.95</text:p>
              </table:table-cell>
              <table:table-cell office:value-type="float" office:value="-0.17">
                <text:p>-0.17</text:p>
              </table:table-cell>
              <table:table-cell office:value-type="float" office:value="0.1">
                <text:p>0.1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04">
                <text:p>27.04</text:p>
              </table:table-cell>
              <table:table-cell office:value-type="float" office:value="-0.17">
                <text:p>-0.17</text:p>
              </table:table-cell>
              <table:table-cell office:value-type="float" office:value="0.1">
                <text:p>0.1</text:p>
              </table:table-cell>
              <table:table-cell office:value-type="float" office:value="-6.11">
                <text:p>-6.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14">
                <text:p>27.14</text:p>
              </table:table-cell>
              <table:table-cell office:value-type="float" office:value="-0.17">
                <text:p>-0.17</text:p>
              </table:table-cell>
              <table:table-cell office:value-type="float" office:value="0.1">
                <text:p>0.1</text:p>
              </table:table-cell>
              <table:table-cell office:value-type="float" office:value="-6.14">
                <text:p>-6.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24">
                <text:p>27.24</text:p>
              </table:table-cell>
              <table:table-cell office:value-type="float" office:value="-0.17">
                <text:p>-0.17</text:p>
              </table:table-cell>
              <table:table-cell office:value-type="float" office:value="0.1">
                <text:p>0.1</text:p>
              </table:table-cell>
              <table:table-cell office:value-type="float" office:value="-6.16">
                <text:p>-6.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33">
                <text:p>27.33</text:p>
              </table:table-cell>
              <table:table-cell office:value-type="float" office:value="-0.17">
                <text:p>-0.17</text:p>
              </table:table-cell>
              <table:table-cell office:value-type="float" office:value="0.1">
                <text:p>0.1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43">
                <text:p>27.43</text:p>
              </table:table-cell>
              <table:table-cell office:value-type="float" office:value="-0.18">
                <text:p>-0.18</text:p>
              </table:table-cell>
              <table:table-cell office:value-type="float" office:value="0.1">
                <text:p>0.1</text:p>
              </table:table-cell>
              <table:table-cell office:value-type="float" office:value="-6.22">
                <text:p>-6.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52">
                <text:p>27.52</text:p>
              </table:table-cell>
              <table:table-cell office:value-type="float" office:value="-0.18">
                <text:p>-0.18</text:p>
              </table:table-cell>
              <table:table-cell office:value-type="float" office:value="0.1">
                <text:p>0.1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62">
                <text:p>27.62</text:p>
              </table:table-cell>
              <table:table-cell office:value-type="float" office:value="-0.18">
                <text:p>-0.18</text:p>
              </table:table-cell>
              <table:table-cell office:value-type="float" office:value="0.1">
                <text:p>0.1</text:p>
              </table:table-cell>
              <table:table-cell office:value-type="float" office:value="-6.26">
                <text:p>-6.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71">
                <text:p>27.71</text:p>
              </table:table-cell>
              <table:table-cell office:value-type="float" office:value="-0.18">
                <text:p>-0.18</text:p>
              </table:table-cell>
              <table:table-cell office:value-type="float" office:value="0.1">
                <text:p>0.1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81">
                <text:p>27.81</text:p>
              </table:table-cell>
              <table:table-cell office:value-type="float" office:value="-0.18">
                <text:p>-0.18</text:p>
              </table:table-cell>
              <table:table-cell office:value-type="float" office:value="0.1">
                <text:p>0.1</text:p>
              </table:table-cell>
              <table:table-cell office:value-type="float" office:value="-6.31">
                <text:p>-6.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9">
                <text:p>27.9</text:p>
              </table:table-cell>
              <table:table-cell office:value-type="float" office:value="-0.18">
                <text:p>-0.18</text:p>
              </table:table-cell>
              <table:table-cell office:value-type="float" office:value="0.1">
                <text:p>0.1</text:p>
              </table:table-cell>
              <table:table-cell office:value-type="float" office:value="-6.33">
                <text:p>-6.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">
                <text:p>28</text:p>
              </table:table-cell>
              <table:table-cell office:value-type="float" office:value="-0.19">
                <text:p>-0.19</text:p>
              </table:table-cell>
              <table:table-cell office:value-type="float" office:value="0.1">
                <text:p>0.1</text:p>
              </table:table-cell>
              <table:table-cell office:value-type="float" office:value="-6.35">
                <text:p>-6.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09">
                <text:p>28.09</text:p>
              </table:table-cell>
              <table:table-cell office:value-type="float" office:value="-0.19">
                <text:p>-0.19</text:p>
              </table:table-cell>
              <table:table-cell office:value-type="float" office:value="0.1">
                <text:p>0.1</text:p>
              </table:table-cell>
              <table:table-cell office:value-type="float" office:value="-6.38">
                <text:p>-6.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18">
                <text:p>28.18</text:p>
              </table:table-cell>
              <table:table-cell office:value-type="float" office:value="-0.19">
                <text:p>-0.19</text:p>
              </table:table-cell>
              <table:table-cell office:value-type="float" office:value="0.11">
                <text:p>0.11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28">
                <text:p>28.28</text:p>
              </table:table-cell>
              <table:table-cell office:value-type="float" office:value="-0.19">
                <text:p>-0.19</text:p>
              </table:table-cell>
              <table:table-cell office:value-type="float" office:value="0.11">
                <text:p>0.11</text:p>
              </table:table-cell>
              <table:table-cell office:value-type="float" office:value="-6.42">
                <text:p>-6.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37">
                <text:p>28.37</text:p>
              </table:table-cell>
              <table:table-cell office:value-type="float" office:value="-0.19">
                <text:p>-0.19</text:p>
              </table:table-cell>
              <table:table-cell office:value-type="float" office:value="0.11">
                <text:p>0.11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47">
                <text:p>28.47</text:p>
              </table:table-cell>
              <table:table-cell office:value-type="float" office:value="-0.19">
                <text:p>-0.19</text:p>
              </table:table-cell>
              <table:table-cell office:value-type="float" office:value="0.11">
                <text:p>0.11</text:p>
              </table:table-cell>
              <table:table-cell office:value-type="float" office:value="-6.46">
                <text:p>-6.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56">
                <text:p>28.56</text:p>
              </table:table-cell>
              <table:table-cell office:value-type="float" office:value="-0.19">
                <text:p>-0.19</text:p>
              </table:table-cell>
              <table:table-cell office:value-type="float" office:value="0.11">
                <text:p>0.11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66">
                <text:p>28.66</text:p>
              </table:table-cell>
              <table:table-cell office:value-type="float" office:value="-0.19">
                <text:p>-0.19</text:p>
              </table:table-cell>
              <table:table-cell office:value-type="float" office:value="0.11">
                <text:p>0.11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.75">
                <text:p>28.75</text:p>
              </table:table-cell>
              <table:table-cell office:value-type="float" office:value="-0.19">
                <text:p>-0.19</text:p>
              </table:table-cell>
              <table:table-cell office:value-type="float" office:value="0.11">
                <text:p>0.11</text:p>
              </table:table-cell>
              <table:table-cell office:value-type="float" office:value="-6.53">
                <text:p>-6.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85">
                <text:p>28.85</text:p>
              </table:table-cell>
              <table:table-cell office:value-type="float" office:value="-0.19">
                <text:p>-0.19</text:p>
              </table:table-cell>
              <table:table-cell office:value-type="float" office:value="0.11">
                <text:p>0.11</text:p>
              </table:table-cell>
              <table:table-cell office:value-type="float" office:value="-6.55">
                <text:p>-6.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94">
                <text:p>28.94</text:p>
              </table:table-cell>
              <table:table-cell office:value-type="float" office:value="-0.19">
                <text:p>-0.19</text:p>
              </table:table-cell>
              <table:table-cell office:value-type="float" office:value="0.12">
                <text:p>0.12</text:p>
              </table:table-cell>
              <table:table-cell office:value-type="float" office:value="-6.57">
                <text:p>-6.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04">
                <text:p>29.04</text:p>
              </table:table-cell>
              <table:table-cell office:value-type="float" office:value="-0.19">
                <text:p>-0.19</text:p>
              </table:table-cell>
              <table:table-cell office:value-type="float" office:value="0.12">
                <text:p>0.12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13">
                <text:p>29.13</text:p>
              </table:table-cell>
              <table:table-cell office:value-type="float" office:value="-0.19">
                <text:p>-0.19</text:p>
              </table:table-cell>
              <table:table-cell office:value-type="float" office:value="0.12">
                <text:p>0.12</text:p>
              </table:table-cell>
              <table:table-cell office:value-type="float" office:value="-6.62">
                <text:p>-6.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23">
                <text:p>29.23</text:p>
              </table:table-cell>
              <table:table-cell office:value-type="float" office:value="-0.19">
                <text:p>-0.19</text:p>
              </table:table-cell>
              <table:table-cell office:value-type="float" office:value="0.12">
                <text:p>0.12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32">
                <text:p>29.32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42">
                <text:p>29.42</text:p>
              </table:table-cell>
              <table:table-cell office:value-type="float" office:value="-0.19">
                <text:p>-0.19</text:p>
              </table:table-cell>
              <table:table-cell office:value-type="float" office:value="0.12">
                <text:p>0.12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52">
                <text:p>29.52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61">
                <text:p>29.61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  <table:table-cell office:value-type="float" office:value="-6.73">
                <text:p>-6.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71">
                <text:p>29.71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8">
                <text:p>29.8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  <table:table-cell office:value-type="float" office:value="-6.77">
                <text:p>-6.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.9">
                <text:p>29.9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  <table:table-cell office:value-type="float" office:value="-6.79">
                <text:p>-6.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">
                <text:p>30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  <table:table-cell office:value-type="float" office:value="-6.81">
                <text:p>-6.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09">
                <text:p>30.09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19">
                <text:p>30.19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6.86">
                <text:p>-6.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28">
                <text:p>30.28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  <table:table-cell office:value-type="float" office:value="-6.87">
                <text:p>-6.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38">
                <text:p>30.38</text:p>
              </table:table-cell>
              <table:table-cell office:value-type="float" office:value="-0.2">
                <text:p>-0.2</text:p>
              </table:table-cell>
              <table:table-cell office:value-type="float" office:value="0.12">
                <text:p>0.12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47">
                <text:p>30.47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6.92">
                <text:p>-6.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57">
                <text:p>30.57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6.94">
                <text:p>-6.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67">
                <text:p>30.67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6.97">
                <text:p>-6.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76">
                <text:p>30.76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6.98">
                <text:p>-6.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.86">
                <text:p>30.86</text:p>
              </table:table-cell>
              <table:table-cell office:value-type="float" office:value="-0.21">
                <text:p>-0.21</text:p>
              </table:table-cell>
              <table:table-cell office:value-type="float" office:value="0.13">
                <text:p>0.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.95">
                <text:p>30.95</text:p>
              </table:table-cell>
              <table:table-cell office:value-type="float" office:value="-0.21">
                <text:p>-0.21</text:p>
              </table:table-cell>
              <table:table-cell office:value-type="float" office:value="0.13">
                <text:p>0.13</text:p>
              </table:table-cell>
              <table:table-cell office:value-type="float" office:value="-7.02">
                <text:p>-7.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05">
                <text:p>31.05</text:p>
              </table:table-cell>
              <table:table-cell office:value-type="float" office:value="-0.21">
                <text:p>-0.21</text:p>
              </table:table-cell>
              <table:table-cell office:value-type="float" office:value="0.13">
                <text:p>0.13</text:p>
              </table:table-cell>
              <table:table-cell office:value-type="float" office:value="-7.04">
                <text:p>-7.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15">
                <text:p>31.15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7.07">
                <text:p>-7.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24">
                <text:p>31.24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7.09">
                <text:p>-7.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34">
                <text:p>31.34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7.11">
                <text:p>-7.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43">
                <text:p>31.43</text:p>
              </table:table-cell>
              <table:table-cell office:value-type="float" office:value="-0.21">
                <text:p>-0.21</text:p>
              </table:table-cell>
              <table:table-cell office:value-type="float" office:value="0.13">
                <text:p>0.13</text:p>
              </table:table-cell>
              <table:table-cell office:value-type="float" office:value="-7.13">
                <text:p>-7.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53">
                <text:p>31.53</text:p>
              </table:table-cell>
              <table:table-cell office:value-type="float" office:value="-0.21">
                <text:p>-0.21</text:p>
              </table:table-cell>
              <table:table-cell office:value-type="float" office:value="0.13">
                <text:p>0.13</text:p>
              </table:table-cell>
              <table:table-cell office:value-type="float" office:value="-7.15">
                <text:p>-7.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.63">
                <text:p>31.63</text:p>
              </table:table-cell>
              <table:table-cell office:value-type="float" office:value="-0.2">
                <text:p>-0.2</text:p>
              </table:table-cell>
              <table:table-cell office:value-type="float" office:value="0.13">
                <text:p>0.13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.72">
                <text:p>31.72</text:p>
              </table:table-cell>
              <table:table-cell office:value-type="float" office:value="-0.21">
                <text:p>-0.21</text:p>
              </table:table-cell>
              <table:table-cell office:value-type="float" office:value="0.14">
                <text:p>0.14</text:p>
              </table:table-cell>
              <table:table-cell office:value-type="float" office:value="-7.19">
                <text:p>-7.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.82">
                <text:p>31.82</text:p>
              </table:table-cell>
              <table:table-cell office:value-type="float" office:value="-0.21">
                <text:p>-0.21</text:p>
              </table:table-cell>
              <table:table-cell office:value-type="float" office:value="0.14">
                <text:p>0.14</text:p>
              </table:table-cell>
              <table:table-cell office:value-type="float" office:value="-7.21">
                <text:p>-7.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.91">
                <text:p>31.91</text:p>
              </table:table-cell>
              <table:table-cell office:value-type="float" office:value="-0.2">
                <text:p>-0.2</text:p>
              </table:table-cell>
              <table:table-cell office:value-type="float" office:value="0.14">
                <text:p>0.14</text:p>
              </table:table-cell>
              <table:table-cell office:value-type="float" office:value="-7.24">
                <text:p>-7.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01">
                <text:p>32.01</text:p>
              </table:table-cell>
              <table:table-cell office:value-type="float" office:value="-0.2">
                <text:p>-0.2</text:p>
              </table:table-cell>
              <table:table-cell office:value-type="float" office:value="0.14">
                <text:p>0.14</text:p>
              </table:table-cell>
              <table:table-cell office:value-type="float" office:value="-7.26">
                <text:p>-7.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1">
                <text:p>32.1</text:p>
              </table:table-cell>
              <table:table-cell office:value-type="float" office:value="-0.21">
                <text:p>-0.21</text:p>
              </table:table-cell>
              <table:table-cell office:value-type="float" office:value="0.14">
                <text:p>0.14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2">
                <text:p>32.2</text:p>
              </table:table-cell>
              <table:table-cell office:value-type="float" office:value="-0.21">
                <text:p>-0.21</text:p>
              </table:table-cell>
              <table:table-cell office:value-type="float" office:value="0.14">
                <text:p>0.14</text:p>
              </table:table-cell>
              <table:table-cell office:value-type="float" office:value="-7.3">
                <text:p>-7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29">
                <text:p>32.29</text:p>
              </table:table-cell>
              <table:table-cell office:value-type="float" office:value="-0.21">
                <text:p>-0.21</text:p>
              </table:table-cell>
              <table:table-cell office:value-type="float" office:value="0.14">
                <text:p>0.14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39">
                <text:p>32.39</text:p>
              </table:table-cell>
              <table:table-cell office:value-type="float" office:value="-0.21">
                <text:p>-0.21</text:p>
              </table:table-cell>
              <table:table-cell office:value-type="float" office:value="0.14">
                <text:p>0.14</text:p>
              </table:table-cell>
              <table:table-cell office:value-type="float" office:value="-7.34">
                <text:p>-7.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48">
                <text:p>32.48</text:p>
              </table:table-cell>
              <table:table-cell office:value-type="float" office:value="-0.21">
                <text:p>-0.21</text:p>
              </table:table-cell>
              <table:table-cell office:value-type="float" office:value="0.14">
                <text:p>0.14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.58">
                <text:p>32.58</text:p>
              </table:table-cell>
              <table:table-cell office:value-type="float" office:value="-0.21">
                <text:p>-0.21</text:p>
              </table:table-cell>
              <table:table-cell office:value-type="float" office:value="0.14">
                <text:p>0.14</text:p>
              </table:table-cell>
              <table:table-cell office:value-type="float" office:value="-7.38">
                <text:p>-7.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.68">
                <text:p>32.68</text:p>
              </table:table-cell>
              <table:table-cell office:value-type="float" office:value="-0.21">
                <text:p>-0.21</text:p>
              </table:table-cell>
              <table:table-cell office:value-type="float" office:value="0.14">
                <text:p>0.14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.77">
                <text:p>32.77</text:p>
              </table:table-cell>
              <table:table-cell office:value-type="float" office:value="-0.22">
                <text:p>-0.22</text:p>
              </table:table-cell>
              <table:table-cell office:value-type="float" office:value="0.14">
                <text:p>0.14</text:p>
              </table:table-cell>
              <table:table-cell office:value-type="float" office:value="-7.42">
                <text:p>-7.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.87">
                <text:p>32.87</text:p>
              </table:table-cell>
              <table:table-cell office:value-type="float" office:value="-0.22">
                <text:p>-0.22</text:p>
              </table:table-cell>
              <table:table-cell office:value-type="float" office:value="0.14">
                <text:p>0.14</text:p>
              </table:table-cell>
              <table:table-cell office:value-type="float" office:value="-7.45">
                <text:p>-7.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.96">
                <text:p>32.96</text:p>
              </table:table-cell>
              <table:table-cell office:value-type="float" office:value="-0.22">
                <text:p>-0.22</text:p>
              </table:table-cell>
              <table:table-cell office:value-type="float" office:value="0.14">
                <text:p>0.14</text:p>
              </table:table-cell>
              <table:table-cell office:value-type="float" office:value="-7.46">
                <text:p>-7.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06">
                <text:p>33.06</text:p>
              </table:table-cell>
              <table:table-cell office:value-type="float" office:value="-0.22">
                <text:p>-0.22</text:p>
              </table:table-cell>
              <table:table-cell office:value-type="float" office:value="0.14">
                <text:p>0.14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15">
                <text:p>33.15</text:p>
              </table:table-cell>
              <table:table-cell office:value-type="float" office:value="-0.22">
                <text:p>-0.22</text:p>
              </table:table-cell>
              <table:table-cell office:value-type="float" office:value="0.14">
                <text:p>0.14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25">
                <text:p>33.25</text:p>
              </table:table-cell>
              <table:table-cell office:value-type="float" office:value="-0.22">
                <text:p>-0.22</text:p>
              </table:table-cell>
              <table:table-cell office:value-type="float" office:value="0.14">
                <text:p>0.14</text:p>
              </table:table-cell>
              <table:table-cell office:value-type="float" office:value="-7.53">
                <text:p>-7.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34">
                <text:p>33.34</text:p>
              </table:table-cell>
              <table:table-cell office:value-type="float" office:value="-0.22">
                <text:p>-0.22</text:p>
              </table:table-cell>
              <table:table-cell office:value-type="float" office:value="0.14">
                <text:p>0.14</text:p>
              </table:table-cell>
              <table:table-cell office:value-type="float" office:value="-7.55">
                <text:p>-7.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44">
                <text:p>33.44</text:p>
              </table:table-cell>
              <table:table-cell office:value-type="float" office:value="-0.22">
                <text:p>-0.22</text:p>
              </table:table-cell>
              <table:table-cell office:value-type="float" office:value="0.15">
                <text:p>0.15</text:p>
              </table:table-cell>
              <table:table-cell office:value-type="float" office:value="-7.58">
                <text:p>-7.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.53">
                <text:p>33.53</text:p>
              </table:table-cell>
              <table:table-cell office:value-type="float" office:value="-0.23">
                <text:p>-0.23</text:p>
              </table:table-cell>
              <table:table-cell office:value-type="float" office:value="0.14">
                <text:p>0.14</text:p>
              </table:table-cell>
              <table:table-cell office:value-type="float" office:value="-7.59">
                <text:p>-7.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.63">
                <text:p>33.63</text:p>
              </table:table-cell>
              <table:table-cell office:value-type="float" office:value="-0.23">
                <text:p>-0.23</text:p>
              </table:table-cell>
              <table:table-cell office:value-type="float" office:value="0.14">
                <text:p>0.14</text:p>
              </table:table-cell>
              <table:table-cell office:value-type="float" office:value="-7.61">
                <text:p>-7.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.72">
                <text:p>33.72</text:p>
              </table:table-cell>
              <table:table-cell office:value-type="float" office:value="-0.23">
                <text:p>-0.23</text:p>
              </table:table-cell>
              <table:table-cell office:value-type="float" office:value="0.14">
                <text:p>0.14</text:p>
              </table:table-cell>
              <table:table-cell office:value-type="float" office:value="-7.63">
                <text:p>-7.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.82">
                <text:p>33.82</text:p>
              </table:table-cell>
              <table:table-cell office:value-type="float" office:value="-0.23">
                <text:p>-0.23</text:p>
              </table:table-cell>
              <table:table-cell office:value-type="float" office:value="0.14">
                <text:p>0.14</text:p>
              </table:table-cell>
              <table:table-cell office:value-type="float" office:value="-7.65">
                <text:p>-7.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.91">
                <text:p>33.91</text:p>
              </table:table-cell>
              <table:table-cell office:value-type="float" office:value="-0.23">
                <text:p>-0.23</text:p>
              </table:table-cell>
              <table:table-cell office:value-type="float" office:value="0.14">
                <text:p>0.14</text:p>
              </table:table-cell>
              <table:table-cell office:value-type="float" office:value="-7.67">
                <text:p>-7.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01">
                <text:p>34.01</text:p>
              </table:table-cell>
              <table:table-cell office:value-type="float" office:value="-0.23">
                <text:p>-0.23</text:p>
              </table:table-cell>
              <table:table-cell office:value-type="float" office:value="0.14">
                <text:p>0.14</text:p>
              </table:table-cell>
              <table:table-cell office:value-type="float" office:value="-7.69">
                <text:p>-7.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1">
                <text:p>34.1</text:p>
              </table:table-cell>
              <table:table-cell office:value-type="float" office:value="-0.23">
                <text:p>-0.23</text:p>
              </table:table-cell>
              <table:table-cell office:value-type="float" office:value="0.14">
                <text:p>0.14</text:p>
              </table:table-cell>
              <table:table-cell office:value-type="float" office:value="-7.71">
                <text:p>-7.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2">
                <text:p>34.2</text:p>
              </table:table-cell>
              <table:table-cell office:value-type="float" office:value="-0.23">
                <text:p>-0.23</text:p>
              </table:table-cell>
              <table:table-cell office:value-type="float" office:value="0.14">
                <text:p>0.14</text:p>
              </table:table-cell>
              <table:table-cell office:value-type="float" office:value="-7.73">
                <text:p>-7.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29">
                <text:p>34.29</text:p>
              </table:table-cell>
              <table:table-cell office:value-type="float" office:value="-0.23">
                <text:p>-0.23</text:p>
              </table:table-cell>
              <table:table-cell office:value-type="float" office:value="0.14">
                <text:p>0.14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39">
                <text:p>34.39</text:p>
              </table:table-cell>
              <table:table-cell office:value-type="float" office:value="-0.24">
                <text:p>-0.24</text:p>
              </table:table-cell>
              <table:table-cell office:value-type="float" office:value="0.14">
                <text:p>0.14</text:p>
              </table:table-cell>
              <table:table-cell office:value-type="float" office:value="-7.77">
                <text:p>-7.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.49">
                <text:p>34.49</text:p>
              </table:table-cell>
              <table:table-cell office:value-type="float" office:value="-0.24">
                <text:p>-0.24</text:p>
              </table:table-cell>
              <table:table-cell office:value-type="float" office:value="0.13">
                <text:p>0.13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.59">
                <text:p>34.59</text:p>
              </table:table-cell>
              <table:table-cell office:value-type="float" office:value="-0.24">
                <text:p>-0.24</text:p>
              </table:table-cell>
              <table:table-cell office:value-type="float" office:value="0.13">
                <text:p>0.13</text:p>
              </table:table-cell>
              <table:table-cell office:value-type="float" office:value="-7.82">
                <text:p>-7.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.68">
                <text:p>34.68</text:p>
              </table:table-cell>
              <table:table-cell office:value-type="float" office:value="-0.24">
                <text:p>-0.24</text:p>
              </table:table-cell>
              <table:table-cell office:value-type="float" office:value="0.13">
                <text:p>0.13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.78">
                <text:p>34.78</text:p>
              </table:table-cell>
              <table:table-cell office:value-type="float" office:value="-0.24">
                <text:p>-0.24</text:p>
              </table:table-cell>
              <table:table-cell office:value-type="float" office:value="0.14">
                <text:p>0.14</text:p>
              </table:table-cell>
              <table:table-cell office:value-type="float" office:value="-7.86">
                <text:p>-7.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.87">
                <text:p>34.87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7.88">
                <text:p>-7.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.97">
                <text:p>34.97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7.9">
                <text:p>-7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06">
                <text:p>35.06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16">
                <text:p>35.16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7.95">
                <text:p>-7.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25">
                <text:p>35.25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7.97">
                <text:p>-7.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35">
                <text:p>35.35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7.99">
                <text:p>-7.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.44">
                <text:p>35.44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8.01">
                <text:p>-8.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.54">
                <text:p>35.54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8.03">
                <text:p>-8.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.64">
                <text:p>35.64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8.05">
                <text:p>-8.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.73">
                <text:p>35.73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8.07">
                <text:p>-8.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.83">
                <text:p>35.83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.93">
                <text:p>35.93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02">
                <text:p>36.02</text:p>
              </table:table-cell>
              <table:table-cell office:value-type="float" office:value="-0.26">
                <text:p>-0.26</text:p>
              </table:table-cell>
              <table:table-cell office:value-type="float" office:value="0.13">
                <text:p>0.13</text:p>
              </table:table-cell>
              <table:table-cell office:value-type="float" office:value="-8.14">
                <text:p>-8.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12">
                <text:p>36.12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8.17">
                <text:p>-8.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22">
                <text:p>36.22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31">
                <text:p>36.31</text:p>
              </table:table-cell>
              <table:table-cell office:value-type="float" office:value="-0.25">
                <text:p>-0.25</text:p>
              </table:table-cell>
              <table:table-cell office:value-type="float" office:value="0.13">
                <text:p>0.13</text:p>
              </table:table-cell>
              <table:table-cell office:value-type="float" office:value="-8.22">
                <text:p>-8.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.41">
                <text:p>36.41</text:p>
              </table:table-cell>
              <table:table-cell office:value-type="float" office:value="-0.26">
                <text:p>-0.26</text:p>
              </table:table-cell>
              <table:table-cell office:value-type="float" office:value="0.13">
                <text:p>0.13</text:p>
              </table:table-cell>
              <table:table-cell office:value-type="float" office:value="-8.24">
                <text:p>-8.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.51">
                <text:p>36.51</text:p>
              </table:table-cell>
              <table:table-cell office:value-type="float" office:value="-0.26">
                <text:p>-0.26</text:p>
              </table:table-cell>
              <table:table-cell office:value-type="float" office:value="0.13">
                <text:p>0.13</text:p>
              </table:table-cell>
              <table:table-cell office:value-type="float" office:value="-8.26">
                <text:p>-8.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.6">
                <text:p>36.6</text:p>
              </table:table-cell>
              <table:table-cell office:value-type="float" office:value="-0.26">
                <text:p>-0.26</text:p>
              </table:table-cell>
              <table:table-cell office:value-type="float" office:value="0.13">
                <text:p>0.13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.7">
                <text:p>36.7</text:p>
              </table:table-cell>
              <table:table-cell office:value-type="float" office:value="-0.26">
                <text:p>-0.26</text:p>
              </table:table-cell>
              <table:table-cell office:value-type="float" office:value="0.13">
                <text:p>0.13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.8">
                <text:p>36.8</text:p>
              </table:table-cell>
              <table:table-cell office:value-type="float" office:value="-0.26">
                <text:p>-0.26</text:p>
              </table:table-cell>
              <table:table-cell office:value-type="float" office:value="0.13">
                <text:p>0.13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.89">
                <text:p>36.89</text:p>
              </table:table-cell>
              <table:table-cell office:value-type="float" office:value="-0.26">
                <text:p>-0.26</text:p>
              </table:table-cell>
              <table:table-cell office:value-type="float" office:value="0.13">
                <text:p>0.13</text:p>
              </table:table-cell>
              <table:table-cell office:value-type="float" office:value="-8.34">
                <text:p>-8.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.99">
                <text:p>36.99</text:p>
              </table:table-cell>
              <table:table-cell office:value-type="float" office:value="-0.26">
                <text:p>-0.26</text:p>
              </table:table-cell>
              <table:table-cell office:value-type="float" office:value="0.13">
                <text:p>0.13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09">
                <text:p>37.09</text:p>
              </table:table-cell>
              <table:table-cell office:value-type="float" office:value="-0.26">
                <text:p>-0.26</text:p>
              </table:table-cell>
              <table:table-cell office:value-type="float" office:value="0.14">
                <text:p>0.14</text:p>
              </table:table-cell>
              <table:table-cell office:value-type="float" office:value="-8.39">
                <text:p>-8.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19">
                <text:p>37.19</text:p>
              </table:table-cell>
              <table:table-cell office:value-type="float" office:value="-0.27">
                <text:p>-0.27</text:p>
              </table:table-cell>
              <table:table-cell office:value-type="float" office:value="0.14">
                <text:p>0.14</text:p>
              </table:table-cell>
              <table:table-cell office:value-type="float" office:value="-8.41">
                <text:p>-8.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29">
                <text:p>37.29</text:p>
              </table:table-cell>
              <table:table-cell office:value-type="float" office:value="-0.27">
                <text:p>-0.27</text:p>
              </table:table-cell>
              <table:table-cell office:value-type="float" office:value="0.14">
                <text:p>0.14</text:p>
              </table:table-cell>
              <table:table-cell office:value-type="float" office:value="-8.43">
                <text:p>-8.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.38">
                <text:p>37.38</text:p>
              </table:table-cell>
              <table:table-cell office:value-type="float" office:value="-0.27">
                <text:p>-0.27</text:p>
              </table:table-cell>
              <table:table-cell office:value-type="float" office:value="0.14">
                <text:p>0.14</text:p>
              </table:table-cell>
              <table:table-cell office:value-type="float" office:value="-8.45">
                <text:p>-8.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.48">
                <text:p>37.48</text:p>
              </table:table-cell>
              <table:table-cell office:value-type="float" office:value="-0.27">
                <text:p>-0.27</text:p>
              </table:table-cell>
              <table:table-cell office:value-type="float" office:value="0.13">
                <text:p>0.13</text:p>
              </table:table-cell>
              <table:table-cell office:value-type="float" office:value="-8.47">
                <text:p>-8.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.57">
                <text:p>37.57</text:p>
              </table:table-cell>
              <table:table-cell office:value-type="float" office:value="-0.27">
                <text:p>-0.27</text:p>
              </table:table-cell>
              <table:table-cell office:value-type="float" office:value="0.13">
                <text:p>0.13</text:p>
              </table:table-cell>
              <table:table-cell office:value-type="float" office:value="-8.49">
                <text:p>-8.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.67">
                <text:p>37.67</text:p>
              </table:table-cell>
              <table:table-cell office:value-type="float" office:value="-0.27">
                <text:p>-0.27</text:p>
              </table:table-cell>
              <table:table-cell office:value-type="float" office:value="0.14">
                <text:p>0.14</text:p>
              </table:table-cell>
              <table:table-cell office:value-type="float" office:value="-8.51">
                <text:p>-8.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.77">
                <text:p>37.77</text:p>
              </table:table-cell>
              <table:table-cell office:value-type="float" office:value="-0.28">
                <text:p>-0.28</text:p>
              </table:table-cell>
              <table:table-cell office:value-type="float" office:value="0.14">
                <text:p>0.14</text:p>
              </table:table-cell>
              <table:table-cell office:value-type="float" office:value="-8.53">
                <text:p>-8.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.86">
                <text:p>37.86</text:p>
              </table:table-cell>
              <table:table-cell office:value-type="float" office:value="-0.28">
                <text:p>-0.28</text:p>
              </table:table-cell>
              <table:table-cell office:value-type="float" office:value="0.14">
                <text:p>0.14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.96">
                <text:p>37.96</text:p>
              </table:table-cell>
              <table:table-cell office:value-type="float" office:value="-0.28">
                <text:p>-0.28</text:p>
              </table:table-cell>
              <table:table-cell office:value-type="float" office:value="0.14">
                <text:p>0.14</text:p>
              </table:table-cell>
              <table:table-cell office:value-type="float" office:value="-8.59">
                <text:p>-8.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06">
                <text:p>38.06</text:p>
              </table:table-cell>
              <table:table-cell office:value-type="float" office:value="-0.28">
                <text:p>-0.28</text:p>
              </table:table-cell>
              <table:table-cell office:value-type="float" office:value="0.14">
                <text:p>0.14</text:p>
              </table:table-cell>
              <table:table-cell office:value-type="float" office:value="-8.61">
                <text:p>-8.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15">
                <text:p>38.15</text:p>
              </table:table-cell>
              <table:table-cell office:value-type="float" office:value="-0.28">
                <text:p>-0.28</text:p>
              </table:table-cell>
              <table:table-cell office:value-type="float" office:value="0.14">
                <text:p>0.14</text:p>
              </table:table-cell>
              <table:table-cell office:value-type="float" office:value="-8.62">
                <text:p>-8.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25">
                <text:p>38.25</text:p>
              </table:table-cell>
              <table:table-cell office:value-type="float" office:value="-0.28">
                <text:p>-0.28</text:p>
              </table:table-cell>
              <table:table-cell office:value-type="float" office:value="0.15">
                <text:p>0.15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.34">
                <text:p>38.34</text:p>
              </table:table-cell>
              <table:table-cell office:value-type="float" office:value="-0.29">
                <text:p>-0.29</text:p>
              </table:table-cell>
              <table:table-cell office:value-type="float" office:value="0.15">
                <text:p>0.15</text:p>
              </table:table-cell>
              <table:table-cell office:value-type="float" office:value="-8.66">
                <text:p>-8.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.44">
                <text:p>38.44</text:p>
              </table:table-cell>
              <table:table-cell office:value-type="float" office:value="-0.29">
                <text:p>-0.29</text:p>
              </table:table-cell>
              <table:table-cell office:value-type="float" office:value="0.15">
                <text:p>0.15</text:p>
              </table:table-cell>
              <table:table-cell office:value-type="float" office:value="-8.68">
                <text:p>-8.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.54">
                <text:p>38.54</text:p>
              </table:table-cell>
              <table:table-cell office:value-type="float" office:value="-0.29">
                <text:p>-0.29</text:p>
              </table:table-cell>
              <table:table-cell office:value-type="float" office:value="0.15">
                <text:p>0.15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.63">
                <text:p>38.63</text:p>
              </table:table-cell>
              <table:table-cell office:value-type="float" office:value="-0.29">
                <text:p>-0.29</text:p>
              </table:table-cell>
              <table:table-cell office:value-type="float" office:value="0.15">
                <text:p>0.15</text:p>
              </table:table-cell>
              <table:table-cell office:value-type="float" office:value="-8.72">
                <text:p>-8.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.73">
                <text:p>38.73</text:p>
              </table:table-cell>
              <table:table-cell office:value-type="float" office:value="-0.29">
                <text:p>-0.29</text:p>
              </table:table-cell>
              <table:table-cell office:value-type="float" office:value="0.16">
                <text:p>0.16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.82">
                <text:p>38.82</text:p>
              </table:table-cell>
              <table:table-cell office:value-type="float" office:value="-0.29">
                <text:p>-0.29</text:p>
              </table:table-cell>
              <table:table-cell office:value-type="float" office:value="0.16">
                <text:p>0.16</text:p>
              </table:table-cell>
              <table:table-cell office:value-type="float" office:value="-8.77">
                <text:p>-8.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.92">
                <text:p>38.92</text:p>
              </table:table-cell>
              <table:table-cell office:value-type="float" office:value="-0.29">
                <text:p>-0.29</text:p>
              </table:table-cell>
              <table:table-cell office:value-type="float" office:value="0.16">
                <text:p>0.16</text:p>
              </table:table-cell>
              <table:table-cell office:value-type="float" office:value="-8.79">
                <text:p>-8.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01">
                <text:p>39.01</text:p>
              </table:table-cell>
              <table:table-cell office:value-type="float" office:value="-0.29">
                <text:p>-0.29</text:p>
              </table:table-cell>
              <table:table-cell office:value-type="float" office:value="0.16">
                <text:p>0.16</text:p>
              </table:table-cell>
              <table:table-cell office:value-type="float" office:value="-8.81">
                <text:p>-8.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11">
                <text:p>39.11</text:p>
              </table:table-cell>
              <table:table-cell office:value-type="float" office:value="-0.3">
                <text:p>-0.3</text:p>
              </table:table-cell>
              <table:table-cell office:value-type="float" office:value="0.16">
                <text:p>0.16</text:p>
              </table:table-cell>
              <table:table-cell office:value-type="float" office:value="-8.83">
                <text:p>-8.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2">
                <text:p>39.2</text:p>
              </table:table-cell>
              <table:table-cell office:value-type="float" office:value="-0.3">
                <text:p>-0.3</text:p>
              </table:table-cell>
              <table:table-cell office:value-type="float" office:value="0.16">
                <text:p>0.16</text:p>
              </table:table-cell>
              <table:table-cell office:value-type="float" office:value="-8.86">
                <text:p>-8.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.3">
                <text:p>39.3</text:p>
              </table:table-cell>
              <table:table-cell office:value-type="float" office:value="-0.3">
                <text:p>-0.3</text:p>
              </table:table-cell>
              <table:table-cell office:value-type="float" office:value="0.16">
                <text:p>0.16</text:p>
              </table:table-cell>
              <table:table-cell office:value-type="float" office:value="-8.88">
                <text:p>-8.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.4">
                <text:p>39.4</text:p>
              </table:table-cell>
              <table:table-cell office:value-type="float" office:value="-0.31">
                <text:p>-0.31</text:p>
              </table:table-cell>
              <table:table-cell office:value-type="float" office:value="0.16">
                <text:p>0.16</text:p>
              </table:table-cell>
              <table:table-cell office:value-type="float" office:value="-8.9">
                <text:p>-8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.49">
                <text:p>39.49</text:p>
              </table:table-cell>
              <table:table-cell office:value-type="float" office:value="-0.31">
                <text:p>-0.31</text:p>
              </table:table-cell>
              <table:table-cell office:value-type="float" office:value="0.17">
                <text:p>0.17</text:p>
              </table:table-cell>
              <table:table-cell office:value-type="float" office:value="-8.93">
                <text:p>-8.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.59">
                <text:p>39.59</text:p>
              </table:table-cell>
              <table:table-cell office:value-type="float" office:value="-0.31">
                <text:p>-0.31</text:p>
              </table:table-cell>
              <table:table-cell office:value-type="float" office:value="0.17">
                <text:p>0.17</text:p>
              </table:table-cell>
              <table:table-cell office:value-type="float" office:value="-8.95">
                <text:p>-8.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.69">
                <text:p>39.69</text:p>
              </table:table-cell>
              <table:table-cell office:value-type="float" office:value="-0.31">
                <text:p>-0.31</text:p>
              </table:table-cell>
              <table:table-cell office:value-type="float" office:value="0.17">
                <text:p>0.17</text:p>
              </table:table-cell>
              <table:table-cell office:value-type="float" office:value="-8.97">
                <text:p>-8.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.78">
                <text:p>39.78</text:p>
              </table:table-cell>
              <table:table-cell office:value-type="float" office:value="-0.31">
                <text:p>-0.31</text:p>
              </table:table-cell>
              <table:table-cell office:value-type="float" office:value="0.17">
                <text:p>0.17</text:p>
              </table:table-cell>
              <table:table-cell office:value-type="float" office:value="-8.99">
                <text:p>-8.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.88">
                <text:p>39.88</text:p>
              </table:table-cell>
              <table:table-cell office:value-type="float" office:value="-0.31">
                <text:p>-0.31</text:p>
              </table:table-cell>
              <table:table-cell office:value-type="float" office:value="0.17">
                <text:p>0.17</text:p>
              </table:table-cell>
              <table:table-cell office:value-type="float" office:value="-9.01">
                <text:p>-9.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.97">
                <text:p>39.97</text:p>
              </table:table-cell>
              <table:table-cell office:value-type="float" office:value="-0.31">
                <text:p>-0.31</text:p>
              </table:table-cell>
              <table:table-cell office:value-type="float" office:value="0.17">
                <text:p>0.17</text:p>
              </table:table-cell>
              <table:table-cell office:value-type="float" office:value="-9.03">
                <text:p>-9.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07">
                <text:p>40.07</text:p>
              </table:table-cell>
              <table:table-cell office:value-type="float" office:value="-0.31">
                <text:p>-0.31</text:p>
              </table:table-cell>
              <table:table-cell office:value-type="float" office:value="0.18">
                <text:p>0.18</text:p>
              </table:table-cell>
              <table:table-cell office:value-type="float" office:value="-9.05">
                <text:p>-9.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17">
                <text:p>40.17</text:p>
              </table:table-cell>
              <table:table-cell office:value-type="float" office:value="-0.32">
                <text:p>-0.32</text:p>
              </table:table-cell>
              <table:table-cell office:value-type="float" office:value="0.17">
                <text:p>0.17</text:p>
              </table:table-cell>
              <table:table-cell office:value-type="float" office:value="-9.08">
                <text:p>-9.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.26">
                <text:p>40.26</text:p>
              </table:table-cell>
              <table:table-cell office:value-type="float" office:value="-0.32">
                <text:p>-0.32</text:p>
              </table:table-cell>
              <table:table-cell office:value-type="float" office:value="0.18">
                <text:p>0.18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.36">
                <text:p>40.36</text:p>
              </table:table-cell>
              <table:table-cell office:value-type="float" office:value="-0.32">
                <text:p>-0.32</text:p>
              </table:table-cell>
              <table:table-cell office:value-type="float" office:value="0.18">
                <text:p>0.18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.46">
                <text:p>40.46</text:p>
              </table:table-cell>
              <table:table-cell office:value-type="float" office:value="-0.32">
                <text:p>-0.32</text:p>
              </table:table-cell>
              <table:table-cell office:value-type="float" office:value="0.18">
                <text:p>0.18</text:p>
              </table:table-cell>
              <table:table-cell office:value-type="float" office:value="-9.14">
                <text:p>-9.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.55">
                <text:p>40.55</text:p>
              </table:table-cell>
              <table:table-cell office:value-type="float" office:value="-0.33">
                <text:p>-0.33</text:p>
              </table:table-cell>
              <table:table-cell office:value-type="float" office:value="0.18">
                <text:p>0.18</text:p>
              </table:table-cell>
              <table:table-cell office:value-type="float" office:value="-9.16">
                <text:p>-9.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.65">
                <text:p>40.65</text:p>
              </table:table-cell>
              <table:table-cell office:value-type="float" office:value="-0.33">
                <text:p>-0.33</text:p>
              </table:table-cell>
              <table:table-cell office:value-type="float" office:value="0.18">
                <text:p>0.18</text:p>
              </table:table-cell>
              <table:table-cell office:value-type="float" office:value="-9.19">
                <text:p>-9.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Angular Velocity</text:p>
        </chart:title>
        <chart:legend svg:x="0.581cm" svg:y="0.222cm" style:legend-expansion="custom" chartooo:width="5.385cm" chartooo:height="0.598cm" style:legend-expansion-aspect-ratio="9.00501672240803" chart:style-name="ch3"/>
        <chart:plot-area chart:style-name="ch4" table:cell-range-address="QuadOutput.A1:QuadOutput.A1000 QuadOutput.H1:QuadOutput.J1000" chart:data-source-has-labels="row" svg:x="0.32cm" svg:y="1.275cm" svg:width="15.36cm" svg:height="6.564cm">
          <chartooo:coordinate-region svg:x="1.047cm" svg:y="1.474cm" svg:width="14.446cm" svg:height="5.718cm"/>
          <chart:axis chart:dimension="x" chart:name="primary-x" chart:style-name="ch5">
            <chart:title svg:x="7.599cm" svg:y="8.019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QuadOutput.H1:QuadOutput.H1000" loext:label-string="p" chart:class="chart:scatter">
            <chart:domain table:cell-range-address="QuadOutput.A1:QuadOutput.A1000"/>
            <chart:data-point chart:repeated="1000"/>
          </chart:series>
          <chart:series chart:style-name="ch9" chart:values-cell-range-address="QuadOutput.I1:QuadOutput.I1000" loext:label-string="q" chart:class="chart:scatter">
            <chart:data-point chart:repeated="1000"/>
          </chart:series>
          <chart:series chart:style-name="ch10" chart:values-cell-range-address="QuadOutput.J1:QuadOutput.J1000" loext:label-string="r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</text:p>
              </table:table-cell>
              <table:table-cell office:value-type="string">
                <text:p>q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3">
                <text:p>1.33</text:p>
                <draw:g>
                  <svg:desc>QuadOutput.A1:QuadOutput.A1000</svg:desc>
                </draw:g>
              </table:table-cell>
              <table:table-cell office:value-type="float" office:value="0">
                <text:p>0</text:p>
                <draw:g>
                  <svg:desc>QuadOutput.H1:QuadOutput.H1000</svg:desc>
                </draw:g>
              </table:table-cell>
              <table:table-cell office:value-type="float" office:value="-0">
                <text:p>-0</text:p>
                <draw:g>
                  <svg:desc>QuadOutput.I1:QuadOutput.I1000</svg:desc>
                </draw:g>
              </table:table-cell>
              <table:table-cell office:value-type="float" office:value="0">
                <text:p>0</text:p>
                <draw:g>
                  <svg:desc>QuadOutput.J1:QuadOutput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9">
                <text:p>1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">
                <text:p>2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3">
                <text:p>2.5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1">
                <text:p>2.8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1">
                <text:p>2.9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9">
                <text:p>3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7">
                <text:p>3.4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">
                <text:p>3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3">
                <text:p>3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3">
                <text:p>4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1">
                <text:p>4.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1">
                <text:p>4.3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9">
                <text:p>4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9">
                <text:p>4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8">
                <text:p>4.7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7">
                <text:p>4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4">
                <text:p>5.2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4">
                <text:p>5.3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3">
                <text:p>5.4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3">
                <text:p>5.5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2">
                <text:p>5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1">
                <text:p>5.7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99">
                <text:p>5.9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09">
                <text:p>6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8">
                <text:p>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7">
                <text:p>6.2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37">
                <text:p>6.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46">
                <text:p>6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74">
                <text:p>6.7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3">
                <text:p>6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3">
                <text:p>6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02">
                <text:p>7.0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1">
                <text:p>7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9">
                <text:p>7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8">
                <text:p>7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57">
                <text:p>7.5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66">
                <text:p>7.6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5">
                <text:p>7.9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04">
                <text:p>8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13">
                <text:p>8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22">
                <text:p>8.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31">
                <text:p>8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41">
                <text:p>8.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9">
                <text:p>8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8">
                <text:p>8.7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8">
                <text:p>8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7">
                <text:p>8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6">
                <text:p>9.0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15">
                <text:p>9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5">
                <text:p>9.2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34">
                <text:p>9.3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43">
                <text:p>9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53">
                <text:p>9.5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62">
                <text:p>9.6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72">
                <text:p>9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81">
                <text:p>9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09">
                <text:p>10.0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19">
                <text:p>1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28">
                <text:p>1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38">
                <text:p>1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7">
                <text:p>1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57">
                <text:p>10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66">
                <text:p>10.6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76">
                <text:p>10.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86">
                <text:p>1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95">
                <text:p>1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5">
                <text:p>11.0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14">
                <text:p>11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24">
                <text:p>11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33">
                <text:p>11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42">
                <text:p>11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52">
                <text:p>11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61">
                <text:p>11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71">
                <text:p>11.7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99">
                <text:p>11.9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09">
                <text:p>12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18">
                <text:p>12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28">
                <text:p>12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37">
                <text:p>12.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47">
                <text:p>12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56">
                <text:p>12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65">
                <text:p>12.6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75">
                <text:p>1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84">
                <text:p>12.8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94">
                <text:p>12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03">
                <text:p>13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12">
                <text:p>13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22">
                <text:p>13.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31">
                <text:p>13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69">
                <text:p>13.6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78">
                <text:p>13.7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88">
                <text:p>13.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97">
                <text:p>13.9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07">
                <text:p>14.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16">
                <text:p>14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26">
                <text:p>14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35">
                <text:p>14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54">
                <text:p>14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63">
                <text:p>14.6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73">
                <text:p>14.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82">
                <text:p>14.8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2">
                <text:p>14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01">
                <text:p>15.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29">
                <text:p>15.2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39">
                <text:p>15.3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48">
                <text:p>15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58">
                <text:p>15.5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67">
                <text:p>15.6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76">
                <text:p>15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86">
                <text:p>15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95">
                <text:p>15.9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05">
                <text:p>16.0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14">
                <text:p>16.1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24">
                <text:p>16.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33">
                <text:p>16.3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42">
                <text:p>16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52">
                <text:p>16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61">
                <text:p>16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99">
                <text:p>16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08">
                <text:p>1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18">
                <text:p>17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27">
                <text:p>17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36">
                <text:p>17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46">
                <text:p>17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5">
                <text:p>17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4">
                <text:p>17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4">
                <text:p>17.7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83">
                <text:p>17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92">
                <text:p>17.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02">
                <text:p>18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11">
                <text:p>18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21">
                <text:p>18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9">
                <text:p>18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9">
                <text:p>18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8">
                <text:p>18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8">
                <text:p>18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7">
                <text:p>18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6">
                <text:p>18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06">
                <text:p>19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5">
                <text:p>19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4">
                <text:p>19.3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4">
                <text:p>19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3">
                <text:p>19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2">
                <text:p>19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2">
                <text:p>19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1">
                <text:p>19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1">
                <text:p>19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">
                <text:p>20.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9">
                <text:p>20.2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9">
                <text:p>2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8">
                <text:p>20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8">
                <text:p>20.5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8">
                <text:p>20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7">
                <text:p>20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7">
                <text:p>20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6">
                <text:p>20.9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6">
                <text:p>21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5">
                <text:p>2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4">
                <text:p>21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4">
                <text:p>21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3">
                <text:p>21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3">
                <text:p>21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2">
                <text:p>21.6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2">
                <text:p>21.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1">
                <text:p>21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1">
                <text:p>21.9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19">
                <text:p>22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29">
                <text:p>22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38">
                <text:p>22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8">
                <text:p>22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7">
                <text:p>22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7">
                <text:p>22.6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6">
                <text:p>22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6">
                <text:p>22.8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6">
                <text:p>2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5">
                <text:p>23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4">
                <text:p>23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4">
                <text:p>23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3">
                <text:p>23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3">
                <text:p>23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2">
                <text:p>2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2">
                <text:p>23.6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1">
                <text:p>23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1">
                <text:p>23.8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">
                <text:p>23.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09">
                <text:p>24.0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19">
                <text:p>24.1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29">
                <text:p>24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8">
                <text:p>24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48">
                <text:p>24.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57">
                <text:p>24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67">
                <text:p>24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76">
                <text:p>24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86">
                <text:p>24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95">
                <text:p>24.9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05">
                <text:p>25.0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14">
                <text:p>25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24">
                <text:p>25.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33">
                <text:p>25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42">
                <text:p>25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52">
                <text:p>25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61">
                <text:p>25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71">
                <text:p>25.7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8">
                <text:p>25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9">
                <text:p>2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09">
                <text:p>26.0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19">
                <text:p>26.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28">
                <text:p>26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38">
                <text:p>26.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47">
                <text:p>26.4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57">
                <text:p>26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66">
                <text:p>26.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76">
                <text:p>26.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.85">
                <text:p>26.8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95">
                <text:p>2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04">
                <text:p>27.0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14">
                <text:p>27.1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24">
                <text:p>27.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33">
                <text:p>2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43">
                <text:p>27.4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52">
                <text:p>27.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62">
                <text:p>27.6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71">
                <text:p>27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81">
                <text:p>27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9">
                <text:p>2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09">
                <text:p>28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18">
                <text:p>28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28">
                <text:p>28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37">
                <text:p>28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47">
                <text:p>28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56">
                <text:p>28.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66">
                <text:p>28.6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.75">
                <text:p>2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85">
                <text:p>28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94">
                <text:p>28.9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04">
                <text:p>29.0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13">
                <text:p>29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23">
                <text:p>29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32">
                <text:p>29.3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42">
                <text:p>29.4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52">
                <text:p>29.5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61">
                <text:p>29.6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71">
                <text:p>29.7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09">
                <text:p>30.0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19">
                <text:p>3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28">
                <text:p>3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38">
                <text:p>3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47">
                <text:p>3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57">
                <text:p>30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67">
                <text:p>30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76">
                <text:p>30.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.86">
                <text:p>3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.95">
                <text:p>3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05">
                <text:p>31.0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15">
                <text:p>31.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24">
                <text:p>31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34">
                <text:p>31.3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43">
                <text:p>31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53">
                <text:p>31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1.63">
                <text:p>31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.72">
                <text:p>3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.82">
                <text:p>31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.91">
                <text:p>31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01">
                <text:p>32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1">
                <text:p>3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29">
                <text:p>32.2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39">
                <text:p>32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.58">
                <text:p>32.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.68">
                <text:p>32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.77">
                <text:p>32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.87">
                <text:p>32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06">
                <text:p>33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15">
                <text:p>33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25">
                <text:p>3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34">
                <text:p>33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44">
                <text:p>33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.53">
                <text:p>33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.63">
                <text:p>33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.72">
                <text:p>33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.82">
                <text:p>33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.91">
                <text:p>33.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01">
                <text:p>34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1">
                <text:p>3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2">
                <text:p>34.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29">
                <text:p>34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39">
                <text:p>34.3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4.49">
                <text:p>34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.59">
                <text:p>34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4.68">
                <text:p>34.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.78">
                <text:p>34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.87">
                <text:p>34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.97">
                <text:p>34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06">
                <text:p>35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16">
                <text:p>35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25">
                <text:p>3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35">
                <text:p>35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.44">
                <text:p>3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.54">
                <text:p>35.5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.64">
                <text:p>35.6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.73">
                <text:p>35.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.83">
                <text:p>35.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.93">
                <text:p>35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02">
                <text:p>36.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12">
                <text:p>36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22">
                <text:p>36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31">
                <text:p>36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.41">
                <text:p>36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6.51">
                <text:p>36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6.6">
                <text:p>3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.7">
                <text:p>36.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.89">
                <text:p>36.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.99">
                <text:p>36.9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09">
                <text:p>37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19">
                <text:p>37.1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29">
                <text:p>3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.38">
                <text:p>37.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.48">
                <text:p>37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.57">
                <text:p>37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.67">
                <text:p>37.6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.77">
                <text:p>37.7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.86">
                <text:p>37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.96">
                <text:p>37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06">
                <text:p>38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15">
                <text:p>38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25">
                <text:p>38.2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8.34">
                <text:p>38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.44">
                <text:p>38.4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.54">
                <text:p>38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.63">
                <text:p>38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.73">
                <text:p>38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.82">
                <text:p>38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.92">
                <text:p>38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01">
                <text:p>39.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11">
                <text:p>39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.4">
                <text:p>39.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.49">
                <text:p>39.4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.59">
                <text:p>39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.69">
                <text:p>39.6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.78">
                <text:p>39.7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.88">
                <text:p>39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.97">
                <text:p>39.9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07">
                <text:p>4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17">
                <text:p>4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.26">
                <text:p>40.2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.36">
                <text:p>40.3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.46">
                <text:p>40.4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.55">
                <text:p>4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.65">
                <text:p>4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title svg:x="6.112cm" svg:y="0.316cm" chart:style-name="ch2">
          <text:p>Quaternion Values</text:p>
        </chart:title>
        <chart:legend chart:legend-position="end" svg:x="14.169cm" svg:y="3.457cm" style:legend-expansion="high" chart:style-name="ch3"/>
        <chart:plot-area chart:style-name="ch4" table:cell-range-address="QuadOutput.A1:QuadOutput.A44 QuadOutput.K1:QuadOutput.N44" chart:data-source-has-labels="row" svg:x="0.319cm" svg:y="1.275cm" svg:width="13.531cm" svg:height="7.551cm">
          <chartooo:coordinate-region svg:x="1.046cm" svg:y="1.475cm" svg:width="12.71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adOutput.K1:QuadOutput.K44" loext:label-string="q0" chart:class="chart:scatter">
            <chart:domain table:cell-range-address="QuadOutput.A1:QuadOutput.A44"/>
            <chart:data-point chart:repeated="44"/>
          </chart:series>
          <chart:series chart:style-name="ch8" chart:values-cell-range-address="QuadOutput.L1:QuadOutput.L44" loext:label-string="q1." chart:class="chart:scatter">
            <chart:data-point chart:repeated="44"/>
          </chart:series>
          <chart:series chart:style-name="ch9" chart:values-cell-range-address="QuadOutput.M1:QuadOutput.M44" loext:label-string="q2." chart:class="chart:scatter">
            <chart:data-point chart:repeated="44"/>
          </chart:series>
          <chart:series chart:style-name="ch10" chart:values-cell-range-address="QuadOutput.N1:QuadOutput.N44" loext:label-string="q3." chart:class="chart:scatter">
            <chart:data-point chart:repeated="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</text:p>
              </table:table-cell>
              <table:table-cell office:value-type="string">
                <text:p>q1.</text:p>
              </table:table-cell>
              <table:table-cell office:value-type="string">
                <text:p>q2.</text:p>
              </table:table-cell>
              <table:table-cell office:value-type="string">
                <text:p>q3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3">
                <text:p>1.33</text:p>
                <draw:g>
                  <svg:desc>QuadOutput.A1:QuadOutput.A44</svg:desc>
                </draw:g>
              </table:table-cell>
              <table:table-cell office:value-type="float" office:value="1">
                <text:p>1</text:p>
                <draw:g>
                  <svg:desc>QuadOutput.K1:QuadOutput.K44</svg:desc>
                </draw:g>
              </table:table-cell>
              <table:table-cell office:value-type="float" office:value="-0">
                <text:p>-0</text:p>
                <draw:g>
                  <svg:desc>QuadOutput.L1:QuadOutput.L44</svg:desc>
                </draw:g>
              </table:table-cell>
              <table:table-cell office:value-type="float" office:value="-0">
                <text:p>-0</text:p>
                <draw:g>
                  <svg:desc>QuadOutput.M1:QuadOutput.M44</svg:desc>
                </draw:g>
              </table:table-cell>
              <table:table-cell office:value-type="float" office:value="0">
                <text:p>0</text:p>
                <draw:g>
                  <svg:desc>QuadOutput.N1:QuadOutput.N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1">
                <text:p>1.5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9">
                <text:p>1.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7">
                <text:p>2.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6">
                <text:p>2.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5">
                <text:p>2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3">
                <text:p>2.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2">
                <text:p>2.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2">
                <text:p>2.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1">
                <text:p>2.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1">
                <text:p>2.9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">
                <text:p>3.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9">
                <text:p>3.19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8">
                <text:p>3.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8">
                <text:p>3.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7">
                <text:p>3.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6">
                <text:p>3.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">
                <text:p>3.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5">
                <text:p>3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4">
                <text:p>3.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3">
                <text:p>3.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3">
                <text:p>4.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2">
                <text:p>4.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1">
                <text:p>4.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1">
                <text:p>4.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9">
                <text:p>4.49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9">
                <text:p>4.59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8">
                <text:p>4.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8">
                <text:p>4.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7">
                <text:p>4.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6">
                <text:p>4.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5">
                <text:p>5.0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5">
                <text:p>5.15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4">
                <text:p>5.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4">
                <text:p>5.34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